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7.001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681cm" fo:break-before="auto" style:use-optimal-row-height="false"/>
    </style:style>
    <style:style style:name="ro4" style:family="table-row">
      <style:table-row-properties style:row-height="0.7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56" style:family="table-cell" style:parent-style-name="Default">
      <style:table-cell-properties fo:border-bottom="none" fo:background-color="#ff0000" style:text-align-source="fix" style:repeat-content="false" fo:border-left="2.01pt solid #000000" fo:padding="0.15cm" fo:border-right="1.5pt solid #000000" fo:border-top="2.01pt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99pt solid #000000" fo:background-color="#ffff00" fo:border-left="2.01pt solid #000000" fo:padding="0.15cm" fo:border-right="1.5pt solid #000000" fo:border-top="1.5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99pt solid #000000" fo:background-color="#ffff00" fo:border-left="2.01pt solid #000000" fo:padding="0.15cm" fo:border-right="1.5pt solid #000000" fo:border-top="0.99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99pt solid #000000" fo:background-color="#00ffff" fo:border-left="2.01pt solid #000000" fo:padding="0.15cm" fo:border-right="1.5pt solid #000000" fo:border-top="0.99pt solid #000000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1.5pt solid #000000" fo:background-color="#00ffff" fo:border-left="2.01pt solid #000000" fo:padding="0.15cm" fo:border-right="1.5pt solid #000000" fo:border-top="0.99pt solid #000000"/>
      <style:text-properties fo:font-weight="bold" style:font-weight-asian="bold" style:font-weight-complex="bold"/>
    </style:style>
    <style:style style:name="ce175" style:family="table-cell" style:parent-style-name="Default">
      <style:table-cell-properties fo:border-bottom="1.5pt solid #000000" fo:background-color="#00ffff" fo:border-left="2.01pt solid #000000" fo:padding="0.15cm" fo:border-right="1.5pt solid #000000" fo:border-top="1.5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99pt solid #000000" fo:background-color="#00ffff" fo:border-left="2.01pt solid #000000" fo:padding="0.15cm" fo:border-right="1.5pt solid #000000" fo:border-top="1.5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2.01pt solid #000000" fo:background-color="#00ffff" fo:border-left="2.01pt solid #000000" fo:padding="0.15cm" fo:border-right="1.5pt solid #000000" fo:border-top="0.99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0000" style:text-align-source="fix" style:repeat-content="false" fo:border="2.01pt solid #000000" fo:padding="0.1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9" style:family="table-cell" style:parent-style-name="Default">
      <style:table-cell-properties fo:border-bottom="1.5pt solid #000000" fo:background-color="#ffff00" style:text-align-source="value-type" style:repeat-content="false" fo:border-left="2.01pt solid #000000" fo:padding="0.15cm" fo:border-right="1.5pt solid #000000" fo:border-top="2.01pt solid #000000" style:vertical-align="middle"/>
      <style:paragraph-properties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1.5pt solid #000000" fo:background-color="#ffff00" fo:border-left="2.01pt solid #000000" fo:padding="0.15cm" fo:border-right="1.5pt solid #000000" fo:border-top="1.5pt solid #000000"/>
      <style:text-properties fo:font-weight="bold" style:font-weight-asian="bold" style:font-weight-complex="bold"/>
    </style:style>
    <style:style style:name="ce184" style:family="table-cell" style:parent-style-name="Default">
      <style:table-cell-properties fo:border-bottom="1.5pt solid #000000" fo:background-color="#00ffff" style:text-align-source="value-type" style:repeat-content="false" fo:border-left="2.01pt solid #000000" fo:padding="0.15cm" fo:border-right="1.5pt solid #000000" fo:border-top="1.5pt solid #000000" style:vertical-align="middle"/>
      <style:paragraph-properties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2.01pt solid #000000" fo:background-color="#00ffff" style:text-align-source="fix" style:repeat-content="false" fo:wrap-option="wrap" fo:border-left="2.01pt solid #000000" fo:padding="0.15cm" fo:border-right="none" fo:border-top="1.5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76" style:family="table-cell" style:parent-style-name="Default">
      <style:table-cell-properties fo:border-bottom="2.01pt solid #000000" fo:border-left="2.01pt solid #000000" fo:border-right="none" fo:border-top="1.5pt solid #000000"/>
    </style:style>
    <style:style style:name="ce187" style:family="table-cell" style:parent-style-name="Default">
      <style:table-cell-properties fo:border-bottom="none" fo:background-color="#ff0000" style:text-align-source="fix" style:repeat-content="false" fo:border-left="none" fo:padding="0.15cm" fo:border-right="0.99pt solid #000000" fo:border-top="2.01pt solid #000000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99pt solid #000000" fo:background-color="#ffffa6" fo:border-left="none" fo:padding="0.15cm" fo:border-right="0.99pt solid #000000" fo:border-top="1.5pt solid #000000"/>
    </style:style>
    <style:style style:name="ce119" style:family="table-cell" style:parent-style-name="Default">
      <style:table-cell-properties fo:border-bottom="0.99pt solid #000000" fo:background-color="#ffffa6" fo:border-left="none" fo:padding="0.15cm" fo:border-right="0.99pt solid #000000" fo:border-top="0.99pt solid #000000"/>
    </style:style>
    <style:style style:name="ce169" style:family="table-cell" style:parent-style-name="Default" style:data-style-name="N4">
      <style:table-cell-properties fo:border-bottom="0.99pt solid #000000" fo:background-color="#ffffa6" style:text-align-source="fix" style:repeat-content="false" fo:border-left="none" fo:padding="0.15cm" fo:border-right="2.01pt solid #000000" fo:border-top="0.99pt solid #000000" style:vertical-align="middle"/>
      <style:paragraph-properties fo:text-align="end" fo:margin-left="0cm"/>
    </style:style>
    <style:style style:name="ce68" style:family="table-cell" style:parent-style-name="Default">
      <style:table-cell-properties fo:border-bottom="0.99pt solid #000000" fo:background-color="#c8ffff" fo:border-left="none" fo:padding="0.15cm" fo:border-right="0.99pt solid #000000" fo:border-top="0.99pt solid #000000"/>
    </style:style>
    <style:style style:name="ce192" style:family="table-cell" style:parent-style-name="Default" style:data-style-name="N4">
      <style:table-cell-properties fo:border-bottom="1.5pt solid #000000" fo:background-color="#c8ffff" fo:border-left="none" fo:padding="0.15cm" fo:border-right="0.99pt solid #000000" fo:border-top="0.99pt solid #000000"/>
    </style:style>
    <style:style style:name="ce193" style:family="table-cell" style:parent-style-name="Default" style:data-style-name="N121">
      <style:table-cell-properties fo:border-bottom="1.5pt solid #000000" fo:background-color="#c8ffff" fo:border-left="none" fo:padding="0.15cm" fo:border-right="0.99pt solid #000000" fo:border-top="1.5pt solid #000000"/>
    </style:style>
    <style:style style:name="ce71" style:family="table-cell" style:parent-style-name="Default" style:data-style-name="N121">
      <style:table-cell-properties fo:border-bottom="0.99pt solid #000000" fo:background-color="#c8ffff" fo:border-left="none" fo:padding="0.15cm" fo:border-right="0.99pt solid #000000" fo:border-top="1.5pt solid #000000"/>
    </style:style>
    <style:style style:name="ce200" style:family="table-cell" style:parent-style-name="Default" style:data-style-name="N11">
      <style:table-cell-properties fo:border-bottom="2.01pt solid #000000" fo:background-color="#c8ffff" fo:border-left="none" fo:padding="0.15cm" fo:border-right="0.99pt solid #000000" fo:border-top="0.99pt solid #000000"/>
    </style:style>
    <style:style style:name="ce182" style:family="table-cell" style:parent-style-name="Default" style:data-style-name="N11">
      <style:table-cell-properties fo:border-bottom="1.5pt solid #000000" fo:background-color="#ffffa6" style:text-align-source="value-type" style:repeat-content="false" fo:border-left="1.5pt solid #000000" fo:padding="0.15cm" fo:border-right="0.99pt solid #000000" fo:border-top="2.01pt solid #000000" style:vertical-align="middle"/>
      <style:paragraph-properties fo:margin-left="0cm"/>
    </style:style>
    <style:style style:name="ce181" style:family="table-cell" style:parent-style-name="Default">
      <style:table-cell-properties fo:border-bottom="1.5pt solid #000000" fo:background-color="#ffffa6" fo:border-left="1.5pt solid #000000" fo:padding="0.15cm" fo:border-right="2.01pt solid #000000" fo:border-top="1.5pt solid #000000"/>
    </style:style>
    <style:style style:name="ce188" style:family="table-cell" style:parent-style-name="Default" style:data-style-name="N0">
      <style:table-cell-properties fo:border-bottom="1.5pt solid #000000" fo:background-color="#c8ffff" style:text-align-source="value-type" style:repeat-content="false" fo:border-left="1.5pt solid #000000" fo:padding="0.15cm" fo:border-right="2.01pt solid #000000" fo:border-top="1.5pt solid #000000" style:vertical-align="middle"/>
      <style:paragraph-properties fo:margin-left="0cm"/>
    </style:style>
    <style:style style:name="ce202" style:family="table-cell" style:parent-style-name="Default" style:data-style-name="N11">
      <style:table-cell-properties fo:border-bottom="1.5pt solid #000000" fo:background-color="#c8ffff" style:text-align-source="value-type" style:repeat-content="false" fo:border-left="1.5pt solid #000000" fo:padding="0.15cm" fo:border-right="0.99pt solid #000000" fo:border-top="1.5pt solid #000000" style:vertical-align="middle"/>
      <style:paragraph-properties fo:margin-left="0cm"/>
    </style:style>
    <style:style style:name="ce353" style:family="table-cell" style:parent-style-name="Default">
      <style:table-cell-properties fo:border-bottom="0.26pt dotted #000000" fo:background-color="#00ffff" style:text-align-source="fix" style:repeat-content="false" fo:border-left="none" fo:padding="0.15cm" fo:border-right="1.5pt solid #000000" fo:border-top="1.5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54" style:family="table-cell" style:parent-style-name="Default">
      <style:table-cell-properties fo:border-bottom="2.01pt solid #000000" fo:background-color="#00ffff" style:text-align-source="fix" style:repeat-content="false" fo:border-left="none" fo:padding="0.15cm" fo:border-right="1.5pt solid #000000" fo:border-top="0.26pt dotte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02" style:family="table-cell" style:parent-style-name="Default">
      <style:table-cell-properties fo:border-bottom="none" fo:background-color="#ff0000" style:text-align-source="fix" style:repeat-content="false" fo:border-left="0.99pt solid #000000" fo:padding="0.15cm" fo:border-right="2.01pt solid #000000" fo:border-top="2.01pt solid #000000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>
      <style:table-cell-properties fo:border-bottom="0.99pt solid #000000" fo:background-color="#ffffa6" fo:border-left="0.99pt solid #000000" fo:padding="0.15cm" fo:border-right="2.01pt solid #000000" fo:border-top="1.5pt solid #000000"/>
    </style:style>
    <style:style style:name="ce196" style:family="table-cell" style:parent-style-name="Default">
      <style:table-cell-properties fo:border-bottom="0.99pt solid #000000" fo:background-color="#ffffa6" fo:border-left="0.99pt solid #000000" fo:padding="0.15cm" fo:border-right="2.01pt solid #000000" fo:border-top="0.99pt solid #000000"/>
    </style:style>
    <style:style style:name="ce78" style:family="table-cell" style:parent-style-name="Default">
      <style:table-cell-properties fo:border-bottom="0.99pt solid #000000" fo:background-color="#c8ffff" fo:border-left="0.99pt solid #000000" fo:padding="0.15cm" fo:border-right="2.01pt solid #000000" fo:border-top="0.99pt solid #000000"/>
    </style:style>
    <style:style style:name="ce209" style:family="table-cell" style:parent-style-name="Default" style:data-style-name="N4">
      <style:table-cell-properties fo:border-bottom="1.5pt solid #000000" fo:background-color="#c8ffff" fo:border-left="0.99pt solid #000000" fo:padding="0.15cm" fo:border-right="2.01pt solid #000000" fo:border-top="0.99pt solid #000000"/>
    </style:style>
    <style:style style:name="ce217" style:family="table-cell" style:parent-style-name="Default" style:data-style-name="N121">
      <style:table-cell-properties fo:border-bottom="1.5pt solid #000000" fo:background-color="#c8ffff" fo:border-left="0.99pt solid #000000" fo:padding="0.15cm" fo:border-right="2.01pt solid #000000" fo:border-top="1.5pt solid #000000"/>
    </style:style>
    <style:style style:name="ce81" style:family="table-cell" style:parent-style-name="Default" style:data-style-name="N121">
      <style:table-cell-properties fo:border-bottom="0.99pt solid #000000" fo:background-color="#c8ffff" fo:border-left="0.99pt solid #000000" fo:padding="0.15cm" fo:border-right="2.01pt solid #000000" fo:border-top="1.5pt solid #000000"/>
    </style:style>
    <style:style style:name="ce219" style:family="table-cell" style:parent-style-name="Default" style:data-style-name="N11">
      <style:table-cell-properties fo:border-bottom="2.01pt solid #000000" fo:background-color="#c8ffff" fo:border-left="0.99pt solid #000000" fo:padding="0.15cm" fo:border-right="2.01pt solid #000000" fo:border-top="0.99pt solid #000000"/>
    </style:style>
    <style:style style:name="ce220" style:family="table-cell" style:parent-style-name="Default" style:data-style-name="N118">
      <style:table-cell-properties fo:border-bottom="1.5pt solid #000000" fo:background-color="#c8ffff" style:text-align-source="value-type" style:repeat-content="false" fo:border-left="0.99pt solid #000000" fo:padding="0.15cm" fo:border-right="2.01pt solid #000000" fo:border-top="2.01pt solid #000000" style:vertical-align="middle"/>
      <style:paragraph-properties fo:margin-left="0cm"/>
    </style:style>
    <style:style style:name="ce206" style:family="table-cell" style:parent-style-name="Default" style:data-style-name="N118">
      <style:table-cell-properties fo:border-bottom="1.5pt solid #000000" fo:background-color="#c8ffff" style:text-align-source="value-type" style:repeat-content="false" fo:border-left="0.99pt solid #000000" fo:padding="0.15cm" fo:border-right="2.01pt solid #000000" fo:border-top="1.5pt solid #000000" style:vertical-align="middle"/>
      <style:paragraph-properties fo:margin-left="0cm"/>
    </style:style>
    <style:style style:name="ce224" style:family="table-cell" style:parent-style-name="Default">
      <style:table-cell-properties fo:border-bottom="1.5pt solid #000000" style:text-align-source="value-type" style:repeat-content="false" fo:border-left="0.99pt solid #000000" fo:padding="0.15cm" fo:border-right="2.01pt solid #000000" fo:border-top="1.5pt solid #000000" style:vertical-align="middle"/>
      <style:paragraph-properties fo:margin-left="0cm"/>
    </style:style>
    <style:style style:name="ce221" style:family="table-cell" style:parent-style-name="Default" style:data-style-name="N118">
      <style:table-cell-properties fo:border-bottom="1.5pt solid #000000" fo:background-color="#c8ffff" style:text-align-source="value-type" style:repeat-content="false" fo:border-left="0.99pt solid #000000" fo:padding="0.15cm" fo:border-right="2.01pt solid #000000" fo:border-top="1.5pt solid #000000" style:vertical-align="middle"/>
      <style:paragraph-properties fo:margin-left="0cm"/>
    </style:style>
    <style:style style:name="ce367" style:family="table-cell" style:parent-style-name="Default">
      <style:table-cell-properties fo:border-bottom="0.26pt dotted #000000" fo:background-color="#c8ffff" style:text-align-source="value-type" style:repeat-content="false" fo:border-left="1.5pt solid #000000" fo:padding="0.15cm" fo:border-right="2.01pt solid #000000" fo:border-top="1.5pt solid #000000" style:vertical-align="middle"/>
      <style:paragraph-properties fo:margin-left="0cm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2.01pt solid #000000" fo:background-color="#c8ffff" style:text-align-source="value-type" style:repeat-content="false" fo:border-left="1.5pt solid #000000" fo:padding="0.15cm" fo:border-right="2.01pt solid #000000" fo:border-top="0.26pt dotted #000000" style:vertical-align="middle"/>
      <style:paragraph-properties fo:margin-left="0cm"/>
      <style:text-properties fo:font-size="10pt" style:font-size-asian="10pt" style:font-size-complex="10pt"/>
    </style:style>
    <style:style style:name="ce226" style:family="table-cell" style:parent-style-name="Default">
      <style:table-cell-properties fo:border-bottom="2.01pt solid #000000" fo:background-color="#ff0000" style:text-align-source="fix" style:repeat-content="false" fo:border-left="2.01pt solid #000000" fo:padding="0.15cm" fo:border-right="1.5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99pt solid #000000" fo:background-color="#00ffff" fo:border-left="2.01pt solid #000000" fo:padding="0.15cm" fo:border-right="1.5pt solid #000000" fo:border-top="2.01pt solid 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order-bottom="2.01pt solid #000000" fo:background-color="#ff0000" style:text-align-source="fix" style:repeat-content="false" fo:border-left="1.5pt solid #000000" fo:padding="0.15cm" fo:border-right="0.99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2" style:family="table-cell" style:parent-style-name="Default" style:data-style-name="N121">
      <style:table-cell-properties fo:border-bottom="0.99pt solid #000000" fo:background-color="#c8ffff" fo:border-left="none" fo:padding="0.15cm" fo:border-right="0.99pt solid #000000" fo:border-top="2.01pt solid #000000"/>
    </style:style>
    <style:style style:name="ce72" style:family="table-cell" style:parent-style-name="Default" style:data-style-name="N11">
      <style:table-cell-properties fo:border-bottom="0.99pt solid #000000" fo:background-color="#c8ffff" fo:border-left="none" fo:padding="0.15cm" fo:border-right="0.99pt solid #000000" fo:border-top="0.99pt solid #000000"/>
    </style:style>
    <style:style style:name="ce218" style:family="table-cell" style:parent-style-name="Default" style:data-style-name="N4">
      <style:table-cell-properties fo:border-bottom="0.99pt solid #000000" fo:background-color="#c8ffff" fo:border-left="none" fo:padding="0.15cm" fo:border-right="0.99pt solid #000000" fo:border-top="0.99pt solid #000000"/>
    </style:style>
    <style:style style:name="ce222" style:family="table-cell" style:parent-style-name="Default" style:data-style-name="N0">
      <style:table-cell-properties fo:border-bottom="0.99pt solid #000000" fo:background-color="#c8ffff" style:text-align-source="value-type" style:repeat-content="false" fo:border-left="none" fo:padding="0.15cm" fo:border-right="2.01pt solid #000000" fo:border-top="1.5pt solid #000000" style:vertical-align="middle"/>
      <style:paragraph-properties fo:margin-left="0cm"/>
    </style:style>
    <style:style style:name="ce223" style:family="table-cell" style:parent-style-name="Default" style:data-style-name="N11">
      <style:table-cell-properties fo:border-bottom="0.99pt solid #000000" fo:background-color="#c8ffff" style:text-align-source="value-type" style:repeat-content="false" fo:border-left="none" fo:padding="0.15cm" fo:border-right="2.01pt solid #000000" fo:border-top="0.99pt solid #000000" style:vertical-align="middle"/>
      <style:paragraph-properties fo:margin-left="0cm"/>
    </style:style>
    <style:style style:name="ce227" style:family="table-cell" style:parent-style-name="Default" style:data-style-name="N4">
      <style:table-cell-properties fo:border-bottom="2.01pt solid #000000" fo:background-color="#c8ffff" style:text-align-source="value-type" style:repeat-content="false" fo:border-left="none" fo:padding="0.15cm" fo:border-right="2.01pt solid #000000" fo:border-top="0.99pt solid #000000" style:vertical-align="middle"/>
      <style:paragraph-properties fo:margin-left="0cm"/>
    </style:style>
    <style:style style:name="ce73" style:family="table-cell" style:parent-style-name="Default" style:data-style-name="N4">
      <style:table-cell-properties fo:border-bottom="2.01pt solid #000000" fo:background-color="#c8ffff" fo:border-left="none" fo:padding="0.15cm" fo:border-right="0.99pt solid #000000" fo:border-top="0.99pt solid #000000"/>
    </style:style>
    <style:style style:name="ce235" style:family="table-cell" style:parent-style-name="Default">
      <style:table-cell-properties fo:border-bottom="2.01pt solid #000000" fo:background-color="#ff0000" style:text-align-source="fix" style:repeat-content="false" fo:border-left="0.99pt solid #000000" fo:padding="0.15cm" fo:border-right="2.01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0" style:family="table-cell" style:parent-style-name="Default" style:data-style-name="N121">
      <style:table-cell-properties fo:border-bottom="0.99pt solid #000000" fo:background-color="#c8ffff" fo:border-left="0.99pt solid #000000" fo:padding="0.15cm" fo:border-right="2.01pt solid #000000" fo:border-top="2.01pt solid #000000"/>
    </style:style>
    <style:style style:name="ce82" style:family="table-cell" style:parent-style-name="Default" style:data-style-name="N11">
      <style:table-cell-properties fo:border-bottom="0.99pt solid #000000" fo:background-color="#c8ffff" fo:border-left="0.99pt solid #000000" fo:padding="0.15cm" fo:border-right="2.01pt solid #000000" fo:border-top="0.99pt solid #000000"/>
    </style:style>
    <style:style style:name="ce232" style:family="table-cell" style:parent-style-name="Default" style:data-style-name="N4">
      <style:table-cell-properties fo:border-bottom="0.99pt solid #000000" fo:background-color="#c8ffff" fo:border-left="0.99pt solid #000000" fo:padding="0.15cm" fo:border-right="2.01pt solid #000000" fo:border-top="0.99pt solid #000000"/>
    </style:style>
    <style:style style:name="ce233" style:family="table-cell" style:parent-style-name="Default" style:data-style-name="N0">
      <style:table-cell-properties fo:border-bottom="0.99pt solid #000000" fo:background-color="#c8ffff" style:text-align-source="value-type" style:repeat-content="false" fo:border-left="0.99pt solid #000000" fo:padding="0.15cm" fo:border-right="2.01pt solid #000000" fo:border-top="1.5pt solid #000000"/>
      <style:paragraph-properties fo:margin-left="0cm"/>
    </style:style>
    <style:style style:name="ce234" style:family="table-cell" style:parent-style-name="Default" style:data-style-name="N0">
      <style:table-cell-properties fo:border-bottom="0.99pt solid #000000" fo:background-color="#c8ffff" style:text-align-source="value-type" style:repeat-content="false" fo:border-left="0.99pt solid #000000" fo:padding="0.15cm" fo:border-right="2.01pt solid #000000" fo:border-top="0.99pt solid #000000"/>
      <style:paragraph-properties fo:margin-left="0cm"/>
    </style:style>
    <style:style style:name="ce236" style:family="table-cell" style:parent-style-name="Default" style:data-style-name="N0">
      <style:table-cell-properties fo:border-bottom="2.01pt solid #000000" fo:background-color="#c8ffff" style:text-align-source="value-type" style:repeat-content="false" fo:border-left="0.99pt solid #000000" fo:padding="0.15cm" fo:border-right="2.01pt solid #000000" fo:border-top="0.99pt solid #000000"/>
      <style:paragraph-properties fo:margin-left="0cm"/>
    </style:style>
    <style:style style:name="ce83" style:family="table-cell" style:parent-style-name="Default" style:data-style-name="N4">
      <style:table-cell-properties fo:border-bottom="2.01pt solid #000000" fo:background-color="#c8ffff" fo:border-left="0.99pt solid #000000" fo:padding="0.15cm" fo:border-right="2.01pt solid #000000" fo:border-top="0.99pt solid #000000"/>
    </style:style>
    <style:style style:name="ce357" style:family="table-cell" style:parent-style-name="Default">
      <style:table-cell-properties fo:border-bottom="1.5pt solid #000000" fo:background-color="#ff0000" style:text-align-source="fix" style:repeat-content="false" fo:border-left="2.01pt solid #000000" fo:padding="0.15cm" fo:border-right="2.01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8" style:family="table-cell" style:parent-style-name="Default">
      <style:table-cell-properties fo:border-bottom="0.99pt solid #000000" fo:background-color="#ff8000" fo:border-left="2.01pt solid #000000" fo:padding="0.15cm" fo:border-right="1.5pt solid #000000" fo:border-top="1.5pt solid #000000"/>
      <style:text-properties fo:font-weight="bold" style:font-weight-asian="bold" style:font-weight-complex="bold"/>
    </style:style>
    <style:style style:name="ce359" style:family="table-cell" style:parent-style-name="Default">
      <style:table-cell-properties fo:border-bottom="0.99pt solid #000000" fo:background-color="#ff8000" fo:border-left="2.01pt solid #000000" fo:padding="0.15cm" fo:border-right="1.5pt solid #000000" fo:border-top="0.99pt solid #000000"/>
      <style:text-properties fo:font-weight="bold" style:font-weight-asian="normal" style:font-weight-complex="normal"/>
    </style:style>
    <style:style style:name="ce360" style:family="table-cell" style:parent-style-name="Default">
      <style:table-cell-properties fo:border-bottom="0.99pt solid #000000" fo:background-color="#ff8000" fo:border-left="2.01pt solid #000000" fo:padding="0.15cm" fo:border-right="1.5pt solid #000000" fo:border-top="0.99pt solid #000000"/>
      <style:text-properties fo:font-weight="bold" style:font-weight-asian="bold" style:font-weight-complex="bold"/>
    </style:style>
    <style:style style:name="ce361" style:family="table-cell" style:parent-style-name="Default">
      <style:table-cell-properties fo:border-bottom="2.01pt solid #000000" fo:background-color="#ff8000" fo:border-left="2.01pt solid #000000" fo:padding="0.15cm" fo:border-right="1.5pt solid #000000" fo:border-top="0.99pt solid #000000"/>
      <style:text-properties fo:font-weight="bold" style:font-weight-asian="bold" style:font-weight-complex="bold"/>
    </style:style>
    <style:style style:name="ce362" style:family="table-cell" style:parent-style-name="Default">
      <style:table-cell-properties fo:border-bottom="1.5pt solid #000000" fo:background-color="#ff0000" style:text-align-source="fix" style:repeat-content="false" fo:border-left="1.5pt solid #000000" fo:padding="0.15cm" fo:border-right="1.5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3" style:family="table-cell" style:parent-style-name="Default" style:data-style-name="N121">
      <style:table-cell-properties fo:border-bottom="0.99pt solid #000000" fo:background-color="#ffb66c" fo:border-left="1.5pt solid #000000" fo:padding="0.15cm" fo:border-right="0.99pt solid #000000" fo:border-top="1.5pt solid #000000"/>
    </style:style>
    <style:style style:name="ce364" style:family="table-cell" style:parent-style-name="Default" style:data-style-name="N121">
      <style:table-cell-properties fo:border-bottom="0.99pt solid #000000" fo:background-color="#ffb66c" fo:border-left="1.5pt solid #000000" fo:padding="0.15cm" fo:border-right="0.99pt solid #000000" fo:border-top="0.99pt solid #000000"/>
    </style:style>
    <style:style style:name="ce365" style:family="table-cell" style:parent-style-name="Default" style:data-style-name="N0">
      <style:table-cell-properties fo:border-bottom="0.99pt solid #000000" fo:background-color="#ffb66c" style:text-align-source="fix" style:repeat-content="false" fo:border-left="1.5pt solid #000000" fo:padding="0.15cm" fo:border-right="2.01pt solid #000000" fo:border-top="0.99pt solid #000000" style:vertical-align="middle"/>
      <style:paragraph-properties fo:text-align="end" fo:margin-left="0cm"/>
    </style:style>
    <style:style style:name="ce366" style:family="table-cell" style:parent-style-name="Default" style:data-style-name="N4">
      <style:table-cell-properties fo:border-bottom="2.01pt solid #000000" fo:background-color="#ffb66c" style:text-align-source="fix" style:repeat-content="false" fo:border-left="1.5pt solid #000000" fo:padding="0.15cm" fo:border-right="2.01pt solid #000000" fo:border-top="0.99pt solid #000000" style:vertical-align="middle"/>
      <style:paragraph-properties fo:text-align="end" fo:margin-left="0cm"/>
    </style:style>
    <style:style style:name="ce369" style:family="table-cell" style:parent-style-name="Default">
      <style:table-cell-properties fo:border-bottom="1.5pt solid #000000" fo:background-color="#ff0000" style:text-align-source="fix" style:repeat-content="false" fo:border-left="1.5pt solid #000000" fo:padding="0.15cm" fo:border-right="2.01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0" style:family="table-cell" style:parent-style-name="Default" style:data-style-name="N121">
      <style:table-cell-properties fo:border-bottom="0.99pt solid #000000" fo:background-color="#ffb66c" fo:border-left="0.99pt solid #000000" fo:padding="0.15cm" fo:border-right="2.01pt solid #000000" fo:border-top="1.5pt solid #000000"/>
    </style:style>
    <style:style style:name="ce371" style:family="table-cell" style:parent-style-name="Default" style:data-style-name="N121">
      <style:table-cell-properties fo:border-bottom="0.99pt solid #000000" fo:background-color="#ffb66c" fo:border-left="0.99pt solid #000000" fo:padding="0.15cm" fo:border-right="2.01pt solid #000000" fo:border-top="0.99pt solid #000000"/>
    </style:style>
    <style:style style:name="ce373" style:family="table-cell" style:parent-style-name="Default" style:data-style-name="N0">
      <style:table-cell-properties fo:border-bottom="0.99pt solid #000000" fo:background-color="#ffb66c" style:text-align-source="fix" style:repeat-content="false" fo:border-left="1.5pt solid #000000" fo:border-right="2.01pt solid #000000" fo:border-top="0.99pt solid #000000"/>
      <style:paragraph-properties fo:text-align="end" fo:margin-left="0cm"/>
    </style:style>
    <style:style style:name="ce374" style:family="table-cell" style:parent-style-name="Default">
      <style:table-cell-properties fo:border-bottom="2.01pt solid #000000" fo:background-color="#ffb66c" style:text-align-source="fix" style:repeat-content="false" fo:border-left="1.5pt solid #000000" fo:border-right="2.01pt solid #000000" fo:border-top="0.99pt solid #000000"/>
      <style:paragraph-properties fo:text-align="end" fo:margin-left="0cm"/>
    </style:style>
    <style:style style:name="ce96" style:family="table-cell" style:parent-style-name="Default">
      <style:table-cell-properties fo:border-bottom="none" fo:background-color="#dddddd" style:text-align-source="fix" style:repeat-content="false" fo:border-left="2.01pt solid #000000" fo:padding="0.15cm" fo:border-right="none" fo:border-top="2.01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97" style:family="table-cell" style:parent-style-name="Default">
      <style:table-cell-properties fo:border-bottom="none" fo:background-color="#dddddd" style:text-align-source="fix" style:repeat-content="false" fo:border-left="2.01pt solid #000000" fo:padding="0.15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2.01pt solid #000000" fo:background-color="#dddddd" style:text-align-source="fix" style:repeat-content="false" fo:wrap-option="wrap" fo:border-left="2.01pt solid #000000" fo:padding="0.15cm" fo:border-right="1.5pt solid #000000" fo:border-top="1.5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order-bottom="2.01pt solid #000000" fo:background-color="#dddddd" style:text-align-source="fix" style:repeat-content="false" fo:border-left="2.01pt solid #000000" fo:padding="0.15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2.01pt solid #000000" fo:background-color="#dddddd" style:text-align-source="fix" style:repeat-content="false" fo:border-left="2.01pt solid #000000" fo:padding="0.15cm" fo:border-right="none" fo:border-top="1.5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>
      <style:table-cell-properties fo:border-bottom="2.01pt solid #000000" fo:background-color="#dddddd" style:text-align-source="fix" style:repeat-content="false" fo:border-left="2.01pt solid #000000" fo:padding="0.15cm" fo:border-right="none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fo:background-color="#dddddd" style:text-align-source="fix" style:repeat-content="false" fo:border-left="none" fo:padding="0.15cm" fo:border-right="none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9" style:family="table-cell" style:parent-style-name="Default" style:data-style-name="N4">
      <style:table-cell-properties fo:background-color="#dddddd" style:text-align-source="fix" style:repeat-content="false" fo:padding="0.1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 style:data-style-name="N119">
      <style:table-cell-properties fo:border-bottom="0.26pt solid #000000" fo:background-color="#dddddd" style:text-align-source="fix" style:repeat-content="false" fo:border-left="none" fo:padding="0.15cm" fo:border-right="none" fo:border-top="1.5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 style:data-style-name="N119">
      <style:table-cell-properties fo:border-bottom="0.26pt solid #000000" fo:background-color="#dddddd" style:text-align-source="fix" style:repeat-content="false" fo:border-left="none" fo:padding="0.15cm" fo:border-right="none" fo:border-top="0.2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 style:data-style-name="N119">
      <style:table-cell-properties fo:border-bottom="0.26pt solid #000000" fo:background-color="#dddddd" style:text-align-source="fix" style:repeat-content="false" fo:border-left="none" fo:padding="0.15cm" fo:border-right="none" fo:border-top="1.11pt double-thin #000000" style:border-line-width-top="0.018cm 0.004cm 0.018cm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119">
      <style:table-cell-properties fo:border-bottom="1.11pt double-thin #000000" style:border-line-width-bottom="0.018cm 0.004cm 0.018cm" fo:background-color="#dddddd" style:text-align-source="fix" style:repeat-content="false" fo:border-left="none" fo:padding="0.15cm" fo:border-right="none" fo:border-top="0.2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 style:data-style-name="N119">
      <style:table-cell-properties fo:border-bottom="1.11pt double-thin #000000" style:border-line-width-bottom="0.018cm 0.004cm 0.018cm" fo:background-color="#dddddd" style:text-align-source="fix" style:repeat-content="false" fo:border-left="none" fo:padding="0.15cm" fo:border-right="none" fo:border-top="1.11pt double-thin #000000" style:border-line-width-top="0.018cm 0.004cm 0.018cm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order-bottom="2.01pt solid #000000" fo:background-color="#dddddd" style:text-align-source="fix" style:repeat-content="false" fo:border-left="none" fo:padding="0.15cm" fo:border-right="none" fo:border-top="0.2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0" style:family="table-cell" style:parent-style-name="Default">
      <style:table-cell-properties fo:border-bottom="2.01pt solid #000000" fo:background-color="#dddddd" style:text-align-source="fix" style:repeat-content="false" fo:border-left="none" fo:padding="0.15cm" fo:border-right="none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2.01pt solid #000000" fo:background-color="#dddddd" style:text-align-source="fix" style:repeat-content="false" fo:border-left="none" fo:padding="0.15cm" fo:border-right="none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1.5pt solid #000000" fo:background-color="#dddddd" style:text-align-source="fix" style:repeat-content="false" fo:border-left="1.5pt solid #000000" fo:padding="0.15cm" fo:border-right="2.01pt solid #000000" fo:border-top="2.01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3" style:family="table-cell" style:parent-style-name="Default" style:data-style-name="N4">
      <style:table-cell-properties fo:border-bottom="none" fo:background-color="#dddddd" style:text-align-source="fix" style:repeat-content="false" fo:border-left="1.5pt solid #000000" fo:padding="0.15cm" fo:border-right="0.99pt solid #000000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121">
      <style:table-cell-properties fo:border-bottom="0.26pt solid #000000" fo:border-left="1.5pt solid #000000" fo:padding="0.15cm" fo:border-right="0.99pt solid #000000" fo:border-top="1.5pt solid #000000"/>
    </style:style>
    <style:style style:name="ce115" style:family="table-cell" style:parent-style-name="Default" style:data-style-name="N121">
      <style:table-cell-properties fo:border-bottom="0.26pt solid #000000" fo:border-left="1.5pt solid #000000" fo:padding="0.15cm" fo:border-right="0.99pt solid #000000" fo:border-top="0.26pt solid #000000"/>
    </style:style>
    <style:style style:name="ce116" style:family="table-cell" style:parent-style-name="Default" style:data-style-name="N121">
      <style:table-cell-properties fo:border-bottom="0.26pt solid #000000" fo:border-left="1.5pt solid #000000" fo:padding="0.15cm" fo:border-right="0.99pt solid #000000" fo:border-top="1.11pt double-thin #000000" style:border-line-width-top="0.018cm 0.004cm 0.018cm"/>
    </style:style>
    <style:style style:name="ce117" style:family="table-cell" style:parent-style-name="Default" style:data-style-name="N121">
      <style:table-cell-properties fo:border-bottom="1.11pt double-thin #000000" style:border-line-width-bottom="0.018cm 0.004cm 0.018cm" fo:border-left="1.5pt solid #000000" fo:padding="0.15cm" fo:border-right="0.99pt solid #000000" fo:border-top="0.26pt solid #000000"/>
    </style:style>
    <style:style style:name="ce118" style:family="table-cell" style:parent-style-name="Default" style:data-style-name="N121">
      <style:table-cell-properties fo:border-bottom="1.11pt double-thin #000000" style:border-line-width-bottom="0.018cm 0.004cm 0.018cm" fo:border-left="1.5pt solid #000000" fo:padding="0.15cm" fo:border-right="0.99pt solid #000000" fo:border-top="1.11pt double-thin #000000" style:border-line-width-top="0.018cm 0.004cm 0.018cm"/>
    </style:style>
    <style:style style:name="ce252" style:family="table-cell" style:parent-style-name="Default" style:data-style-name="N121">
      <style:table-cell-properties fo:border-bottom="2.01pt solid #000000" style:text-align-source="value-type" style:repeat-content="false" fo:border-left="1.5pt solid #000000" fo:padding="0.15cm" fo:border-right="0.99pt solid #000000" fo:border-top="0.26pt solid #000000" style:vertical-align="middle"/>
      <style:paragraph-properties fo:margin-left="0cm"/>
    </style:style>
    <style:style style:name="ce120" style:family="table-cell" style:parent-style-name="Default" style:data-style-name="N4">
      <style:table-cell-properties fo:border-bottom="2.01pt solid #000000" fo:background-color="#dddddd" style:text-align-source="fix" style:repeat-content="false" fo:border-left="1.5pt solid #000000" fo:padding="0.15cm" fo:border-right="0.99pt solid #000000" fo:border-top="1.5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fo:border-bottom="2.01pt solid #000000" fo:background-color="#dddddd" style:text-align-source="fix" style:repeat-content="false" fo:border-left="1.5pt solid #000000" fo:padding="0.15cm" fo:border-right="2.01pt solid #000000" fo:border-top="2.01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order-bottom="none" fo:background-color="#dddddd" style:text-align-source="fix" style:repeat-content="false" fo:border-left="none" fo:padding="0.15cm" fo:border-right="none" fo:border-top="2.01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 style:data-style-name="N4">
      <style:table-cell-properties fo:border-bottom="none" fo:background-color="#dddddd" style:text-align-source="fix" style:repeat-content="false" fo:border-left="0.99pt solid #000000" fo:padding="0.15cm" fo:border-right="0.99pt solid #000000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4" style:family="table-cell" style:parent-style-name="Default" style:data-style-name="N121">
      <style:table-cell-properties fo:border-bottom="0.26pt solid #000000" fo:border-left="0.99pt solid #000000" fo:padding="0.15cm" fo:border-right="0.99pt solid #000000" fo:border-top="1.5pt solid #000000"/>
    </style:style>
    <style:style style:name="ce125" style:family="table-cell" style:parent-style-name="Default" style:data-style-name="N121">
      <style:table-cell-properties fo:border-bottom="0.26pt solid #000000" fo:border-left="0.99pt solid #000000" fo:padding="0.15cm" fo:border-right="0.99pt solid #000000" fo:border-top="0.26pt solid #000000"/>
    </style:style>
    <style:style style:name="ce126" style:family="table-cell" style:parent-style-name="Default" style:data-style-name="N121">
      <style:table-cell-properties fo:border-bottom="0.26pt solid #000000" fo:border-left="0.99pt solid #000000" fo:padding="0.15cm" fo:border-right="0.99pt solid #000000" fo:border-top="1.11pt double-thin #000000" style:border-line-width-top="0.018cm 0.004cm 0.018cm"/>
    </style:style>
    <style:style style:name="ce127" style:family="table-cell" style:parent-style-name="Default" style:data-style-name="N121">
      <style:table-cell-properties fo:border-bottom="1.11pt double-thin #000000" style:border-line-width-bottom="0.018cm 0.004cm 0.018cm" fo:border-left="0.99pt solid #000000" fo:padding="0.15cm" fo:border-right="0.99pt solid #000000" fo:border-top="0.26pt solid #000000"/>
    </style:style>
    <style:style style:name="ce128" style:family="table-cell" style:parent-style-name="Default" style:data-style-name="N121">
      <style:table-cell-properties fo:border-bottom="1.11pt double-thin #000000" style:border-line-width-bottom="0.018cm 0.004cm 0.018cm" fo:border-left="0.99pt solid #000000" fo:padding="0.15cm" fo:border-right="0.99pt solid #000000" fo:border-top="1.11pt double-thin #000000" style:border-line-width-top="0.018cm 0.004cm 0.018cm"/>
    </style:style>
    <style:style style:name="ce129" style:family="table-cell" style:parent-style-name="Default" style:data-style-name="N121">
      <style:table-cell-properties fo:border-bottom="2.01pt solid #000000" fo:border-left="0.99pt solid #000000" fo:padding="0.15cm" fo:border-right="0.99pt solid #000000" fo:border-top="0.26pt solid #000000"/>
    </style:style>
    <style:style style:name="ce130" style:family="table-cell" style:parent-style-name="Default" style:data-style-name="N4">
      <style:table-cell-properties fo:border-bottom="2.01pt solid #000000" fo:background-color="#dddddd" style:text-align-source="fix" style:repeat-content="false" fo:border-left="0.99pt solid #000000" fo:padding="0.15cm" fo:border-right="0.99pt solid #000000" fo:border-top="1.5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fo:border-bottom="2.01pt solid #000000" fo:background-color="#dddddd" style:text-align-source="fix" style:repeat-content="false" fo:border-left="none" fo:padding="0.15cm" fo:border-right="none" fo:border-top="2.01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2" style:family="table-cell" style:parent-style-name="Default" style:data-style-name="N4">
      <style:table-cell-properties fo:border-bottom="none" fo:background-color="#dddddd" style:text-align-source="fix" style:repeat-content="false" fo:border-left="0.99pt solid #000000" fo:padding="0.15cm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3" style:family="table-cell" style:parent-style-name="Default" style:data-style-name="N121">
      <style:table-cell-properties fo:border-bottom="0.26pt solid #000000" fo:border-left="0.99pt solid #000000" fo:padding="0.15cm" fo:border-right="1.11pt double-thin #000000" style:border-line-width-right="0.018cm 0.004cm 0.018cm" fo:border-top="1.5pt solid #000000"/>
    </style:style>
    <style:style style:name="ce134" style:family="table-cell" style:parent-style-name="Default" style:data-style-name="N121">
      <style:table-cell-properties fo:border-bottom="0.26pt solid #000000" fo:border-left="0.99pt solid #000000" fo:padding="0.15cm" fo:border-right="1.11pt double-thin #000000" style:border-line-width-right="0.018cm 0.004cm 0.018cm" fo:border-top="0.26pt solid #000000"/>
    </style:style>
    <style:style style:name="ce135" style:family="table-cell" style:parent-style-name="Default" style:data-style-name="N121">
      <style:table-cell-properties fo:border-bottom="0.26pt solid #000000" fo:border-left="0.99pt solid #000000" fo:padding="0.15cm" fo:border-right="1.11pt double-thin #000000" style:border-line-width-right="0.018cm 0.004cm 0.018cm" fo:border-top="1.11pt double-thin #000000" style:border-line-width-top="0.018cm 0.004cm 0.018cm"/>
    </style:style>
    <style:style style:name="ce136" style:family="table-cell" style:parent-style-name="Default" style:data-style-name="N121">
      <style:table-cell-properties fo:border-bottom="1.11pt double-thin #000000" style:border-line-width-bottom="0.018cm 0.004cm 0.018cm" fo:border-left="0.99pt solid #000000" fo:padding="0.15cm" fo:border-right="1.11pt double-thin #000000" style:border-line-width-right="0.018cm 0.004cm 0.018cm" fo:border-top="0.26pt solid #000000"/>
    </style:style>
    <style:style style:name="ce137" style:family="table-cell" style:parent-style-name="Default" style:data-style-name="N121">
      <style:table-cell-properties fo:border-bottom="1.11pt double-thin #000000" style:border-line-width-bottom="0.018cm 0.004cm 0.018cm" fo:border-left="0.99pt solid #000000" fo:padding="0.15cm" fo:border-right="1.11pt double-thin #000000" style:border-line-width-right="0.018cm 0.004cm 0.018cm" fo:border-top="1.11pt double-thin #000000" style:border-line-width-top="0.018cm 0.004cm 0.018cm"/>
    </style:style>
    <style:style style:name="ce138" style:family="table-cell" style:parent-style-name="Default" style:data-style-name="N121">
      <style:table-cell-properties fo:border-bottom="2.01pt solid #000000" fo:border-left="0.99pt solid #000000" fo:padding="0.15cm" fo:border-right="1.11pt double-thin #000000" style:border-line-width-right="0.018cm 0.004cm 0.018cm" fo:border-top="0.26pt solid #000000"/>
    </style:style>
    <style:style style:name="ce139" style:family="table-cell" style:parent-style-name="Default" style:data-style-name="N4">
      <style:table-cell-properties fo:border-bottom="2.01pt solid #000000" fo:background-color="#dddddd" style:text-align-source="fix" style:repeat-content="false" fo:border-left="0.99pt solid #000000" fo:padding="0.15cm" fo:border-right="1.11pt double-thin #000000" style:border-line-width-right="0.018cm 0.004cm 0.018cm" fo:border-top="1.5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4">
      <style:table-cell-properties fo:border-bottom="none" fo:background-color="#dddddd" style:text-align-source="fix" style:repeat-content="false" fo:border-left="1.11pt double-thin #000000" style:border-line-width-left="0.018cm 0.004cm 0.018cm" fo:padding="0.15cm" fo:border-right="0.99pt solid #000000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1" style:family="table-cell" style:parent-style-name="Default" style:data-style-name="N121">
      <style:table-cell-properties fo:border-bottom="0.26pt solid #000000" fo:border-left="1.11pt double-thin #000000" style:border-line-width-left="0.018cm 0.004cm 0.018cm" fo:padding="0.15cm" fo:border-right="0.99pt solid #000000" fo:border-top="1.5pt solid #000000"/>
    </style:style>
    <style:style style:name="ce142" style:family="table-cell" style:parent-style-name="Default" style:data-style-name="N121">
      <style:table-cell-properties fo:border-bottom="0.26pt solid #000000" fo:border-left="1.11pt double-thin #000000" style:border-line-width-left="0.018cm 0.004cm 0.018cm" fo:padding="0.15cm" fo:border-right="0.99pt solid #000000" fo:border-top="0.26pt solid #000000"/>
    </style:style>
    <style:style style:name="ce143" style:family="table-cell" style:parent-style-name="Default" style:data-style-name="N121">
      <style:table-cell-properties fo:border-bottom="0.26pt solid #000000" fo:border-left="1.11pt double-thin #000000" style:border-line-width-left="0.018cm 0.004cm 0.018cm" fo:padding="0.15cm" fo:border-right="0.99pt solid #000000" fo:border-top="1.11pt double-thin #000000" style:border-line-width-top="0.018cm 0.004cm 0.018cm"/>
    </style:style>
    <style:style style:name="ce144" style:family="table-cell" style:parent-style-name="Default" style:data-style-name="N121">
      <style:table-cell-properties fo:border-bottom="1.11pt double-thin #000000" style:border-line-width-bottom="0.018cm 0.004cm 0.018cm" fo:border-left="1.11pt double-thin #000000" style:border-line-width-left="0.018cm 0.004cm 0.018cm" fo:padding="0.15cm" fo:border-right="0.99pt solid #000000" fo:border-top="0.26pt solid #000000"/>
    </style:style>
    <style:style style:name="ce145" style:family="table-cell" style:parent-style-name="Default" style:data-style-name="N121">
      <style:table-cell-properties fo:border-bottom="1.11pt double-thin #000000" style:border-line-width-bottom="0.018cm 0.004cm 0.018cm" fo:border-left="1.11pt double-thin #000000" style:border-line-width-left="0.018cm 0.004cm 0.018cm" fo:padding="0.15cm" fo:border-right="0.99pt solid #000000" fo:border-top="1.11pt double-thin #000000" style:border-line-width-top="0.018cm 0.004cm 0.018cm"/>
    </style:style>
    <style:style style:name="ce146" style:family="table-cell" style:parent-style-name="Default" style:data-style-name="N121">
      <style:table-cell-properties fo:border-bottom="2.01pt solid #000000" fo:border-left="1.11pt double-thin #000000" style:border-line-width-left="0.018cm 0.004cm 0.018cm" fo:padding="0.15cm" fo:border-right="0.99pt solid #000000" fo:border-top="0.26pt solid #000000"/>
    </style:style>
    <style:style style:name="ce147" style:family="table-cell" style:parent-style-name="Default" style:data-style-name="N4">
      <style:table-cell-properties fo:border-bottom="2.01pt solid #000000" fo:background-color="#dddddd" style:text-align-source="fix" style:repeat-content="false" fo:border-left="1.11pt double-thin #000000" style:border-line-width-left="0.018cm 0.004cm 0.018cm" fo:padding="0.15cm" fo:border-right="0.99pt solid #000000" fo:border-top="1.5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fo:border-bottom="none" fo:background-color="#dddddd" style:text-align-source="fix" style:repeat-content="false" fo:border-left="none" fo:padding="0.15cm" fo:border-right="2.01pt solid #000000" fo:border-top="2.01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9" style:family="table-cell" style:parent-style-name="Default" style:data-style-name="N4">
      <style:table-cell-properties fo:border-bottom="none" fo:background-color="#dddddd" style:text-align-source="fix" style:repeat-content="false" fo:border-left="0.99pt solid #000000" fo:padding="0.15cm" fo:border-right="2.01pt solid #000000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0" style:family="table-cell" style:parent-style-name="Default" style:data-style-name="N121">
      <style:table-cell-properties fo:border-bottom="0.26pt solid #000000" fo:border-left="0.99pt solid #000000" fo:padding="0.15cm" fo:border-right="2.01pt solid #000000" fo:border-top="1.5pt solid #000000"/>
    </style:style>
    <style:style style:name="ce151" style:family="table-cell" style:parent-style-name="Default" style:data-style-name="N121">
      <style:table-cell-properties fo:border-bottom="0.26pt solid #000000" fo:border-left="0.99pt solid #000000" fo:padding="0.15cm" fo:border-right="2.01pt solid #000000" fo:border-top="0.26pt solid #000000"/>
    </style:style>
    <style:style style:name="ce152" style:family="table-cell" style:parent-style-name="Default" style:data-style-name="N121">
      <style:table-cell-properties fo:border-bottom="0.26pt solid #000000" fo:border-left="0.99pt solid #000000" fo:padding="0.15cm" fo:border-right="2.01pt solid #000000" fo:border-top="1.11pt double-thin #000000" style:border-line-width-top="0.018cm 0.004cm 0.018cm"/>
    </style:style>
    <style:style style:name="ce153" style:family="table-cell" style:parent-style-name="Default" style:data-style-name="N121">
      <style:table-cell-properties fo:border-bottom="1.11pt double-thin #000000" style:border-line-width-bottom="0.018cm 0.004cm 0.018cm" fo:border-left="0.99pt solid #000000" fo:padding="0.15cm" fo:border-right="2.01pt solid #000000" fo:border-top="0.26pt solid #000000"/>
    </style:style>
    <style:style style:name="ce154" style:family="table-cell" style:parent-style-name="Default" style:data-style-name="N121">
      <style:table-cell-properties fo:border-bottom="1.11pt double-thin #000000" style:border-line-width-bottom="0.018cm 0.004cm 0.018cm" fo:border-left="0.99pt solid #000000" fo:padding="0.15cm" fo:border-right="2.01pt solid #000000" fo:border-top="1.11pt double-thin #000000" style:border-line-width-top="0.018cm 0.004cm 0.018cm"/>
    </style:style>
    <style:style style:name="ce155" style:family="table-cell" style:parent-style-name="Default" style:data-style-name="N121">
      <style:table-cell-properties fo:border-bottom="2.01pt solid #000000" fo:border-left="0.99pt solid #000000" fo:padding="0.15cm" fo:border-right="2.01pt solid #000000" fo:border-top="0.26pt solid #000000"/>
    </style:style>
    <style:style style:name="ce156" style:family="table-cell" style:parent-style-name="Default" style:data-style-name="N4">
      <style:table-cell-properties fo:border-bottom="2.01pt solid #000000" fo:background-color="#dddddd" style:text-align-source="fix" style:repeat-content="false" fo:border-left="0.99pt solid #000000" fo:padding="0.15cm" fo:border-right="2.01pt solid #000000" fo:border-top="1.5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7" style:family="table-cell" style:parent-style-name="Default">
      <style:table-cell-properties fo:border-bottom="2.01pt solid #000000" fo:background-color="#dddddd" style:text-align-source="fix" style:repeat-content="false" fo:border-left="none" fo:padding="0.15cm" fo:border-right="2.01pt solid #000000" fo:border-top="2.01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8" style:family="table-cell" style:parent-style-name="Default">
      <style:table-cell-properties fo:border-bottom="none" fo:background-color="#dddddd" style:text-align-source="fix" style:repeat-content="false" fo:border-left="1.5pt solid #000000" fo:padding="0.15cm" fo:border-right="2.01pt solid #000000" fo:border-top="2.01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59" style:family="table-cell" style:parent-style-name="Default">
      <style:table-cell-properties fo:border-bottom="none" fo:background-color="#dddddd" style:text-align-source="fix" style:repeat-content="false" fo:border-left="1.5pt solid #000000" fo:padding="0.15cm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19">
      <style:table-cell-properties fo:border-bottom="0.26pt solid #000000" fo:background-color="#dddddd" style:text-align-source="fix" style:repeat-content="false" fo:border-left="1.5pt solid #000000" fo:padding="0.15cm" fo:border-right="1.5pt solid #000000" fo:border-top="1.5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61" style:family="table-cell" style:parent-style-name="Default" style:data-style-name="N119">
      <style:table-cell-properties fo:border-bottom="0.26pt solid #000000" fo:background-color="#dddddd" style:text-align-source="fix" style:repeat-content="false" fo:border-left="1.5pt solid #000000" fo:padding="0.15cm" fo:border-right="1.5pt solid #000000" fo:border-top="0.2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62" style:family="table-cell" style:parent-style-name="Default" style:data-style-name="N119">
      <style:table-cell-properties fo:border-bottom="0.26pt solid #000000" fo:background-color="#dddddd" style:text-align-source="fix" style:repeat-content="false" fo:border-left="1.5pt solid #000000" fo:padding="0.15cm" fo:border-right="1.5pt solid #000000" fo:border-top="1.11pt double-thin #000000" style:border-line-width-top="0.018cm 0.004cm 0.018cm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63" style:family="table-cell" style:parent-style-name="Default" style:data-style-name="N119">
      <style:table-cell-properties fo:border-bottom="1.11pt double-thin #000000" style:border-line-width-bottom="0.018cm 0.004cm 0.018cm" fo:background-color="#dddddd" style:text-align-source="fix" style:repeat-content="false" fo:border-left="1.5pt solid #000000" fo:padding="0.15cm" fo:border-right="1.5pt solid #000000" fo:border-top="0.2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64" style:family="table-cell" style:parent-style-name="Default" style:data-style-name="N119">
      <style:table-cell-properties fo:border-bottom="1.11pt double-thin #000000" style:border-line-width-bottom="0.018cm 0.004cm 0.018cm" fo:background-color="#dddddd" style:text-align-source="fix" style:repeat-content="false" fo:border-left="1.5pt solid #000000" fo:padding="0.15cm" fo:border-right="1.5pt solid #000000" fo:border-top="1.11pt double-thin #000000" style:border-line-width-top="0.018cm 0.004cm 0.018cm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65" style:family="table-cell" style:parent-style-name="Default">
      <style:table-cell-properties fo:border-bottom="2.01pt solid #000000" fo:background-color="#dddddd" style:text-align-source="fix" style:repeat-content="false" fo:border-left="1.5pt solid #000000" fo:padding="0.15cm" fo:border-right="1.5pt solid #000000" fo:border-top="0.2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66" style:family="table-cell" style:parent-style-name="Default">
      <style:table-cell-properties fo:border-bottom="2.01pt solid #000000" fo:background-color="#dddddd" style:text-align-source="fix" style:repeat-content="false" fo:border-left="1.5pt solid #000000" fo:padding="0.15cm" fo:border-right="2.01pt solid #000000" fo:border-top="1.5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67" style:family="table-cell" style:parent-style-name="Default">
      <style:table-cell-properties fo:border-bottom="2.01pt solid #000000" fo:background-color="#dddddd" style:text-align-source="fix" style:repeat-content="false" fo:border-left="1.5pt solid #000000" fo:padding="0.15cm" fo:border-right="1.5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dddddd" style:text-align-source="fix" style:repeat-content="false" fo:border-left="1.5pt solid #000000" fo:padding="0.15cm" fo:border-right="2.01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8" style:family="table-cell" style:parent-style-name="Default">
      <style:table-cell-properties fo:border-bottom="none" fo:background-color="#dddddd" style:text-align-source="fix" style:repeat-content="false" fo:border-left="1.5pt solid #000000" fo:padding="0.15cm" fo:border-right="2.0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fo:border-bottom="2.01pt solid #000000" fo:background-color="#dddddd" style:text-align-source="fix" style:repeat-content="false" fo:wrap-option="wrap" fo:border-left="1.5pt solid #000000" fo:padding="0.15cm" fo:border-right="2.01pt solid #000000" fo:border-top="1.5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order-bottom="2.01pt solid #000000" fo:background-color="#dddddd" style:text-align-source="fix" style:repeat-content="false" fo:border-left="1.5pt solid #000000" fo:padding="0.15cm" fo:border-right="2.0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2.01pt solid #000000" fo:background-color="#dddddd" style:text-align-source="fix" style:repeat-content="false" fo:border-left="1.5pt solid #000000" fo:padding="0.15cm" fo:border-right="2.01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-bottom="2.01pt solid #000000" fo:background-color="#dddddd" style:text-align-source="fix" style:repeat-content="false" fo:border-left="1.5pt solid #000000" fo:padding="0.15cm" fo:border-right="2.01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0" style:family="table-cell" style:parent-style-name="Default" style:data-style-name="N4">
      <style:table-cell-properties fo:border-bottom="1.5pt solid #000000" fo:background-color="#81d41a" fo:border-left="2.01pt solid #000000" fo:padding="0.15cm" fo:border-right="1.5pt solid #000000" fo:border-top="2.01pt solid #000000"/>
      <style:text-properties fo:font-weight="bold" style:font-weight-asian="bold" style:font-weight-complex="bold"/>
    </style:style>
    <style:style style:name="ce331" style:family="table-cell" style:parent-style-name="Default" style:data-style-name="N119">
      <style:table-cell-properties fo:border-bottom="0.99pt solid #000000" fo:background-color="#cccccc" style:text-align-source="fix" style:repeat-content="false" fo:border-left="2.01pt solid #000000" fo:padding="0.15cm" fo:border-right="1.5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2" style:family="table-cell" style:parent-style-name="Default" style:data-style-name="N119">
      <style:table-cell-properties fo:border-bottom="2.01pt solid #000000" fo:background-color="#cccccc" style:text-align-source="fix" style:repeat-content="false" fo:border-left="2.01pt solid #000000" fo:padding="0.15cm" fo:border-right="1.5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3" style:family="table-cell" style:parent-style-name="Default">
      <style:table-cell-properties fo:border-bottom="1.5pt solid #000000" fo:background-color="#cccccc" style:text-align-source="fix" style:repeat-content="false" fo:border-left="0.99pt solid #000000" fo:padding="0.15cm" fo:border-right="0.99pt solid #000000" fo:border-top="2.01pt solid #000000"/>
      <style:paragraph-properties fo:text-align="center" fo:margin-left="0cm"/>
      <style:text-properties fo:font-weight="bold" style:font-weight-asian="bold" style:font-weight-complex="bold"/>
    </style:style>
    <style:style style:name="ce334" style:family="table-cell" style:parent-style-name="Default" style:data-style-name="N121">
      <style:table-cell-properties fo:background-color="#ffff00" fo:border="0.99pt solid #000000" fo:padding="0.15cm"/>
    </style:style>
    <style:style style:name="ce335" style:family="table-cell" style:parent-style-name="Default" style:data-style-name="N121">
      <style:table-cell-properties fo:background-color="#b4c7dc" fo:border="0.99pt solid #000000" fo:padding="0.15cm"/>
    </style:style>
    <style:style style:name="ce336" style:family="table-cell" style:parent-style-name="Default" style:data-style-name="N121">
      <style:table-cell-properties fo:border-bottom="2.01pt solid #000000" fo:background-color="#b4c7dc" fo:border-left="0.99pt solid #000000" fo:padding="0.15cm" fo:border-right="0.99pt solid #000000" fo:border-top="0.99pt solid #000000"/>
    </style:style>
    <style:style style:name="ce337" style:family="table-cell" style:parent-style-name="Default">
      <style:table-cell-properties fo:border-bottom="1.5pt solid #000000" fo:background-color="#cccccc" style:text-align-source="fix" style:repeat-content="false" fo:border-left="0.99pt solid #000000" fo:padding="0.15cm" fo:border-right="2.01pt solid #000000" fo:border-top="2.01pt solid #000000"/>
      <style:paragraph-properties fo:text-align="center" fo:margin-left="0cm"/>
      <style:text-properties fo:font-weight="bold" style:font-weight-asian="bold" style:font-weight-complex="bold"/>
    </style:style>
    <style:style style:name="ce338" style:family="table-cell" style:parent-style-name="Default" style:data-style-name="N121">
      <style:table-cell-properties fo:border-bottom="0.99pt solid #000000" fo:background-color="#b4c7dc" fo:border-left="0.99pt solid #000000" fo:padding="0.15cm" fo:border-right="2.01pt solid #000000" fo:border-top="0.99pt solid #000000"/>
    </style:style>
    <style:style style:name="ce339" style:family="table-cell" style:parent-style-name="Default" style:data-style-name="N121">
      <style:table-cell-properties fo:border-bottom="2.01pt solid #000000" fo:background-color="#b4c7dc" fo:border-left="0.99pt solid #000000" fo:padding="0.15cm" fo:border-right="2.01pt solid #000000" fo:border-top="0.99pt solid #000000"/>
    </style:style>
    <style:style style:name="ce340" style:family="table-cell" style:parent-style-name="Default">
      <style:table-cell-properties fo:background-color="#cccccc" style:text-align-source="fix" style:repeat-content="false" fo:border="2.01pt solid #000000" fo:padding="0.15cm"/>
      <style:paragraph-properties fo:text-align="center" fo:margin-left="0cm"/>
      <style:text-properties fo:font-weight="bold" style:font-weight-asian="bold" style:font-weight-complex="bold"/>
    </style:style>
    <style:style style:name="ce341" style:family="table-cell" style:parent-style-name="Default" style:data-style-name="N121">
      <style:table-cell-properties fo:border-bottom="1.5pt solid #000000" fo:background-color="#81d41a" fo:border-left="2.01pt solid #000000" fo:padding="0.15cm" fo:border-right="1.5pt solid #000000" fo:border-top="2.01pt solid #000000"/>
      <style:text-properties fo:font-weight="bold" style:font-weight-asian="bold" style:font-weight-complex="bold"/>
    </style:style>
    <style:style style:name="ce342" style:family="table-cell" style:parent-style-name="Default" style:data-style-name="N0">
      <style:table-cell-properties fo:border-bottom="0.99pt solid #000000" fo:background-color="#ffff00" fo:border-left="1.5pt solid #000000" fo:padding="0.15cm" fo:border-right="0.99pt solid #000000" fo:border-top="1.5pt solid #000000"/>
    </style:style>
    <style:style style:name="ce343" style:family="table-cell" style:parent-style-name="Default" style:data-style-name="N0">
      <style:table-cell-properties fo:border-bottom="0.99pt solid #000000" fo:background-color="#b4c7dc" fo:border-left="1.5pt solid #000000" fo:padding="0.15cm" fo:border-right="0.99pt solid #000000" fo:border-top="0.99pt solid #000000"/>
    </style:style>
    <style:style style:name="ce344" style:family="table-cell" style:parent-style-name="Default" style:data-style-name="N0">
      <style:table-cell-properties fo:border-bottom="2.01pt solid #000000" fo:background-color="#b4c7dc" fo:border-left="1.5pt solid #000000" fo:padding="0.15cm" fo:border-right="0.99pt solid #000000" fo:border-top="0.99pt solid #000000"/>
    </style:style>
    <style:style style:name="ce345" style:family="table-cell" style:parent-style-name="Default" style:data-style-name="N0">
      <style:table-cell-properties fo:border-bottom="0.99pt solid #000000" fo:background-color="#b4c7dc" fo:border-left="0.99pt solid #000000" fo:padding="0.15cm" fo:border-right="0.99pt solid #000000" fo:border-top="1.5pt solid #000000"/>
    </style:style>
    <style:style style:name="ce346" style:family="table-cell" style:parent-style-name="Default" style:data-style-name="N0">
      <style:table-cell-properties fo:background-color="#b4c7dc" fo:border="0.99pt solid #000000" fo:padding="0.15cm"/>
    </style:style>
    <style:style style:name="ce347" style:family="table-cell" style:parent-style-name="Default" style:data-style-name="N0">
      <style:table-cell-properties fo:border-bottom="2.01pt solid #000000" fo:background-color="#b4c7dc" fo:border-left="0.99pt solid #000000" fo:padding="0.15cm" fo:border-right="0.99pt solid #000000" fo:border-top="0.99pt solid #000000"/>
    </style:style>
    <style:style style:name="ce348" style:family="table-cell" style:parent-style-name="Default" style:data-style-name="N0">
      <style:table-cell-properties fo:border-bottom="0.99pt solid #000000" fo:background-color="#b4c7dc" fo:border-left="0.99pt solid #000000" fo:padding="0.15cm" fo:border-right="2.01pt solid #000000" fo:border-top="1.5pt solid #000000"/>
    </style:style>
    <style:style style:name="ce349" style:family="table-cell" style:parent-style-name="Default" style:data-style-name="N0">
      <style:table-cell-properties fo:border-bottom="0.99pt solid #000000" fo:background-color="#b4c7dc" fo:border-left="0.99pt solid #000000" fo:padding="0.15cm" fo:border-right="2.01pt solid #000000" fo:border-top="0.99pt solid #000000"/>
    </style:style>
    <style:style style:name="ce350" style:family="table-cell" style:parent-style-name="Default" style:data-style-name="N0">
      <style:table-cell-properties fo:border-bottom="2.01pt solid #000000" fo:background-color="#b4c7dc" fo:border-left="0.99pt solid #000000" fo:padding="0.15cm" fo:border-right="2.01pt solid #000000" fo:border-top="0.99pt solid #000000"/>
    </style:style>
    <style:style style:name="gr1" style:family="graphic">
      <style:graphic-properties draw:fill-color="#ff8000" draw:textarea-horizontal-align="justify" draw:textarea-vertical-align="middle" draw:auto-grow-height="false" fo:min-height="9.133cm" fo:min-width="11.17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font-name-asian="Liberation Sans" style:font-name-complex="Liberation Sans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font-name="Liberation Sans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bold" style:language-complex="hi" style:country-complex="IN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size-complex="10pt" style:font-size-asian="10pt" style:font-name="Liberation Sans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bold" style:language-complex="hi" style:country-complex="IN" style:font-name-asian="Liberation Sans" style:font-name-complex="Liberation Sans" style:font-weight-asian="normal" style:font-weight-complex="normal"/>
    </style:style>
    <style:style style:name="T7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Distribuição Normal" table:style-name="ta1">
        <table:table-column table:style-name="co1" table:default-cell-style-name="Default"/>
        <table:table-column table:style-name="co2" table:default-cell-style-name="ce58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ce59"/>
        <table:table-column table:style-name="co4" table:default-cell-style-name="ce72"/>
        <table:table-column table:style-name="co4" table:default-cell-style-name="ce82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6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10"/>
        </table:table-row>
        <table:table-row table:style-name="ro2">
          <table:table-cell/>
          <table:table-cell table:style-name="ce56" office:value-type="string" calcext:value-type="string">
            <text:p>Entrada</text:p>
          </table:table-cell>
          <table:table-cell table:style-name="ce187" office:value-type="string" calcext:value-type="string">
            <text:p>A</text:p>
          </table:table-cell>
          <table:table-cell table:style-name="ce302" office:value-type="string" calcext:value-type="string">
            <text:p>B</text:p>
          </table:table-cell>
          <table:table-cell/>
          <table:table-cell table:style-name="ce226" office:value-type="string" calcext:value-type="string">
            <text:p>RESULTADO</text:p>
          </table:table-cell>
          <table:table-cell table:style-name="ce228" office:value-type="string" calcext:value-type="string">
            <text:p>A</text:p>
          </table:table-cell>
          <table:table-cell table:style-name="ce235" office:value-type="string" calcext:value-type="string">
            <text:p>B</text:p>
          </table:table-cell>
          <table:table-cell/>
          <table:table-cell table:style-name="ce357" office:value-type="string" calcext:value-type="string" table:number-columns-spanned="3" table:number-rows-spanned="1">
            <text:p>Cálculo da Probabilidade de Ocorrência</text:p>
          </table:table-cell>
          <table:covered-table-cell table:style-name="ce362"/>
          <table:covered-table-cell table:style-name="ce369"/>
          <table:table-cell table:number-columns-repeated="6"/>
        </table:table-row>
        <table:table-row table:style-name="ro2">
          <table:table-cell/>
          <table:table-cell table:style-name="ce57" office:value-type="string" calcext:value-type="string">
            <text:p>Normal (X)</text:p>
          </table:table-cell>
          <table:table-cell table:style-name="ce103" office:value-type="float" office:value="45" calcext:value-type="float">
            <text:p>45</text:p>
          </table:table-cell>
          <table:table-cell table:style-name="ce191" office:value-type="float" office:value="80" calcext:value-type="float">
            <text:p>80</text:p>
          </table:table-cell>
          <table:table-cell/>
          <table:table-cell table:style-name="ce85" office:value-type="string" calcext:value-type="string">
            <text:p>P (x &gt; X)</text:p>
          </table:table-cell>
          <table:table-cell table:style-name="ce372" table:formula="of:=IF([.C8] &gt; 0; [.G14]; [.G19])" office:value-type="float" office:value="0.8944" calcext:value-type="float">
            <text:p>0,8944</text:p>
          </table:table-cell>
          <table:table-cell table:style-name="ce230" table:formula="of:=IF([.D8] &gt; 0; [.H14]; [.H19])" office:value-type="float" office:value="0.1736" calcext:value-type="float">
            <text:p>0,1736</text:p>
          </table:table-cell>
          <table:table-cell/>
          <table:table-cell table:style-name="ce358" office:value-type="string" calcext:value-type="string">
            <text:p>e ^ ( - (x – µ)² / 2σ²)</text:p>
          </table:table-cell>
          <table:table-cell table:style-name="ce363" table:formula="of:= POWER( [.$K$6]; ( - POWER( ([.C3] - [.C4]); 2 ) / (2 * [.C7]) ) )" office:value-type="float" office:value="0.457833332355689" calcext:value-type="float">
            <text:p>0,4578</text:p>
          </table:table-cell>
          <table:table-cell table:style-name="ce370" table:formula="of:= POWER( [.$K$6]; ( - POWER( ([.D3] - [.D4]); 2 ) / (2 * [.D7]) ) )" office:value-type="float" office:value="0.644388701536479" calcext:value-type="float">
            <text:p>0,644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édia (<text:span text:style-name="T2">µ</text:span>)</text:p>
          </table:table-cell>
          <table:table-cell table:style-name="ce119" office:value-type="float" office:value="65" calcext:value-type="float">
            <text:p>65</text:p>
          </table:table-cell>
          <table:table-cell table:style-name="ce196" office:value-type="float" office:value="65" calcext:value-type="float">
            <text:p>65</text:p>
          </table:table-cell>
          <table:table-cell/>
          <table:table-cell office:value-type="string" calcext:value-type="string">
            <text:p>P (x &gt; X) (%)</text:p>
          </table:table-cell>
          <table:table-cell table:formula="of:=[.$G$3]" office:value-type="percentage" office:value="0.8944" calcext:value-type="percentage">
            <text:p>89,44%</text:p>
          </table:table-cell>
          <table:table-cell table:formula="of:=[.$H$3]" office:value-type="percentage" office:value="0.1736" calcext:value-type="percentage">
            <text:p>17,36%</text:p>
          </table:table-cell>
          <table:table-cell/>
          <table:table-cell table:style-name="ce359" office:value-type="string" calcext:value-type="string">
            <text:p>σ * <text:span text:style-name="T4">√(2 * π)</text:span></text:p>
          </table:table-cell>
          <table:table-cell table:style-name="ce364" table:formula="of:= ( [.C5] * SQRT(2 * [.$K$5]) )" office:value-type="float" office:value="40.106052394096" calcext:value-type="float">
            <text:p>40,1061</text:p>
          </table:table-cell>
          <table:table-cell table:style-name="ce371" table:formula="of:= ( [.D5] * SQRT(2 * [.$K$5]) )" office:value-type="float" office:value="40.106052394096" calcext:value-type="float">
            <text:p>40,106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span text:style-name="T3">Desvio Padrão (σ</text:span>)</text:p>
          </table:table-cell>
          <table:table-cell table:style-name="ce119" office:value-type="float" office:value="16" calcext:value-type="float">
            <text:p>16</text:p>
          </table:table-cell>
          <table:table-cell table:style-name="ce196" office:value-type="float" office:value="16" calcext:value-type="float">
            <text:p>16</text:p>
          </table:table-cell>
          <table:table-cell/>
          <table:table-cell office:value-type="string" calcext:value-type="string">
            <text:p>P (x &gt; X) * n</text:p>
          </table:table-cell>
          <table:table-cell table:style-name="ce218" table:formula="of:=[.G3] * [.$C$6]" office:value-type="float" office:value="178.88" calcext:value-type="float">
            <text:p>178,88</text:p>
          </table:table-cell>
          <table:table-cell table:style-name="ce232" table:formula="of:=[.H3] * [.$C$6]" office:value-type="float" office:value="34.72" calcext:value-type="float">
            <text:p>34,72</text:p>
          </table:table-cell>
          <table:table-cell/>
          <table:table-cell table:style-name="ce360" office:value-type="string" calcext:value-type="string">
            <text:p><text:span text:style-name="T5">PI (</text:span><text:span text:style-name="T6">π)</text:span></text:p>
          </table:table-cell>
          <table:table-cell table:style-name="ce365" table:formula="of:= PI()" office:value-type="float" office:value="3.14159265358979" calcext:value-type="float" table:number-columns-spanned="2" table:number-rows-spanned="1">
            <text:p>3,14159265358979</text:p>
          </table:table-cell>
          <table:covered-table-cell table:style-name="ce373"/>
          <table:table-cell table:number-columns-repeated="6"/>
        </table:table-row>
        <table:table-row table:style-name="ro2">
          <table:table-cell/>
          <table:table-cell office:value-type="string" calcext:value-type="string">
            <text:p>Número de Elementos (n)</text:p>
          </table:table-cell>
          <table:table-cell table:style-name="ce169" office:value-type="float" office:value="200" calcext:value-type="float" table:number-columns-spanned="2" table:number-rows-spanned="1">
            <text:p>200,00</text:p>
          </table:table-cell>
          <table:covered-table-cell table:style-name="ce196"/>
          <table:table-cell/>
          <table:table-cell table:style-name="ce62" office:value-type="string" calcext:value-type="string">
            <text:p>P (x &lt; X)</text:p>
          </table:table-cell>
          <table:table-cell table:style-name="ce71" table:formula="of:=IF([.C8] &gt; 0; [.G19]; [.G14])" office:value-type="float" office:value="0.1056" calcext:value-type="float">
            <text:p>0,1056</text:p>
          </table:table-cell>
          <table:table-cell table:style-name="ce81" table:formula="of:=IF([.D8] &gt; 0; [.H19]; [.H14])" office:value-type="float" office:value="0.8264" calcext:value-type="float">
            <text:p>0,8264</text:p>
          </table:table-cell>
          <table:table-cell/>
          <table:table-cell table:style-name="ce360" office:value-type="string" calcext:value-type="string">
            <text:p>Número de Euler (e)</text:p>
          </table:table-cell>
          <table:table-cell table:style-name="ce365" table:formula="of:=POWER((1 + (1 / [.$K$7])); [.$K$7])" office:value-type="float" office:value="2.71828205201156" calcext:value-type="float" table:number-columns-spanned="2" table:number-rows-spanned="1">
            <text:p>2,71828205201156</text:p>
          </table:table-cell>
          <table:covered-table-cell table:style-name="ce373"/>
          <table:table-cell table:number-columns-repeated="6"/>
        </table:table-row>
        <table:table-row table:style-name="ro2">
          <table:table-cell/>
          <table:table-cell table:style-name="ce59" office:value-type="string" calcext:value-type="string">
            <text:p>Variância (<text:span text:style-name="T2">σ²</text:span>)</text:p>
          </table:table-cell>
          <table:table-cell table:style-name="ce68" table:formula="of:=[.C5] ^ 2" office:value-type="float" office:value="256" calcext:value-type="float">
            <text:p>256</text:p>
          </table:table-cell>
          <table:table-cell table:style-name="ce78" table:formula="of:=[.D5] ^ 2" office:value-type="float" office:value="256" calcext:value-type="float">
            <text:p>256</text:p>
          </table:table-cell>
          <table:table-cell/>
          <table:table-cell office:value-type="string" calcext:value-type="string">
            <text:p>P (x &lt; X) (%)</text:p>
          </table:table-cell>
          <table:table-cell table:formula="of:=[.G6]" office:value-type="percentage" office:value="0.1056" calcext:value-type="percentage">
            <text:p>10,56%</text:p>
          </table:table-cell>
          <table:table-cell table:formula="of:=[.H6]" office:value-type="percentage" office:value="0.8264" calcext:value-type="percentage">
            <text:p>82,64%</text:p>
          </table:table-cell>
          <table:table-cell/>
          <table:table-cell table:style-name="ce361" office:value-type="string" calcext:value-type="string">
            <text:p>Euler [base]</text:p>
          </table:table-cell>
          <table:table-cell table:style-name="ce366" office:value-type="float" office:value="1000000000" calcext:value-type="float" table:number-columns-spanned="2" table:number-rows-spanned="1">
            <text:p>1.000.000.000,00</text:p>
          </table:table-cell>
          <table:covered-table-cell table:style-name="ce374"/>
          <table:table-cell table:number-columns-repeated="6"/>
        </table:table-row>
        <table:table-row table:style-name="ro2">
          <table:table-cell/>
          <table:table-cell table:style-name="ce174" office:value-type="string" calcext:value-type="string">
            <text:p>Normal Padrão (Z)</text:p>
          </table:table-cell>
          <table:table-cell table:style-name="ce192" table:formula="of:= ROUND((([.C3] - [.C4]) / [.C5]); 2)" office:value-type="float" office:value="-1.25" calcext:value-type="float">
            <text:p>-1,25</text:p>
          </table:table-cell>
          <table:table-cell table:style-name="ce209" table:formula="of:= ROUND((([.D3] - [.D4]) / [.D5]); 2)" office:value-type="float" office:value="0.94" calcext:value-type="float">
            <text:p>0,94</text:p>
          </table:table-cell>
          <table:table-cell/>
          <table:table-cell table:style-name="ce174" office:value-type="string" calcext:value-type="string">
            <text:p>P (x &lt; X) * n</text:p>
          </table:table-cell>
          <table:table-cell table:style-name="ce192" table:formula="of:=[.G7] * [.C6]" office:value-type="float" office:value="21.12" calcext:value-type="float">
            <text:p>21,12</text:p>
          </table:table-cell>
          <table:table-cell table:style-name="ce209" table:formula="of:=[.H6] * [.C6]" office:value-type="float" office:value="165.28" calcext:value-type="float">
            <text:p>165,28</text:p>
          </table:table-cell>
          <table:table-cell table:number-columns-repeated="10"/>
        </table:table-row>
        <table:table-row table:style-name="ro2">
          <table:table-cell/>
          <table:table-cell table:style-name="ce175" office:value-type="string" calcext:value-type="string">
            <text:p>Área</text:p>
          </table:table-cell>
          <table:table-cell table:style-name="ce193" table:formula="of:=[$'Controle Normal Padrão A'.C3]" office:value-type="float" office:value="0.3944" calcext:value-type="float">
            <text:p>0,3944</text:p>
          </table:table-cell>
          <table:table-cell table:style-name="ce217" table:formula="of:=[$'Controle Normal Padrão B'.C3]" office:value-type="float" office:value="0.3264" calcext:value-type="float">
            <text:p>0,3264</text:p>
          </table:table-cell>
          <table:table-cell/>
          <table:table-cell table:style-name="ce62" office:value-type="string" calcext:value-type="string">
            <text:p>A &lt; x &lt; B</text:p>
          </table:table-cell>
          <table:table-cell table:style-name="ce222" table:formula="of:=[.G3] - [.H3]" office:value-type="float" office:value="0.7208" calcext:value-type="float" table:number-columns-spanned="2" table:number-rows-spanned="1">
            <text:p>0,7208</text:p>
          </table:table-cell>
          <table:covered-table-cell table:style-name="ce233"/>
          <table:table-cell table:number-columns-repeated="10"/>
        </table:table-row>
        <table:table-row table:style-name="ro2">
          <table:table-cell/>
          <table:table-cell table:style-name="ce62" office:value-type="string" calcext:value-type="string">
            <text:p>Probabilidade de Ocorrência</text:p>
          </table:table-cell>
          <table:table-cell table:style-name="ce71" table:formula="of:= [.$K$3] / [.$K$4]" office:value-type="float" office:value="0.0114155671033604" calcext:value-type="float">
            <text:p>0,0114</text:p>
          </table:table-cell>
          <table:table-cell table:style-name="ce81" table:formula="of:= [.$L$3] / [.$L$4]" office:value-type="float" office:value="0.0160671186284926" calcext:value-type="float">
            <text:p>0,0161</text:p>
          </table:table-cell>
          <table:table-cell/>
          <table:table-cell office:value-type="string" calcext:value-type="string">
            <text:p>A &lt; x &lt; B (%)</text:p>
          </table:table-cell>
          <table:table-cell table:style-name="ce223" table:formula="of:=[.G9]" office:value-type="percentage" office:value="0.7208" calcext:value-type="percentage" table:number-columns-spanned="2" table:number-rows-spanned="1">
            <text:p>72,08%</text:p>
          </table:table-cell>
          <table:covered-table-cell table:style-name="ce234"/>
          <table:table-cell table:number-columns-repeated="10"/>
        </table:table-row>
        <table:table-row table:style-name="ro2">
          <table:table-cell/>
          <table:table-cell table:style-name="ce63" office:value-type="string" calcext:value-type="string">
            <text:p>Probabilidade de Ocorrência (%)</text:p>
          </table:table-cell>
          <table:table-cell table:style-name="ce200" table:formula="of:=[.C10]" office:value-type="percentage" office:value="0.0114155671033604" calcext:value-type="percentage">
            <text:p>1,14%</text:p>
          </table:table-cell>
          <table:table-cell table:style-name="ce219" table:formula="of:=[.D10]" office:value-type="percentage" office:value="0.0160671186284926" calcext:value-type="percentage">
            <text:p>1,61%</text:p>
          </table:table-cell>
          <table:table-cell/>
          <table:table-cell table:style-name="ce63" office:value-type="string" calcext:value-type="string">
            <text:p>(A &lt; x &lt; B) * n</text:p>
          </table:table-cell>
          <table:table-cell table:style-name="ce227" table:formula="of:=[.G9] * [.C6]" office:value-type="float" office:value="144.16" calcext:value-type="float" table:number-columns-spanned="2" table:number-rows-spanned="1">
            <text:p>144,16</text:p>
          </table:table-cell>
          <table:covered-table-cell table:style-name="ce236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10"/>
        </table:table-row>
        <table:table-row table:style-name="ro2">
          <table:table-cell/>
          <table:table-cell table:style-name="ce61" office:value-type="string" calcext:value-type="string" table:number-columns-spanned="3" table:number-rows-spanned="1">
            <text:p>Distribuição Normal Inversa</text:p>
          </table:table-cell>
          <table:covered-table-cell table:number-columns-repeated="2"/>
          <table:table-cell/>
          <table:table-cell table:style-name="ce226" office:value-type="string" calcext:value-type="string">
            <text:p>Z &gt; 0</text:p>
          </table:table-cell>
          <table:table-cell table:style-name="ce228" office:value-type="string" calcext:value-type="string">
            <text:p>A</text:p>
          </table:table-cell>
          <table:table-cell table:style-name="ce235" office:value-type="string" calcext:value-type="string">
            <text:p>B</text:p>
          </table:table-cell>
          <table:table-cell table:number-columns-repeated="10"/>
        </table:table-row>
        <table:table-row table:style-name="ro2">
          <table:table-cell/>
          <table:table-cell table:style-name="ce179" office:value-type="string" calcext:value-type="string">
            <text:p>Área</text:p>
          </table:table-cell>
          <table:table-cell table:style-name="ce182" office:value-type="percentage" office:value="0.6" calcext:value-type="percentage">
            <text:p>60,00%</text:p>
          </table:table-cell>
          <table:table-cell table:style-name="ce220" table:formula="of:=[.$C14]" office:value-type="float" office:value="0.6" calcext:value-type="float">
            <text:p>0,6000</text:p>
          </table:table-cell>
          <table:table-cell/>
          <table:table-cell table:style-name="ce62" office:value-type="string" calcext:value-type="string">
            <text:p>P (x &gt; X)</text:p>
          </table:table-cell>
          <table:table-cell table:style-name="ce71" table:formula="of:= 0.5 - [.C9]" office:value-type="float" office:value="0.1056" calcext:value-type="float">
            <text:p>0,1056</text:p>
          </table:table-cell>
          <table:table-cell table:style-name="ce81" table:formula="of:= 0.5 - [.D9]" office:value-type="float" office:value="0.1736" calcext:value-type="float">
            <text:p>0,1736</text:p>
          </table:table-cell>
          <table:table-cell table:number-columns-repeated="10"/>
        </table:table-row>
        <table:table-row table:style-name="ro2">
          <table:table-cell/>
          <table:table-cell table:style-name="ce70" office:value-type="string" calcext:value-type="string">
            <text:p>Média (<text:span text:style-name="T2">µ</text:span>)</text:p>
          </table:table-cell>
          <table:table-cell table:style-name="ce181" office:value-type="float" office:value="65" calcext:value-type="float" table:number-columns-spanned="2" table:number-rows-spanned="1">
            <text:p>65</text:p>
          </table:table-cell>
          <table:covered-table-cell table:style-name="ce206"/>
          <table:table-cell/>
          <table:table-cell office:value-type="string" calcext:value-type="string">
            <text:p>P (x &gt; X) (%)</text:p>
          </table:table-cell>
          <table:table-cell table:formula="of:=[.G14]" office:value-type="percentage" office:value="0.1056" calcext:value-type="percentage">
            <text:p>10,56%</text:p>
          </table:table-cell>
          <table:table-cell table:formula="of:=[.H14]" office:value-type="percentage" office:value="0.1736" calcext:value-type="percentage">
            <text:p>17,36%</text:p>
          </table:table-cell>
          <table:table-cell table:number-columns-repeated="10"/>
        </table:table-row>
        <table:table-row table:style-name="ro2">
          <table:table-cell/>
          <table:table-cell table:style-name="ce70" office:value-type="string" calcext:value-type="string">
            <text:p><text:span text:style-name="T3">Desvio Padrão (σ</text:span>)</text:p>
          </table:table-cell>
          <table:table-cell table:style-name="ce181" office:value-type="float" office:value="16" calcext:value-type="float" table:number-columns-spanned="2" table:number-rows-spanned="1">
            <text:p>16</text:p>
          </table:table-cell>
          <table:covered-table-cell table:style-name="ce206"/>
          <table:table-cell/>
          <table:table-cell table:style-name="ce63" office:value-type="string" calcext:value-type="string">
            <text:p>P * n</text:p>
          </table:table-cell>
          <table:table-cell table:style-name="ce73" table:formula="of:=[.G14] * [.$C$6]" office:value-type="float" office:value="21.12" calcext:value-type="float">
            <text:p>21,12</text:p>
          </table:table-cell>
          <table:table-cell table:style-name="ce83" table:formula="of:=[.H14] * [.$C$6]" office:value-type="float" office:value="34.72" calcext:value-type="float">
            <text:p>34,72</text:p>
          </table:table-cell>
          <table:table-cell table:number-columns-repeated="10"/>
        </table:table-row>
        <table:table-row table:style-name="ro2">
          <table:table-cell/>
          <table:table-cell table:style-name="ce184" office:value-type="string" calcext:value-type="string">
            <text:p>Variância (σ²)</text:p>
          </table:table-cell>
          <table:table-cell table:style-name="ce188" table:formula="of:=[.C16] ^ 2" office:value-type="float" office:value="256" calcext:value-type="float" table:number-columns-spanned="2" table:number-rows-spanned="1">
            <text:p>256</text:p>
          </table:table-cell>
          <table:covered-table-cell table:style-name="ce224"/>
          <table:table-cell/>
          <table:table-cell table:style-name="Default" table:number-columns-repeated="3"/>
          <table:table-cell table:number-columns-repeated="10"/>
        </table:table-row>
        <table:table-row table:style-name="ro2">
          <table:table-cell/>
          <table:table-cell table:style-name="ce184" office:value-type="string" calcext:value-type="string">
            <text:p>Resto</text:p>
          </table:table-cell>
          <table:table-cell table:style-name="ce202" table:formula="of:= 0.5 - [.$C$14]" office:value-type="percentage" office:value="-0.1" calcext:value-type="percentage">
            <text:p>-10,00%</text:p>
          </table:table-cell>
          <table:table-cell table:style-name="ce221" table:formula="of:=[.$C$18]" office:value-type="float" office:value="-0.1" calcext:value-type="float">
            <text:p>-0,1000</text:p>
          </table:table-cell>
          <table:table-cell/>
          <table:table-cell table:style-name="ce226" office:value-type="string" calcext:value-type="string">
            <text:p>Z ≤ 0</text:p>
          </table:table-cell>
          <table:table-cell table:style-name="ce228" office:value-type="string" calcext:value-type="string">
            <text:p>A</text:p>
          </table:table-cell>
          <table:table-cell table:style-name="ce235" office:value-type="string" calcext:value-type="string">
            <text:p>B</text:p>
          </table:table-cell>
          <table:table-cell table:number-columns-repeated="10"/>
        </table:table-row>
        <table:table-row table:style-name="ro3">
          <table:table-cell/>
          <table:table-cell table:style-name="ce184" office:value-type="string" calcext:value-type="string">
            <text:p>Normal Padrão (Z)</text:p>
          </table:table-cell>
          <table:table-cell table:style-name="ce188" table:formula="of:=[$'Controle Normal Padrão Inversa'.C3]" office:value-type="float" office:value="0.25" calcext:value-type="float" table:number-columns-spanned="2" table:number-rows-spanned="1">
            <text:p>0,25</text:p>
          </table:table-cell>
          <table:covered-table-cell table:style-name="ce224"/>
          <table:table-cell/>
          <table:table-cell table:style-name="ce62" office:value-type="string" calcext:value-type="string">
            <text:p>P (x &gt; X)</text:p>
          </table:table-cell>
          <table:table-cell table:style-name="ce71" table:formula="of:= [.C9] + 0.5" office:value-type="float" office:value="0.8944" calcext:value-type="float">
            <text:p>0,8944</text:p>
          </table:table-cell>
          <table:table-cell table:style-name="ce81" table:formula="of:= [.D9] + 0.5" office:value-type="float" office:value="0.8264" calcext:value-type="float">
            <text:p>0,8264</text:p>
          </table:table-cell>
          <table:table-cell table:number-columns-repeated="10"/>
        </table:table-row>
        <table:table-row table:style-name="ro3">
          <table:table-cell/>
          <table:table-cell table:style-name="ce75" office:value-type="string" calcext:value-type="string" table:number-columns-spanned="1" table:number-rows-spanned="2">
            <text:p>Normal (X) caso a área declarada acima se estenda para o lado [???] da curva normal</text:p>
          </table:table-cell>
          <table:table-cell table:style-name="ce353" office:value-type="string" calcext:value-type="string">
            <text:p>ESQUERDO (Z &lt; 0)</text:p>
          </table:table-cell>
          <table:table-cell table:style-name="ce367" table:formula="of:= IF([.$C$18] &gt; 0; ([.$C$15] - ([.$C$19] * [.$C$16])); (([.$C$19] * [.$C$16]) + [.C15]))" office:value-type="float" office:value="69" calcext:value-type="float">
            <text:p>69</text:p>
          </table:table-cell>
          <table:table-cell/>
          <table:table-cell office:value-type="string" calcext:value-type="string">
            <text:p>P (x &gt; X) (%)</text:p>
          </table:table-cell>
          <table:table-cell table:formula="of:=[.G19]" office:value-type="percentage" office:value="0.8944" calcext:value-type="percentage">
            <text:p>89,44%</text:p>
          </table:table-cell>
          <table:table-cell table:formula="of:=[.H19]" office:value-type="percentage" office:value="0.8264" calcext:value-type="percentage">
            <text:p>82,64%</text:p>
          </table:table-cell>
          <table:table-cell table:number-columns-repeated="10"/>
        </table:table-row>
        <table:table-row table:style-name="ro2">
          <table:table-cell/>
          <table:covered-table-cell table:style-name="ce76"/>
          <table:table-cell table:style-name="ce354" office:value-type="string" calcext:value-type="string">
            <text:p>DIREITO (Z &gt; 0)</text:p>
          </table:table-cell>
          <table:table-cell table:style-name="ce368" table:formula="of:= IF([.$C$18] &gt; 0; (([.$C$19] * [.$C$16]) + [.C15]); ([.$C$15] - ([.$C$19] * [.$C$16])))" office:value-type="float" office:value="61" calcext:value-type="float">
            <text:p>61</text:p>
          </table:table-cell>
          <table:table-cell/>
          <table:table-cell table:style-name="ce63" office:value-type="string" calcext:value-type="string">
            <text:p>P * n</text:p>
          </table:table-cell>
          <table:table-cell table:style-name="ce73" table:formula="of:=[.G19] * [.$C$6]" office:value-type="float" office:value="178.88" calcext:value-type="float">
            <text:p>178,88</text:p>
          </table:table-cell>
          <table:table-cell table:style-name="ce83" table:formula="of:=[.H19] * [.$C$6]" office:value-type="float" office:value="165.28" calcext:value-type="float">
            <text:p>165,28</text:p>
          </table:table-cell>
          <table:table-cell table:number-columns-repeated="10"/>
        </table:table-row>
      </table:table>
      <table:table table:name="Tabela da Normal Padrão" table:style-name="ta1">
        <table:table-column table:style-name="co1" table:default-cell-style-name="Default"/>
        <table:table-column table:style-name="co6" table:default-cell-style-name="ce97"/>
        <table:table-column table:style-name="co6" table:default-cell-style-name="ce105"/>
        <table:table-column table:style-name="co6" table:default-cell-style-name="ce115"/>
        <table:table-column table:style-name="co6" table:number-columns-repeated="3" table:default-cell-style-name="ce125"/>
        <table:table-column table:style-name="co6" table:default-cell-style-name="ce134"/>
        <table:table-column table:style-name="co6" table:default-cell-style-name="ce142"/>
        <table:table-column table:style-name="co6" table:number-columns-repeated="3" table:default-cell-style-name="ce125"/>
        <table:table-column table:style-name="co6" table:default-cell-style-name="ce151"/>
        <table:table-column table:style-name="co6" table:default-cell-style-name="ce161"/>
        <table:table-column table:style-name="co6" table:default-cell-style-name="ce448"/>
        <table:table-row table:style-name="ro1">
          <table:table-cell/>
          <table:table-cell table:style-name="Default" table:number-columns-repeated="14"/>
        </table:table-row>
        <table:table-row table:style-name="ro4">
          <table:table-cell/>
          <table:table-cell table:style-name="ce96" office:value-type="string" calcext:value-type="string" table:number-columns-spanned="2" table:number-rows-spanned="2">
            <text:p>Z<text:span text:style-name="T7">c</text:span></text:p>
          </table:table-cell>
          <table:covered-table-cell table:style-name="ce102"/>
          <table:table-cell table:style-name="ce112" office:value-type="string" calcext:value-type="string" table:number-columns-spanned="10" table:number-rows-spanned="1">
            <text:p>2ª CASA DECIMAL DE Z</text:p>
          </table:table-cell>
          <table:covered-table-cell table:number-columns-repeated="8" table:style-name="ce122"/>
          <table:covered-table-cell table:style-name="ce148"/>
          <table:table-cell table:style-name="ce158" office:value-type="string" calcext:value-type="string" table:number-columns-spanned="2" table:number-rows-spanned="2">
            <text:p>Z<text:span text:style-name="T7">c</text:span></text:p>
          </table:table-cell>
          <table:covered-table-cell table:style-name="ce168"/>
        </table:table-row>
        <table:table-row table:style-name="ro4">
          <table:table-cell/>
          <table:covered-table-cell/>
          <table:covered-table-cell table:style-name="ce259" table:formula="of:= IF([.$B$2] &gt;[$'Tabela da Normal Padrão'.D4]; [.D3]; IF([.$B$2] = [$'Tabela da Normal Padrão'.D4]; ([.$B3] + [.C$2]); IF(([.$B$2] - [$'Tabela da Normal Padrão'.D4]) = ([$'Tabela da Normal Padrão'.E4] - [.$B$2]); AVERAGE(([.$B3] + [.C$2]); ([.$B3] + [.D$2])); IF(([.$B$2] - [$'Tabela da Normal Padrão'.D4]) &lt; ([$'Tabela da Normal Padrão'.E4] - [.$B$2]); ([.$B3] + [.C$2]); ([.$B3] + [.D$2]) ))))" office:value-type="float" office:value="0" calcext:value-type="float">
            <text:p>0,00</text:p>
          </table:covered-table-cell>
          <table:table-cell table:style-name="ce113" office:value-type="float" office:value="0" calcext:value-type="float">
            <text:p>0,00</text:p>
          </table:table-cell>
          <table:table-cell table:style-name="ce123" office:value-type="float" office:value="0.01" calcext:value-type="float">
            <text:p>0,01</text:p>
          </table:table-cell>
          <table:table-cell table:style-name="ce123" office:value-type="float" office:value="0.02" calcext:value-type="float">
            <text:p>0,02</text:p>
          </table:table-cell>
          <table:table-cell table:style-name="ce123" office:value-type="float" office:value="0.03" calcext:value-type="float">
            <text:p>0,03</text:p>
          </table:table-cell>
          <table:table-cell table:style-name="ce132" office:value-type="float" office:value="0.04" calcext:value-type="float">
            <text:p>0,04</text:p>
          </table:table-cell>
          <table:table-cell table:style-name="ce140" office:value-type="float" office:value="0.05" calcext:value-type="float">
            <text:p>0,05</text:p>
          </table:table-cell>
          <table:table-cell table:style-name="ce123" office:value-type="float" office:value="0.06" calcext:value-type="float">
            <text:p>0,06</text:p>
          </table:table-cell>
          <table:table-cell table:style-name="ce123" office:value-type="float" office:value="0.07" calcext:value-type="float">
            <text:p>0,07</text:p>
          </table:table-cell>
          <table:table-cell table:style-name="ce123" office:value-type="float" office:value="0.08" calcext:value-type="float">
            <text:p>0,08</text:p>
          </table:table-cell>
          <table:table-cell table:style-name="ce149" office:value-type="float" office:value="0.09" calcext:value-type="float">
            <text:p>0,09</text:p>
          </table:table-cell>
          <table:covered-table-cell table:style-name="ce159"/>
          <table:covered-table-cell/>
        </table:table-row>
        <table:table-row table:style-name="ro4">
          <table:table-cell/>
          <table:table-cell table:style-name="ce98" office:value-type="string" calcext:value-type="string" table:number-columns-spanned="1" table:number-rows-spanned="32">
            <text:p>P</text:p>
            <text:p>A</text:p>
            <text:p>R</text:p>
            <text:p>T</text:p>
            <text:p>E</text:p>
            <text:p/>
            <text:p>I</text:p>
            <text:p>N</text:p>
            <text:p>T</text:p>
            <text:p>E</text:p>
            <text:p>I</text:p>
            <text:p>R</text:p>
            <text:p>A</text:p>
            <text:p/>
            <text:p>E</text:p>
            <text:p/>
            <text:p>1ª</text:p>
            <text:p/>
            <text:p>C</text:p>
            <text:p>A</text:p>
            <text:p>S</text:p>
            <text:p>A</text:p>
            <text:p/>
            <text:p>D</text:p>
            <text:p>E</text:p>
            <text:p>C</text:p>
            <text:p>I</text:p>
            <text:p>M</text:p>
            <text:p>A</text:p>
            <text:p>L</text:p>
            <text:p/>
            <text:p>D</text:p>
            <text:p>E</text:p>
            <text:p/>
            <text:p>Z</text:p>
          </table:table-cell>
          <table:table-cell table:style-name="ce104" office:value-type="float" office:value="0" calcext:value-type="float">
            <text:p>0,0</text:p>
          </table:table-cell>
          <table:table-cell table:style-name="ce114" office:value-type="float" office:value="0" calcext:value-type="float">
            <text:p>0,0000</text:p>
          </table:table-cell>
          <table:table-cell table:style-name="ce124" office:value-type="float" office:value="0.004" calcext:value-type="float">
            <text:p>0,0040</text:p>
          </table:table-cell>
          <table:table-cell table:style-name="ce124" office:value-type="float" office:value="0.008" calcext:value-type="float">
            <text:p>0,0080</text:p>
          </table:table-cell>
          <table:table-cell table:style-name="ce124" office:value-type="float" office:value="0.012" calcext:value-type="float">
            <text:p>0,0120</text:p>
          </table:table-cell>
          <table:table-cell table:style-name="ce133" office:value-type="float" office:value="0.016" calcext:value-type="float">
            <text:p>0,0160</text:p>
          </table:table-cell>
          <table:table-cell table:style-name="ce141" office:value-type="float" office:value="0.0199" calcext:value-type="float">
            <text:p>0,0199</text:p>
          </table:table-cell>
          <table:table-cell table:style-name="ce124" office:value-type="float" office:value="0.0239" calcext:value-type="float">
            <text:p>0,0239</text:p>
          </table:table-cell>
          <table:table-cell table:style-name="ce124" office:value-type="float" office:value="0.0279" calcext:value-type="float">
            <text:p>0,0279</text:p>
          </table:table-cell>
          <table:table-cell table:style-name="ce124" office:value-type="float" office:value="0.0319" calcext:value-type="float">
            <text:p>0,0319</text:p>
          </table:table-cell>
          <table:table-cell table:style-name="ce150" office:value-type="float" office:value="0.0359" calcext:value-type="float">
            <text:p>0,0359</text:p>
          </table:table-cell>
          <table:table-cell table:style-name="ce160" office:value-type="float" office:value="0" calcext:value-type="float">
            <text:p>0,0</text:p>
          </table:table-cell>
          <table:table-cell table:style-name="ce170" office:value-type="string" calcext:value-type="string" table:number-columns-spanned="1" table:number-rows-spanned="32">
            <text:p>P</text:p>
            <text:p>A</text:p>
            <text:p>R</text:p>
            <text:p>T</text:p>
            <text:p>E</text:p>
            <text:p/>
            <text:p>I</text:p>
            <text:p>N</text:p>
            <text:p>T</text:p>
            <text:p>E</text:p>
            <text:p>I</text:p>
            <text:p>R</text:p>
            <text:p>A</text:p>
            <text:p/>
            <text:p>E</text:p>
            <text:p/>
            <text:p>1ª</text:p>
            <text:p/>
            <text:p>C</text:p>
            <text:p>A</text:p>
            <text:p>S</text:p>
            <text:p>A</text:p>
            <text:p/>
            <text:p>D</text:p>
            <text:p>E</text:p>
            <text:p>C</text:p>
            <text:p>I</text:p>
            <text:p>M</text:p>
            <text:p>A</text:p>
            <text:p>L</text:p>
            <text:p/>
            <text:p>D</text:p>
            <text:p>E</text:p>
            <text:p/>
            <text:p>Z</text:p>
          </table:table-cell>
        </table:table-row>
        <table:table-row table:style-name="ro4">
          <table:table-cell/>
          <table:covered-table-cell/>
          <table:table-cell office:value-type="float" office:value="0.1" calcext:value-type="float">
            <text:p>0,1</text:p>
          </table:table-cell>
          <table:table-cell office:value-type="float" office:value="0.0398" calcext:value-type="float">
            <text:p>0,0398</text:p>
          </table:table-cell>
          <table:table-cell office:value-type="float" office:value="0.0438" calcext:value-type="float">
            <text:p>0,0438</text:p>
          </table:table-cell>
          <table:table-cell office:value-type="float" office:value="0.0478" calcext:value-type="float">
            <text:p>0,0478</text:p>
          </table:table-cell>
          <table:table-cell office:value-type="float" office:value="0.0517" calcext:value-type="float">
            <text:p>0,0517</text:p>
          </table:table-cell>
          <table:table-cell office:value-type="float" office:value="0.0557" calcext:value-type="float">
            <text:p>0,0557</text:p>
          </table:table-cell>
          <table:table-cell office:value-type="float" office:value="0.0596" calcext:value-type="float">
            <text:p>0,0596</text:p>
          </table:table-cell>
          <table:table-cell office:value-type="float" office:value="0.0636" calcext:value-type="float">
            <text:p>0,0636</text:p>
          </table:table-cell>
          <table:table-cell office:value-type="float" office:value="0.0675" calcext:value-type="float">
            <text:p>0,0675</text:p>
          </table:table-cell>
          <table:table-cell office:value-type="float" office:value="0.0714" calcext:value-type="float">
            <text:p>0,0714</text:p>
          </table:table-cell>
          <table:table-cell office:value-type="float" office:value="0.0753" calcext:value-type="float">
            <text:p>0,0753</text:p>
          </table:table-cell>
          <table:table-cell office:value-type="float" office:value="0.1" calcext:value-type="float">
            <text:p>0,1</text:p>
          </table:table-cell>
          <table:covered-table-cell/>
        </table:table-row>
        <table:table-row table:style-name="ro4">
          <table:table-cell/>
          <table:covered-table-cell/>
          <table:table-cell office:value-type="float" office:value="0.2" calcext:value-type="float">
            <text:p>0,2</text:p>
          </table:table-cell>
          <table:table-cell office:value-type="float" office:value="0.0793" calcext:value-type="float">
            <text:p>0,0793</text:p>
          </table:table-cell>
          <table:table-cell office:value-type="float" office:value="0.0832" calcext:value-type="float">
            <text:p>0,0832</text:p>
          </table:table-cell>
          <table:table-cell office:value-type="float" office:value="0.0871" calcext:value-type="float">
            <text:p>0,0871</text:p>
          </table:table-cell>
          <table:table-cell office:value-type="float" office:value="0.091" calcext:value-type="float">
            <text:p>0,0910</text:p>
          </table:table-cell>
          <table:table-cell office:value-type="float" office:value="0.0948" calcext:value-type="float">
            <text:p>0,0948</text:p>
          </table:table-cell>
          <table:table-cell office:value-type="float" office:value="0.0987" calcext:value-type="float">
            <text:p>0,0987</text:p>
          </table:table-cell>
          <table:table-cell office:value-type="float" office:value="0.1026" calcext:value-type="float">
            <text:p>0,1026</text:p>
          </table:table-cell>
          <table:table-cell office:value-type="float" office:value="0.1064" calcext:value-type="float">
            <text:p>0,1064</text:p>
          </table:table-cell>
          <table:table-cell office:value-type="float" office:value="0.1103" calcext:value-type="float">
            <text:p>0,1103</text:p>
          </table:table-cell>
          <table:table-cell office:value-type="float" office:value="0.1141" calcext:value-type="float">
            <text:p>0,1141</text:p>
          </table:table-cell>
          <table:table-cell office:value-type="float" office:value="0.2" calcext:value-type="float">
            <text:p>0,2</text:p>
          </table:table-cell>
          <table:covered-table-cell/>
        </table:table-row>
        <table:table-row table:style-name="ro4">
          <table:table-cell/>
          <table:covered-table-cell/>
          <table:table-cell office:value-type="float" office:value="0.3" calcext:value-type="float">
            <text:p>0,3</text:p>
          </table:table-cell>
          <table:table-cell office:value-type="float" office:value="0.1179" calcext:value-type="float">
            <text:p>0,1179</text:p>
          </table:table-cell>
          <table:table-cell office:value-type="float" office:value="0.1217" calcext:value-type="float">
            <text:p>0,1217</text:p>
          </table:table-cell>
          <table:table-cell office:value-type="float" office:value="0.1255" calcext:value-type="float">
            <text:p>0,1255</text:p>
          </table:table-cell>
          <table:table-cell office:value-type="float" office:value="0.1293" calcext:value-type="float">
            <text:p>0,1293</text:p>
          </table:table-cell>
          <table:table-cell office:value-type="float" office:value="0.1331" calcext:value-type="float">
            <text:p>0,1331</text:p>
          </table:table-cell>
          <table:table-cell office:value-type="float" office:value="0.1368" calcext:value-type="float">
            <text:p>0,1368</text:p>
          </table:table-cell>
          <table:table-cell office:value-type="float" office:value="0.1406" calcext:value-type="float">
            <text:p>0,1406</text:p>
          </table:table-cell>
          <table:table-cell office:value-type="float" office:value="0.1443" calcext:value-type="float">
            <text:p>0,1443</text:p>
          </table:table-cell>
          <table:table-cell office:value-type="float" office:value="0.148" calcext:value-type="float">
            <text:p>0,1480</text:p>
          </table:table-cell>
          <table:table-cell office:value-type="float" office:value="0.1517" calcext:value-type="float">
            <text:p>0,1517</text:p>
          </table:table-cell>
          <table:table-cell office:value-type="float" office:value="0.3" calcext:value-type="float">
            <text:p>0,3</text:p>
          </table:table-cell>
          <table:covered-table-cell/>
        </table:table-row>
        <table:table-row table:style-name="ro4">
          <table:table-cell/>
          <table:covered-table-cell/>
          <table:table-cell office:value-type="float" office:value="0.4" calcext:value-type="float">
            <text:p>0,4</text:p>
          </table:table-cell>
          <table:table-cell office:value-type="float" office:value="0.1554" calcext:value-type="float">
            <text:p>0,1554</text:p>
          </table:table-cell>
          <table:table-cell office:value-type="float" office:value="0.1591" calcext:value-type="float">
            <text:p>0,1591</text:p>
          </table:table-cell>
          <table:table-cell office:value-type="float" office:value="0.1628" calcext:value-type="float">
            <text:p>0,1628</text:p>
          </table:table-cell>
          <table:table-cell office:value-type="float" office:value="0.1664" calcext:value-type="float">
            <text:p>0,1664</text:p>
          </table:table-cell>
          <table:table-cell office:value-type="float" office:value="0.17" calcext:value-type="float">
            <text:p>0,1700</text:p>
          </table:table-cell>
          <table:table-cell office:value-type="float" office:value="0.1736" calcext:value-type="float">
            <text:p>0,1736</text:p>
          </table:table-cell>
          <table:table-cell office:value-type="float" office:value="0.1772" calcext:value-type="float">
            <text:p>0,1772</text:p>
          </table:table-cell>
          <table:table-cell office:value-type="float" office:value="0.1808" calcext:value-type="float">
            <text:p>0,1808</text:p>
          </table:table-cell>
          <table:table-cell office:value-type="float" office:value="0.1844" calcext:value-type="float">
            <text:p>0,1844</text:p>
          </table:table-cell>
          <table:table-cell office:value-type="float" office:value="0.1879" calcext:value-type="float">
            <text:p>0,1879</text:p>
          </table:table-cell>
          <table:table-cell office:value-type="float" office:value="0.4" calcext:value-type="float">
            <text:p>0,4</text:p>
          </table:table-cell>
          <table:covered-table-cell/>
        </table:table-row>
        <table:table-row table:style-name="ro4">
          <table:table-cell/>
          <table:covered-table-cell/>
          <table:table-cell table:style-name="ce106" office:value-type="float" office:value="0.5" calcext:value-type="float">
            <text:p>0,5</text:p>
          </table:table-cell>
          <table:table-cell table:style-name="ce116" office:value-type="float" office:value="0.1915" calcext:value-type="float">
            <text:p>0,1915</text:p>
          </table:table-cell>
          <table:table-cell table:style-name="ce126" office:value-type="float" office:value="0.195" calcext:value-type="float">
            <text:p>0,1950</text:p>
          </table:table-cell>
          <table:table-cell table:style-name="ce126" office:value-type="float" office:value="0.1985" calcext:value-type="float">
            <text:p>0,1985</text:p>
          </table:table-cell>
          <table:table-cell table:style-name="ce126" office:value-type="float" office:value="0.2019" calcext:value-type="float">
            <text:p>0,2019</text:p>
          </table:table-cell>
          <table:table-cell table:style-name="ce135" office:value-type="float" office:value="0.2054" calcext:value-type="float">
            <text:p>0,2054</text:p>
          </table:table-cell>
          <table:table-cell table:style-name="ce143" office:value-type="float" office:value="0.2088" calcext:value-type="float">
            <text:p>0,2088</text:p>
          </table:table-cell>
          <table:table-cell table:style-name="ce126" office:value-type="float" office:value="0.2123" calcext:value-type="float">
            <text:p>0,2123</text:p>
          </table:table-cell>
          <table:table-cell table:style-name="ce126" office:value-type="float" office:value="0.2157" calcext:value-type="float">
            <text:p>0,2157</text:p>
          </table:table-cell>
          <table:table-cell table:style-name="ce126" office:value-type="float" office:value="0.219" calcext:value-type="float">
            <text:p>0,2190</text:p>
          </table:table-cell>
          <table:table-cell table:style-name="ce152" office:value-type="float" office:value="0.2224" calcext:value-type="float">
            <text:p>0,2224</text:p>
          </table:table-cell>
          <table:table-cell table:style-name="ce162" office:value-type="float" office:value="0.5" calcext:value-type="float">
            <text:p>0,5</text:p>
          </table:table-cell>
          <table:covered-table-cell/>
        </table:table-row>
        <table:table-row table:style-name="ro4">
          <table:table-cell/>
          <table:covered-table-cell/>
          <table:table-cell office:value-type="float" office:value="0.6" calcext:value-type="float">
            <text:p>0,6</text:p>
          </table:table-cell>
          <table:table-cell office:value-type="float" office:value="0.2257" calcext:value-type="float">
            <text:p>0,2257</text:p>
          </table:table-cell>
          <table:table-cell office:value-type="float" office:value="0.2291" calcext:value-type="float">
            <text:p>0,2291</text:p>
          </table:table-cell>
          <table:table-cell office:value-type="float" office:value="0.2324" calcext:value-type="float">
            <text:p>0,2324</text:p>
          </table:table-cell>
          <table:table-cell office:value-type="float" office:value="0.2357" calcext:value-type="float">
            <text:p>0,2357</text:p>
          </table:table-cell>
          <table:table-cell office:value-type="float" office:value="0.2389" calcext:value-type="float">
            <text:p>0,2389</text:p>
          </table:table-cell>
          <table:table-cell office:value-type="float" office:value="0.2422" calcext:value-type="float">
            <text:p>0,2422</text:p>
          </table:table-cell>
          <table:table-cell office:value-type="float" office:value="0.2454" calcext:value-type="float">
            <text:p>0,2454</text:p>
          </table:table-cell>
          <table:table-cell office:value-type="float" office:value="0.2486" calcext:value-type="float">
            <text:p>0,2486</text:p>
          </table:table-cell>
          <table:table-cell office:value-type="float" office:value="0.2517" calcext:value-type="float">
            <text:p>0,2517</text:p>
          </table:table-cell>
          <table:table-cell office:value-type="float" office:value="0.2549" calcext:value-type="float">
            <text:p>0,2549</text:p>
          </table:table-cell>
          <table:table-cell office:value-type="float" office:value="0.6" calcext:value-type="float">
            <text:p>0,6</text:p>
          </table:table-cell>
          <table:covered-table-cell/>
        </table:table-row>
        <table:table-row table:style-name="ro4">
          <table:table-cell/>
          <table:covered-table-cell/>
          <table:table-cell office:value-type="float" office:value="0.7" calcext:value-type="float">
            <text:p>0,7</text:p>
          </table:table-cell>
          <table:table-cell office:value-type="float" office:value="0.258" calcext:value-type="float">
            <text:p>0,2580</text:p>
          </table:table-cell>
          <table:table-cell office:value-type="float" office:value="0.2611" calcext:value-type="float">
            <text:p>0,2611</text:p>
          </table:table-cell>
          <table:table-cell office:value-type="float" office:value="0.2642" calcext:value-type="float">
            <text:p>0,2642</text:p>
          </table:table-cell>
          <table:table-cell office:value-type="float" office:value="0.2673" calcext:value-type="float">
            <text:p>0,2673</text:p>
          </table:table-cell>
          <table:table-cell office:value-type="float" office:value="0.2704" calcext:value-type="float">
            <text:p>0,2704</text:p>
          </table:table-cell>
          <table:table-cell office:value-type="float" office:value="0.2734" calcext:value-type="float">
            <text:p>0,2734</text:p>
          </table:table-cell>
          <table:table-cell office:value-type="float" office:value="0.2764" calcext:value-type="float">
            <text:p>0,2764</text:p>
          </table:table-cell>
          <table:table-cell office:value-type="float" office:value="0.2794" calcext:value-type="float">
            <text:p>0,2794</text:p>
          </table:table-cell>
          <table:table-cell office:value-type="float" office:value="0.2823" calcext:value-type="float">
            <text:p>0,2823</text:p>
          </table:table-cell>
          <table:table-cell office:value-type="float" office:value="0.2852" calcext:value-type="float">
            <text:p>0,2852</text:p>
          </table:table-cell>
          <table:table-cell office:value-type="float" office:value="0.7" calcext:value-type="float">
            <text:p>0,7</text:p>
          </table:table-cell>
          <table:covered-table-cell/>
        </table:table-row>
        <table:table-row table:style-name="ro4">
          <table:table-cell/>
          <table:covered-table-cell/>
          <table:table-cell office:value-type="float" office:value="0.8" calcext:value-type="float">
            <text:p>0,8</text:p>
          </table:table-cell>
          <table:table-cell office:value-type="float" office:value="0.2881" calcext:value-type="float">
            <text:p>0,2881</text:p>
          </table:table-cell>
          <table:table-cell office:value-type="float" office:value="0.291" calcext:value-type="float">
            <text:p>0,2910</text:p>
          </table:table-cell>
          <table:table-cell office:value-type="float" office:value="0.2939" calcext:value-type="float">
            <text:p>0,2939</text:p>
          </table:table-cell>
          <table:table-cell office:value-type="float" office:value="0.2967" calcext:value-type="float">
            <text:p>0,2967</text:p>
          </table:table-cell>
          <table:table-cell office:value-type="float" office:value="0.2995" calcext:value-type="float">
            <text:p>0,2995</text:p>
          </table:table-cell>
          <table:table-cell office:value-type="float" office:value="0.3023" calcext:value-type="float">
            <text:p>0,3023</text:p>
          </table:table-cell>
          <table:table-cell office:value-type="float" office:value="0.3051" calcext:value-type="float">
            <text:p>0,3051</text:p>
          </table:table-cell>
          <table:table-cell office:value-type="float" office:value="0.3078" calcext:value-type="float">
            <text:p>0,3078</text:p>
          </table:table-cell>
          <table:table-cell office:value-type="float" office:value="0.3106" calcext:value-type="float">
            <text:p>0,3106</text:p>
          </table:table-cell>
          <table:table-cell office:value-type="float" office:value="0.3133" calcext:value-type="float">
            <text:p>0,3133</text:p>
          </table:table-cell>
          <table:table-cell office:value-type="float" office:value="0.8" calcext:value-type="float">
            <text:p>0,8</text:p>
          </table:table-cell>
          <table:covered-table-cell/>
        </table:table-row>
        <table:table-row table:style-name="ro4">
          <table:table-cell/>
          <table:covered-table-cell/>
          <table:table-cell table:style-name="ce107" office:value-type="float" office:value="0.9" calcext:value-type="float">
            <text:p>0,9</text:p>
          </table:table-cell>
          <table:table-cell table:style-name="ce117" office:value-type="float" office:value="0.3159" calcext:value-type="float">
            <text:p>0,3159</text:p>
          </table:table-cell>
          <table:table-cell table:style-name="ce127" office:value-type="float" office:value="0.3186" calcext:value-type="float">
            <text:p>0,3186</text:p>
          </table:table-cell>
          <table:table-cell table:style-name="ce127" office:value-type="float" office:value="0.3212" calcext:value-type="float">
            <text:p>0,3212</text:p>
          </table:table-cell>
          <table:table-cell table:style-name="ce127" office:value-type="float" office:value="0.3238" calcext:value-type="float">
            <text:p>0,3238</text:p>
          </table:table-cell>
          <table:table-cell table:style-name="ce136" office:value-type="float" office:value="0.3264" calcext:value-type="float">
            <text:p>0,3264</text:p>
          </table:table-cell>
          <table:table-cell table:style-name="ce144" office:value-type="float" office:value="0.3289" calcext:value-type="float">
            <text:p>0,3289</text:p>
          </table:table-cell>
          <table:table-cell table:style-name="ce127" office:value-type="float" office:value="0.3315" calcext:value-type="float">
            <text:p>0,3315</text:p>
          </table:table-cell>
          <table:table-cell table:style-name="ce127" office:value-type="float" office:value="0.334" calcext:value-type="float">
            <text:p>0,3340</text:p>
          </table:table-cell>
          <table:table-cell table:style-name="ce127" office:value-type="float" office:value="0.3365" calcext:value-type="float">
            <text:p>0,3365</text:p>
          </table:table-cell>
          <table:table-cell table:style-name="ce153" office:value-type="float" office:value="0.3389" calcext:value-type="float">
            <text:p>0,3389</text:p>
          </table:table-cell>
          <table:table-cell table:style-name="ce163" office:value-type="float" office:value="0.9" calcext:value-type="float">
            <text:p>0,9</text:p>
          </table:table-cell>
          <table:covered-table-cell/>
        </table:table-row>
        <table:table-row table:style-name="ro4">
          <table:table-cell/>
          <table:covered-table-cell/>
          <table:table-cell office:value-type="float" office:value="1" calcext:value-type="float">
            <text:p>1,0</text:p>
          </table:table-cell>
          <table:table-cell office:value-type="float" office:value="0.3413" calcext:value-type="float">
            <text:p>0,3413</text:p>
          </table:table-cell>
          <table:table-cell office:value-type="float" office:value="0.3438" calcext:value-type="float">
            <text:p>0,3438</text:p>
          </table:table-cell>
          <table:table-cell office:value-type="float" office:value="0.3461" calcext:value-type="float">
            <text:p>0,3461</text:p>
          </table:table-cell>
          <table:table-cell office:value-type="float" office:value="0.3485" calcext:value-type="float">
            <text:p>0,3485</text:p>
          </table:table-cell>
          <table:table-cell office:value-type="float" office:value="0.3508" calcext:value-type="float">
            <text:p>0,3508</text:p>
          </table:table-cell>
          <table:table-cell office:value-type="float" office:value="0.3531" calcext:value-type="float">
            <text:p>0,3531</text:p>
          </table:table-cell>
          <table:table-cell office:value-type="float" office:value="0.3554" calcext:value-type="float">
            <text:p>0,3554</text:p>
          </table:table-cell>
          <table:table-cell office:value-type="float" office:value="0.3577" calcext:value-type="float">
            <text:p>0,3577</text:p>
          </table:table-cell>
          <table:table-cell office:value-type="float" office:value="0.3599" calcext:value-type="float">
            <text:p>0,3599</text:p>
          </table:table-cell>
          <table:table-cell office:value-type="float" office:value="0.3621" calcext:value-type="float">
            <text:p>0,3621</text:p>
          </table:table-cell>
          <table:table-cell office:value-type="float" office:value="1" calcext:value-type="float">
            <text:p>1,0</text:p>
          </table:table-cell>
          <table:covered-table-cell/>
        </table:table-row>
        <table:table-row table:style-name="ro4">
          <table:table-cell/>
          <table:covered-table-cell/>
          <table:table-cell office:value-type="float" office:value="1.1" calcext:value-type="float">
            <text:p>1,1</text:p>
          </table:table-cell>
          <table:table-cell office:value-type="float" office:value="0.3643" calcext:value-type="float">
            <text:p>0,3643</text:p>
          </table:table-cell>
          <table:table-cell office:value-type="float" office:value="0.3665" calcext:value-type="float">
            <text:p>0,3665</text:p>
          </table:table-cell>
          <table:table-cell office:value-type="float" office:value="0.3686" calcext:value-type="float">
            <text:p>0,3686</text:p>
          </table:table-cell>
          <table:table-cell office:value-type="float" office:value="0.3708" calcext:value-type="float">
            <text:p>0,3708</text:p>
          </table:table-cell>
          <table:table-cell office:value-type="float" office:value="0.3729" calcext:value-type="float">
            <text:p>0,3729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377" calcext:value-type="float">
            <text:p>0,3770</text:p>
          </table:table-cell>
          <table:table-cell office:value-type="float" office:value="0.379" calcext:value-type="float">
            <text:p>0,3790</text:p>
          </table:table-cell>
          <table:table-cell office:value-type="float" office:value="0.381" calcext:value-type="float">
            <text:p>0,3810</text:p>
          </table:table-cell>
          <table:table-cell office:value-type="float" office:value="0.383" calcext:value-type="float">
            <text:p>0,3830</text:p>
          </table:table-cell>
          <table:table-cell office:value-type="float" office:value="1.1" calcext:value-type="float">
            <text:p>1,1</text:p>
          </table:table-cell>
          <table:covered-table-cell/>
        </table:table-row>
        <table:table-row table:style-name="ro4">
          <table:table-cell/>
          <table:covered-table-cell/>
          <table:table-cell office:value-type="float" office:value="1.2" calcext:value-type="float">
            <text:p>1,2</text:p>
          </table:table-cell>
          <table:table-cell office:value-type="float" office:value="0.3849" calcext:value-type="float">
            <text:p>0,3849</text:p>
          </table:table-cell>
          <table:table-cell office:value-type="float" office:value="0.3869" calcext:value-type="float">
            <text:p>0,3869</text:p>
          </table:table-cell>
          <table:table-cell office:value-type="float" office:value="0.3888" calcext:value-type="float">
            <text:p>0,3888</text:p>
          </table:table-cell>
          <table:table-cell office:value-type="float" office:value="0.3907" calcext:value-type="float">
            <text:p>0,3907</text:p>
          </table:table-cell>
          <table:table-cell office:value-type="float" office:value="0.3925" calcext:value-type="float">
            <text:p>0,3925</text:p>
          </table:table-cell>
          <table:table-cell office:value-type="float" office:value="0.3944" calcext:value-type="float">
            <text:p>0,3944</text:p>
          </table:table-cell>
          <table:table-cell office:value-type="float" office:value="0.3962" calcext:value-type="float">
            <text:p>0,3962</text:p>
          </table:table-cell>
          <table:table-cell office:value-type="float" office:value="0.398" calcext:value-type="float">
            <text:p>0,3980</text:p>
          </table:table-cell>
          <table:table-cell office:value-type="float" office:value="0.3997" calcext:value-type="float">
            <text:p>0,3997</text:p>
          </table:table-cell>
          <table:table-cell office:value-type="float" office:value="0.4015" calcext:value-type="float">
            <text:p>0,4015</text:p>
          </table:table-cell>
          <table:table-cell office:value-type="float" office:value="1.2" calcext:value-type="float">
            <text:p>1,2</text:p>
          </table:table-cell>
          <table:covered-table-cell/>
        </table:table-row>
        <table:table-row table:style-name="ro4">
          <table:table-cell/>
          <table:covered-table-cell/>
          <table:table-cell office:value-type="float" office:value="1.3" calcext:value-type="float">
            <text:p>1,3</text:p>
          </table:table-cell>
          <table:table-cell office:value-type="float" office:value="0.4032" calcext:value-type="float">
            <text:p>0,4032</text:p>
          </table:table-cell>
          <table:table-cell office:value-type="float" office:value="0.4049" calcext:value-type="float">
            <text:p>0,4049</text:p>
          </table:table-cell>
          <table:table-cell office:value-type="float" office:value="0.4066" calcext:value-type="float">
            <text:p>0,4066</text:p>
          </table:table-cell>
          <table:table-cell office:value-type="float" office:value="0.4082" calcext:value-type="float">
            <text:p>0,4082</text:p>
          </table:table-cell>
          <table:table-cell office:value-type="float" office:value="0.4099" calcext:value-type="float">
            <text:p>0,4099</text:p>
          </table:table-cell>
          <table:table-cell office:value-type="float" office:value="0.4115" calcext:value-type="float">
            <text:p>0,4115</text:p>
          </table:table-cell>
          <table:table-cell office:value-type="float" office:value="0.4131" calcext:value-type="float">
            <text:p>0,4131</text:p>
          </table:table-cell>
          <table:table-cell office:value-type="float" office:value="0.4147" calcext:value-type="float">
            <text:p>0,4147</text:p>
          </table:table-cell>
          <table:table-cell office:value-type="float" office:value="0.4162" calcext:value-type="float">
            <text:p>0,4162</text:p>
          </table:table-cell>
          <table:table-cell office:value-type="float" office:value="0.4177" calcext:value-type="float">
            <text:p>0,4177</text:p>
          </table:table-cell>
          <table:table-cell office:value-type="float" office:value="1.3" calcext:value-type="float">
            <text:p>1,3</text:p>
          </table:table-cell>
          <table:covered-table-cell/>
        </table:table-row>
        <table:table-row table:style-name="ro4">
          <table:table-cell/>
          <table:covered-table-cell/>
          <table:table-cell office:value-type="float" office:value="1.4" calcext:value-type="float">
            <text:p>1,4</text:p>
          </table:table-cell>
          <table:table-cell office:value-type="float" office:value="0.4192" calcext:value-type="float">
            <text:p>0,4192</text:p>
          </table:table-cell>
          <table:table-cell office:value-type="float" office:value="0.4207" calcext:value-type="float">
            <text:p>0,4207</text:p>
          </table:table-cell>
          <table:table-cell office:value-type="float" office:value="0.4222" calcext:value-type="float">
            <text:p>0,4222</text:p>
          </table:table-cell>
          <table:table-cell office:value-type="float" office:value="0.4236" calcext:value-type="float">
            <text:p>0,4236</text:p>
          </table:table-cell>
          <table:table-cell office:value-type="float" office:value="0.4251" calcext:value-type="float">
            <text:p>0,4251</text:p>
          </table:table-cell>
          <table:table-cell office:value-type="float" office:value="0.4265" calcext:value-type="float">
            <text:p>0,4265</text:p>
          </table:table-cell>
          <table:table-cell office:value-type="float" office:value="0.4279" calcext:value-type="float">
            <text:p>0,4279</text:p>
          </table:table-cell>
          <table:table-cell office:value-type="float" office:value="0.4292" calcext:value-type="float">
            <text:p>0,4292</text:p>
          </table:table-cell>
          <table:table-cell office:value-type="float" office:value="0.4306" calcext:value-type="float">
            <text:p>0,4306</text:p>
          </table:table-cell>
          <table:table-cell office:value-type="float" office:value="0.4319" calcext:value-type="float">
            <text:p>0,4319</text:p>
          </table:table-cell>
          <table:table-cell office:value-type="float" office:value="1.4" calcext:value-type="float">
            <text:p>1,4</text:p>
          </table:table-cell>
          <table:covered-table-cell/>
        </table:table-row>
        <table:table-row table:style-name="ro4">
          <table:table-cell/>
          <table:covered-table-cell/>
          <table:table-cell table:style-name="ce106" office:value-type="float" office:value="1.5" calcext:value-type="float">
            <text:p>1,5</text:p>
          </table:table-cell>
          <table:table-cell table:style-name="ce116" office:value-type="float" office:value="0.4332" calcext:value-type="float">
            <text:p>0,4332</text:p>
          </table:table-cell>
          <table:table-cell table:style-name="ce126" office:value-type="float" office:value="0.4345" calcext:value-type="float">
            <text:p>0,4345</text:p>
          </table:table-cell>
          <table:table-cell table:style-name="ce126" office:value-type="float" office:value="0.4357" calcext:value-type="float">
            <text:p>0,4357</text:p>
          </table:table-cell>
          <table:table-cell table:style-name="ce126" office:value-type="float" office:value="0.437" calcext:value-type="float">
            <text:p>0,4370</text:p>
          </table:table-cell>
          <table:table-cell table:style-name="ce135" office:value-type="float" office:value="0.4382" calcext:value-type="float">
            <text:p>0,4382</text:p>
          </table:table-cell>
          <table:table-cell table:style-name="ce143" office:value-type="float" office:value="0.4394" calcext:value-type="float">
            <text:p>0,4394</text:p>
          </table:table-cell>
          <table:table-cell table:style-name="ce126" office:value-type="float" office:value="0.4406" calcext:value-type="float">
            <text:p>0,4406</text:p>
          </table:table-cell>
          <table:table-cell table:style-name="ce126" office:value-type="float" office:value="0.4418" calcext:value-type="float">
            <text:p>0,4418</text:p>
          </table:table-cell>
          <table:table-cell table:style-name="ce126" office:value-type="float" office:value="0.4429" calcext:value-type="float">
            <text:p>0,4429</text:p>
          </table:table-cell>
          <table:table-cell table:style-name="ce152" office:value-type="float" office:value="0.4441" calcext:value-type="float">
            <text:p>0,4441</text:p>
          </table:table-cell>
          <table:table-cell table:style-name="ce162" office:value-type="float" office:value="1.5" calcext:value-type="float">
            <text:p>1,5</text:p>
          </table:table-cell>
          <table:covered-table-cell/>
        </table:table-row>
        <table:table-row table:style-name="ro4">
          <table:table-cell/>
          <table:covered-table-cell/>
          <table:table-cell office:value-type="float" office:value="1.6" calcext:value-type="float">
            <text:p>1,6</text:p>
          </table:table-cell>
          <table:table-cell office:value-type="float" office:value="0.4452" calcext:value-type="float">
            <text:p>0,4452</text:p>
          </table:table-cell>
          <table:table-cell office:value-type="float" office:value="0.4463" calcext:value-type="float">
            <text:p>0,4463</text:p>
          </table:table-cell>
          <table:table-cell office:value-type="float" office:value="0.4474" calcext:value-type="float">
            <text:p>0,4474</text:p>
          </table:table-cell>
          <table:table-cell office:value-type="float" office:value="0.4484" calcext:value-type="float">
            <text:p>0,4484</text:p>
          </table:table-cell>
          <table:table-cell office:value-type="float" office:value="0.4495" calcext:value-type="float">
            <text:p>0,4495</text:p>
          </table:table-cell>
          <table:table-cell office:value-type="float" office:value="0.4505" calcext:value-type="float">
            <text:p>0,4505</text:p>
          </table:table-cell>
          <table:table-cell office:value-type="float" office:value="0.4515" calcext:value-type="float">
            <text:p>0,4515</text:p>
          </table:table-cell>
          <table:table-cell office:value-type="float" office:value="0.4525" calcext:value-type="float">
            <text:p>0,4525</text:p>
          </table:table-cell>
          <table:table-cell office:value-type="float" office:value="0.4535" calcext:value-type="float">
            <text:p>0,4535</text:p>
          </table:table-cell>
          <table:table-cell office:value-type="float" office:value="0.4545" calcext:value-type="float">
            <text:p>0,4545</text:p>
          </table:table-cell>
          <table:table-cell office:value-type="float" office:value="1.6" calcext:value-type="float">
            <text:p>1,6</text:p>
          </table:table-cell>
          <table:covered-table-cell/>
        </table:table-row>
        <table:table-row table:style-name="ro4">
          <table:table-cell/>
          <table:covered-table-cell/>
          <table:table-cell office:value-type="float" office:value="1.7" calcext:value-type="float">
            <text:p>1,7</text:p>
          </table:table-cell>
          <table:table-cell office:value-type="float" office:value="0.4554" calcext:value-type="float">
            <text:p>0,4554</text:p>
          </table:table-cell>
          <table:table-cell office:value-type="float" office:value="0.4564" calcext:value-type="float">
            <text:p>0,4564</text:p>
          </table:table-cell>
          <table:table-cell office:value-type="float" office:value="0.4573" calcext:value-type="float">
            <text:p>0,4573</text:p>
          </table:table-cell>
          <table:table-cell office:value-type="float" office:value="0.4582" calcext:value-type="float">
            <text:p>0,4582</text:p>
          </table:table-cell>
          <table:table-cell office:value-type="float" office:value="0.4591" calcext:value-type="float">
            <text:p>0,4591</text:p>
          </table:table-cell>
          <table:table-cell office:value-type="float" office:value="0.4599" calcext:value-type="float">
            <text:p>0,4599</text:p>
          </table:table-cell>
          <table:table-cell office:value-type="float" office:value="0.4608" calcext:value-type="float">
            <text:p>0,4608</text:p>
          </table:table-cell>
          <table:table-cell office:value-type="float" office:value="0.4616" calcext:value-type="float">
            <text:p>0,4616</text:p>
          </table:table-cell>
          <table:table-cell office:value-type="float" office:value="0.4625" calcext:value-type="float">
            <text:p>0,4625</text:p>
          </table:table-cell>
          <table:table-cell office:value-type="float" office:value="0.4633" calcext:value-type="float">
            <text:p>0,4633</text:p>
          </table:table-cell>
          <table:table-cell office:value-type="float" office:value="1.7" calcext:value-type="float">
            <text:p>1,7</text:p>
          </table:table-cell>
          <table:covered-table-cell/>
        </table:table-row>
        <table:table-row table:style-name="ro4">
          <table:table-cell/>
          <table:covered-table-cell/>
          <table:table-cell office:value-type="float" office:value="1.8" calcext:value-type="float">
            <text:p>1,8</text:p>
          </table:table-cell>
          <table:table-cell office:value-type="float" office:value="0.4641" calcext:value-type="float">
            <text:p>0,4641</text:p>
          </table:table-cell>
          <table:table-cell office:value-type="float" office:value="0.4649" calcext:value-type="float">
            <text:p>0,4649</text:p>
          </table:table-cell>
          <table:table-cell office:value-type="float" office:value="0.4656" calcext:value-type="float">
            <text:p>0,4656</text:p>
          </table:table-cell>
          <table:table-cell office:value-type="float" office:value="0.4664" calcext:value-type="float">
            <text:p>0,4664</text:p>
          </table:table-cell>
          <table:table-cell office:value-type="float" office:value="0.4671" calcext:value-type="float">
            <text:p>0,4671</text:p>
          </table:table-cell>
          <table:table-cell office:value-type="float" office:value="0.4678" calcext:value-type="float">
            <text:p>0,4678</text:p>
          </table:table-cell>
          <table:table-cell office:value-type="float" office:value="0.4686" calcext:value-type="float">
            <text:p>0,4686</text:p>
          </table:table-cell>
          <table:table-cell office:value-type="float" office:value="0.4693" calcext:value-type="float">
            <text:p>0,4693</text:p>
          </table:table-cell>
          <table:table-cell office:value-type="float" office:value="0.4699" calcext:value-type="float">
            <text:p>0,4699</text:p>
          </table:table-cell>
          <table:table-cell office:value-type="float" office:value="0.4706" calcext:value-type="float">
            <text:p>0,4706</text:p>
          </table:table-cell>
          <table:table-cell office:value-type="float" office:value="1.8" calcext:value-type="float">
            <text:p>1,8</text:p>
          </table:table-cell>
          <table:covered-table-cell/>
        </table:table-row>
        <table:table-row table:style-name="ro4">
          <table:table-cell/>
          <table:covered-table-cell/>
          <table:table-cell table:style-name="ce107" office:value-type="float" office:value="1.9" calcext:value-type="float">
            <text:p>1,9</text:p>
          </table:table-cell>
          <table:table-cell table:style-name="ce117" office:value-type="float" office:value="0.4713" calcext:value-type="float">
            <text:p>0,4713</text:p>
          </table:table-cell>
          <table:table-cell table:style-name="ce127" office:value-type="float" office:value="0.4719" calcext:value-type="float">
            <text:p>0,4719</text:p>
          </table:table-cell>
          <table:table-cell table:style-name="ce127" office:value-type="float" office:value="0.4726" calcext:value-type="float">
            <text:p>0,4726</text:p>
          </table:table-cell>
          <table:table-cell table:style-name="ce127" office:value-type="float" office:value="0.4732" calcext:value-type="float">
            <text:p>0,4732</text:p>
          </table:table-cell>
          <table:table-cell table:style-name="ce136" office:value-type="float" office:value="0.4738" calcext:value-type="float">
            <text:p>0,4738</text:p>
          </table:table-cell>
          <table:table-cell table:style-name="ce144" office:value-type="float" office:value="0.4744" calcext:value-type="float">
            <text:p>0,4744</text:p>
          </table:table-cell>
          <table:table-cell table:style-name="ce127" office:value-type="float" office:value="0.475" calcext:value-type="float">
            <text:p>0,4750</text:p>
          </table:table-cell>
          <table:table-cell table:style-name="ce127" office:value-type="float" office:value="0.4756" calcext:value-type="float">
            <text:p>0,4756</text:p>
          </table:table-cell>
          <table:table-cell table:style-name="ce127" office:value-type="float" office:value="0.4761" calcext:value-type="float">
            <text:p>0,4761</text:p>
          </table:table-cell>
          <table:table-cell table:style-name="ce153" office:value-type="float" office:value="0.4767" calcext:value-type="float">
            <text:p>0,4767</text:p>
          </table:table-cell>
          <table:table-cell table:style-name="ce163" office:value-type="float" office:value="1.9" calcext:value-type="float">
            <text:p>1,9</text:p>
          </table:table-cell>
          <table:covered-table-cell/>
        </table:table-row>
        <table:table-row table:style-name="ro4">
          <table:table-cell/>
          <table:covered-table-cell/>
          <table:table-cell office:value-type="float" office:value="2" calcext:value-type="float">
            <text:p>2,0</text:p>
          </table:table-cell>
          <table:table-cell office:value-type="float" office:value="0.4772" calcext:value-type="float">
            <text:p>0,4772</text:p>
          </table:table-cell>
          <table:table-cell office:value-type="float" office:value="0.4778" calcext:value-type="float">
            <text:p>0,4778</text:p>
          </table:table-cell>
          <table:table-cell office:value-type="float" office:value="0.4783" calcext:value-type="float">
            <text:p>0,4783</text:p>
          </table:table-cell>
          <table:table-cell office:value-type="float" office:value="0.4788" calcext:value-type="float">
            <text:p>0,4788</text:p>
          </table:table-cell>
          <table:table-cell office:value-type="float" office:value="0.4793" calcext:value-type="float">
            <text:p>0,4793</text:p>
          </table:table-cell>
          <table:table-cell office:value-type="float" office:value="0.4798" calcext:value-type="float">
            <text:p>0,4798</text:p>
          </table:table-cell>
          <table:table-cell office:value-type="float" office:value="0.4803" calcext:value-type="float">
            <text:p>0,4803</text:p>
          </table:table-cell>
          <table:table-cell office:value-type="float" office:value="0.4808" calcext:value-type="float">
            <text:p>0,4808</text:p>
          </table:table-cell>
          <table:table-cell office:value-type="float" office:value="0.4812" calcext:value-type="float">
            <text:p>0,4812</text:p>
          </table:table-cell>
          <table:table-cell office:value-type="float" office:value="0.4817" calcext:value-type="float">
            <text:p>0,4817</text:p>
          </table:table-cell>
          <table:table-cell office:value-type="float" office:value="2" calcext:value-type="float">
            <text:p>2,0</text:p>
          </table:table-cell>
          <table:covered-table-cell/>
        </table:table-row>
        <table:table-row table:style-name="ro4">
          <table:table-cell/>
          <table:covered-table-cell/>
          <table:table-cell office:value-type="float" office:value="2.1" calcext:value-type="float">
            <text:p>2,1</text:p>
          </table:table-cell>
          <table:table-cell office:value-type="float" office:value="0.4821" calcext:value-type="float">
            <text:p>0,4821</text:p>
          </table:table-cell>
          <table:table-cell office:value-type="float" office:value="0.4826" calcext:value-type="float">
            <text:p>0,4826</text:p>
          </table:table-cell>
          <table:table-cell office:value-type="float" office:value="0.483" calcext:value-type="float">
            <text:p>0,4830</text:p>
          </table:table-cell>
          <table:table-cell office:value-type="float" office:value="0.4834" calcext:value-type="float">
            <text:p>0,4834</text:p>
          </table:table-cell>
          <table:table-cell office:value-type="float" office:value="0.4838" calcext:value-type="float">
            <text:p>0,4838</text:p>
          </table:table-cell>
          <table:table-cell office:value-type="float" office:value="0.4842" calcext:value-type="float">
            <text:p>0,4842</text:p>
          </table:table-cell>
          <table:table-cell office:value-type="float" office:value="0.4846" calcext:value-type="float">
            <text:p>0,4846</text:p>
          </table:table-cell>
          <table:table-cell office:value-type="float" office:value="0.485" calcext:value-type="float">
            <text:p>0,4850</text:p>
          </table:table-cell>
          <table:table-cell office:value-type="float" office:value="0.4854" calcext:value-type="float">
            <text:p>0,4854</text:p>
          </table:table-cell>
          <table:table-cell office:value-type="float" office:value="0.4857" calcext:value-type="float">
            <text:p>0,4857</text:p>
          </table:table-cell>
          <table:table-cell office:value-type="float" office:value="2.1" calcext:value-type="float">
            <text:p>2,1</text:p>
          </table:table-cell>
          <table:covered-table-cell/>
        </table:table-row>
        <table:table-row table:style-name="ro4">
          <table:table-cell/>
          <table:covered-table-cell/>
          <table:table-cell office:value-type="float" office:value="2.2" calcext:value-type="float">
            <text:p>2,2</text:p>
          </table:table-cell>
          <table:table-cell office:value-type="float" office:value="0.4861" calcext:value-type="float">
            <text:p>0,4861</text:p>
          </table:table-cell>
          <table:table-cell office:value-type="float" office:value="0.4864" calcext:value-type="float">
            <text:p>0,4864</text:p>
          </table:table-cell>
          <table:table-cell office:value-type="float" office:value="0.4868" calcext:value-type="float">
            <text:p>0,4868</text:p>
          </table:table-cell>
          <table:table-cell office:value-type="float" office:value="0.4871" calcext:value-type="float">
            <text:p>0,4871</text:p>
          </table:table-cell>
          <table:table-cell office:value-type="float" office:value="0.4875" calcext:value-type="float">
            <text:p>0,4875</text:p>
          </table:table-cell>
          <table:table-cell office:value-type="float" office:value="0.4878" calcext:value-type="float">
            <text:p>0,4878</text:p>
          </table:table-cell>
          <table:table-cell office:value-type="float" office:value="0.4881" calcext:value-type="float">
            <text:p>0,4881</text:p>
          </table:table-cell>
          <table:table-cell office:value-type="float" office:value="0.4884" calcext:value-type="float">
            <text:p>0,4884</text:p>
          </table:table-cell>
          <table:table-cell office:value-type="float" office:value="0.4887" calcext:value-type="float">
            <text:p>0,4887</text:p>
          </table:table-cell>
          <table:table-cell office:value-type="float" office:value="0.489" calcext:value-type="float">
            <text:p>0,4890</text:p>
          </table:table-cell>
          <table:table-cell office:value-type="float" office:value="2.2" calcext:value-type="float">
            <text:p>2,2</text:p>
          </table:table-cell>
          <table:covered-table-cell/>
        </table:table-row>
        <table:table-row table:style-name="ro4">
          <table:table-cell/>
          <table:covered-table-cell/>
          <table:table-cell office:value-type="float" office:value="2.3" calcext:value-type="float">
            <text:p>2,3</text:p>
          </table:table-cell>
          <table:table-cell office:value-type="float" office:value="0.4893" calcext:value-type="float">
            <text:p>0,4893</text:p>
          </table:table-cell>
          <table:table-cell office:value-type="float" office:value="0.4896" calcext:value-type="float">
            <text:p>0,4896</text:p>
          </table:table-cell>
          <table:table-cell office:value-type="float" office:value="0.4898" calcext:value-type="float">
            <text:p>0,4898</text:p>
          </table:table-cell>
          <table:table-cell office:value-type="float" office:value="0.4901" calcext:value-type="float">
            <text:p>0,4901</text:p>
          </table:table-cell>
          <table:table-cell office:value-type="float" office:value="0.4904" calcext:value-type="float">
            <text:p>0,4904</text:p>
          </table:table-cell>
          <table:table-cell office:value-type="float" office:value="0.4906" calcext:value-type="float">
            <text:p>0,4906</text:p>
          </table:table-cell>
          <table:table-cell office:value-type="float" office:value="0.4909" calcext:value-type="float">
            <text:p>0,4909</text:p>
          </table:table-cell>
          <table:table-cell office:value-type="float" office:value="0.4911" calcext:value-type="float">
            <text:p>0,4911</text:p>
          </table:table-cell>
          <table:table-cell office:value-type="float" office:value="0.4913" calcext:value-type="float">
            <text:p>0,4913</text:p>
          </table:table-cell>
          <table:table-cell office:value-type="float" office:value="0.4916" calcext:value-type="float">
            <text:p>0,4916</text:p>
          </table:table-cell>
          <table:table-cell office:value-type="float" office:value="2.3" calcext:value-type="float">
            <text:p>2,3</text:p>
          </table:table-cell>
          <table:covered-table-cell/>
        </table:table-row>
        <table:table-row table:style-name="ro4">
          <table:table-cell/>
          <table:covered-table-cell/>
          <table:table-cell office:value-type="float" office:value="2.4" calcext:value-type="float">
            <text:p>2,4</text:p>
          </table:table-cell>
          <table:table-cell office:value-type="float" office:value="0.4918" calcext:value-type="float">
            <text:p>0,4918</text:p>
          </table:table-cell>
          <table:table-cell office:value-type="float" office:value="0.492" calcext:value-type="float">
            <text:p>0,4920</text:p>
          </table:table-cell>
          <table:table-cell office:value-type="float" office:value="0.4922" calcext:value-type="float">
            <text:p>0,4922</text:p>
          </table:table-cell>
          <table:table-cell office:value-type="float" office:value="0.4925" calcext:value-type="float">
            <text:p>0,4925</text:p>
          </table:table-cell>
          <table:table-cell office:value-type="float" office:value="0.4927" calcext:value-type="float">
            <text:p>0,4927</text:p>
          </table:table-cell>
          <table:table-cell office:value-type="float" office:value="0.4929" calcext:value-type="float">
            <text:p>0,4929</text:p>
          </table:table-cell>
          <table:table-cell office:value-type="float" office:value="0.4931" calcext:value-type="float">
            <text:p>0,4931</text:p>
          </table:table-cell>
          <table:table-cell office:value-type="float" office:value="0.4932" calcext:value-type="float">
            <text:p>0,4932</text:p>
          </table:table-cell>
          <table:table-cell office:value-type="float" office:value="0.4934" calcext:value-type="float">
            <text:p>0,4934</text:p>
          </table:table-cell>
          <table:table-cell office:value-type="float" office:value="0.4936" calcext:value-type="float">
            <text:p>0,4936</text:p>
          </table:table-cell>
          <table:table-cell office:value-type="float" office:value="2.4" calcext:value-type="float">
            <text:p>2,4</text:p>
          </table:table-cell>
          <table:covered-table-cell/>
        </table:table-row>
        <table:table-row table:style-name="ro4">
          <table:table-cell/>
          <table:covered-table-cell/>
          <table:table-cell table:style-name="ce106" office:value-type="float" office:value="2.5" calcext:value-type="float">
            <text:p>2,5</text:p>
          </table:table-cell>
          <table:table-cell table:style-name="ce116" office:value-type="float" office:value="0.4938" calcext:value-type="float">
            <text:p>0,4938</text:p>
          </table:table-cell>
          <table:table-cell table:style-name="ce126" office:value-type="float" office:value="0.494" calcext:value-type="float">
            <text:p>0,4940</text:p>
          </table:table-cell>
          <table:table-cell table:style-name="ce126" office:value-type="float" office:value="0.4941" calcext:value-type="float">
            <text:p>0,4941</text:p>
          </table:table-cell>
          <table:table-cell table:style-name="ce126" office:value-type="float" office:value="0.4943" calcext:value-type="float">
            <text:p>0,4943</text:p>
          </table:table-cell>
          <table:table-cell table:style-name="ce135" office:value-type="float" office:value="0.4945" calcext:value-type="float">
            <text:p>0,4945</text:p>
          </table:table-cell>
          <table:table-cell table:style-name="ce143" office:value-type="float" office:value="0.4946" calcext:value-type="float">
            <text:p>0,4946</text:p>
          </table:table-cell>
          <table:table-cell table:style-name="ce126" office:value-type="float" office:value="0.4948" calcext:value-type="float">
            <text:p>0,4948</text:p>
          </table:table-cell>
          <table:table-cell table:style-name="ce126" office:value-type="float" office:value="0.4949" calcext:value-type="float">
            <text:p>0,4949</text:p>
          </table:table-cell>
          <table:table-cell table:style-name="ce126" office:value-type="float" office:value="0.4951" calcext:value-type="float">
            <text:p>0,4951</text:p>
          </table:table-cell>
          <table:table-cell table:style-name="ce152" office:value-type="float" office:value="0.4952" calcext:value-type="float">
            <text:p>0,4952</text:p>
          </table:table-cell>
          <table:table-cell table:style-name="ce162" office:value-type="float" office:value="2.5" calcext:value-type="float">
            <text:p>2,5</text:p>
          </table:table-cell>
          <table:covered-table-cell/>
        </table:table-row>
        <table:table-row table:style-name="ro4">
          <table:table-cell/>
          <table:covered-table-cell/>
          <table:table-cell office:value-type="float" office:value="2.6" calcext:value-type="float">
            <text:p>2,6</text:p>
          </table:table-cell>
          <table:table-cell office:value-type="float" office:value="0.4953" calcext:value-type="float">
            <text:p>0,4953</text:p>
          </table:table-cell>
          <table:table-cell office:value-type="float" office:value="0.4955" calcext:value-type="float">
            <text:p>0,4955</text:p>
          </table:table-cell>
          <table:table-cell office:value-type="float" office:value="0.4956" calcext:value-type="float">
            <text:p>0,4956</text:p>
          </table:table-cell>
          <table:table-cell office:value-type="float" office:value="0.4957" calcext:value-type="float">
            <text:p>0,4957</text:p>
          </table:table-cell>
          <table:table-cell office:value-type="float" office:value="0.4959" calcext:value-type="float">
            <text:p>0,4959</text:p>
          </table:table-cell>
          <table:table-cell office:value-type="float" office:value="0.496" calcext:value-type="float">
            <text:p>0,4960</text:p>
          </table:table-cell>
          <table:table-cell office:value-type="float" office:value="0.4961" calcext:value-type="float">
            <text:p>0,4961</text:p>
          </table:table-cell>
          <table:table-cell office:value-type="float" office:value="0.4962" calcext:value-type="float">
            <text:p>0,4962</text:p>
          </table:table-cell>
          <table:table-cell office:value-type="float" office:value="0.4963" calcext:value-type="float">
            <text:p>0,4963</text:p>
          </table:table-cell>
          <table:table-cell office:value-type="float" office:value="0.4964" calcext:value-type="float">
            <text:p>0,4964</text:p>
          </table:table-cell>
          <table:table-cell office:value-type="float" office:value="2.6" calcext:value-type="float">
            <text:p>2,6</text:p>
          </table:table-cell>
          <table:covered-table-cell/>
        </table:table-row>
        <table:table-row table:style-name="ro4">
          <table:table-cell/>
          <table:covered-table-cell/>
          <table:table-cell office:value-type="float" office:value="2.7" calcext:value-type="float">
            <text:p>2,7</text:p>
          </table:table-cell>
          <table:table-cell office:value-type="float" office:value="0.4965" calcext:value-type="float">
            <text:p>0,4965</text:p>
          </table:table-cell>
          <table:table-cell office:value-type="float" office:value="0.4966" calcext:value-type="float">
            <text:p>0,4966</text:p>
          </table:table-cell>
          <table:table-cell office:value-type="float" office:value="0.4967" calcext:value-type="float">
            <text:p>0,4967</text:p>
          </table:table-cell>
          <table:table-cell office:value-type="float" office:value="0.4968" calcext:value-type="float">
            <text:p>0,4968</text:p>
          </table:table-cell>
          <table:table-cell office:value-type="float" office:value="0.4969" calcext:value-type="float">
            <text:p>0,4969</text:p>
          </table:table-cell>
          <table:table-cell office:value-type="float" office:value="0.497" calcext:value-type="float">
            <text:p>0,4970</text:p>
          </table:table-cell>
          <table:table-cell office:value-type="float" office:value="0.4971" calcext:value-type="float">
            <text:p>0,4971</text:p>
          </table:table-cell>
          <table:table-cell office:value-type="float" office:value="0.4972" calcext:value-type="float">
            <text:p>0,4972</text:p>
          </table:table-cell>
          <table:table-cell office:value-type="float" office:value="0.4973" calcext:value-type="float">
            <text:p>0,4973</text:p>
          </table:table-cell>
          <table:table-cell office:value-type="float" office:value="0.4974" calcext:value-type="float">
            <text:p>0,4974</text:p>
          </table:table-cell>
          <table:table-cell office:value-type="float" office:value="2.7" calcext:value-type="float">
            <text:p>2,7</text:p>
          </table:table-cell>
          <table:covered-table-cell/>
        </table:table-row>
        <table:table-row table:style-name="ro4">
          <table:table-cell/>
          <table:covered-table-cell/>
          <table:table-cell office:value-type="float" office:value="2.8" calcext:value-type="float">
            <text:p>2,8</text:p>
          </table:table-cell>
          <table:table-cell office:value-type="float" office:value="0.4974" calcext:value-type="float">
            <text:p>0,4974</text:p>
          </table:table-cell>
          <table:table-cell office:value-type="float" office:value="0.4975" calcext:value-type="float">
            <text:p>0,4975</text:p>
          </table:table-cell>
          <table:table-cell office:value-type="float" office:value="0.4976" calcext:value-type="float">
            <text:p>0,4976</text:p>
          </table:table-cell>
          <table:table-cell table:number-columns-repeated="2" office:value-type="float" office:value="0.4977" calcext:value-type="float">
            <text:p>0,4977</text:p>
          </table:table-cell>
          <table:table-cell office:value-type="float" office:value="0.4978" calcext:value-type="float">
            <text:p>0,4978</text:p>
          </table:table-cell>
          <table:table-cell table:number-columns-repeated="2" office:value-type="float" office:value="0.4979" calcext:value-type="float">
            <text:p>0,4979</text:p>
          </table:table-cell>
          <table:table-cell office:value-type="float" office:value="0.498" calcext:value-type="float">
            <text:p>0,4980</text:p>
          </table:table-cell>
          <table:table-cell office:value-type="float" office:value="0.4981" calcext:value-type="float">
            <text:p>0,4981</text:p>
          </table:table-cell>
          <table:table-cell office:value-type="float" office:value="2.8" calcext:value-type="float">
            <text:p>2,8</text:p>
          </table:table-cell>
          <table:covered-table-cell/>
        </table:table-row>
        <table:table-row table:style-name="ro4">
          <table:table-cell/>
          <table:covered-table-cell/>
          <table:table-cell table:style-name="ce107" office:value-type="float" office:value="2.9" calcext:value-type="float">
            <text:p>2,9</text:p>
          </table:table-cell>
          <table:table-cell table:style-name="ce117" office:value-type="float" office:value="0.4981" calcext:value-type="float">
            <text:p>0,4981</text:p>
          </table:table-cell>
          <table:table-cell table:number-columns-repeated="2" table:style-name="ce127" office:value-type="float" office:value="0.4982" calcext:value-type="float">
            <text:p>0,4982</text:p>
          </table:table-cell>
          <table:table-cell table:style-name="ce127" office:value-type="float" office:value="0.4983" calcext:value-type="float">
            <text:p>0,4983</text:p>
          </table:table-cell>
          <table:table-cell table:style-name="ce136" office:value-type="float" office:value="0.4984" calcext:value-type="float">
            <text:p>0,4984</text:p>
          </table:table-cell>
          <table:table-cell table:style-name="ce144" office:value-type="float" office:value="0.4984" calcext:value-type="float">
            <text:p>0,4984</text:p>
          </table:table-cell>
          <table:table-cell table:number-columns-repeated="2" table:style-name="ce127" office:value-type="float" office:value="0.4985" calcext:value-type="float">
            <text:p>0,4985</text:p>
          </table:table-cell>
          <table:table-cell table:style-name="ce127" office:value-type="float" office:value="0.4986" calcext:value-type="float">
            <text:p>0,4986</text:p>
          </table:table-cell>
          <table:table-cell table:style-name="ce153" office:value-type="float" office:value="0.4986" calcext:value-type="float">
            <text:p>0,4986</text:p>
          </table:table-cell>
          <table:table-cell table:style-name="ce163" office:value-type="float" office:value="2.9" calcext:value-type="float">
            <text:p>2,9</text:p>
          </table:table-cell>
          <table:covered-table-cell/>
        </table:table-row>
        <table:table-row table:style-name="ro4">
          <table:table-cell/>
          <table:covered-table-cell/>
          <table:table-cell table:style-name="ce108" office:value-type="float" office:value="3" calcext:value-type="float">
            <text:p>3,0</text:p>
          </table:table-cell>
          <table:table-cell table:style-name="ce118" office:value-type="float" office:value="0.4987" calcext:value-type="float">
            <text:p>0,4987</text:p>
          </table:table-cell>
          <table:table-cell table:number-columns-repeated="2" table:style-name="ce128" office:value-type="float" office:value="0.4987" calcext:value-type="float">
            <text:p>0,4987</text:p>
          </table:table-cell>
          <table:table-cell table:style-name="ce128" office:value-type="float" office:value="0.4988" calcext:value-type="float">
            <text:p>0,4988</text:p>
          </table:table-cell>
          <table:table-cell table:style-name="ce137" office:value-type="float" office:value="0.4988" calcext:value-type="float">
            <text:p>0,4988</text:p>
          </table:table-cell>
          <table:table-cell table:style-name="ce145" office:value-type="float" office:value="0.4989" calcext:value-type="float">
            <text:p>0,4989</text:p>
          </table:table-cell>
          <table:table-cell table:number-columns-repeated="2" table:style-name="ce128" office:value-type="float" office:value="0.4989" calcext:value-type="float">
            <text:p>0,4989</text:p>
          </table:table-cell>
          <table:table-cell table:style-name="ce128" office:value-type="float" office:value="0.499" calcext:value-type="float">
            <text:p>0,4990</text:p>
          </table:table-cell>
          <table:table-cell table:style-name="ce154" office:value-type="float" office:value="0.499" calcext:value-type="float">
            <text:p>0,4990</text:p>
          </table:table-cell>
          <table:table-cell table:style-name="ce164" office:value-type="float" office:value="3" calcext:value-type="float">
            <text:p>3,0</text:p>
          </table:table-cell>
          <table:covered-table-cell/>
        </table:table-row>
        <table:table-row table:style-name="ro4">
          <table:table-cell/>
          <table:covered-table-cell table:style-name="ce99"/>
          <table:table-cell table:style-name="ce109" office:value-type="string" calcext:value-type="string">
            <text:p>3,1 ou +</text:p>
          </table:table-cell>
          <table:table-cell table:style-name="ce252" office:value-type="float" office:value="0.4999" calcext:value-type="float">
            <text:p>0,4999</text:p>
          </table:table-cell>
          <table:table-cell table:number-columns-repeated="3" table:style-name="ce129" office:value-type="float" office:value="0.4999" calcext:value-type="float">
            <text:p>0,4999</text:p>
          </table:table-cell>
          <table:table-cell table:style-name="ce138" office:value-type="float" office:value="0.4999" calcext:value-type="float">
            <text:p>0,4999</text:p>
          </table:table-cell>
          <table:table-cell table:style-name="ce146" office:value-type="float" office:value="0.4999" calcext:value-type="float">
            <text:p>0,4999</text:p>
          </table:table-cell>
          <table:table-cell table:number-columns-repeated="3" table:style-name="ce129" office:value-type="float" office:value="0.4999" calcext:value-type="float">
            <text:p>0,4999</text:p>
          </table:table-cell>
          <table:table-cell table:style-name="ce155" office:value-type="float" office:value="0.4999" calcext:value-type="float">
            <text:p>0,4999</text:p>
          </table:table-cell>
          <table:table-cell table:style-name="ce165" office:value-type="string" calcext:value-type="string">
            <text:p>3,1 ou +</text:p>
          </table:table-cell>
          <table:covered-table-cell table:style-name="ce171"/>
        </table:table-row>
        <table:table-row table:style-name="ro4">
          <table:table-cell/>
          <table:table-cell table:style-name="ce100" office:value-type="string" calcext:value-type="string" table:number-columns-spanned="2" table:number-rows-spanned="2">
            <text:p>Z<text:span text:style-name="T7">c</text:span></text:p>
          </table:table-cell>
          <table:covered-table-cell table:style-name="ce110"/>
          <table:table-cell table:style-name="ce120" office:value-type="float" office:value="0" calcext:value-type="float">
            <text:p>0,00</text:p>
          </table:table-cell>
          <table:table-cell table:style-name="ce130" office:value-type="float" office:value="0.01" calcext:value-type="float">
            <text:p>0,01</text:p>
          </table:table-cell>
          <table:table-cell table:style-name="ce130" office:value-type="float" office:value="0.02" calcext:value-type="float">
            <text:p>0,02</text:p>
          </table:table-cell>
          <table:table-cell table:style-name="ce130" office:value-type="float" office:value="0.03" calcext:value-type="float">
            <text:p>0,03</text:p>
          </table:table-cell>
          <table:table-cell table:style-name="ce139" office:value-type="float" office:value="0.04" calcext:value-type="float">
            <text:p>0,04</text:p>
          </table:table-cell>
          <table:table-cell table:style-name="ce147" office:value-type="float" office:value="0.05" calcext:value-type="float">
            <text:p>0,05</text:p>
          </table:table-cell>
          <table:table-cell table:style-name="ce130" office:value-type="float" office:value="0.06" calcext:value-type="float">
            <text:p>0,06</text:p>
          </table:table-cell>
          <table:table-cell table:style-name="ce130" office:value-type="float" office:value="0.07" calcext:value-type="float">
            <text:p>0,07</text:p>
          </table:table-cell>
          <table:table-cell table:style-name="ce130" office:value-type="float" office:value="0.08" calcext:value-type="float">
            <text:p>0,08</text:p>
          </table:table-cell>
          <table:table-cell table:style-name="ce156" office:value-type="float" office:value="0.09" calcext:value-type="float">
            <text:p>0,09</text:p>
          </table:table-cell>
          <table:table-cell table:style-name="ce166" office:value-type="string" calcext:value-type="string" table:number-columns-spanned="2" table:number-rows-spanned="2">
            <text:p>Z<text:span text:style-name="T7">c</text:span></text:p>
          </table:table-cell>
          <table:covered-table-cell table:style-name="ce172"/>
        </table:table-row>
        <table:table-row table:style-name="ro4">
          <table:table-cell/>
          <table:covered-table-cell table:style-name="ce101"/>
          <table:covered-table-cell table:style-name="ce111"/>
          <table:table-cell table:style-name="ce121" office:value-type="string" calcext:value-type="string" table:number-columns-spanned="10" table:number-rows-spanned="1">
            <text:p>2ª CASA DECIMAL DE Z</text:p>
          </table:table-cell>
          <table:covered-table-cell table:number-columns-repeated="8" table:style-name="ce131"/>
          <table:covered-table-cell table:style-name="ce157"/>
          <table:covered-table-cell table:style-name="ce167"/>
          <table:covered-table-cell table:style-name="ce173"/>
        </table:table-row>
      </table:table>
      <table:table table:name="Controle Normal Padrão A" table:style-name="ta2">
        <table:shapes>
          <draw:custom-shape draw:z-index="0" draw:style-name="gr1" draw:text-style-name="P2" svg:width="11.179cm" svg:height="9.133cm" svg:x="9.004cm" svg:y="2.452cm">
            <text:p text:style-name="P1"><text:span text:style-name="T1">!!! ATENÇÃO !!!</text:span></text:p>
            <text:p text:style-name="P1"/>
            <text:p text:style-name="P1">Essa planilha, <text:span text:style-name="T1">“Controle Normal Padrão A”</text:span>, serve para </text:p>
            <text:p text:style-name="P1">automatizar o calculo de <text:span text:style-name="T1">P (x &gt; X)</text:span> com base no</text:p>
            <text:p text:style-name="P1">valor da <text:span text:style-name="T1">Normal Padrão (Z)</text:span></text:p>
            <text:p text:style-name="P1"/>
            <text:p text:style-name="P1"><text:span text:style-name="T1">!!! NUNCA EDITE ESSA PLANILHA !!!</text:span></text:p>
            <text:p text:style-name="P1"/>
            <text:p text:style-name="P1">Se possível, mantenha ela <text:span text:style-name="T1">“oculta”</text:span> no seu editor.</text:p>
            <text:p text:style-name="P1">Essa coisa é como o sistema de engrenagens de um relógio.</text:p>
            <text:p text:style-name="P1"/>
            <text:p text:style-name="P1">Se quebrar, você vai ter que passar a preencher os valores de</text:p>
            <text:p text:style-name="P1"><text:span text:style-name="T1">P (x &gt; X)</text:span> manualmente, ao <text:s/>menos que você conserte ou </text:p>
            <text:p text:style-name="P1">restaure para uma versão antes dela parar de funcionar.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6" table:default-cell-style-name="ce331"/>
        <table:table-column table:style-name="co6" table:number-columns-repeated="9" table:default-cell-style-name="ce335"/>
        <table:table-column table:style-name="co6" table:default-cell-style-name="ce338"/>
        <table:table-column table:style-name="co6" table:default-cell-style-name="Default"/>
        <table:table-row table:style-name="ro1">
          <table:table-cell/>
          <table:table-cell table:style-name="Default" table:number-columns-repeated="11"/>
          <table:table-cell/>
        </table:table-row>
        <table:table-row table:style-name="ro2">
          <table:table-cell/>
          <table:table-cell table:style-name="ce330" table:formula="of:=ABS([$'Distribuição Normal'.C8])" office:value-type="float" office:value="1.25" calcext:value-type="float">
            <text:p>1,25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0.01" calcext:value-type="float">
            <text:p>0,01</text:p>
          </table:table-cell>
          <table:table-cell table:style-name="ce333" office:value-type="float" office:value="0.02" calcext:value-type="float">
            <text:p>0,02</text:p>
          </table:table-cell>
          <table:table-cell table:style-name="ce333" office:value-type="float" office:value="0.03" calcext:value-type="float">
            <text:p>0,03</text:p>
          </table:table-cell>
          <table:table-cell table:style-name="ce333" office:value-type="float" office:value="0.04" calcext:value-type="float">
            <text:p>0,04</text:p>
          </table:table-cell>
          <table:table-cell table:style-name="ce333" office:value-type="float" office:value="0.05" calcext:value-type="float">
            <text:p>0,05</text:p>
          </table:table-cell>
          <table:table-cell table:style-name="ce333" office:value-type="float" office:value="0.06" calcext:value-type="float">
            <text:p>0,06</text:p>
          </table:table-cell>
          <table:table-cell table:style-name="ce333" office:value-type="float" office:value="0.07" calcext:value-type="float">
            <text:p>0,07</text:p>
          </table:table-cell>
          <table:table-cell table:style-name="ce333" office:value-type="float" office:value="0.08" calcext:value-type="float">
            <text:p>0,08</text:p>
          </table:table-cell>
          <table:table-cell table:style-name="ce337" office:value-type="float" office:value="0.09" calcext:value-type="float">
            <text:p>0,09</text:p>
          </table:table-cell>
          <table:table-cell table:style-name="ce340" office:value-type="float" office:value="0.1" calcext:value-type="float">
            <text:p>0,1</text:p>
          </table:table-cell>
        </table:table-row>
        <table:table-row table:style-name="ro2">
          <table:table-cell/>
          <table:table-cell office:value-type="float" office:value="0" calcext:value-type="float">
            <text:p>0,0</text:p>
          </table:table-cell>
          <table:table-cell table:style-name="ce334" table:formula="of:=IF(AND(IF([.$B$2] &gt;= ([.$B3] + [.C$2]));IF([.$B$2]&lt; ([.$B3] + [.D$2]))); [$'Tabela da Normal Padrão'.D4]; [.D3])" office:value-type="float" office:value="0.3944" calcext:value-type="float">
            <text:p>0,3944</text:p>
          </table:table-cell>
          <table:table-cell table:formula="of:=IF(AND(IF([.$B$2] &gt;= ([.$B3] + [.D$2]));IF([.$B$2]&lt; ([.$B3] + [.E$2]))); [$'Tabela da Normal Padrão'.E4]; [.E3])" office:value-type="float" office:value="0.3944" calcext:value-type="float">
            <text:p>0,3944</text:p>
          </table:table-cell>
          <table:table-cell table:formula="of:=IF(AND(IF([.$B$2] &gt;= ([.$B3] + [.E$2]));IF([.$B$2]&lt; ([.$B3] + [.F$2]))); [$'Tabela da Normal Padrão'.F4]; [.F3])" office:value-type="float" office:value="0.3944" calcext:value-type="float">
            <text:p>0,3944</text:p>
          </table:table-cell>
          <table:table-cell table:formula="of:=IF(AND(IF([.$B$2] &gt;= ([.$B3] + [.F$2]));IF([.$B$2]&lt; ([.$B3] + [.G$2]))); [$'Tabela da Normal Padrão'.G4]; [.G3])" office:value-type="float" office:value="0.3944" calcext:value-type="float">
            <text:p>0,3944</text:p>
          </table:table-cell>
          <table:table-cell table:formula="of:=IF(AND(IF([.$B$2] &gt;= ([.$B3] + [.G$2]));IF([.$B$2]&lt; ([.$B3] + [.H$2]))); [$'Tabela da Normal Padrão'.H4]; [.H3])" office:value-type="float" office:value="0.3944" calcext:value-type="float">
            <text:p>0,3944</text:p>
          </table:table-cell>
          <table:table-cell table:formula="of:=IF(AND(IF([.$B$2] &gt;= ([.$B3] + [.H$2]));IF([.$B$2]&lt; ([.$B3] + [.I$2]))); [$'Tabela da Normal Padrão'.I4]; [.I3])" office:value-type="float" office:value="0.3944" calcext:value-type="float">
            <text:p>0,3944</text:p>
          </table:table-cell>
          <table:table-cell table:formula="of:=IF(AND(IF([.$B$2] &gt;= ([.$B3] + [.I$2]));IF([.$B$2]&lt; ([.$B3] + [.J$2]))); [$'Tabela da Normal Padrão'.J4]; [.J3])" office:value-type="float" office:value="0.3944" calcext:value-type="float">
            <text:p>0,3944</text:p>
          </table:table-cell>
          <table:table-cell table:formula="of:=IF(AND(IF([.$B$2] &gt;= ([.$B3] + [.J$2]));IF([.$B$2]&lt; ([.$B3] + [.K$2]))); [$'Tabela da Normal Padrão'.K4]; [.K3])" office:value-type="float" office:value="0.3944" calcext:value-type="float">
            <text:p>0,3944</text:p>
          </table:table-cell>
          <table:table-cell table:formula="of:=IF(AND(IF([.$B$2] &gt;= ([.$B3] + [.K$2]));IF([.$B$2]&lt; ([.$B3] + [.L$2]))); [$'Tabela da Normal Padrão'.L4]; [.L3])" office:value-type="float" office:value="0.3944" calcext:value-type="float">
            <text:p>0,3944</text:p>
          </table:table-cell>
          <table:table-cell table:formula="of:=IF(AND(IF([.$B$2] &gt;= ([.$B3] + [.L$2]));IF([.$B$2]&lt; ([.$B3] + [.M$2]))); [$'Tabela da Normal Padrão'.M4]; [.C4])" office:value-type="float" office:value="0.3944" calcext:value-type="float">
            <text:p>0,3944</text:p>
          </table:table-cell>
          <table:table-cell/>
        </table:table-row>
        <table:table-row table:style-name="ro2">
          <table:table-cell/>
          <table:table-cell office:value-type="float" office:value="0.1" calcext:value-type="float">
            <text:p>0,1</text:p>
          </table:table-cell>
          <table:table-cell table:formula="of:=IF(AND(IF([.$B$2] &gt;= ([.$B4] + [.C$2]));IF([.$B$2]&lt; ([.$B4] + [.D$2]))); [$'Tabela da Normal Padrão'.D5]; [.D4])" office:value-type="float" office:value="0.3944" calcext:value-type="float">
            <text:p>0,3944</text:p>
          </table:table-cell>
          <table:table-cell table:formula="of:=IF(AND(IF([.$B$2] &gt;= ([.$B4] + [.D$2]));IF([.$B$2]&lt; ([.$B4] + [.E$2]))); [$'Tabela da Normal Padrão'.E5]; [.E4])" office:value-type="float" office:value="0.3944" calcext:value-type="float">
            <text:p>0,3944</text:p>
          </table:table-cell>
          <table:table-cell table:formula="of:=IF(AND(IF([.$B$2] &gt;= ([.$B4] + [.E$2]));IF([.$B$2]&lt; ([.$B4] + [.F$2]))); [$'Tabela da Normal Padrão'.F5]; [.F4])" office:value-type="float" office:value="0.3944" calcext:value-type="float">
            <text:p>0,3944</text:p>
          </table:table-cell>
          <table:table-cell table:formula="of:=IF(AND(IF([.$B$2] &gt;= ([.$B4] + [.F$2]));IF([.$B$2]&lt; ([.$B4] + [.G$2]))); [$'Tabela da Normal Padrão'.G5]; [.G4])" office:value-type="float" office:value="0.3944" calcext:value-type="float">
            <text:p>0,3944</text:p>
          </table:table-cell>
          <table:table-cell table:formula="of:=IF(AND(IF([.$B$2] &gt;= ([.$B4] + [.G$2]));IF([.$B$2]&lt; ([.$B4] + [.H$2]))); [$'Tabela da Normal Padrão'.H5]; [.H4])" office:value-type="float" office:value="0.3944" calcext:value-type="float">
            <text:p>0,3944</text:p>
          </table:table-cell>
          <table:table-cell table:formula="of:=IF(AND(IF([.$B$2] &gt;= ([.$B4] + [.H$2]));IF([.$B$2]&lt; ([.$B4] + [.I$2]))); [$'Tabela da Normal Padrão'.I5]; [.I4])" office:value-type="float" office:value="0.3944" calcext:value-type="float">
            <text:p>0,3944</text:p>
          </table:table-cell>
          <table:table-cell table:formula="of:=IF(AND(IF([.$B$2] &gt;= ([.$B4] + [.I$2]));IF([.$B$2]&lt; ([.$B4] + [.J$2]))); [$'Tabela da Normal Padrão'.J5]; [.J4])" office:value-type="float" office:value="0.3944" calcext:value-type="float">
            <text:p>0,3944</text:p>
          </table:table-cell>
          <table:table-cell table:formula="of:=IF(AND(IF([.$B$2] &gt;= ([.$B4] + [.J$2]));IF([.$B$2]&lt; ([.$B4] + [.K$2]))); [$'Tabela da Normal Padrão'.K5]; [.K4])" office:value-type="float" office:value="0.3944" calcext:value-type="float">
            <text:p>0,3944</text:p>
          </table:table-cell>
          <table:table-cell table:formula="of:=IF(AND(IF([.$B$2] &gt;= ([.$B4] + [.K$2]));IF([.$B$2]&lt; ([.$B4] + [.L$2]))); [$'Tabela da Normal Padrão'.L5]; [.L4])" office:value-type="float" office:value="0.3944" calcext:value-type="float">
            <text:p>0,3944</text:p>
          </table:table-cell>
          <table:table-cell table:formula="of:=IF(AND(IF([.$B$2] &gt;= ([.$B4] + [.L$2]));IF([.$B$2]&lt; ([.$B4] + [.M$2]))); [$'Tabela da Normal Padrão'.M5]; [.C5])" office:value-type="float" office:value="0.3944" calcext:value-type="float">
            <text:p>0,3944</text:p>
          </table:table-cell>
          <table:table-cell/>
        </table:table-row>
        <table:table-row table:style-name="ro2">
          <table:table-cell/>
          <table:table-cell office:value-type="float" office:value="0.2" calcext:value-type="float">
            <text:p>0,2</text:p>
          </table:table-cell>
          <table:table-cell table:formula="of:=IF(AND(IF([.$B$2] &gt;= ([.$B5] + [.C$2]));IF([.$B$2]&lt; ([.$B5] + [.D$2]))); [$'Tabela da Normal Padrão'.D6]; [.D5])" office:value-type="float" office:value="0.3944" calcext:value-type="float">
            <text:p>0,3944</text:p>
          </table:table-cell>
          <table:table-cell table:formula="of:=IF(AND(IF([.$B$2] &gt;= ([.$B5] + [.D$2]));IF([.$B$2]&lt; ([.$B5] + [.E$2]))); [$'Tabela da Normal Padrão'.E6]; [.E5])" office:value-type="float" office:value="0.3944" calcext:value-type="float">
            <text:p>0,3944</text:p>
          </table:table-cell>
          <table:table-cell table:formula="of:=IF(AND(IF([.$B$2] &gt;= ([.$B5] + [.E$2]));IF([.$B$2]&lt; ([.$B5] + [.F$2]))); [$'Tabela da Normal Padrão'.F6]; [.F5])" office:value-type="float" office:value="0.3944" calcext:value-type="float">
            <text:p>0,3944</text:p>
          </table:table-cell>
          <table:table-cell table:formula="of:=IF(AND(IF([.$B$2] &gt;= ([.$B5] + [.F$2]));IF([.$B$2]&lt; ([.$B5] + [.G$2]))); [$'Tabela da Normal Padrão'.G6]; [.G5])" office:value-type="float" office:value="0.3944" calcext:value-type="float">
            <text:p>0,3944</text:p>
          </table:table-cell>
          <table:table-cell table:formula="of:=IF(AND(IF([.$B$2] &gt;= ([.$B5] + [.G$2]));IF([.$B$2]&lt; ([.$B5] + [.H$2]))); [$'Tabela da Normal Padrão'.H6]; [.H5])" office:value-type="float" office:value="0.3944" calcext:value-type="float">
            <text:p>0,3944</text:p>
          </table:table-cell>
          <table:table-cell table:formula="of:=IF(AND(IF([.$B$2] &gt;= ([.$B5] + [.H$2]));IF([.$B$2]&lt; ([.$B5] + [.I$2]))); [$'Tabela da Normal Padrão'.I6]; [.I5])" office:value-type="float" office:value="0.3944" calcext:value-type="float">
            <text:p>0,3944</text:p>
          </table:table-cell>
          <table:table-cell table:formula="of:=IF(AND(IF([.$B$2] &gt;= ([.$B5] + [.I$2]));IF([.$B$2]&lt; ([.$B5] + [.J$2]))); [$'Tabela da Normal Padrão'.J6]; [.J5])" office:value-type="float" office:value="0.3944" calcext:value-type="float">
            <text:p>0,3944</text:p>
          </table:table-cell>
          <table:table-cell table:formula="of:=IF(AND(IF([.$B$2] &gt;= ([.$B5] + [.J$2]));IF([.$B$2]&lt; ([.$B5] + [.K$2]))); [$'Tabela da Normal Padrão'.K6]; [.K5])" office:value-type="float" office:value="0.3944" calcext:value-type="float">
            <text:p>0,3944</text:p>
          </table:table-cell>
          <table:table-cell table:formula="of:=IF(AND(IF([.$B$2] &gt;= ([.$B5] + [.K$2]));IF([.$B$2]&lt; ([.$B5] + [.L$2]))); [$'Tabela da Normal Padrão'.L6]; [.L5])" office:value-type="float" office:value="0.3944" calcext:value-type="float">
            <text:p>0,3944</text:p>
          </table:table-cell>
          <table:table-cell table:formula="of:=IF(AND(IF([.$B$2] &gt;= ([.$B5] + [.L$2]));IF([.$B$2]&lt; ([.$B5] + [.M$2]))); [$'Tabela da Normal Padrão'.M6]; [.C6])" office:value-type="float" office:value="0.3944" calcext:value-type="float">
            <text:p>0,3944</text:p>
          </table:table-cell>
          <table:table-cell/>
        </table:table-row>
        <table:table-row table:style-name="ro2">
          <table:table-cell/>
          <table:table-cell office:value-type="float" office:value="0.3" calcext:value-type="float">
            <text:p>0,3</text:p>
          </table:table-cell>
          <table:table-cell table:formula="of:=IF(AND(IF([.$B$2] &gt;= ([.$B6] + [.C$2]));IF([.$B$2]&lt; ([.$B6] + [.D$2]))); [$'Tabela da Normal Padrão'.D7]; [.D6])" office:value-type="float" office:value="0.3944" calcext:value-type="float">
            <text:p>0,3944</text:p>
          </table:table-cell>
          <table:table-cell table:formula="of:=IF(AND(IF([.$B$2] &gt;= ([.$B6] + [.D$2]));IF([.$B$2]&lt; ([.$B6] + [.E$2]))); [$'Tabela da Normal Padrão'.E7]; [.E6])" office:value-type="float" office:value="0.3944" calcext:value-type="float">
            <text:p>0,3944</text:p>
          </table:table-cell>
          <table:table-cell table:formula="of:=IF(AND(IF([.$B$2] &gt;= ([.$B6] + [.E$2]));IF([.$B$2]&lt; ([.$B6] + [.F$2]))); [$'Tabela da Normal Padrão'.F7]; [.F6])" office:value-type="float" office:value="0.3944" calcext:value-type="float">
            <text:p>0,3944</text:p>
          </table:table-cell>
          <table:table-cell table:formula="of:=IF(AND(IF([.$B$2] &gt;= ([.$B6] + [.F$2]));IF([.$B$2]&lt; ([.$B6] + [.G$2]))); [$'Tabela da Normal Padrão'.G7]; [.G6])" office:value-type="float" office:value="0.3944" calcext:value-type="float">
            <text:p>0,3944</text:p>
          </table:table-cell>
          <table:table-cell table:formula="of:=IF(AND(IF([.$B$2] &gt;= ([.$B6] + [.G$2]));IF([.$B$2]&lt; ([.$B6] + [.H$2]))); [$'Tabela da Normal Padrão'.H7]; [.H6])" office:value-type="float" office:value="0.3944" calcext:value-type="float">
            <text:p>0,3944</text:p>
          </table:table-cell>
          <table:table-cell table:formula="of:=IF(AND(IF([.$B$2] &gt;= ([.$B6] + [.H$2]));IF([.$B$2]&lt; ([.$B6] + [.I$2]))); [$'Tabela da Normal Padrão'.I7]; [.I6])" office:value-type="float" office:value="0.3944" calcext:value-type="float">
            <text:p>0,3944</text:p>
          </table:table-cell>
          <table:table-cell table:formula="of:=IF(AND(IF([.$B$2] &gt;= ([.$B6] + [.I$2]));IF([.$B$2]&lt; ([.$B6] + [.J$2]))); [$'Tabela da Normal Padrão'.J7]; [.J6])" office:value-type="float" office:value="0.3944" calcext:value-type="float">
            <text:p>0,3944</text:p>
          </table:table-cell>
          <table:table-cell table:formula="of:=IF(AND(IF([.$B$2] &gt;= ([.$B6] + [.J$2]));IF([.$B$2]&lt; ([.$B6] + [.K$2]))); [$'Tabela da Normal Padrão'.K7]; [.K6])" office:value-type="float" office:value="0.3944" calcext:value-type="float">
            <text:p>0,3944</text:p>
          </table:table-cell>
          <table:table-cell table:formula="of:=IF(AND(IF([.$B$2] &gt;= ([.$B6] + [.K$2]));IF([.$B$2]&lt; ([.$B6] + [.L$2]))); [$'Tabela da Normal Padrão'.L7]; [.L6])" office:value-type="float" office:value="0.3944" calcext:value-type="float">
            <text:p>0,3944</text:p>
          </table:table-cell>
          <table:table-cell table:formula="of:=IF(AND(IF([.$B$2] &gt;= ([.$B6] + [.L$2]));IF([.$B$2]&lt; ([.$B6] + [.M$2]))); [$'Tabela da Normal Padrão'.M7]; [.C7])" office:value-type="float" office:value="0.3944" calcext:value-type="float">
            <text:p>0,3944</text:p>
          </table:table-cell>
          <table:table-cell/>
        </table:table-row>
        <table:table-row table:style-name="ro2">
          <table:table-cell/>
          <table:table-cell office:value-type="float" office:value="0.4" calcext:value-type="float">
            <text:p>0,4</text:p>
          </table:table-cell>
          <table:table-cell table:formula="of:=IF(AND(IF([.$B$2] &gt;= ([.$B7] + [.C$2]));IF([.$B$2]&lt; ([.$B7] + [.D$2]))); [$'Tabela da Normal Padrão'.D8]; [.D7])" office:value-type="float" office:value="0.3944" calcext:value-type="float">
            <text:p>0,3944</text:p>
          </table:table-cell>
          <table:table-cell table:formula="of:=IF(AND(IF([.$B$2] &gt;= ([.$B7] + [.D$2]));IF([.$B$2]&lt; ([.$B7] + [.E$2]))); [$'Tabela da Normal Padrão'.E8]; [.E7])" office:value-type="float" office:value="0.3944" calcext:value-type="float">
            <text:p>0,3944</text:p>
          </table:table-cell>
          <table:table-cell table:formula="of:=IF(AND(IF([.$B$2] &gt;= ([.$B7] + [.E$2]));IF([.$B$2]&lt; ([.$B7] + [.F$2]))); [$'Tabela da Normal Padrão'.F8]; [.F7])" office:value-type="float" office:value="0.3944" calcext:value-type="float">
            <text:p>0,3944</text:p>
          </table:table-cell>
          <table:table-cell table:formula="of:=IF(AND(IF([.$B$2] &gt;= ([.$B7] + [.F$2]));IF([.$B$2]&lt; ([.$B7] + [.G$2]))); [$'Tabela da Normal Padrão'.G8]; [.G7])" office:value-type="float" office:value="0.3944" calcext:value-type="float">
            <text:p>0,3944</text:p>
          </table:table-cell>
          <table:table-cell table:formula="of:=IF(AND(IF([.$B$2] &gt;= ([.$B7] + [.G$2]));IF([.$B$2]&lt; ([.$B7] + [.H$2]))); [$'Tabela da Normal Padrão'.H8]; [.H7])" office:value-type="float" office:value="0.3944" calcext:value-type="float">
            <text:p>0,3944</text:p>
          </table:table-cell>
          <table:table-cell table:formula="of:=IF(AND(IF([.$B$2] &gt;= ([.$B7] + [.H$2]));IF([.$B$2]&lt; ([.$B7] + [.I$2]))); [$'Tabela da Normal Padrão'.I8]; [.I7])" office:value-type="float" office:value="0.3944" calcext:value-type="float">
            <text:p>0,3944</text:p>
          </table:table-cell>
          <table:table-cell table:formula="of:=IF(AND(IF([.$B$2] &gt;= ([.$B7] + [.I$2]));IF([.$B$2]&lt; ([.$B7] + [.J$2]))); [$'Tabela da Normal Padrão'.J8]; [.J7])" office:value-type="float" office:value="0.3944" calcext:value-type="float">
            <text:p>0,3944</text:p>
          </table:table-cell>
          <table:table-cell table:formula="of:=IF(AND(IF([.$B$2] &gt;= ([.$B7] + [.J$2]));IF([.$B$2]&lt; ([.$B7] + [.K$2]))); [$'Tabela da Normal Padrão'.K8]; [.K7])" office:value-type="float" office:value="0.3944" calcext:value-type="float">
            <text:p>0,3944</text:p>
          </table:table-cell>
          <table:table-cell table:formula="of:=IF(AND(IF([.$B$2] &gt;= ([.$B7] + [.K$2]));IF([.$B$2]&lt; ([.$B7] + [.L$2]))); [$'Tabela da Normal Padrão'.L8]; [.L7])" office:value-type="float" office:value="0.3944" calcext:value-type="float">
            <text:p>0,3944</text:p>
          </table:table-cell>
          <table:table-cell table:formula="of:=IF(AND(IF([.$B$2] &gt;= ([.$B7] + [.L$2]));IF([.$B$2]&lt; ([.$B7] + [.M$2]))); [$'Tabela da Normal Padrão'.M8]; [.C8])" office:value-type="float" office:value="0.3944" calcext:value-type="float">
            <text:p>0,3944</text:p>
          </table:table-cell>
          <table:table-cell/>
        </table:table-row>
        <table:table-row table:style-name="ro2">
          <table:table-cell/>
          <table:table-cell office:value-type="float" office:value="0.5" calcext:value-type="float">
            <text:p>0,5</text:p>
          </table:table-cell>
          <table:table-cell table:formula="of:=IF(AND(IF([.$B$2] &gt;= ([.$B8] + [.C$2]));IF([.$B$2]&lt; ([.$B8] + [.D$2]))); [$'Tabela da Normal Padrão'.D9]; [.D8])" office:value-type="float" office:value="0.3944" calcext:value-type="float">
            <text:p>0,3944</text:p>
          </table:table-cell>
          <table:table-cell table:formula="of:=IF(AND(IF([.$B$2] &gt;= ([.$B8] + [.D$2]));IF([.$B$2]&lt; ([.$B8] + [.E$2]))); [$'Tabela da Normal Padrão'.E9]; [.E8])" office:value-type="float" office:value="0.3944" calcext:value-type="float">
            <text:p>0,3944</text:p>
          </table:table-cell>
          <table:table-cell table:formula="of:=IF(AND(IF([.$B$2] &gt;= ([.$B8] + [.E$2]));IF([.$B$2]&lt; ([.$B8] + [.F$2]))); [$'Tabela da Normal Padrão'.F9]; [.F8])" office:value-type="float" office:value="0.3944" calcext:value-type="float">
            <text:p>0,3944</text:p>
          </table:table-cell>
          <table:table-cell table:formula="of:=IF(AND(IF([.$B$2] &gt;= ([.$B8] + [.F$2]));IF([.$B$2]&lt; ([.$B8] + [.G$2]))); [$'Tabela da Normal Padrão'.G9]; [.G8])" office:value-type="float" office:value="0.3944" calcext:value-type="float">
            <text:p>0,3944</text:p>
          </table:table-cell>
          <table:table-cell table:formula="of:=IF(AND(IF([.$B$2] &gt;= ([.$B8] + [.G$2]));IF([.$B$2]&lt; ([.$B8] + [.H$2]))); [$'Tabela da Normal Padrão'.H9]; [.H8])" office:value-type="float" office:value="0.3944" calcext:value-type="float">
            <text:p>0,3944</text:p>
          </table:table-cell>
          <table:table-cell table:formula="of:=IF(AND(IF([.$B$2] &gt;= ([.$B8] + [.H$2]));IF([.$B$2]&lt; ([.$B8] + [.I$2]))); [$'Tabela da Normal Padrão'.I9]; [.I8])" office:value-type="float" office:value="0.3944" calcext:value-type="float">
            <text:p>0,3944</text:p>
          </table:table-cell>
          <table:table-cell table:formula="of:=IF(AND(IF([.$B$2] &gt;= ([.$B8] + [.I$2]));IF([.$B$2]&lt; ([.$B8] + [.J$2]))); [$'Tabela da Normal Padrão'.J9]; [.J8])" office:value-type="float" office:value="0.3944" calcext:value-type="float">
            <text:p>0,3944</text:p>
          </table:table-cell>
          <table:table-cell table:formula="of:=IF(AND(IF([.$B$2] &gt;= ([.$B8] + [.J$2]));IF([.$B$2]&lt; ([.$B8] + [.K$2]))); [$'Tabela da Normal Padrão'.K9]; [.K8])" office:value-type="float" office:value="0.3944" calcext:value-type="float">
            <text:p>0,3944</text:p>
          </table:table-cell>
          <table:table-cell table:formula="of:=IF(AND(IF([.$B$2] &gt;= ([.$B8] + [.K$2]));IF([.$B$2]&lt; ([.$B8] + [.L$2]))); [$'Tabela da Normal Padrão'.L9]; [.L8])" office:value-type="float" office:value="0.3944" calcext:value-type="float">
            <text:p>0,3944</text:p>
          </table:table-cell>
          <table:table-cell table:formula="of:=IF(AND(IF([.$B$2] &gt;= ([.$B8] + [.L$2]));IF([.$B$2]&lt; ([.$B8] + [.M$2]))); [$'Tabela da Normal Padrão'.M9]; [.C9])" office:value-type="float" office:value="0.3944" calcext:value-type="float">
            <text:p>0,3944</text:p>
          </table:table-cell>
          <table:table-cell/>
        </table:table-row>
        <table:table-row table:style-name="ro2">
          <table:table-cell/>
          <table:table-cell office:value-type="float" office:value="0.6" calcext:value-type="float">
            <text:p>0,6</text:p>
          </table:table-cell>
          <table:table-cell table:formula="of:=IF(AND(IF([.$B$2] &gt;= ([.$B9] + [.C$2]));IF([.$B$2]&lt; ([.$B9] + [.D$2]))); [$'Tabela da Normal Padrão'.D10]; [.D9])" office:value-type="float" office:value="0.3944" calcext:value-type="float">
            <text:p>0,3944</text:p>
          </table:table-cell>
          <table:table-cell table:formula="of:=IF(AND(IF([.$B$2] &gt;= ([.$B9] + [.D$2]));IF([.$B$2]&lt; ([.$B9] + [.E$2]))); [$'Tabela da Normal Padrão'.E10]; [.E9])" office:value-type="float" office:value="0.3944" calcext:value-type="float">
            <text:p>0,3944</text:p>
          </table:table-cell>
          <table:table-cell table:formula="of:=IF(AND(IF([.$B$2] &gt;= ([.$B9] + [.E$2]));IF([.$B$2]&lt; ([.$B9] + [.F$2]))); [$'Tabela da Normal Padrão'.F10]; [.F9])" office:value-type="float" office:value="0.3944" calcext:value-type="float">
            <text:p>0,3944</text:p>
          </table:table-cell>
          <table:table-cell table:formula="of:=IF(AND(IF([.$B$2] &gt;= ([.$B9] + [.F$2]));IF([.$B$2]&lt; ([.$B9] + [.G$2]))); [$'Tabela da Normal Padrão'.G10]; [.G9])" office:value-type="float" office:value="0.3944" calcext:value-type="float">
            <text:p>0,3944</text:p>
          </table:table-cell>
          <table:table-cell table:formula="of:=IF(AND(IF([.$B$2] &gt;= ([.$B9] + [.G$2]));IF([.$B$2]&lt; ([.$B9] + [.H$2]))); [$'Tabela da Normal Padrão'.H10]; [.H9])" office:value-type="float" office:value="0.3944" calcext:value-type="float">
            <text:p>0,3944</text:p>
          </table:table-cell>
          <table:table-cell table:formula="of:=IF(AND(IF([.$B$2] &gt;= ([.$B9] + [.H$2]));IF([.$B$2]&lt; ([.$B9] + [.I$2]))); [$'Tabela da Normal Padrão'.I10]; [.I9])" office:value-type="float" office:value="0.3944" calcext:value-type="float">
            <text:p>0,3944</text:p>
          </table:table-cell>
          <table:table-cell table:formula="of:=IF(AND(IF([.$B$2] &gt;= ([.$B9] + [.I$2]));IF([.$B$2]&lt; ([.$B9] + [.J$2]))); [$'Tabela da Normal Padrão'.J10]; [.J9])" office:value-type="float" office:value="0.3944" calcext:value-type="float">
            <text:p>0,3944</text:p>
          </table:table-cell>
          <table:table-cell table:formula="of:=IF(AND(IF([.$B$2] &gt;= ([.$B9] + [.J$2]));IF([.$B$2]&lt; ([.$B9] + [.K$2]))); [$'Tabela da Normal Padrão'.K10]; [.K9])" office:value-type="float" office:value="0.3944" calcext:value-type="float">
            <text:p>0,3944</text:p>
          </table:table-cell>
          <table:table-cell table:formula="of:=IF(AND(IF([.$B$2] &gt;= ([.$B9] + [.K$2]));IF([.$B$2]&lt; ([.$B9] + [.L$2]))); [$'Tabela da Normal Padrão'.L10]; [.L9])" office:value-type="float" office:value="0.3944" calcext:value-type="float">
            <text:p>0,3944</text:p>
          </table:table-cell>
          <table:table-cell table:formula="of:=IF(AND(IF([.$B$2] &gt;= ([.$B9] + [.L$2]));IF([.$B$2]&lt; ([.$B9] + [.M$2]))); [$'Tabela da Normal Padrão'.M10]; [.C10])" office:value-type="float" office:value="0.3944" calcext:value-type="float">
            <text:p>0,3944</text:p>
          </table:table-cell>
          <table:table-cell/>
        </table:table-row>
        <table:table-row table:style-name="ro2">
          <table:table-cell/>
          <table:table-cell office:value-type="float" office:value="0.7" calcext:value-type="float">
            <text:p>0,7</text:p>
          </table:table-cell>
          <table:table-cell table:formula="of:=IF(AND(IF([.$B$2] &gt;= ([.$B10] + [.C$2]));IF([.$B$2]&lt; ([.$B10] + [.D$2]))); [$'Tabela da Normal Padrão'.D11]; [.D10])" office:value-type="float" office:value="0.3944" calcext:value-type="float">
            <text:p>0,3944</text:p>
          </table:table-cell>
          <table:table-cell table:formula="of:=IF(AND(IF([.$B$2] &gt;= ([.$B10] + [.D$2]));IF([.$B$2]&lt; ([.$B10] + [.E$2]))); [$'Tabela da Normal Padrão'.E11]; [.E10])" office:value-type="float" office:value="0.3944" calcext:value-type="float">
            <text:p>0,3944</text:p>
          </table:table-cell>
          <table:table-cell table:formula="of:=IF(AND(IF([.$B$2] &gt;= ([.$B10] + [.E$2]));IF([.$B$2]&lt; ([.$B10] + [.F$2]))); [$'Tabela da Normal Padrão'.F11]; [.F10])" office:value-type="float" office:value="0.3944" calcext:value-type="float">
            <text:p>0,3944</text:p>
          </table:table-cell>
          <table:table-cell table:formula="of:=IF(AND(IF([.$B$2] &gt;= ([.$B10] + [.F$2]));IF([.$B$2]&lt; ([.$B10] + [.G$2]))); [$'Tabela da Normal Padrão'.G11]; [.G10])" office:value-type="float" office:value="0.3944" calcext:value-type="float">
            <text:p>0,3944</text:p>
          </table:table-cell>
          <table:table-cell table:formula="of:=IF(AND(IF([.$B$2] &gt;= ([.$B10] + [.G$2]));IF([.$B$2]&lt; ([.$B10] + [.H$2]))); [$'Tabela da Normal Padrão'.H11]; [.H10])" office:value-type="float" office:value="0.3944" calcext:value-type="float">
            <text:p>0,3944</text:p>
          </table:table-cell>
          <table:table-cell table:formula="of:=IF(AND(IF([.$B$2] &gt;= ([.$B10] + [.H$2]));IF([.$B$2]&lt; ([.$B10] + [.I$2]))); [$'Tabela da Normal Padrão'.I11]; [.I10])" office:value-type="float" office:value="0.3944" calcext:value-type="float">
            <text:p>0,3944</text:p>
          </table:table-cell>
          <table:table-cell table:formula="of:=IF(AND(IF([.$B$2] &gt;= ([.$B10] + [.I$2]));IF([.$B$2]&lt; ([.$B10] + [.J$2]))); [$'Tabela da Normal Padrão'.J11]; [.J10])" office:value-type="float" office:value="0.3944" calcext:value-type="float">
            <text:p>0,3944</text:p>
          </table:table-cell>
          <table:table-cell table:formula="of:=IF(AND(IF([.$B$2] &gt;= ([.$B10] + [.J$2]));IF([.$B$2]&lt; ([.$B10] + [.K$2]))); [$'Tabela da Normal Padrão'.K11]; [.K10])" office:value-type="float" office:value="0.3944" calcext:value-type="float">
            <text:p>0,3944</text:p>
          </table:table-cell>
          <table:table-cell table:formula="of:=IF(AND(IF([.$B$2] &gt;= ([.$B10] + [.K$2]));IF([.$B$2]&lt; ([.$B10] + [.L$2]))); [$'Tabela da Normal Padrão'.L11]; [.L10])" office:value-type="float" office:value="0.3944" calcext:value-type="float">
            <text:p>0,3944</text:p>
          </table:table-cell>
          <table:table-cell table:formula="of:=IF(AND(IF([.$B$2] &gt;= ([.$B10] + [.L$2]));IF([.$B$2]&lt; ([.$B10] + [.M$2]))); [$'Tabela da Normal Padrão'.M11]; [.C11])" office:value-type="float" office:value="0.3944" calcext:value-type="float">
            <text:p>0,3944</text:p>
          </table:table-cell>
          <table:table-cell/>
        </table:table-row>
        <table:table-row table:style-name="ro2">
          <table:table-cell/>
          <table:table-cell office:value-type="float" office:value="0.8" calcext:value-type="float">
            <text:p>0,8</text:p>
          </table:table-cell>
          <table:table-cell table:formula="of:=IF(AND(IF([.$B$2] &gt;= ([.$B11] + [.C$2]));IF([.$B$2]&lt; ([.$B11] + [.D$2]))); [$'Tabela da Normal Padrão'.D12]; [.D11])" office:value-type="float" office:value="0.3944" calcext:value-type="float">
            <text:p>0,3944</text:p>
          </table:table-cell>
          <table:table-cell table:formula="of:=IF(AND(IF([.$B$2] &gt;= ([.$B11] + [.D$2]));IF([.$B$2]&lt; ([.$B11] + [.E$2]))); [$'Tabela da Normal Padrão'.E12]; [.E11])" office:value-type="float" office:value="0.3944" calcext:value-type="float">
            <text:p>0,3944</text:p>
          </table:table-cell>
          <table:table-cell table:formula="of:=IF(AND(IF([.$B$2] &gt;= ([.$B11] + [.E$2]));IF([.$B$2]&lt; ([.$B11] + [.F$2]))); [$'Tabela da Normal Padrão'.F12]; [.F11])" office:value-type="float" office:value="0.3944" calcext:value-type="float">
            <text:p>0,3944</text:p>
          </table:table-cell>
          <table:table-cell table:formula="of:=IF(AND(IF([.$B$2] &gt;= ([.$B11] + [.F$2]));IF([.$B$2]&lt; ([.$B11] + [.G$2]))); [$'Tabela da Normal Padrão'.G12]; [.G11])" office:value-type="float" office:value="0.3944" calcext:value-type="float">
            <text:p>0,3944</text:p>
          </table:table-cell>
          <table:table-cell table:formula="of:=IF(AND(IF([.$B$2] &gt;= ([.$B11] + [.G$2]));IF([.$B$2]&lt; ([.$B11] + [.H$2]))); [$'Tabela da Normal Padrão'.H12]; [.H11])" office:value-type="float" office:value="0.3944" calcext:value-type="float">
            <text:p>0,3944</text:p>
          </table:table-cell>
          <table:table-cell table:formula="of:=IF(AND(IF([.$B$2] &gt;= ([.$B11] + [.H$2]));IF([.$B$2]&lt; ([.$B11] + [.I$2]))); [$'Tabela da Normal Padrão'.I12]; [.I11])" office:value-type="float" office:value="0.3944" calcext:value-type="float">
            <text:p>0,3944</text:p>
          </table:table-cell>
          <table:table-cell table:formula="of:=IF(AND(IF([.$B$2] &gt;= ([.$B11] + [.I$2]));IF([.$B$2]&lt; ([.$B11] + [.J$2]))); [$'Tabela da Normal Padrão'.J12]; [.J11])" office:value-type="float" office:value="0.3944" calcext:value-type="float">
            <text:p>0,3944</text:p>
          </table:table-cell>
          <table:table-cell table:formula="of:=IF(AND(IF([.$B$2] &gt;= ([.$B11] + [.J$2]));IF([.$B$2]&lt; ([.$B11] + [.K$2]))); [$'Tabela da Normal Padrão'.K12]; [.K11])" office:value-type="float" office:value="0.3944" calcext:value-type="float">
            <text:p>0,3944</text:p>
          </table:table-cell>
          <table:table-cell table:formula="of:=IF(AND(IF([.$B$2] &gt;= ([.$B11] + [.K$2]));IF([.$B$2]&lt; ([.$B11] + [.L$2]))); [$'Tabela da Normal Padrão'.L12]; [.L11])" office:value-type="float" office:value="0.3944" calcext:value-type="float">
            <text:p>0,3944</text:p>
          </table:table-cell>
          <table:table-cell table:formula="of:=IF(AND(IF([.$B$2] &gt;= ([.$B11] + [.L$2]));IF([.$B$2]&lt; ([.$B11] + [.M$2]))); [$'Tabela da Normal Padrão'.M12]; [.C12])" office:value-type="float" office:value="0.3944" calcext:value-type="float">
            <text:p>0,3944</text:p>
          </table:table-cell>
          <table:table-cell/>
        </table:table-row>
        <table:table-row table:style-name="ro2">
          <table:table-cell/>
          <table:table-cell office:value-type="float" office:value="0.9" calcext:value-type="float">
            <text:p>0,9</text:p>
          </table:table-cell>
          <table:table-cell table:formula="of:=IF(AND(IF([.$B$2] &gt;= ([.$B12] + [.C$2]));IF([.$B$2]&lt; ([.$B12] + [.D$2]))); [$'Tabela da Normal Padrão'.D13]; [.D12])" office:value-type="float" office:value="0.3944" calcext:value-type="float">
            <text:p>0,3944</text:p>
          </table:table-cell>
          <table:table-cell table:formula="of:=IF(AND(IF([.$B$2] &gt;= ([.$B12] + [.D$2]));IF([.$B$2]&lt; ([.$B12] + [.E$2]))); [$'Tabela da Normal Padrão'.E13]; [.E12])" office:value-type="float" office:value="0.3944" calcext:value-type="float">
            <text:p>0,3944</text:p>
          </table:table-cell>
          <table:table-cell table:formula="of:=IF(AND(IF([.$B$2] &gt;= ([.$B12] + [.E$2]));IF([.$B$2]&lt; ([.$B12] + [.F$2]))); [$'Tabela da Normal Padrão'.F13]; [.F12])" office:value-type="float" office:value="0.3944" calcext:value-type="float">
            <text:p>0,3944</text:p>
          </table:table-cell>
          <table:table-cell table:formula="of:=IF(AND(IF([.$B$2] &gt;= ([.$B12] + [.F$2]));IF([.$B$2]&lt; ([.$B12] + [.G$2]))); [$'Tabela da Normal Padrão'.G13]; [.G12])" office:value-type="float" office:value="0.3944" calcext:value-type="float">
            <text:p>0,3944</text:p>
          </table:table-cell>
          <table:table-cell table:formula="of:=IF(AND(IF([.$B$2] &gt;= ([.$B12] + [.G$2]));IF([.$B$2]&lt; ([.$B12] + [.H$2]))); [$'Tabela da Normal Padrão'.H13]; [.H12])" office:value-type="float" office:value="0.3944" calcext:value-type="float">
            <text:p>0,3944</text:p>
          </table:table-cell>
          <table:table-cell table:formula="of:=IF(AND(IF([.$B$2] &gt;= ([.$B12] + [.H$2]));IF([.$B$2]&lt; ([.$B12] + [.I$2]))); [$'Tabela da Normal Padrão'.I13]; [.I12])" office:value-type="float" office:value="0.3944" calcext:value-type="float">
            <text:p>0,3944</text:p>
          </table:table-cell>
          <table:table-cell table:formula="of:=IF(AND(IF([.$B$2] &gt;= ([.$B12] + [.I$2]));IF([.$B$2]&lt; ([.$B12] + [.J$2]))); [$'Tabela da Normal Padrão'.J13]; [.J12])" office:value-type="float" office:value="0.3944" calcext:value-type="float">
            <text:p>0,3944</text:p>
          </table:table-cell>
          <table:table-cell table:formula="of:=IF(AND(IF([.$B$2] &gt;= ([.$B12] + [.J$2]));IF([.$B$2]&lt; ([.$B12] + [.K$2]))); [$'Tabela da Normal Padrão'.K13]; [.K12])" office:value-type="float" office:value="0.3944" calcext:value-type="float">
            <text:p>0,3944</text:p>
          </table:table-cell>
          <table:table-cell table:formula="of:=IF(AND(IF([.$B$2] &gt;= ([.$B12] + [.K$2]));IF([.$B$2]&lt; ([.$B12] + [.L$2]))); [$'Tabela da Normal Padrão'.L13]; [.L12])" office:value-type="float" office:value="0.3944" calcext:value-type="float">
            <text:p>0,3944</text:p>
          </table:table-cell>
          <table:table-cell table:formula="of:=IF(AND(IF([.$B$2] &gt;= ([.$B12] + [.L$2]));IF([.$B$2]&lt; ([.$B12] + [.M$2]))); [$'Tabela da Normal Padrão'.M13]; [.C13])" office:value-type="float" office:value="0.3944" calcext:value-type="float">
            <text:p>0,3944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,0</text:p>
          </table:table-cell>
          <table:table-cell table:formula="of:=IF(AND(IF([.$B$2] &gt;= ([.$B13] + [.C$2]));IF([.$B$2]&lt; ([.$B13] + [.D$2]))); [$'Tabela da Normal Padrão'.D14]; [.D13])" office:value-type="float" office:value="0.3944" calcext:value-type="float">
            <text:p>0,3944</text:p>
          </table:table-cell>
          <table:table-cell table:formula="of:=IF(AND(IF([.$B$2] &gt;= ([.$B13] + [.D$2]));IF([.$B$2]&lt; ([.$B13] + [.E$2]))); [$'Tabela da Normal Padrão'.E14]; [.E13])" office:value-type="float" office:value="0.3944" calcext:value-type="float">
            <text:p>0,3944</text:p>
          </table:table-cell>
          <table:table-cell table:formula="of:=IF(AND(IF([.$B$2] &gt;= ([.$B13] + [.E$2]));IF([.$B$2]&lt; ([.$B13] + [.F$2]))); [$'Tabela da Normal Padrão'.F14]; [.F13])" office:value-type="float" office:value="0.3944" calcext:value-type="float">
            <text:p>0,3944</text:p>
          </table:table-cell>
          <table:table-cell table:formula="of:=IF(AND(IF([.$B$2] &gt;= ([.$B13] + [.F$2]));IF([.$B$2]&lt; ([.$B13] + [.G$2]))); [$'Tabela da Normal Padrão'.G14]; [.G13])" office:value-type="float" office:value="0.3944" calcext:value-type="float">
            <text:p>0,3944</text:p>
          </table:table-cell>
          <table:table-cell table:formula="of:=IF(AND(IF([.$B$2] &gt;= ([.$B13] + [.G$2]));IF([.$B$2]&lt; ([.$B13] + [.H$2]))); [$'Tabela da Normal Padrão'.H14]; [.H13])" office:value-type="float" office:value="0.3944" calcext:value-type="float">
            <text:p>0,3944</text:p>
          </table:table-cell>
          <table:table-cell table:formula="of:=IF(AND(IF([.$B$2] &gt;= ([.$B13] + [.H$2]));IF([.$B$2]&lt; ([.$B13] + [.I$2]))); [$'Tabela da Normal Padrão'.I14]; [.I13])" office:value-type="float" office:value="0.3944" calcext:value-type="float">
            <text:p>0,3944</text:p>
          </table:table-cell>
          <table:table-cell table:formula="of:=IF(AND(IF([.$B$2] &gt;= ([.$B13] + [.I$2]));IF([.$B$2]&lt; ([.$B13] + [.J$2]))); [$'Tabela da Normal Padrão'.J14]; [.J13])" office:value-type="float" office:value="0.3944" calcext:value-type="float">
            <text:p>0,3944</text:p>
          </table:table-cell>
          <table:table-cell table:formula="of:=IF(AND(IF([.$B$2] &gt;= ([.$B13] + [.J$2]));IF([.$B$2]&lt; ([.$B13] + [.K$2]))); [$'Tabela da Normal Padrão'.K14]; [.K13])" office:value-type="float" office:value="0.3944" calcext:value-type="float">
            <text:p>0,3944</text:p>
          </table:table-cell>
          <table:table-cell table:formula="of:=IF(AND(IF([.$B$2] &gt;= ([.$B13] + [.K$2]));IF([.$B$2]&lt; ([.$B13] + [.L$2]))); [$'Tabela da Normal Padrão'.L14]; [.L13])" office:value-type="float" office:value="0.3944" calcext:value-type="float">
            <text:p>0,3944</text:p>
          </table:table-cell>
          <table:table-cell table:formula="of:=IF(AND(IF([.$B$2] &gt;= ([.$B13] + [.L$2]));IF([.$B$2]&lt; ([.$B13] + [.M$2]))); [$'Tabela da Normal Padrão'.M14]; [.C14])" office:value-type="float" office:value="0.3944" calcext:value-type="float">
            <text:p>0,3944</text:p>
          </table:table-cell>
          <table:table-cell/>
        </table:table-row>
        <table:table-row table:style-name="ro2">
          <table:table-cell/>
          <table:table-cell office:value-type="float" office:value="1.1" calcext:value-type="float">
            <text:p>1,1</text:p>
          </table:table-cell>
          <table:table-cell table:formula="of:=IF(AND(IF([.$B$2] &gt;= ([.$B14] + [.C$2]));IF([.$B$2]&lt; ([.$B14] + [.D$2]))); [$'Tabela da Normal Padrão'.D15]; [.D14])" office:value-type="float" office:value="0.3944" calcext:value-type="float">
            <text:p>0,3944</text:p>
          </table:table-cell>
          <table:table-cell table:formula="of:=IF(AND(IF([.$B$2] &gt;= ([.$B14] + [.D$2]));IF([.$B$2]&lt; ([.$B14] + [.E$2]))); [$'Tabela da Normal Padrão'.E15]; [.E14])" office:value-type="float" office:value="0.3944" calcext:value-type="float">
            <text:p>0,3944</text:p>
          </table:table-cell>
          <table:table-cell table:formula="of:=IF(AND(IF([.$B$2] &gt;= ([.$B14] + [.E$2]));IF([.$B$2]&lt; ([.$B14] + [.F$2]))); [$'Tabela da Normal Padrão'.F15]; [.F14])" office:value-type="float" office:value="0.3944" calcext:value-type="float">
            <text:p>0,3944</text:p>
          </table:table-cell>
          <table:table-cell table:formula="of:=IF(AND(IF([.$B$2] &gt;= ([.$B14] + [.F$2]));IF([.$B$2]&lt; ([.$B14] + [.G$2]))); [$'Tabela da Normal Padrão'.G15]; [.G14])" office:value-type="float" office:value="0.3944" calcext:value-type="float">
            <text:p>0,3944</text:p>
          </table:table-cell>
          <table:table-cell table:formula="of:=IF(AND(IF([.$B$2] &gt;= ([.$B14] + [.G$2]));IF([.$B$2]&lt; ([.$B14] + [.H$2]))); [$'Tabela da Normal Padrão'.H15]; [.H14])" office:value-type="float" office:value="0.3944" calcext:value-type="float">
            <text:p>0,3944</text:p>
          </table:table-cell>
          <table:table-cell table:formula="of:=IF(AND(IF([.$B$2] &gt;= ([.$B14] + [.H$2]));IF([.$B$2]&lt; ([.$B14] + [.I$2]))); [$'Tabela da Normal Padrão'.I15]; [.I14])" office:value-type="float" office:value="0.3944" calcext:value-type="float">
            <text:p>0,3944</text:p>
          </table:table-cell>
          <table:table-cell table:formula="of:=IF(AND(IF([.$B$2] &gt;= ([.$B14] + [.I$2]));IF([.$B$2]&lt; ([.$B14] + [.J$2]))); [$'Tabela da Normal Padrão'.J15]; [.J14])" office:value-type="float" office:value="0.3944" calcext:value-type="float">
            <text:p>0,3944</text:p>
          </table:table-cell>
          <table:table-cell table:formula="of:=IF(AND(IF([.$B$2] &gt;= ([.$B14] + [.J$2]));IF([.$B$2]&lt; ([.$B14] + [.K$2]))); [$'Tabela da Normal Padrão'.K15]; [.K14])" office:value-type="float" office:value="0.3944" calcext:value-type="float">
            <text:p>0,3944</text:p>
          </table:table-cell>
          <table:table-cell table:formula="of:=IF(AND(IF([.$B$2] &gt;= ([.$B14] + [.K$2]));IF([.$B$2]&lt; ([.$B14] + [.L$2]))); [$'Tabela da Normal Padrão'.L15]; [.L14])" office:value-type="float" office:value="0.3944" calcext:value-type="float">
            <text:p>0,3944</text:p>
          </table:table-cell>
          <table:table-cell table:formula="of:=IF(AND(IF([.$B$2] &gt;= ([.$B14] + [.L$2]));IF([.$B$2]&lt; ([.$B14] + [.M$2]))); [$'Tabela da Normal Padrão'.M15]; [.C15])" office:value-type="float" office:value="0.3944" calcext:value-type="float">
            <text:p>0,3944</text:p>
          </table:table-cell>
          <table:table-cell/>
        </table:table-row>
        <table:table-row table:style-name="ro2">
          <table:table-cell/>
          <table:table-cell office:value-type="float" office:value="1.2" calcext:value-type="float">
            <text:p>1,2</text:p>
          </table:table-cell>
          <table:table-cell table:formula="of:=IF(AND(IF([.$B$2] &gt;= ([.$B15] + [.C$2]));IF([.$B$2]&lt; ([.$B15] + [.D$2]))); [$'Tabela da Normal Padrão'.D16]; [.D15])" office:value-type="float" office:value="0.3944" calcext:value-type="float">
            <text:p>0,3944</text:p>
          </table:table-cell>
          <table:table-cell table:formula="of:=IF(AND(IF([.$B$2] &gt;= ([.$B15] + [.D$2]));IF([.$B$2]&lt; ([.$B15] + [.E$2]))); [$'Tabela da Normal Padrão'.E16]; [.E15])" office:value-type="float" office:value="0.3944" calcext:value-type="float">
            <text:p>0,3944</text:p>
          </table:table-cell>
          <table:table-cell table:formula="of:=IF(AND(IF([.$B$2] &gt;= ([.$B15] + [.E$2]));IF([.$B$2]&lt; ([.$B15] + [.F$2]))); [$'Tabela da Normal Padrão'.F16]; [.F15])" office:value-type="float" office:value="0.3944" calcext:value-type="float">
            <text:p>0,3944</text:p>
          </table:table-cell>
          <table:table-cell table:formula="of:=IF(AND(IF([.$B$2] &gt;= ([.$B15] + [.F$2]));IF([.$B$2]&lt; ([.$B15] + [.G$2]))); [$'Tabela da Normal Padrão'.G16]; [.G15])" office:value-type="float" office:value="0.3944" calcext:value-type="float">
            <text:p>0,3944</text:p>
          </table:table-cell>
          <table:table-cell table:formula="of:=IF(AND(IF([.$B$2] &gt;= ([.$B15] + [.G$2]));IF([.$B$2]&lt; ([.$B15] + [.H$2]))); [$'Tabela da Normal Padrão'.H16]; [.H15])" office:value-type="float" office:value="0.3944" calcext:value-type="float">
            <text:p>0,3944</text:p>
          </table:table-cell>
          <table:table-cell table:formula="of:=IF(AND(IF([.$B$2] &gt;= ([.$B15] + [.H$2]));IF([.$B$2]&lt; ([.$B15] + [.I$2]))); [$'Tabela da Normal Padrão'.I16]; [.I15])" office:value-type="float" office:value="0.3944" calcext:value-type="float">
            <text:p>0,3944</text:p>
          </table:table-cell>
          <table:table-cell table:formula="of:=IF(AND(IF([.$B$2] &gt;= ([.$B15] + [.I$2]));IF([.$B$2]&lt; ([.$B15] + [.J$2]))); [$'Tabela da Normal Padrão'.J16]; [.J15])" office:value-type="float" office:value="0.4999" calcext:value-type="float">
            <text:p>0,4999</text:p>
          </table:table-cell>
          <table:table-cell table:formula="of:=IF(AND(IF([.$B$2] &gt;= ([.$B15] + [.J$2]));IF([.$B$2]&lt; ([.$B15] + [.K$2]))); [$'Tabela da Normal Padrão'.K16]; [.K15])" office:value-type="float" office:value="0.4999" calcext:value-type="float">
            <text:p>0,4999</text:p>
          </table:table-cell>
          <table:table-cell table:formula="of:=IF(AND(IF([.$B$2] &gt;= ([.$B15] + [.K$2]));IF([.$B$2]&lt; ([.$B15] + [.L$2]))); [$'Tabela da Normal Padrão'.L16]; [.L15])" office:value-type="float" office:value="0.4999" calcext:value-type="float">
            <text:p>0,4999</text:p>
          </table:table-cell>
          <table:table-cell table:formula="of:=IF(AND(IF([.$B$2] &gt;= ([.$B15] + [.L$2]));IF([.$B$2]&lt; ([.$B15] + [.M$2]))); [$'Tabela da Normal Padrão'.M16]; [.C16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1.3" calcext:value-type="float">
            <text:p>1,3</text:p>
          </table:table-cell>
          <table:table-cell table:formula="of:=IF(AND(IF([.$B$2] &gt;= ([.$B16] + [.C$2]));IF([.$B$2]&lt; ([.$B16] + [.D$2]))); [$'Tabela da Normal Padrão'.D17]; [.D16])" office:value-type="float" office:value="0.4999" calcext:value-type="float">
            <text:p>0,4999</text:p>
          </table:table-cell>
          <table:table-cell table:formula="of:=IF(AND(IF([.$B$2] &gt;= ([.$B16] + [.D$2]));IF([.$B$2]&lt; ([.$B16] + [.E$2]))); [$'Tabela da Normal Padrão'.E17]; [.E16])" office:value-type="float" office:value="0.4999" calcext:value-type="float">
            <text:p>0,4999</text:p>
          </table:table-cell>
          <table:table-cell table:formula="of:=IF(AND(IF([.$B$2] &gt;= ([.$B16] + [.E$2]));IF([.$B$2]&lt; ([.$B16] + [.F$2]))); [$'Tabela da Normal Padrão'.F17]; [.F16])" office:value-type="float" office:value="0.4999" calcext:value-type="float">
            <text:p>0,4999</text:p>
          </table:table-cell>
          <table:table-cell table:formula="of:=IF(AND(IF([.$B$2] &gt;= ([.$B16] + [.F$2]));IF([.$B$2]&lt; ([.$B16] + [.G$2]))); [$'Tabela da Normal Padrão'.G17]; [.G16])" office:value-type="float" office:value="0.4999" calcext:value-type="float">
            <text:p>0,4999</text:p>
          </table:table-cell>
          <table:table-cell table:formula="of:=IF(AND(IF([.$B$2] &gt;= ([.$B16] + [.G$2]));IF([.$B$2]&lt; ([.$B16] + [.H$2]))); [$'Tabela da Normal Padrão'.H17]; [.H16])" office:value-type="float" office:value="0.4999" calcext:value-type="float">
            <text:p>0,4999</text:p>
          </table:table-cell>
          <table:table-cell table:formula="of:=IF(AND(IF([.$B$2] &gt;= ([.$B16] + [.H$2]));IF([.$B$2]&lt; ([.$B16] + [.I$2]))); [$'Tabela da Normal Padrão'.I17]; [.I16])" office:value-type="float" office:value="0.4999" calcext:value-type="float">
            <text:p>0,4999</text:p>
          </table:table-cell>
          <table:table-cell table:formula="of:=IF(AND(IF([.$B$2] &gt;= ([.$B16] + [.I$2]));IF([.$B$2]&lt; ([.$B16] + [.J$2]))); [$'Tabela da Normal Padrão'.J17]; [.J16])" office:value-type="float" office:value="0.4999" calcext:value-type="float">
            <text:p>0,4999</text:p>
          </table:table-cell>
          <table:table-cell table:formula="of:=IF(AND(IF([.$B$2] &gt;= ([.$B16] + [.J$2]));IF([.$B$2]&lt; ([.$B16] + [.K$2]))); [$'Tabela da Normal Padrão'.K17]; [.K16])" office:value-type="float" office:value="0.4999" calcext:value-type="float">
            <text:p>0,4999</text:p>
          </table:table-cell>
          <table:table-cell table:formula="of:=IF(AND(IF([.$B$2] &gt;= ([.$B16] + [.K$2]));IF([.$B$2]&lt; ([.$B16] + [.L$2]))); [$'Tabela da Normal Padrão'.L17]; [.L16])" office:value-type="float" office:value="0.4999" calcext:value-type="float">
            <text:p>0,4999</text:p>
          </table:table-cell>
          <table:table-cell table:formula="of:=IF(AND(IF([.$B$2] &gt;= ([.$B16] + [.L$2]));IF([.$B$2]&lt; ([.$B16] + [.M$2]))); [$'Tabela da Normal Padrão'.M17]; [.C17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1.4" calcext:value-type="float">
            <text:p>1,4</text:p>
          </table:table-cell>
          <table:table-cell table:formula="of:=IF(AND(IF([.$B$2] &gt;= ([.$B17] + [.C$2]));IF([.$B$2]&lt; ([.$B17] + [.D$2]))); [$'Tabela da Normal Padrão'.D18]; [.D17])" office:value-type="float" office:value="0.4999" calcext:value-type="float">
            <text:p>0,4999</text:p>
          </table:table-cell>
          <table:table-cell table:formula="of:=IF(AND(IF([.$B$2] &gt;= ([.$B17] + [.D$2]));IF([.$B$2]&lt; ([.$B17] + [.E$2]))); [$'Tabela da Normal Padrão'.E18]; [.E17])" office:value-type="float" office:value="0.4999" calcext:value-type="float">
            <text:p>0,4999</text:p>
          </table:table-cell>
          <table:table-cell table:formula="of:=IF(AND(IF([.$B$2] &gt;= ([.$B17] + [.E$2]));IF([.$B$2]&lt; ([.$B17] + [.F$2]))); [$'Tabela da Normal Padrão'.F18]; [.F17])" office:value-type="float" office:value="0.4999" calcext:value-type="float">
            <text:p>0,4999</text:p>
          </table:table-cell>
          <table:table-cell table:formula="of:=IF(AND(IF([.$B$2] &gt;= ([.$B17] + [.F$2]));IF([.$B$2]&lt; ([.$B17] + [.G$2]))); [$'Tabela da Normal Padrão'.G18]; [.G17])" office:value-type="float" office:value="0.4999" calcext:value-type="float">
            <text:p>0,4999</text:p>
          </table:table-cell>
          <table:table-cell table:formula="of:=IF(AND(IF([.$B$2] &gt;= ([.$B17] + [.G$2]));IF([.$B$2]&lt; ([.$B17] + [.H$2]))); [$'Tabela da Normal Padrão'.H18]; [.H17])" office:value-type="float" office:value="0.4999" calcext:value-type="float">
            <text:p>0,4999</text:p>
          </table:table-cell>
          <table:table-cell table:formula="of:=IF(AND(IF([.$B$2] &gt;= ([.$B17] + [.H$2]));IF([.$B$2]&lt; ([.$B17] + [.I$2]))); [$'Tabela da Normal Padrão'.I18]; [.I17])" office:value-type="float" office:value="0.4999" calcext:value-type="float">
            <text:p>0,4999</text:p>
          </table:table-cell>
          <table:table-cell table:formula="of:=IF(AND(IF([.$B$2] &gt;= ([.$B17] + [.I$2]));IF([.$B$2]&lt; ([.$B17] + [.J$2]))); [$'Tabela da Normal Padrão'.J18]; [.J17])" office:value-type="float" office:value="0.4999" calcext:value-type="float">
            <text:p>0,4999</text:p>
          </table:table-cell>
          <table:table-cell table:formula="of:=IF(AND(IF([.$B$2] &gt;= ([.$B17] + [.J$2]));IF([.$B$2]&lt; ([.$B17] + [.K$2]))); [$'Tabela da Normal Padrão'.K18]; [.K17])" office:value-type="float" office:value="0.4999" calcext:value-type="float">
            <text:p>0,4999</text:p>
          </table:table-cell>
          <table:table-cell table:formula="of:=IF(AND(IF([.$B$2] &gt;= ([.$B17] + [.K$2]));IF([.$B$2]&lt; ([.$B17] + [.L$2]))); [$'Tabela da Normal Padrão'.L18]; [.L17])" office:value-type="float" office:value="0.4999" calcext:value-type="float">
            <text:p>0,4999</text:p>
          </table:table-cell>
          <table:table-cell table:formula="of:=IF(AND(IF([.$B$2] &gt;= ([.$B17] + [.L$2]));IF([.$B$2]&lt; ([.$B17] + [.M$2]))); [$'Tabela da Normal Padrão'.M18]; [.C18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table:formula="of:=IF(AND(IF([.$B$2] &gt;= ([.$B18] + [.C$2]));IF([.$B$2]&lt; ([.$B18] + [.D$2]))); [$'Tabela da Normal Padrão'.D19]; [.D18])" office:value-type="float" office:value="0.4999" calcext:value-type="float">
            <text:p>0,4999</text:p>
          </table:table-cell>
          <table:table-cell table:formula="of:=IF(AND(IF([.$B$2] &gt;= ([.$B18] + [.D$2]));IF([.$B$2]&lt; ([.$B18] + [.E$2]))); [$'Tabela da Normal Padrão'.E19]; [.E18])" office:value-type="float" office:value="0.4999" calcext:value-type="float">
            <text:p>0,4999</text:p>
          </table:table-cell>
          <table:table-cell table:formula="of:=IF(AND(IF([.$B$2] &gt;= ([.$B18] + [.E$2]));IF([.$B$2]&lt; ([.$B18] + [.F$2]))); [$'Tabela da Normal Padrão'.F19]; [.F18])" office:value-type="float" office:value="0.4999" calcext:value-type="float">
            <text:p>0,4999</text:p>
          </table:table-cell>
          <table:table-cell table:formula="of:=IF(AND(IF([.$B$2] &gt;= ([.$B18] + [.F$2]));IF([.$B$2]&lt; ([.$B18] + [.G$2]))); [$'Tabela da Normal Padrão'.G19]; [.G18])" office:value-type="float" office:value="0.4999" calcext:value-type="float">
            <text:p>0,4999</text:p>
          </table:table-cell>
          <table:table-cell table:formula="of:=IF(AND(IF([.$B$2] &gt;= ([.$B18] + [.G$2]));IF([.$B$2]&lt; ([.$B18] + [.H$2]))); [$'Tabela da Normal Padrão'.H19]; [.H18])" office:value-type="float" office:value="0.4999" calcext:value-type="float">
            <text:p>0,4999</text:p>
          </table:table-cell>
          <table:table-cell table:formula="of:=IF(AND(IF([.$B$2] &gt;= ([.$B18] + [.H$2]));IF([.$B$2]&lt; ([.$B18] + [.I$2]))); [$'Tabela da Normal Padrão'.I19]; [.I18])" office:value-type="float" office:value="0.4999" calcext:value-type="float">
            <text:p>0,4999</text:p>
          </table:table-cell>
          <table:table-cell table:formula="of:=IF(AND(IF([.$B$2] &gt;= ([.$B18] + [.I$2]));IF([.$B$2]&lt; ([.$B18] + [.J$2]))); [$'Tabela da Normal Padrão'.J19]; [.J18])" office:value-type="float" office:value="0.4999" calcext:value-type="float">
            <text:p>0,4999</text:p>
          </table:table-cell>
          <table:table-cell table:formula="of:=IF(AND(IF([.$B$2] &gt;= ([.$B18] + [.J$2]));IF([.$B$2]&lt; ([.$B18] + [.K$2]))); [$'Tabela da Normal Padrão'.K19]; [.K18])" office:value-type="float" office:value="0.4999" calcext:value-type="float">
            <text:p>0,4999</text:p>
          </table:table-cell>
          <table:table-cell table:formula="of:=IF(AND(IF([.$B$2] &gt;= ([.$B18] + [.K$2]));IF([.$B$2]&lt; ([.$B18] + [.L$2]))); [$'Tabela da Normal Padrão'.L19]; [.L18])" office:value-type="float" office:value="0.4999" calcext:value-type="float">
            <text:p>0,4999</text:p>
          </table:table-cell>
          <table:table-cell table:formula="of:=IF(AND(IF([.$B$2] &gt;= ([.$B18] + [.L$2]));IF([.$B$2]&lt; ([.$B18] + [.M$2]))); [$'Tabela da Normal Padrão'.M19]; [.C19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1.6" calcext:value-type="float">
            <text:p>1,6</text:p>
          </table:table-cell>
          <table:table-cell table:formula="of:=IF(AND(IF([.$B$2] &gt;= ([.$B19] + [.C$2]));IF([.$B$2]&lt; ([.$B19] + [.D$2]))); [$'Tabela da Normal Padrão'.D20]; [.D19])" office:value-type="float" office:value="0.4999" calcext:value-type="float">
            <text:p>0,4999</text:p>
          </table:table-cell>
          <table:table-cell table:formula="of:=IF(AND(IF([.$B$2] &gt;= ([.$B19] + [.D$2]));IF([.$B$2]&lt; ([.$B19] + [.E$2]))); [$'Tabela da Normal Padrão'.E20]; [.E19])" office:value-type="float" office:value="0.4999" calcext:value-type="float">
            <text:p>0,4999</text:p>
          </table:table-cell>
          <table:table-cell table:formula="of:=IF(AND(IF([.$B$2] &gt;= ([.$B19] + [.E$2]));IF([.$B$2]&lt; ([.$B19] + [.F$2]))); [$'Tabela da Normal Padrão'.F20]; [.F19])" office:value-type="float" office:value="0.4999" calcext:value-type="float">
            <text:p>0,4999</text:p>
          </table:table-cell>
          <table:table-cell table:formula="of:=IF(AND(IF([.$B$2] &gt;= ([.$B19] + [.F$2]));IF([.$B$2]&lt; ([.$B19] + [.G$2]))); [$'Tabela da Normal Padrão'.G20]; [.G19])" office:value-type="float" office:value="0.4999" calcext:value-type="float">
            <text:p>0,4999</text:p>
          </table:table-cell>
          <table:table-cell table:formula="of:=IF(AND(IF([.$B$2] &gt;= ([.$B19] + [.G$2]));IF([.$B$2]&lt; ([.$B19] + [.H$2]))); [$'Tabela da Normal Padrão'.H20]; [.H19])" office:value-type="float" office:value="0.4999" calcext:value-type="float">
            <text:p>0,4999</text:p>
          </table:table-cell>
          <table:table-cell table:formula="of:=IF(AND(IF([.$B$2] &gt;= ([.$B19] + [.H$2]));IF([.$B$2]&lt; ([.$B19] + [.I$2]))); [$'Tabela da Normal Padrão'.I20]; [.I19])" office:value-type="float" office:value="0.4999" calcext:value-type="float">
            <text:p>0,4999</text:p>
          </table:table-cell>
          <table:table-cell table:formula="of:=IF(AND(IF([.$B$2] &gt;= ([.$B19] + [.I$2]));IF([.$B$2]&lt; ([.$B19] + [.J$2]))); [$'Tabela da Normal Padrão'.J20]; [.J19])" office:value-type="float" office:value="0.4999" calcext:value-type="float">
            <text:p>0,4999</text:p>
          </table:table-cell>
          <table:table-cell table:formula="of:=IF(AND(IF([.$B$2] &gt;= ([.$B19] + [.J$2]));IF([.$B$2]&lt; ([.$B19] + [.K$2]))); [$'Tabela da Normal Padrão'.K20]; [.K19])" office:value-type="float" office:value="0.4999" calcext:value-type="float">
            <text:p>0,4999</text:p>
          </table:table-cell>
          <table:table-cell table:formula="of:=IF(AND(IF([.$B$2] &gt;= ([.$B19] + [.K$2]));IF([.$B$2]&lt; ([.$B19] + [.L$2]))); [$'Tabela da Normal Padrão'.L20]; [.L19])" office:value-type="float" office:value="0.4999" calcext:value-type="float">
            <text:p>0,4999</text:p>
          </table:table-cell>
          <table:table-cell table:formula="of:=IF(AND(IF([.$B$2] &gt;= ([.$B19] + [.L$2]));IF([.$B$2]&lt; ([.$B19] + [.M$2]))); [$'Tabela da Normal Padrão'.M20]; [.C20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1.7" calcext:value-type="float">
            <text:p>1,7</text:p>
          </table:table-cell>
          <table:table-cell table:formula="of:=IF(AND(IF([.$B$2] &gt;= ([.$B20] + [.C$2]));IF([.$B$2]&lt; ([.$B20] + [.D$2]))); [$'Tabela da Normal Padrão'.D21]; [.D20])" office:value-type="float" office:value="0.4999" calcext:value-type="float">
            <text:p>0,4999</text:p>
          </table:table-cell>
          <table:table-cell table:formula="of:=IF(AND(IF([.$B$2] &gt;= ([.$B20] + [.D$2]));IF([.$B$2]&lt; ([.$B20] + [.E$2]))); [$'Tabela da Normal Padrão'.E21]; [.E20])" office:value-type="float" office:value="0.4999" calcext:value-type="float">
            <text:p>0,4999</text:p>
          </table:table-cell>
          <table:table-cell table:formula="of:=IF(AND(IF([.$B$2] &gt;= ([.$B20] + [.E$2]));IF([.$B$2]&lt; ([.$B20] + [.F$2]))); [$'Tabela da Normal Padrão'.F21]; [.F20])" office:value-type="float" office:value="0.4999" calcext:value-type="float">
            <text:p>0,4999</text:p>
          </table:table-cell>
          <table:table-cell table:formula="of:=IF(AND(IF([.$B$2] &gt;= ([.$B20] + [.F$2]));IF([.$B$2]&lt; ([.$B20] + [.G$2]))); [$'Tabela da Normal Padrão'.G21]; [.G20])" office:value-type="float" office:value="0.4999" calcext:value-type="float">
            <text:p>0,4999</text:p>
          </table:table-cell>
          <table:table-cell table:formula="of:=IF(AND(IF([.$B$2] &gt;= ([.$B20] + [.G$2]));IF([.$B$2]&lt; ([.$B20] + [.H$2]))); [$'Tabela da Normal Padrão'.H21]; [.H20])" office:value-type="float" office:value="0.4999" calcext:value-type="float">
            <text:p>0,4999</text:p>
          </table:table-cell>
          <table:table-cell table:formula="of:=IF(AND(IF([.$B$2] &gt;= ([.$B20] + [.H$2]));IF([.$B$2]&lt; ([.$B20] + [.I$2]))); [$'Tabela da Normal Padrão'.I21]; [.I20])" office:value-type="float" office:value="0.4999" calcext:value-type="float">
            <text:p>0,4999</text:p>
          </table:table-cell>
          <table:table-cell table:formula="of:=IF(AND(IF([.$B$2] &gt;= ([.$B20] + [.I$2]));IF([.$B$2]&lt; ([.$B20] + [.J$2]))); [$'Tabela da Normal Padrão'.J21]; [.J20])" office:value-type="float" office:value="0.4999" calcext:value-type="float">
            <text:p>0,4999</text:p>
          </table:table-cell>
          <table:table-cell table:formula="of:=IF(AND(IF([.$B$2] &gt;= ([.$B20] + [.J$2]));IF([.$B$2]&lt; ([.$B20] + [.K$2]))); [$'Tabela da Normal Padrão'.K21]; [.K20])" office:value-type="float" office:value="0.4999" calcext:value-type="float">
            <text:p>0,4999</text:p>
          </table:table-cell>
          <table:table-cell table:formula="of:=IF(AND(IF([.$B$2] &gt;= ([.$B20] + [.K$2]));IF([.$B$2]&lt; ([.$B20] + [.L$2]))); [$'Tabela da Normal Padrão'.L21]; [.L20])" office:value-type="float" office:value="0.4999" calcext:value-type="float">
            <text:p>0,4999</text:p>
          </table:table-cell>
          <table:table-cell table:formula="of:=IF(AND(IF([.$B$2] &gt;= ([.$B20] + [.L$2]));IF([.$B$2]&lt; ([.$B20] + [.M$2]))); [$'Tabela da Normal Padrão'.M21]; [.C21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1.8" calcext:value-type="float">
            <text:p>1,8</text:p>
          </table:table-cell>
          <table:table-cell table:formula="of:=IF(AND(IF([.$B$2] &gt;= ([.$B21] + [.C$2]));IF([.$B$2]&lt; ([.$B21] + [.D$2]))); [$'Tabela da Normal Padrão'.D22]; [.D21])" office:value-type="float" office:value="0.4999" calcext:value-type="float">
            <text:p>0,4999</text:p>
          </table:table-cell>
          <table:table-cell table:formula="of:=IF(AND(IF([.$B$2] &gt;= ([.$B21] + [.D$2]));IF([.$B$2]&lt; ([.$B21] + [.E$2]))); [$'Tabela da Normal Padrão'.E22]; [.E21])" office:value-type="float" office:value="0.4999" calcext:value-type="float">
            <text:p>0,4999</text:p>
          </table:table-cell>
          <table:table-cell table:formula="of:=IF(AND(IF([.$B$2] &gt;= ([.$B21] + [.E$2]));IF([.$B$2]&lt; ([.$B21] + [.F$2]))); [$'Tabela da Normal Padrão'.F22]; [.F21])" office:value-type="float" office:value="0.4999" calcext:value-type="float">
            <text:p>0,4999</text:p>
          </table:table-cell>
          <table:table-cell table:formula="of:=IF(AND(IF([.$B$2] &gt;= ([.$B21] + [.F$2]));IF([.$B$2]&lt; ([.$B21] + [.G$2]))); [$'Tabela da Normal Padrão'.G22]; [.G21])" office:value-type="float" office:value="0.4999" calcext:value-type="float">
            <text:p>0,4999</text:p>
          </table:table-cell>
          <table:table-cell table:formula="of:=IF(AND(IF([.$B$2] &gt;= ([.$B21] + [.G$2]));IF([.$B$2]&lt; ([.$B21] + [.H$2]))); [$'Tabela da Normal Padrão'.H22]; [.H21])" office:value-type="float" office:value="0.4999" calcext:value-type="float">
            <text:p>0,4999</text:p>
          </table:table-cell>
          <table:table-cell table:formula="of:=IF(AND(IF([.$B$2] &gt;= ([.$B21] + [.H$2]));IF([.$B$2]&lt; ([.$B21] + [.I$2]))); [$'Tabela da Normal Padrão'.I22]; [.I21])" office:value-type="float" office:value="0.4999" calcext:value-type="float">
            <text:p>0,4999</text:p>
          </table:table-cell>
          <table:table-cell table:formula="of:=IF(AND(IF([.$B$2] &gt;= ([.$B21] + [.I$2]));IF([.$B$2]&lt; ([.$B21] + [.J$2]))); [$'Tabela da Normal Padrão'.J22]; [.J21])" office:value-type="float" office:value="0.4999" calcext:value-type="float">
            <text:p>0,4999</text:p>
          </table:table-cell>
          <table:table-cell table:formula="of:=IF(AND(IF([.$B$2] &gt;= ([.$B21] + [.J$2]));IF([.$B$2]&lt; ([.$B21] + [.K$2]))); [$'Tabela da Normal Padrão'.K22]; [.K21])" office:value-type="float" office:value="0.4999" calcext:value-type="float">
            <text:p>0,4999</text:p>
          </table:table-cell>
          <table:table-cell table:formula="of:=IF(AND(IF([.$B$2] &gt;= ([.$B21] + [.K$2]));IF([.$B$2]&lt; ([.$B21] + [.L$2]))); [$'Tabela da Normal Padrão'.L22]; [.L21])" office:value-type="float" office:value="0.4999" calcext:value-type="float">
            <text:p>0,4999</text:p>
          </table:table-cell>
          <table:table-cell table:formula="of:=IF(AND(IF([.$B$2] &gt;= ([.$B21] + [.L$2]));IF([.$B$2]&lt; ([.$B21] + [.M$2]))); [$'Tabela da Normal Padrão'.M22]; [.C22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1.9" calcext:value-type="float">
            <text:p>1,9</text:p>
          </table:table-cell>
          <table:table-cell table:formula="of:=IF(AND(IF([.$B$2] &gt;= ([.$B22] + [.C$2]));IF([.$B$2]&lt; ([.$B22] + [.D$2]))); [$'Tabela da Normal Padrão'.D23]; [.D22])" office:value-type="float" office:value="0.4999" calcext:value-type="float">
            <text:p>0,4999</text:p>
          </table:table-cell>
          <table:table-cell table:formula="of:=IF(AND(IF([.$B$2] &gt;= ([.$B22] + [.D$2]));IF([.$B$2]&lt; ([.$B22] + [.E$2]))); [$'Tabela da Normal Padrão'.E23]; [.E22])" office:value-type="float" office:value="0.4999" calcext:value-type="float">
            <text:p>0,4999</text:p>
          </table:table-cell>
          <table:table-cell table:formula="of:=IF(AND(IF([.$B$2] &gt;= ([.$B22] + [.E$2]));IF([.$B$2]&lt; ([.$B22] + [.F$2]))); [$'Tabela da Normal Padrão'.F23]; [.F22])" office:value-type="float" office:value="0.4999" calcext:value-type="float">
            <text:p>0,4999</text:p>
          </table:table-cell>
          <table:table-cell table:formula="of:=IF(AND(IF([.$B$2] &gt;= ([.$B22] + [.F$2]));IF([.$B$2]&lt; ([.$B22] + [.G$2]))); [$'Tabela da Normal Padrão'.G23]; [.G22])" office:value-type="float" office:value="0.4999" calcext:value-type="float">
            <text:p>0,4999</text:p>
          </table:table-cell>
          <table:table-cell table:formula="of:=IF(AND(IF([.$B$2] &gt;= ([.$B22] + [.G$2]));IF([.$B$2]&lt; ([.$B22] + [.H$2]))); [$'Tabela da Normal Padrão'.H23]; [.H22])" office:value-type="float" office:value="0.4999" calcext:value-type="float">
            <text:p>0,4999</text:p>
          </table:table-cell>
          <table:table-cell table:formula="of:=IF(AND(IF([.$B$2] &gt;= ([.$B22] + [.H$2]));IF([.$B$2]&lt; ([.$B22] + [.I$2]))); [$'Tabela da Normal Padrão'.I23]; [.I22])" office:value-type="float" office:value="0.4999" calcext:value-type="float">
            <text:p>0,4999</text:p>
          </table:table-cell>
          <table:table-cell table:formula="of:=IF(AND(IF([.$B$2] &gt;= ([.$B22] + [.I$2]));IF([.$B$2]&lt; ([.$B22] + [.J$2]))); [$'Tabela da Normal Padrão'.J23]; [.J22])" office:value-type="float" office:value="0.4999" calcext:value-type="float">
            <text:p>0,4999</text:p>
          </table:table-cell>
          <table:table-cell table:formula="of:=IF(AND(IF([.$B$2] &gt;= ([.$B22] + [.J$2]));IF([.$B$2]&lt; ([.$B22] + [.K$2]))); [$'Tabela da Normal Padrão'.K23]; [.K22])" office:value-type="float" office:value="0.4999" calcext:value-type="float">
            <text:p>0,4999</text:p>
          </table:table-cell>
          <table:table-cell table:formula="of:=IF(AND(IF([.$B$2] &gt;= ([.$B22] + [.K$2]));IF([.$B$2]&lt; ([.$B22] + [.L$2]))); [$'Tabela da Normal Padrão'.L23]; [.L22])" office:value-type="float" office:value="0.4999" calcext:value-type="float">
            <text:p>0,4999</text:p>
          </table:table-cell>
          <table:table-cell table:formula="of:=IF(AND(IF([.$B$2] &gt;= ([.$B22] + [.L$2]));IF([.$B$2]&lt; ([.$B22] + [.M$2]))); [$'Tabela da Normal Padrão'.M23]; [.C23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,0</text:p>
          </table:table-cell>
          <table:table-cell table:formula="of:=IF(AND(IF([.$B$2] &gt;= ([.$B23] + [.C$2]));IF([.$B$2]&lt; ([.$B23] + [.D$2]))); [$'Tabela da Normal Padrão'.D24]; [.D23])" office:value-type="float" office:value="0.4999" calcext:value-type="float">
            <text:p>0,4999</text:p>
          </table:table-cell>
          <table:table-cell table:formula="of:=IF(AND(IF([.$B$2] &gt;= ([.$B23] + [.D$2]));IF([.$B$2]&lt; ([.$B23] + [.E$2]))); [$'Tabela da Normal Padrão'.E24]; [.E23])" office:value-type="float" office:value="0.4999" calcext:value-type="float">
            <text:p>0,4999</text:p>
          </table:table-cell>
          <table:table-cell table:formula="of:=IF(AND(IF([.$B$2] &gt;= ([.$B23] + [.E$2]));IF([.$B$2]&lt; ([.$B23] + [.F$2]))); [$'Tabela da Normal Padrão'.F24]; [.F23])" office:value-type="float" office:value="0.4999" calcext:value-type="float">
            <text:p>0,4999</text:p>
          </table:table-cell>
          <table:table-cell table:formula="of:=IF(AND(IF([.$B$2] &gt;= ([.$B23] + [.F$2]));IF([.$B$2]&lt; ([.$B23] + [.G$2]))); [$'Tabela da Normal Padrão'.G24]; [.G23])" office:value-type="float" office:value="0.4999" calcext:value-type="float">
            <text:p>0,4999</text:p>
          </table:table-cell>
          <table:table-cell table:formula="of:=IF(AND(IF([.$B$2] &gt;= ([.$B23] + [.G$2]));IF([.$B$2]&lt; ([.$B23] + [.H$2]))); [$'Tabela da Normal Padrão'.H24]; [.H23])" office:value-type="float" office:value="0.4999" calcext:value-type="float">
            <text:p>0,4999</text:p>
          </table:table-cell>
          <table:table-cell table:formula="of:=IF(AND(IF([.$B$2] &gt;= ([.$B23] + [.H$2]));IF([.$B$2]&lt; ([.$B23] + [.I$2]))); [$'Tabela da Normal Padrão'.I24]; [.I23])" office:value-type="float" office:value="0.4999" calcext:value-type="float">
            <text:p>0,4999</text:p>
          </table:table-cell>
          <table:table-cell table:formula="of:=IF(AND(IF([.$B$2] &gt;= ([.$B23] + [.I$2]));IF([.$B$2]&lt; ([.$B23] + [.J$2]))); [$'Tabela da Normal Padrão'.J24]; [.J23])" office:value-type="float" office:value="0.4999" calcext:value-type="float">
            <text:p>0,4999</text:p>
          </table:table-cell>
          <table:table-cell table:formula="of:=IF(AND(IF([.$B$2] &gt;= ([.$B23] + [.J$2]));IF([.$B$2]&lt; ([.$B23] + [.K$2]))); [$'Tabela da Normal Padrão'.K24]; [.K23])" office:value-type="float" office:value="0.4999" calcext:value-type="float">
            <text:p>0,4999</text:p>
          </table:table-cell>
          <table:table-cell table:formula="of:=IF(AND(IF([.$B$2] &gt;= ([.$B23] + [.K$2]));IF([.$B$2]&lt; ([.$B23] + [.L$2]))); [$'Tabela da Normal Padrão'.L24]; [.L23])" office:value-type="float" office:value="0.4999" calcext:value-type="float">
            <text:p>0,4999</text:p>
          </table:table-cell>
          <table:table-cell table:formula="of:=IF(AND(IF([.$B$2] &gt;= ([.$B23] + [.L$2]));IF([.$B$2]&lt; ([.$B23] + [.M$2]))); [$'Tabela da Normal Padrão'.M24]; [.C24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2.1" calcext:value-type="float">
            <text:p>2,1</text:p>
          </table:table-cell>
          <table:table-cell table:formula="of:=IF(AND(IF([.$B$2] &gt;= ([.$B24] + [.C$2]));IF([.$B$2]&lt; ([.$B24] + [.D$2]))); [$'Tabela da Normal Padrão'.D25]; [.D24])" office:value-type="float" office:value="0.4999" calcext:value-type="float">
            <text:p>0,4999</text:p>
          </table:table-cell>
          <table:table-cell table:formula="of:=IF(AND(IF([.$B$2] &gt;= ([.$B24] + [.D$2]));IF([.$B$2]&lt; ([.$B24] + [.E$2]))); [$'Tabela da Normal Padrão'.E25]; [.E24])" office:value-type="float" office:value="0.4999" calcext:value-type="float">
            <text:p>0,4999</text:p>
          </table:table-cell>
          <table:table-cell table:formula="of:=IF(AND(IF([.$B$2] &gt;= ([.$B24] + [.E$2]));IF([.$B$2]&lt; ([.$B24] + [.F$2]))); [$'Tabela da Normal Padrão'.F25]; [.F24])" office:value-type="float" office:value="0.4999" calcext:value-type="float">
            <text:p>0,4999</text:p>
          </table:table-cell>
          <table:table-cell table:formula="of:=IF(AND(IF([.$B$2] &gt;= ([.$B24] + [.F$2]));IF([.$B$2]&lt; ([.$B24] + [.G$2]))); [$'Tabela da Normal Padrão'.G25]; [.G24])" office:value-type="float" office:value="0.4999" calcext:value-type="float">
            <text:p>0,4999</text:p>
          </table:table-cell>
          <table:table-cell table:formula="of:=IF(AND(IF([.$B$2] &gt;= ([.$B24] + [.G$2]));IF([.$B$2]&lt; ([.$B24] + [.H$2]))); [$'Tabela da Normal Padrão'.H25]; [.H24])" office:value-type="float" office:value="0.4999" calcext:value-type="float">
            <text:p>0,4999</text:p>
          </table:table-cell>
          <table:table-cell table:formula="of:=IF(AND(IF([.$B$2] &gt;= ([.$B24] + [.H$2]));IF([.$B$2]&lt; ([.$B24] + [.I$2]))); [$'Tabela da Normal Padrão'.I25]; [.I24])" office:value-type="float" office:value="0.4999" calcext:value-type="float">
            <text:p>0,4999</text:p>
          </table:table-cell>
          <table:table-cell table:formula="of:=IF(AND(IF([.$B$2] &gt;= ([.$B24] + [.I$2]));IF([.$B$2]&lt; ([.$B24] + [.J$2]))); [$'Tabela da Normal Padrão'.J25]; [.J24])" office:value-type="float" office:value="0.4999" calcext:value-type="float">
            <text:p>0,4999</text:p>
          </table:table-cell>
          <table:table-cell table:formula="of:=IF(AND(IF([.$B$2] &gt;= ([.$B24] + [.J$2]));IF([.$B$2]&lt; ([.$B24] + [.K$2]))); [$'Tabela da Normal Padrão'.K25]; [.K24])" office:value-type="float" office:value="0.4999" calcext:value-type="float">
            <text:p>0,4999</text:p>
          </table:table-cell>
          <table:table-cell table:formula="of:=IF(AND(IF([.$B$2] &gt;= ([.$B24] + [.K$2]));IF([.$B$2]&lt; ([.$B24] + [.L$2]))); [$'Tabela da Normal Padrão'.L25]; [.L24])" office:value-type="float" office:value="0.4999" calcext:value-type="float">
            <text:p>0,4999</text:p>
          </table:table-cell>
          <table:table-cell table:formula="of:=IF(AND(IF([.$B$2] &gt;= ([.$B24] + [.L$2]));IF([.$B$2]&lt; ([.$B24] + [.M$2]))); [$'Tabela da Normal Padrão'.M25]; [.C25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2.2" calcext:value-type="float">
            <text:p>2,2</text:p>
          </table:table-cell>
          <table:table-cell table:formula="of:=IF(AND(IF([.$B$2] &gt;= ([.$B25] + [.C$2]));IF([.$B$2]&lt; ([.$B25] + [.D$2]))); [$'Tabela da Normal Padrão'.D26]; [.D25])" office:value-type="float" office:value="0.4999" calcext:value-type="float">
            <text:p>0,4999</text:p>
          </table:table-cell>
          <table:table-cell table:formula="of:=IF(AND(IF([.$B$2] &gt;= ([.$B25] + [.D$2]));IF([.$B$2]&lt; ([.$B25] + [.E$2]))); [$'Tabela da Normal Padrão'.E26]; [.E25])" office:value-type="float" office:value="0.4999" calcext:value-type="float">
            <text:p>0,4999</text:p>
          </table:table-cell>
          <table:table-cell table:formula="of:=IF(AND(IF([.$B$2] &gt;= ([.$B25] + [.E$2]));IF([.$B$2]&lt; ([.$B25] + [.F$2]))); [$'Tabela da Normal Padrão'.F26]; [.F25])" office:value-type="float" office:value="0.4999" calcext:value-type="float">
            <text:p>0,4999</text:p>
          </table:table-cell>
          <table:table-cell table:formula="of:=IF(AND(IF([.$B$2] &gt;= ([.$B25] + [.F$2]));IF([.$B$2]&lt; ([.$B25] + [.G$2]))); [$'Tabela da Normal Padrão'.G26]; [.G25])" office:value-type="float" office:value="0.4999" calcext:value-type="float">
            <text:p>0,4999</text:p>
          </table:table-cell>
          <table:table-cell table:formula="of:=IF(AND(IF([.$B$2] &gt;= ([.$B25] + [.G$2]));IF([.$B$2]&lt; ([.$B25] + [.H$2]))); [$'Tabela da Normal Padrão'.H26]; [.H25])" office:value-type="float" office:value="0.4999" calcext:value-type="float">
            <text:p>0,4999</text:p>
          </table:table-cell>
          <table:table-cell table:formula="of:=IF(AND(IF([.$B$2] &gt;= ([.$B25] + [.H$2]));IF([.$B$2]&lt; ([.$B25] + [.I$2]))); [$'Tabela da Normal Padrão'.I26]; [.I25])" office:value-type="float" office:value="0.4999" calcext:value-type="float">
            <text:p>0,4999</text:p>
          </table:table-cell>
          <table:table-cell table:formula="of:=IF(AND(IF([.$B$2] &gt;= ([.$B25] + [.I$2]));IF([.$B$2]&lt; ([.$B25] + [.J$2]))); [$'Tabela da Normal Padrão'.J26]; [.J25])" office:value-type="float" office:value="0.4999" calcext:value-type="float">
            <text:p>0,4999</text:p>
          </table:table-cell>
          <table:table-cell table:formula="of:=IF(AND(IF([.$B$2] &gt;= ([.$B25] + [.J$2]));IF([.$B$2]&lt; ([.$B25] + [.K$2]))); [$'Tabela da Normal Padrão'.K26]; [.K25])" office:value-type="float" office:value="0.4999" calcext:value-type="float">
            <text:p>0,4999</text:p>
          </table:table-cell>
          <table:table-cell table:formula="of:=IF(AND(IF([.$B$2] &gt;= ([.$B25] + [.K$2]));IF([.$B$2]&lt; ([.$B25] + [.L$2]))); [$'Tabela da Normal Padrão'.L26]; [.L25])" office:value-type="float" office:value="0.4999" calcext:value-type="float">
            <text:p>0,4999</text:p>
          </table:table-cell>
          <table:table-cell table:formula="of:=IF(AND(IF([.$B$2] &gt;= ([.$B25] + [.L$2]));IF([.$B$2]&lt; ([.$B25] + [.M$2]))); [$'Tabela da Normal Padrão'.M26]; [.C26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2.3" calcext:value-type="float">
            <text:p>2,3</text:p>
          </table:table-cell>
          <table:table-cell table:formula="of:=IF(AND(IF([.$B$2] &gt;= ([.$B26] + [.C$2]));IF([.$B$2]&lt; ([.$B26] + [.D$2]))); [$'Tabela da Normal Padrão'.D27]; [.D26])" office:value-type="float" office:value="0.4999" calcext:value-type="float">
            <text:p>0,4999</text:p>
          </table:table-cell>
          <table:table-cell table:formula="of:=IF(AND(IF([.$B$2] &gt;= ([.$B26] + [.D$2]));IF([.$B$2]&lt; ([.$B26] + [.E$2]))); [$'Tabela da Normal Padrão'.E27]; [.E26])" office:value-type="float" office:value="0.4999" calcext:value-type="float">
            <text:p>0,4999</text:p>
          </table:table-cell>
          <table:table-cell table:formula="of:=IF(AND(IF([.$B$2] &gt;= ([.$B26] + [.E$2]));IF([.$B$2]&lt; ([.$B26] + [.F$2]))); [$'Tabela da Normal Padrão'.F27]; [.F26])" office:value-type="float" office:value="0.4999" calcext:value-type="float">
            <text:p>0,4999</text:p>
          </table:table-cell>
          <table:table-cell table:formula="of:=IF(AND(IF([.$B$2] &gt;= ([.$B26] + [.F$2]));IF([.$B$2]&lt; ([.$B26] + [.G$2]))); [$'Tabela da Normal Padrão'.G27]; [.G26])" office:value-type="float" office:value="0.4999" calcext:value-type="float">
            <text:p>0,4999</text:p>
          </table:table-cell>
          <table:table-cell table:formula="of:=IF(AND(IF([.$B$2] &gt;= ([.$B26] + [.G$2]));IF([.$B$2]&lt; ([.$B26] + [.H$2]))); [$'Tabela da Normal Padrão'.H27]; [.H26])" office:value-type="float" office:value="0.4999" calcext:value-type="float">
            <text:p>0,4999</text:p>
          </table:table-cell>
          <table:table-cell table:formula="of:=IF(AND(IF([.$B$2] &gt;= ([.$B26] + [.H$2]));IF([.$B$2]&lt; ([.$B26] + [.I$2]))); [$'Tabela da Normal Padrão'.I27]; [.I26])" office:value-type="float" office:value="0.4999" calcext:value-type="float">
            <text:p>0,4999</text:p>
          </table:table-cell>
          <table:table-cell table:formula="of:=IF(AND(IF([.$B$2] &gt;= ([.$B26] + [.I$2]));IF([.$B$2]&lt; ([.$B26] + [.J$2]))); [$'Tabela da Normal Padrão'.J27]; [.J26])" office:value-type="float" office:value="0.4999" calcext:value-type="float">
            <text:p>0,4999</text:p>
          </table:table-cell>
          <table:table-cell table:formula="of:=IF(AND(IF([.$B$2] &gt;= ([.$B26] + [.J$2]));IF([.$B$2]&lt; ([.$B26] + [.K$2]))); [$'Tabela da Normal Padrão'.K27]; [.K26])" office:value-type="float" office:value="0.4999" calcext:value-type="float">
            <text:p>0,4999</text:p>
          </table:table-cell>
          <table:table-cell table:formula="of:=IF(AND(IF([.$B$2] &gt;= ([.$B26] + [.K$2]));IF([.$B$2]&lt; ([.$B26] + [.L$2]))); [$'Tabela da Normal Padrão'.L27]; [.L26])" office:value-type="float" office:value="0.4999" calcext:value-type="float">
            <text:p>0,4999</text:p>
          </table:table-cell>
          <table:table-cell table:formula="of:=IF(AND(IF([.$B$2] &gt;= ([.$B26] + [.L$2]));IF([.$B$2]&lt; ([.$B26] + [.M$2]))); [$'Tabela da Normal Padrão'.M27]; [.C27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2.4" calcext:value-type="float">
            <text:p>2,4</text:p>
          </table:table-cell>
          <table:table-cell table:formula="of:=IF(AND(IF([.$B$2] &gt;= ([.$B27] + [.C$2]));IF([.$B$2]&lt; ([.$B27] + [.D$2]))); [$'Tabela da Normal Padrão'.D28]; [.D27])" office:value-type="float" office:value="0.4999" calcext:value-type="float">
            <text:p>0,4999</text:p>
          </table:table-cell>
          <table:table-cell table:formula="of:=IF(AND(IF([.$B$2] &gt;= ([.$B27] + [.D$2]));IF([.$B$2]&lt; ([.$B27] + [.E$2]))); [$'Tabela da Normal Padrão'.E28]; [.E27])" office:value-type="float" office:value="0.4999" calcext:value-type="float">
            <text:p>0,4999</text:p>
          </table:table-cell>
          <table:table-cell table:formula="of:=IF(AND(IF([.$B$2] &gt;= ([.$B27] + [.E$2]));IF([.$B$2]&lt; ([.$B27] + [.F$2]))); [$'Tabela da Normal Padrão'.F28]; [.F27])" office:value-type="float" office:value="0.4999" calcext:value-type="float">
            <text:p>0,4999</text:p>
          </table:table-cell>
          <table:table-cell table:formula="of:=IF(AND(IF([.$B$2] &gt;= ([.$B27] + [.F$2]));IF([.$B$2]&lt; ([.$B27] + [.G$2]))); [$'Tabela da Normal Padrão'.G28]; [.G27])" office:value-type="float" office:value="0.4999" calcext:value-type="float">
            <text:p>0,4999</text:p>
          </table:table-cell>
          <table:table-cell table:formula="of:=IF(AND(IF([.$B$2] &gt;= ([.$B27] + [.G$2]));IF([.$B$2]&lt; ([.$B27] + [.H$2]))); [$'Tabela da Normal Padrão'.H28]; [.H27])" office:value-type="float" office:value="0.4999" calcext:value-type="float">
            <text:p>0,4999</text:p>
          </table:table-cell>
          <table:table-cell table:formula="of:=IF(AND(IF([.$B$2] &gt;= ([.$B27] + [.H$2]));IF([.$B$2]&lt; ([.$B27] + [.I$2]))); [$'Tabela da Normal Padrão'.I28]; [.I27])" office:value-type="float" office:value="0.4999" calcext:value-type="float">
            <text:p>0,4999</text:p>
          </table:table-cell>
          <table:table-cell table:formula="of:=IF(AND(IF([.$B$2] &gt;= ([.$B27] + [.I$2]));IF([.$B$2]&lt; ([.$B27] + [.J$2]))); [$'Tabela da Normal Padrão'.J28]; [.J27])" office:value-type="float" office:value="0.4999" calcext:value-type="float">
            <text:p>0,4999</text:p>
          </table:table-cell>
          <table:table-cell table:formula="of:=IF(AND(IF([.$B$2] &gt;= ([.$B27] + [.J$2]));IF([.$B$2]&lt; ([.$B27] + [.K$2]))); [$'Tabela da Normal Padrão'.K28]; [.K27])" office:value-type="float" office:value="0.4999" calcext:value-type="float">
            <text:p>0,4999</text:p>
          </table:table-cell>
          <table:table-cell table:formula="of:=IF(AND(IF([.$B$2] &gt;= ([.$B27] + [.K$2]));IF([.$B$2]&lt; ([.$B27] + [.L$2]))); [$'Tabela da Normal Padrão'.L28]; [.L27])" office:value-type="float" office:value="0.4999" calcext:value-type="float">
            <text:p>0,4999</text:p>
          </table:table-cell>
          <table:table-cell table:formula="of:=IF(AND(IF([.$B$2] &gt;= ([.$B27] + [.L$2]));IF([.$B$2]&lt; ([.$B27] + [.M$2]))); [$'Tabela da Normal Padrão'.M28]; [.C28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2.5" calcext:value-type="float">
            <text:p>2,5</text:p>
          </table:table-cell>
          <table:table-cell table:formula="of:=IF(AND(IF([.$B$2] &gt;= ([.$B28] + [.C$2]));IF([.$B$2]&lt; ([.$B28] + [.D$2]))); [$'Tabela da Normal Padrão'.D29]; [.D28])" office:value-type="float" office:value="0.4999" calcext:value-type="float">
            <text:p>0,4999</text:p>
          </table:table-cell>
          <table:table-cell table:formula="of:=IF(AND(IF([.$B$2] &gt;= ([.$B28] + [.D$2]));IF([.$B$2]&lt; ([.$B28] + [.E$2]))); [$'Tabela da Normal Padrão'.E29]; [.E28])" office:value-type="float" office:value="0.4999" calcext:value-type="float">
            <text:p>0,4999</text:p>
          </table:table-cell>
          <table:table-cell table:formula="of:=IF(AND(IF([.$B$2] &gt;= ([.$B28] + [.E$2]));IF([.$B$2]&lt; ([.$B28] + [.F$2]))); [$'Tabela da Normal Padrão'.F29]; [.F28])" office:value-type="float" office:value="0.4999" calcext:value-type="float">
            <text:p>0,4999</text:p>
          </table:table-cell>
          <table:table-cell table:formula="of:=IF(AND(IF([.$B$2] &gt;= ([.$B28] + [.F$2]));IF([.$B$2]&lt; ([.$B28] + [.G$2]))); [$'Tabela da Normal Padrão'.G29]; [.G28])" office:value-type="float" office:value="0.4999" calcext:value-type="float">
            <text:p>0,4999</text:p>
          </table:table-cell>
          <table:table-cell table:formula="of:=IF(AND(IF([.$B$2] &gt;= ([.$B28] + [.G$2]));IF([.$B$2]&lt; ([.$B28] + [.H$2]))); [$'Tabela da Normal Padrão'.H29]; [.H28])" office:value-type="float" office:value="0.4999" calcext:value-type="float">
            <text:p>0,4999</text:p>
          </table:table-cell>
          <table:table-cell table:formula="of:=IF(AND(IF([.$B$2] &gt;= ([.$B28] + [.H$2]));IF([.$B$2]&lt; ([.$B28] + [.I$2]))); [$'Tabela da Normal Padrão'.I29]; [.I28])" office:value-type="float" office:value="0.4999" calcext:value-type="float">
            <text:p>0,4999</text:p>
          </table:table-cell>
          <table:table-cell table:formula="of:=IF(AND(IF([.$B$2] &gt;= ([.$B28] + [.I$2]));IF([.$B$2]&lt; ([.$B28] + [.J$2]))); [$'Tabela da Normal Padrão'.J29]; [.J28])" office:value-type="float" office:value="0.4999" calcext:value-type="float">
            <text:p>0,4999</text:p>
          </table:table-cell>
          <table:table-cell table:formula="of:=IF(AND(IF([.$B$2] &gt;= ([.$B28] + [.J$2]));IF([.$B$2]&lt; ([.$B28] + [.K$2]))); [$'Tabela da Normal Padrão'.K29]; [.K28])" office:value-type="float" office:value="0.4999" calcext:value-type="float">
            <text:p>0,4999</text:p>
          </table:table-cell>
          <table:table-cell table:formula="of:=IF(AND(IF([.$B$2] &gt;= ([.$B28] + [.K$2]));IF([.$B$2]&lt; ([.$B28] + [.L$2]))); [$'Tabela da Normal Padrão'.L29]; [.L28])" office:value-type="float" office:value="0.4999" calcext:value-type="float">
            <text:p>0,4999</text:p>
          </table:table-cell>
          <table:table-cell table:formula="of:=IF(AND(IF([.$B$2] &gt;= ([.$B28] + [.L$2]));IF([.$B$2]&lt; ([.$B28] + [.M$2]))); [$'Tabela da Normal Padrão'.M29]; [.C29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2.6" calcext:value-type="float">
            <text:p>2,6</text:p>
          </table:table-cell>
          <table:table-cell table:formula="of:=IF(AND(IF([.$B$2] &gt;= ([.$B29] + [.C$2]));IF([.$B$2]&lt; ([.$B29] + [.D$2]))); [$'Tabela da Normal Padrão'.D30]; [.D29])" office:value-type="float" office:value="0.4999" calcext:value-type="float">
            <text:p>0,4999</text:p>
          </table:table-cell>
          <table:table-cell table:formula="of:=IF(AND(IF([.$B$2] &gt;= ([.$B29] + [.D$2]));IF([.$B$2]&lt; ([.$B29] + [.E$2]))); [$'Tabela da Normal Padrão'.E30]; [.E29])" office:value-type="float" office:value="0.4999" calcext:value-type="float">
            <text:p>0,4999</text:p>
          </table:table-cell>
          <table:table-cell table:formula="of:=IF(AND(IF([.$B$2] &gt;= ([.$B29] + [.E$2]));IF([.$B$2]&lt; ([.$B29] + [.F$2]))); [$'Tabela da Normal Padrão'.F30]; [.F29])" office:value-type="float" office:value="0.4999" calcext:value-type="float">
            <text:p>0,4999</text:p>
          </table:table-cell>
          <table:table-cell table:formula="of:=IF(AND(IF([.$B$2] &gt;= ([.$B29] + [.F$2]));IF([.$B$2]&lt; ([.$B29] + [.G$2]))); [$'Tabela da Normal Padrão'.G30]; [.G29])" office:value-type="float" office:value="0.4999" calcext:value-type="float">
            <text:p>0,4999</text:p>
          </table:table-cell>
          <table:table-cell table:formula="of:=IF(AND(IF([.$B$2] &gt;= ([.$B29] + [.G$2]));IF([.$B$2]&lt; ([.$B29] + [.H$2]))); [$'Tabela da Normal Padrão'.H30]; [.H29])" office:value-type="float" office:value="0.4999" calcext:value-type="float">
            <text:p>0,4999</text:p>
          </table:table-cell>
          <table:table-cell table:formula="of:=IF(AND(IF([.$B$2] &gt;= ([.$B29] + [.H$2]));IF([.$B$2]&lt; ([.$B29] + [.I$2]))); [$'Tabela da Normal Padrão'.I30]; [.I29])" office:value-type="float" office:value="0.4999" calcext:value-type="float">
            <text:p>0,4999</text:p>
          </table:table-cell>
          <table:table-cell table:formula="of:=IF(AND(IF([.$B$2] &gt;= ([.$B29] + [.I$2]));IF([.$B$2]&lt; ([.$B29] + [.J$2]))); [$'Tabela da Normal Padrão'.J30]; [.J29])" office:value-type="float" office:value="0.4999" calcext:value-type="float">
            <text:p>0,4999</text:p>
          </table:table-cell>
          <table:table-cell table:formula="of:=IF(AND(IF([.$B$2] &gt;= ([.$B29] + [.J$2]));IF([.$B$2]&lt; ([.$B29] + [.K$2]))); [$'Tabela da Normal Padrão'.K30]; [.K29])" office:value-type="float" office:value="0.4999" calcext:value-type="float">
            <text:p>0,4999</text:p>
          </table:table-cell>
          <table:table-cell table:formula="of:=IF(AND(IF([.$B$2] &gt;= ([.$B29] + [.K$2]));IF([.$B$2]&lt; ([.$B29] + [.L$2]))); [$'Tabela da Normal Padrão'.L30]; [.L29])" office:value-type="float" office:value="0.4999" calcext:value-type="float">
            <text:p>0,4999</text:p>
          </table:table-cell>
          <table:table-cell table:formula="of:=IF(AND(IF([.$B$2] &gt;= ([.$B29] + [.L$2]));IF([.$B$2]&lt; ([.$B29] + [.M$2]))); [$'Tabela da Normal Padrão'.M30]; [.C30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2.7" calcext:value-type="float">
            <text:p>2,7</text:p>
          </table:table-cell>
          <table:table-cell table:formula="of:=IF(AND(IF([.$B$2] &gt;= ([.$B30] + [.C$2]));IF([.$B$2]&lt; ([.$B30] + [.D$2]))); [$'Tabela da Normal Padrão'.D31]; [.D30])" office:value-type="float" office:value="0.4999" calcext:value-type="float">
            <text:p>0,4999</text:p>
          </table:table-cell>
          <table:table-cell table:formula="of:=IF(AND(IF([.$B$2] &gt;= ([.$B30] + [.D$2]));IF([.$B$2]&lt; ([.$B30] + [.E$2]))); [$'Tabela da Normal Padrão'.E31]; [.E30])" office:value-type="float" office:value="0.4999" calcext:value-type="float">
            <text:p>0,4999</text:p>
          </table:table-cell>
          <table:table-cell table:formula="of:=IF(AND(IF([.$B$2] &gt;= ([.$B30] + [.E$2]));IF([.$B$2]&lt; ([.$B30] + [.F$2]))); [$'Tabela da Normal Padrão'.F31]; [.F30])" office:value-type="float" office:value="0.4999" calcext:value-type="float">
            <text:p>0,4999</text:p>
          </table:table-cell>
          <table:table-cell table:formula="of:=IF(AND(IF([.$B$2] &gt;= ([.$B30] + [.F$2]));IF([.$B$2]&lt; ([.$B30] + [.G$2]))); [$'Tabela da Normal Padrão'.G31]; [.G30])" office:value-type="float" office:value="0.4999" calcext:value-type="float">
            <text:p>0,4999</text:p>
          </table:table-cell>
          <table:table-cell table:formula="of:=IF(AND(IF([.$B$2] &gt;= ([.$B30] + [.G$2]));IF([.$B$2]&lt; ([.$B30] + [.H$2]))); [$'Tabela da Normal Padrão'.H31]; [.H30])" office:value-type="float" office:value="0.4999" calcext:value-type="float">
            <text:p>0,4999</text:p>
          </table:table-cell>
          <table:table-cell table:formula="of:=IF(AND(IF([.$B$2] &gt;= ([.$B30] + [.H$2]));IF([.$B$2]&lt; ([.$B30] + [.I$2]))); [$'Tabela da Normal Padrão'.I31]; [.I30])" office:value-type="float" office:value="0.4999" calcext:value-type="float">
            <text:p>0,4999</text:p>
          </table:table-cell>
          <table:table-cell table:formula="of:=IF(AND(IF([.$B$2] &gt;= ([.$B30] + [.I$2]));IF([.$B$2]&lt; ([.$B30] + [.J$2]))); [$'Tabela da Normal Padrão'.J31]; [.J30])" office:value-type="float" office:value="0.4999" calcext:value-type="float">
            <text:p>0,4999</text:p>
          </table:table-cell>
          <table:table-cell table:formula="of:=IF(AND(IF([.$B$2] &gt;= ([.$B30] + [.J$2]));IF([.$B$2]&lt; ([.$B30] + [.K$2]))); [$'Tabela da Normal Padrão'.K31]; [.K30])" office:value-type="float" office:value="0.4999" calcext:value-type="float">
            <text:p>0,4999</text:p>
          </table:table-cell>
          <table:table-cell table:formula="of:=IF(AND(IF([.$B$2] &gt;= ([.$B30] + [.K$2]));IF([.$B$2]&lt; ([.$B30] + [.L$2]))); [$'Tabela da Normal Padrão'.L31]; [.L30])" office:value-type="float" office:value="0.4999" calcext:value-type="float">
            <text:p>0,4999</text:p>
          </table:table-cell>
          <table:table-cell table:formula="of:=IF(AND(IF([.$B$2] &gt;= ([.$B30] + [.L$2]));IF([.$B$2]&lt; ([.$B30] + [.M$2]))); [$'Tabela da Normal Padrão'.M31]; [.C31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2.8" calcext:value-type="float">
            <text:p>2,8</text:p>
          </table:table-cell>
          <table:table-cell table:formula="of:=IF(AND(IF([.$B$2] &gt;= ([.$B31] + [.C$2]));IF([.$B$2]&lt; ([.$B31] + [.D$2]))); [$'Tabela da Normal Padrão'.D32]; [.D31])" office:value-type="float" office:value="0.4999" calcext:value-type="float">
            <text:p>0,4999</text:p>
          </table:table-cell>
          <table:table-cell table:formula="of:=IF(AND(IF([.$B$2] &gt;= ([.$B31] + [.D$2]));IF([.$B$2]&lt; ([.$B31] + [.E$2]))); [$'Tabela da Normal Padrão'.E32]; [.E31])" office:value-type="float" office:value="0.4999" calcext:value-type="float">
            <text:p>0,4999</text:p>
          </table:table-cell>
          <table:table-cell table:formula="of:=IF(AND(IF([.$B$2] &gt;= ([.$B31] + [.E$2]));IF([.$B$2]&lt; ([.$B31] + [.F$2]))); [$'Tabela da Normal Padrão'.F32]; [.F31])" office:value-type="float" office:value="0.4999" calcext:value-type="float">
            <text:p>0,4999</text:p>
          </table:table-cell>
          <table:table-cell table:formula="of:=IF(AND(IF([.$B$2] &gt;= ([.$B31] + [.F$2]));IF([.$B$2]&lt; ([.$B31] + [.G$2]))); [$'Tabela da Normal Padrão'.G32]; [.G31])" office:value-type="float" office:value="0.4999" calcext:value-type="float">
            <text:p>0,4999</text:p>
          </table:table-cell>
          <table:table-cell table:formula="of:=IF(AND(IF([.$B$2] &gt;= ([.$B31] + [.G$2]));IF([.$B$2]&lt; ([.$B31] + [.H$2]))); [$'Tabela da Normal Padrão'.H32]; [.H31])" office:value-type="float" office:value="0.4999" calcext:value-type="float">
            <text:p>0,4999</text:p>
          </table:table-cell>
          <table:table-cell table:formula="of:=IF(AND(IF([.$B$2] &gt;= ([.$B31] + [.H$2]));IF([.$B$2]&lt; ([.$B31] + [.I$2]))); [$'Tabela da Normal Padrão'.I32]; [.I31])" office:value-type="float" office:value="0.4999" calcext:value-type="float">
            <text:p>0,4999</text:p>
          </table:table-cell>
          <table:table-cell table:formula="of:=IF(AND(IF([.$B$2] &gt;= ([.$B31] + [.I$2]));IF([.$B$2]&lt; ([.$B31] + [.J$2]))); [$'Tabela da Normal Padrão'.J32]; [.J31])" office:value-type="float" office:value="0.4999" calcext:value-type="float">
            <text:p>0,4999</text:p>
          </table:table-cell>
          <table:table-cell table:formula="of:=IF(AND(IF([.$B$2] &gt;= ([.$B31] + [.J$2]));IF([.$B$2]&lt; ([.$B31] + [.K$2]))); [$'Tabela da Normal Padrão'.K32]; [.K31])" office:value-type="float" office:value="0.4999" calcext:value-type="float">
            <text:p>0,4999</text:p>
          </table:table-cell>
          <table:table-cell table:formula="of:=IF(AND(IF([.$B$2] &gt;= ([.$B31] + [.K$2]));IF([.$B$2]&lt; ([.$B31] + [.L$2]))); [$'Tabela da Normal Padrão'.L32]; [.L31])" office:value-type="float" office:value="0.4999" calcext:value-type="float">
            <text:p>0,4999</text:p>
          </table:table-cell>
          <table:table-cell table:formula="of:=IF(AND(IF([.$B$2] &gt;= ([.$B31] + [.L$2]));IF([.$B$2]&lt; ([.$B31] + [.M$2]))); [$'Tabela da Normal Padrão'.M32]; [.C32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2.9" calcext:value-type="float">
            <text:p>2,9</text:p>
          </table:table-cell>
          <table:table-cell table:formula="of:=IF(AND(IF([.$B$2] &gt;= ([.$B32] + [.C$2]));IF([.$B$2]&lt; ([.$B32] + [.D$2]))); [$'Tabela da Normal Padrão'.D33]; [.D32])" office:value-type="float" office:value="0.4999" calcext:value-type="float">
            <text:p>0,4999</text:p>
          </table:table-cell>
          <table:table-cell table:formula="of:=IF(AND(IF([.$B$2] &gt;= ([.$B32] + [.D$2]));IF([.$B$2]&lt; ([.$B32] + [.E$2]))); [$'Tabela da Normal Padrão'.E33]; [.E32])" office:value-type="float" office:value="0.4999" calcext:value-type="float">
            <text:p>0,4999</text:p>
          </table:table-cell>
          <table:table-cell table:formula="of:=IF(AND(IF([.$B$2] &gt;= ([.$B32] + [.E$2]));IF([.$B$2]&lt; ([.$B32] + [.F$2]))); [$'Tabela da Normal Padrão'.F33]; [.F32])" office:value-type="float" office:value="0.4999" calcext:value-type="float">
            <text:p>0,4999</text:p>
          </table:table-cell>
          <table:table-cell table:formula="of:=IF(AND(IF([.$B$2] &gt;= ([.$B32] + [.F$2]));IF([.$B$2]&lt; ([.$B32] + [.G$2]))); [$'Tabela da Normal Padrão'.G33]; [.G32])" office:value-type="float" office:value="0.4999" calcext:value-type="float">
            <text:p>0,4999</text:p>
          </table:table-cell>
          <table:table-cell table:formula="of:=IF(AND(IF([.$B$2] &gt;= ([.$B32] + [.G$2]));IF([.$B$2]&lt; ([.$B32] + [.H$2]))); [$'Tabela da Normal Padrão'.H33]; [.H32])" office:value-type="float" office:value="0.4999" calcext:value-type="float">
            <text:p>0,4999</text:p>
          </table:table-cell>
          <table:table-cell table:formula="of:=IF(AND(IF([.$B$2] &gt;= ([.$B32] + [.H$2]));IF([.$B$2]&lt; ([.$B32] + [.I$2]))); [$'Tabela da Normal Padrão'.I33]; [.I32])" office:value-type="float" office:value="0.4999" calcext:value-type="float">
            <text:p>0,4999</text:p>
          </table:table-cell>
          <table:table-cell table:formula="of:=IF(AND(IF([.$B$2] &gt;= ([.$B32] + [.I$2]));IF([.$B$2]&lt; ([.$B32] + [.J$2]))); [$'Tabela da Normal Padrão'.J33]; [.J32])" office:value-type="float" office:value="0.4999" calcext:value-type="float">
            <text:p>0,4999</text:p>
          </table:table-cell>
          <table:table-cell table:formula="of:=IF(AND(IF([.$B$2] &gt;= ([.$B32] + [.J$2]));IF([.$B$2]&lt; ([.$B32] + [.K$2]))); [$'Tabela da Normal Padrão'.K33]; [.K32])" office:value-type="float" office:value="0.4999" calcext:value-type="float">
            <text:p>0,4999</text:p>
          </table:table-cell>
          <table:table-cell table:formula="of:=IF(AND(IF([.$B$2] &gt;= ([.$B32] + [.K$2]));IF([.$B$2]&lt; ([.$B32] + [.L$2]))); [$'Tabela da Normal Padrão'.L33]; [.L32])" office:value-type="float" office:value="0.4999" calcext:value-type="float">
            <text:p>0,4999</text:p>
          </table:table-cell>
          <table:table-cell table:formula="of:=IF(AND(IF([.$B$2] &gt;= ([.$B32] + [.L$2]));IF([.$B$2]&lt; ([.$B32] + [.M$2]))); [$'Tabela da Normal Padrão'.M33]; [.C33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table:style-name="ce332" office:value-type="float" office:value="3" calcext:value-type="float">
            <text:p>3,0</text:p>
          </table:table-cell>
          <table:table-cell table:style-name="ce336" table:formula="of:=IF(AND(IF([.$B$2] &gt;= ([.$B33] + [.C$2]));IF([.$B$2]&lt; ([.$B33] + [.D$2]))); [$'Tabela da Normal Padrão'.D34]; [.D33])" office:value-type="float" office:value="0.4999" calcext:value-type="float">
            <text:p>0,4999</text:p>
          </table:table-cell>
          <table:table-cell table:style-name="ce336" table:formula="of:=IF(AND(IF([.$B$2] &gt;= ([.$B33] + [.D$2]));IF([.$B$2]&lt; ([.$B33] + [.E$2]))); [$'Tabela da Normal Padrão'.E34]; [.E33])" office:value-type="float" office:value="0.4999" calcext:value-type="float">
            <text:p>0,4999</text:p>
          </table:table-cell>
          <table:table-cell table:style-name="ce336" table:formula="of:=IF(AND(IF([.$B$2] &gt;= ([.$B33] + [.E$2]));IF([.$B$2]&lt; ([.$B33] + [.F$2]))); [$'Tabela da Normal Padrão'.F34]; [.F33])" office:value-type="float" office:value="0.4999" calcext:value-type="float">
            <text:p>0,4999</text:p>
          </table:table-cell>
          <table:table-cell table:style-name="ce336" table:formula="of:=IF(AND(IF([.$B$2] &gt;= ([.$B33] + [.F$2]));IF([.$B$2]&lt; ([.$B33] + [.G$2]))); [$'Tabela da Normal Padrão'.G34]; [.G33])" office:value-type="float" office:value="0.4999" calcext:value-type="float">
            <text:p>0,4999</text:p>
          </table:table-cell>
          <table:table-cell table:style-name="ce336" table:formula="of:=IF(AND(IF([.$B$2] &gt;= ([.$B33] + [.G$2]));IF([.$B$2]&lt; ([.$B33] + [.H$2]))); [$'Tabela da Normal Padrão'.H34]; [.H33])" office:value-type="float" office:value="0.4999" calcext:value-type="float">
            <text:p>0,4999</text:p>
          </table:table-cell>
          <table:table-cell table:style-name="ce336" table:formula="of:=IF(AND(IF([.$B$2] &gt;= ([.$B33] + [.H$2]));IF([.$B$2]&lt; ([.$B33] + [.I$2]))); [$'Tabela da Normal Padrão'.I34]; [.I33])" office:value-type="float" office:value="0.4999" calcext:value-type="float">
            <text:p>0,4999</text:p>
          </table:table-cell>
          <table:table-cell table:style-name="ce336" table:formula="of:=IF(AND(IF([.$B$2] &gt;= ([.$B33] + [.I$2]));IF([.$B$2]&lt; ([.$B33] + [.J$2]))); [$'Tabela da Normal Padrão'.J34]; [.J33])" office:value-type="float" office:value="0.4999" calcext:value-type="float">
            <text:p>0,4999</text:p>
          </table:table-cell>
          <table:table-cell table:style-name="ce336" table:formula="of:=IF(AND(IF([.$B$2] &gt;= ([.$B33] + [.J$2]));IF([.$B$2]&lt; ([.$B33] + [.K$2]))); [$'Tabela da Normal Padrão'.K34]; [.K33])" office:value-type="float" office:value="0.4999" calcext:value-type="float">
            <text:p>0,4999</text:p>
          </table:table-cell>
          <table:table-cell table:style-name="ce336" table:formula="of:=IF(AND(IF([.$B$2] &gt;= ([.$B33] + [.K$2]));IF([.$B$2]&lt; ([.$B33] + [.L$2]))); [$'Tabela da Normal Padrão'.L34]; [.L33])" office:value-type="float" office:value="0.4999" calcext:value-type="float">
            <text:p>0,4999</text:p>
          </table:table-cell>
          <table:table-cell table:style-name="ce339" table:formula="of:=IF(AND(IF([.$B$2] &gt;= ([.$B33] + [.L$2]));IF([.$B$2]&lt; ([.$B33] + [.M$2]))); [$'Tabela da Normal Padrão'.M34]; [$'Tabela da Normal Padrão'.D35])" office:value-type="float" office:value="0.4999" calcext:value-type="float">
            <text:p>0,4999</text:p>
          </table:table-cell>
          <table:table-cell/>
        </table:table-row>
      </table:table>
      <table:table table:name="Controle Normal Padrão B" table:style-name="ta2">
        <table:shapes>
          <draw:custom-shape draw:z-index="0" draw:style-name="gr1" draw:text-style-name="P2" svg:width="11.179cm" svg:height="9.133cm" svg:x="8.343cm" svg:y="2.026cm">
            <text:p text:style-name="P1"><text:span text:style-name="T1">!!! ATENÇÃO !!!</text:span></text:p>
            <text:p text:style-name="P1"/>
            <text:p text:style-name="P1">Essa planilha, <text:span text:style-name="T1">“Controle Normal Padrão B”</text:span>, serve para</text:p>
            <text:p text:style-name="P1">automatizar <text:s/>o calculo de <text:span text:style-name="T1">P (x &gt; X)</text:span> com base no </text:p>
            <text:p text:style-name="P1">valor da <text:span text:style-name="T1">Normal Padrão (Z)</text:span></text:p>
            <text:p text:style-name="P1"/>
            <text:p text:style-name="P1"><text:span text:style-name="T1">!!! NUNCA EDITE ESSA PLANILHA !!!</text:span></text:p>
            <text:p text:style-name="P1"/>
            <text:p text:style-name="P1">Se possível, mantenha ela <text:span text:style-name="T1">“oculta”</text:span> no seu editor.</text:p>
            <text:p text:style-name="P1">Essa coisa é como o sistema de engrenagens de um relógio.</text:p>
            <text:p text:style-name="P1"/>
            <text:p text:style-name="P1">Se quebrar, você vai ter que passar a preencher os valores de</text:p>
            <text:p text:style-name="P1"><text:span text:style-name="T1">P (x &gt; X)</text:span> manualmente, ao <text:s/>menos que você conserte ou </text:p>
            <text:p text:style-name="P1">restaure para uma versão antes dela parar de funcionar.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6" table:default-cell-style-name="ce331"/>
        <table:table-column table:style-name="co6" table:number-columns-repeated="9" table:default-cell-style-name="ce335"/>
        <table:table-column table:style-name="co6" table:default-cell-style-name="ce338"/>
        <table:table-column table:style-name="co6" table:default-cell-style-name="Default"/>
        <table:table-row table:style-name="ro1">
          <table:table-cell/>
          <table:table-cell table:style-name="Default" table:number-columns-repeated="11"/>
          <table:table-cell/>
        </table:table-row>
        <table:table-row table:style-name="ro2">
          <table:table-cell/>
          <table:table-cell table:style-name="ce330" table:formula="of:=ABS([$'Distribuição Normal'.D8])" office:value-type="float" office:value="0.94" calcext:value-type="float">
            <text:p>0,94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0.01" calcext:value-type="float">
            <text:p>0,01</text:p>
          </table:table-cell>
          <table:table-cell table:style-name="ce333" office:value-type="float" office:value="0.02" calcext:value-type="float">
            <text:p>0,02</text:p>
          </table:table-cell>
          <table:table-cell table:style-name="ce333" office:value-type="float" office:value="0.03" calcext:value-type="float">
            <text:p>0,03</text:p>
          </table:table-cell>
          <table:table-cell table:style-name="ce333" office:value-type="float" office:value="0.04" calcext:value-type="float">
            <text:p>0,04</text:p>
          </table:table-cell>
          <table:table-cell table:style-name="ce333" office:value-type="float" office:value="0.05" calcext:value-type="float">
            <text:p>0,05</text:p>
          </table:table-cell>
          <table:table-cell table:style-name="ce333" office:value-type="float" office:value="0.06" calcext:value-type="float">
            <text:p>0,06</text:p>
          </table:table-cell>
          <table:table-cell table:style-name="ce333" office:value-type="float" office:value="0.07" calcext:value-type="float">
            <text:p>0,07</text:p>
          </table:table-cell>
          <table:table-cell table:style-name="ce333" office:value-type="float" office:value="0.08" calcext:value-type="float">
            <text:p>0,08</text:p>
          </table:table-cell>
          <table:table-cell table:style-name="ce337" office:value-type="float" office:value="0.09" calcext:value-type="float">
            <text:p>0,09</text:p>
          </table:table-cell>
          <table:table-cell table:style-name="ce340" office:value-type="float" office:value="0.1" calcext:value-type="float">
            <text:p>0,1</text:p>
          </table:table-cell>
        </table:table-row>
        <table:table-row table:style-name="ro2">
          <table:table-cell/>
          <table:table-cell office:value-type="float" office:value="0" calcext:value-type="float">
            <text:p>0,0</text:p>
          </table:table-cell>
          <table:table-cell table:style-name="ce334" table:formula="of:=IF(AND(IF([.$B$2] &gt;= ([.$B3] + [.C$2]));IF([.$B$2]&lt; ([.$B3] + [.D$2]))); [$'Tabela da Normal Padrão'.D4]; [.D3])" office:value-type="float" office:value="0.3264" calcext:value-type="float">
            <text:p>0,3264</text:p>
          </table:table-cell>
          <table:table-cell table:formula="of:=IF(AND(IF([.$B$2] &gt;= ([.$B3] + [.D$2]));IF([.$B$2]&lt; ([.$B3] + [.E$2]))); [$'Tabela da Normal Padrão'.E4]; [.E3])" office:value-type="float" office:value="0.3264" calcext:value-type="float">
            <text:p>0,3264</text:p>
          </table:table-cell>
          <table:table-cell table:formula="of:=IF(AND(IF([.$B$2] &gt;= ([.$B3] + [.E$2]));IF([.$B$2]&lt; ([.$B3] + [.F$2]))); [$'Tabela da Normal Padrão'.F4]; [.F3])" office:value-type="float" office:value="0.3264" calcext:value-type="float">
            <text:p>0,3264</text:p>
          </table:table-cell>
          <table:table-cell table:formula="of:=IF(AND(IF([.$B$2] &gt;= ([.$B3] + [.F$2]));IF([.$B$2]&lt; ([.$B3] + [.G$2]))); [$'Tabela da Normal Padrão'.G4]; [.G3])" office:value-type="float" office:value="0.3264" calcext:value-type="float">
            <text:p>0,3264</text:p>
          </table:table-cell>
          <table:table-cell table:formula="of:=IF(AND(IF([.$B$2] &gt;= ([.$B3] + [.G$2]));IF([.$B$2]&lt; ([.$B3] + [.H$2]))); [$'Tabela da Normal Padrão'.H4]; [.H3])" office:value-type="float" office:value="0.3264" calcext:value-type="float">
            <text:p>0,3264</text:p>
          </table:table-cell>
          <table:table-cell table:formula="of:=IF(AND(IF([.$B$2] &gt;= ([.$B3] + [.H$2]));IF([.$B$2]&lt; ([.$B3] + [.I$2]))); [$'Tabela da Normal Padrão'.I4]; [.I3])" office:value-type="float" office:value="0.3264" calcext:value-type="float">
            <text:p>0,3264</text:p>
          </table:table-cell>
          <table:table-cell table:formula="of:=IF(AND(IF([.$B$2] &gt;= ([.$B3] + [.I$2]));IF([.$B$2]&lt; ([.$B3] + [.J$2]))); [$'Tabela da Normal Padrão'.J4]; [.J3])" office:value-type="float" office:value="0.3264" calcext:value-type="float">
            <text:p>0,3264</text:p>
          </table:table-cell>
          <table:table-cell table:formula="of:=IF(AND(IF([.$B$2] &gt;= ([.$B3] + [.J$2]));IF([.$B$2]&lt; ([.$B3] + [.K$2]))); [$'Tabela da Normal Padrão'.K4]; [.K3])" office:value-type="float" office:value="0.3264" calcext:value-type="float">
            <text:p>0,3264</text:p>
          </table:table-cell>
          <table:table-cell table:formula="of:=IF(AND(IF([.$B$2] &gt;= ([.$B3] + [.K$2]));IF([.$B$2]&lt; ([.$B3] + [.L$2]))); [$'Tabela da Normal Padrão'.L4]; [.L3])" office:value-type="float" office:value="0.3264" calcext:value-type="float">
            <text:p>0,3264</text:p>
          </table:table-cell>
          <table:table-cell table:formula="of:=IF(AND(IF([.$B$2] &gt;= ([.$B3] + [.L$2]));IF([.$B$2]&lt; ([.$B3] + [.M$2]))); [$'Tabela da Normal Padrão'.M4]; [.C4])" office:value-type="float" office:value="0.3264" calcext:value-type="float">
            <text:p>0,3264</text:p>
          </table:table-cell>
          <table:table-cell/>
        </table:table-row>
        <table:table-row table:style-name="ro2">
          <table:table-cell/>
          <table:table-cell office:value-type="float" office:value="0.1" calcext:value-type="float">
            <text:p>0,1</text:p>
          </table:table-cell>
          <table:table-cell table:formula="of:=IF(AND(IF([.$B$2] &gt;= ([.$B4] + [.C$2]));IF([.$B$2]&lt; ([.$B4] + [.D$2]))); [$'Tabela da Normal Padrão'.D5]; [.D4])" office:value-type="float" office:value="0.3264" calcext:value-type="float">
            <text:p>0,3264</text:p>
          </table:table-cell>
          <table:table-cell table:formula="of:=IF(AND(IF([.$B$2] &gt;= ([.$B4] + [.D$2]));IF([.$B$2]&lt; ([.$B4] + [.E$2]))); [$'Tabela da Normal Padrão'.E5]; [.E4])" office:value-type="float" office:value="0.3264" calcext:value-type="float">
            <text:p>0,3264</text:p>
          </table:table-cell>
          <table:table-cell table:formula="of:=IF(AND(IF([.$B$2] &gt;= ([.$B4] + [.E$2]));IF([.$B$2]&lt; ([.$B4] + [.F$2]))); [$'Tabela da Normal Padrão'.F5]; [.F4])" office:value-type="float" office:value="0.3264" calcext:value-type="float">
            <text:p>0,3264</text:p>
          </table:table-cell>
          <table:table-cell table:formula="of:=IF(AND(IF([.$B$2] &gt;= ([.$B4] + [.F$2]));IF([.$B$2]&lt; ([.$B4] + [.G$2]))); [$'Tabela da Normal Padrão'.G5]; [.G4])" office:value-type="float" office:value="0.3264" calcext:value-type="float">
            <text:p>0,3264</text:p>
          </table:table-cell>
          <table:table-cell table:formula="of:=IF(AND(IF([.$B$2] &gt;= ([.$B4] + [.G$2]));IF([.$B$2]&lt; ([.$B4] + [.H$2]))); [$'Tabela da Normal Padrão'.H5]; [.H4])" office:value-type="float" office:value="0.3264" calcext:value-type="float">
            <text:p>0,3264</text:p>
          </table:table-cell>
          <table:table-cell table:formula="of:=IF(AND(IF([.$B$2] &gt;= ([.$B4] + [.H$2]));IF([.$B$2]&lt; ([.$B4] + [.I$2]))); [$'Tabela da Normal Padrão'.I5]; [.I4])" office:value-type="float" office:value="0.3264" calcext:value-type="float">
            <text:p>0,3264</text:p>
          </table:table-cell>
          <table:table-cell table:formula="of:=IF(AND(IF([.$B$2] &gt;= ([.$B4] + [.I$2]));IF([.$B$2]&lt; ([.$B4] + [.J$2]))); [$'Tabela da Normal Padrão'.J5]; [.J4])" office:value-type="float" office:value="0.3264" calcext:value-type="float">
            <text:p>0,3264</text:p>
          </table:table-cell>
          <table:table-cell table:formula="of:=IF(AND(IF([.$B$2] &gt;= ([.$B4] + [.J$2]));IF([.$B$2]&lt; ([.$B4] + [.K$2]))); [$'Tabela da Normal Padrão'.K5]; [.K4])" office:value-type="float" office:value="0.3264" calcext:value-type="float">
            <text:p>0,3264</text:p>
          </table:table-cell>
          <table:table-cell table:formula="of:=IF(AND(IF([.$B$2] &gt;= ([.$B4] + [.K$2]));IF([.$B$2]&lt; ([.$B4] + [.L$2]))); [$'Tabela da Normal Padrão'.L5]; [.L4])" office:value-type="float" office:value="0.3264" calcext:value-type="float">
            <text:p>0,3264</text:p>
          </table:table-cell>
          <table:table-cell table:formula="of:=IF(AND(IF([.$B$2] &gt;= ([.$B4] + [.L$2]));IF([.$B$2]&lt; ([.$B4] + [.M$2]))); [$'Tabela da Normal Padrão'.M5]; [.C5])" office:value-type="float" office:value="0.3264" calcext:value-type="float">
            <text:p>0,3264</text:p>
          </table:table-cell>
          <table:table-cell/>
        </table:table-row>
        <table:table-row table:style-name="ro2">
          <table:table-cell/>
          <table:table-cell office:value-type="float" office:value="0.2" calcext:value-type="float">
            <text:p>0,2</text:p>
          </table:table-cell>
          <table:table-cell table:formula="of:=IF(AND(IF([.$B$2] &gt;= ([.$B5] + [.C$2]));IF([.$B$2]&lt; ([.$B5] + [.D$2]))); [$'Tabela da Normal Padrão'.D6]; [.D5])" office:value-type="float" office:value="0.3264" calcext:value-type="float">
            <text:p>0,3264</text:p>
          </table:table-cell>
          <table:table-cell table:formula="of:=IF(AND(IF([.$B$2] &gt;= ([.$B5] + [.D$2]));IF([.$B$2]&lt; ([.$B5] + [.E$2]))); [$'Tabela da Normal Padrão'.E6]; [.E5])" office:value-type="float" office:value="0.3264" calcext:value-type="float">
            <text:p>0,3264</text:p>
          </table:table-cell>
          <table:table-cell table:formula="of:=IF(AND(IF([.$B$2] &gt;= ([.$B5] + [.E$2]));IF([.$B$2]&lt; ([.$B5] + [.F$2]))); [$'Tabela da Normal Padrão'.F6]; [.F5])" office:value-type="float" office:value="0.3264" calcext:value-type="float">
            <text:p>0,3264</text:p>
          </table:table-cell>
          <table:table-cell table:formula="of:=IF(AND(IF([.$B$2] &gt;= ([.$B5] + [.F$2]));IF([.$B$2]&lt; ([.$B5] + [.G$2]))); [$'Tabela da Normal Padrão'.G6]; [.G5])" office:value-type="float" office:value="0.3264" calcext:value-type="float">
            <text:p>0,3264</text:p>
          </table:table-cell>
          <table:table-cell table:formula="of:=IF(AND(IF([.$B$2] &gt;= ([.$B5] + [.G$2]));IF([.$B$2]&lt; ([.$B5] + [.H$2]))); [$'Tabela da Normal Padrão'.H6]; [.H5])" office:value-type="float" office:value="0.3264" calcext:value-type="float">
            <text:p>0,3264</text:p>
          </table:table-cell>
          <table:table-cell table:formula="of:=IF(AND(IF([.$B$2] &gt;= ([.$B5] + [.H$2]));IF([.$B$2]&lt; ([.$B5] + [.I$2]))); [$'Tabela da Normal Padrão'.I6]; [.I5])" office:value-type="float" office:value="0.3264" calcext:value-type="float">
            <text:p>0,3264</text:p>
          </table:table-cell>
          <table:table-cell table:formula="of:=IF(AND(IF([.$B$2] &gt;= ([.$B5] + [.I$2]));IF([.$B$2]&lt; ([.$B5] + [.J$2]))); [$'Tabela da Normal Padrão'.J6]; [.J5])" office:value-type="float" office:value="0.3264" calcext:value-type="float">
            <text:p>0,3264</text:p>
          </table:table-cell>
          <table:table-cell table:formula="of:=IF(AND(IF([.$B$2] &gt;= ([.$B5] + [.J$2]));IF([.$B$2]&lt; ([.$B5] + [.K$2]))); [$'Tabela da Normal Padrão'.K6]; [.K5])" office:value-type="float" office:value="0.3264" calcext:value-type="float">
            <text:p>0,3264</text:p>
          </table:table-cell>
          <table:table-cell table:formula="of:=IF(AND(IF([.$B$2] &gt;= ([.$B5] + [.K$2]));IF([.$B$2]&lt; ([.$B5] + [.L$2]))); [$'Tabela da Normal Padrão'.L6]; [.L5])" office:value-type="float" office:value="0.3264" calcext:value-type="float">
            <text:p>0,3264</text:p>
          </table:table-cell>
          <table:table-cell table:formula="of:=IF(AND(IF([.$B$2] &gt;= ([.$B5] + [.L$2]));IF([.$B$2]&lt; ([.$B5] + [.M$2]))); [$'Tabela da Normal Padrão'.M6]; [.C6])" office:value-type="float" office:value="0.3264" calcext:value-type="float">
            <text:p>0,3264</text:p>
          </table:table-cell>
          <table:table-cell/>
        </table:table-row>
        <table:table-row table:style-name="ro2">
          <table:table-cell/>
          <table:table-cell office:value-type="float" office:value="0.3" calcext:value-type="float">
            <text:p>0,3</text:p>
          </table:table-cell>
          <table:table-cell table:formula="of:=IF(AND(IF([.$B$2] &gt;= ([.$B6] + [.C$2]));IF([.$B$2]&lt; ([.$B6] + [.D$2]))); [$'Tabela da Normal Padrão'.D7]; [.D6])" office:value-type="float" office:value="0.3264" calcext:value-type="float">
            <text:p>0,3264</text:p>
          </table:table-cell>
          <table:table-cell table:formula="of:=IF(AND(IF([.$B$2] &gt;= ([.$B6] + [.D$2]));IF([.$B$2]&lt; ([.$B6] + [.E$2]))); [$'Tabela da Normal Padrão'.E7]; [.E6])" office:value-type="float" office:value="0.3264" calcext:value-type="float">
            <text:p>0,3264</text:p>
          </table:table-cell>
          <table:table-cell table:formula="of:=IF(AND(IF([.$B$2] &gt;= ([.$B6] + [.E$2]));IF([.$B$2]&lt; ([.$B6] + [.F$2]))); [$'Tabela da Normal Padrão'.F7]; [.F6])" office:value-type="float" office:value="0.3264" calcext:value-type="float">
            <text:p>0,3264</text:p>
          </table:table-cell>
          <table:table-cell table:formula="of:=IF(AND(IF([.$B$2] &gt;= ([.$B6] + [.F$2]));IF([.$B$2]&lt; ([.$B6] + [.G$2]))); [$'Tabela da Normal Padrão'.G7]; [.G6])" office:value-type="float" office:value="0.3264" calcext:value-type="float">
            <text:p>0,3264</text:p>
          </table:table-cell>
          <table:table-cell table:formula="of:=IF(AND(IF([.$B$2] &gt;= ([.$B6] + [.G$2]));IF([.$B$2]&lt; ([.$B6] + [.H$2]))); [$'Tabela da Normal Padrão'.H7]; [.H6])" office:value-type="float" office:value="0.3264" calcext:value-type="float">
            <text:p>0,3264</text:p>
          </table:table-cell>
          <table:table-cell table:formula="of:=IF(AND(IF([.$B$2] &gt;= ([.$B6] + [.H$2]));IF([.$B$2]&lt; ([.$B6] + [.I$2]))); [$'Tabela da Normal Padrão'.I7]; [.I6])" office:value-type="float" office:value="0.3264" calcext:value-type="float">
            <text:p>0,3264</text:p>
          </table:table-cell>
          <table:table-cell table:formula="of:=IF(AND(IF([.$B$2] &gt;= ([.$B6] + [.I$2]));IF([.$B$2]&lt; ([.$B6] + [.J$2]))); [$'Tabela da Normal Padrão'.J7]; [.J6])" office:value-type="float" office:value="0.3264" calcext:value-type="float">
            <text:p>0,3264</text:p>
          </table:table-cell>
          <table:table-cell table:formula="of:=IF(AND(IF([.$B$2] &gt;= ([.$B6] + [.J$2]));IF([.$B$2]&lt; ([.$B6] + [.K$2]))); [$'Tabela da Normal Padrão'.K7]; [.K6])" office:value-type="float" office:value="0.3264" calcext:value-type="float">
            <text:p>0,3264</text:p>
          </table:table-cell>
          <table:table-cell table:formula="of:=IF(AND(IF([.$B$2] &gt;= ([.$B6] + [.K$2]));IF([.$B$2]&lt; ([.$B6] + [.L$2]))); [$'Tabela da Normal Padrão'.L7]; [.L6])" office:value-type="float" office:value="0.3264" calcext:value-type="float">
            <text:p>0,3264</text:p>
          </table:table-cell>
          <table:table-cell table:formula="of:=IF(AND(IF([.$B$2] &gt;= ([.$B6] + [.L$2]));IF([.$B$2]&lt; ([.$B6] + [.M$2]))); [$'Tabela da Normal Padrão'.M7]; [.C7])" office:value-type="float" office:value="0.3264" calcext:value-type="float">
            <text:p>0,3264</text:p>
          </table:table-cell>
          <table:table-cell/>
        </table:table-row>
        <table:table-row table:style-name="ro2">
          <table:table-cell/>
          <table:table-cell office:value-type="float" office:value="0.4" calcext:value-type="float">
            <text:p>0,4</text:p>
          </table:table-cell>
          <table:table-cell table:formula="of:=IF(AND(IF([.$B$2] &gt;= ([.$B7] + [.C$2]));IF([.$B$2]&lt; ([.$B7] + [.D$2]))); [$'Tabela da Normal Padrão'.D8]; [.D7])" office:value-type="float" office:value="0.3264" calcext:value-type="float">
            <text:p>0,3264</text:p>
          </table:table-cell>
          <table:table-cell table:formula="of:=IF(AND(IF([.$B$2] &gt;= ([.$B7] + [.D$2]));IF([.$B$2]&lt; ([.$B7] + [.E$2]))); [$'Tabela da Normal Padrão'.E8]; [.E7])" office:value-type="float" office:value="0.3264" calcext:value-type="float">
            <text:p>0,3264</text:p>
          </table:table-cell>
          <table:table-cell table:formula="of:=IF(AND(IF([.$B$2] &gt;= ([.$B7] + [.E$2]));IF([.$B$2]&lt; ([.$B7] + [.F$2]))); [$'Tabela da Normal Padrão'.F8]; [.F7])" office:value-type="float" office:value="0.3264" calcext:value-type="float">
            <text:p>0,3264</text:p>
          </table:table-cell>
          <table:table-cell table:formula="of:=IF(AND(IF([.$B$2] &gt;= ([.$B7] + [.F$2]));IF([.$B$2]&lt; ([.$B7] + [.G$2]))); [$'Tabela da Normal Padrão'.G8]; [.G7])" office:value-type="float" office:value="0.3264" calcext:value-type="float">
            <text:p>0,3264</text:p>
          </table:table-cell>
          <table:table-cell table:formula="of:=IF(AND(IF([.$B$2] &gt;= ([.$B7] + [.G$2]));IF([.$B$2]&lt; ([.$B7] + [.H$2]))); [$'Tabela da Normal Padrão'.H8]; [.H7])" office:value-type="float" office:value="0.3264" calcext:value-type="float">
            <text:p>0,3264</text:p>
          </table:table-cell>
          <table:table-cell table:formula="of:=IF(AND(IF([.$B$2] &gt;= ([.$B7] + [.H$2]));IF([.$B$2]&lt; ([.$B7] + [.I$2]))); [$'Tabela da Normal Padrão'.I8]; [.I7])" office:value-type="float" office:value="0.3264" calcext:value-type="float">
            <text:p>0,3264</text:p>
          </table:table-cell>
          <table:table-cell table:formula="of:=IF(AND(IF([.$B$2] &gt;= ([.$B7] + [.I$2]));IF([.$B$2]&lt; ([.$B7] + [.J$2]))); [$'Tabela da Normal Padrão'.J8]; [.J7])" office:value-type="float" office:value="0.3264" calcext:value-type="float">
            <text:p>0,3264</text:p>
          </table:table-cell>
          <table:table-cell table:formula="of:=IF(AND(IF([.$B$2] &gt;= ([.$B7] + [.J$2]));IF([.$B$2]&lt; ([.$B7] + [.K$2]))); [$'Tabela da Normal Padrão'.K8]; [.K7])" office:value-type="float" office:value="0.3264" calcext:value-type="float">
            <text:p>0,3264</text:p>
          </table:table-cell>
          <table:table-cell table:formula="of:=IF(AND(IF([.$B$2] &gt;= ([.$B7] + [.K$2]));IF([.$B$2]&lt; ([.$B7] + [.L$2]))); [$'Tabela da Normal Padrão'.L8]; [.L7])" office:value-type="float" office:value="0.3264" calcext:value-type="float">
            <text:p>0,3264</text:p>
          </table:table-cell>
          <table:table-cell table:formula="of:=IF(AND(IF([.$B$2] &gt;= ([.$B7] + [.L$2]));IF([.$B$2]&lt; ([.$B7] + [.M$2]))); [$'Tabela da Normal Padrão'.M8]; [.C8])" office:value-type="float" office:value="0.3264" calcext:value-type="float">
            <text:p>0,3264</text:p>
          </table:table-cell>
          <table:table-cell/>
        </table:table-row>
        <table:table-row table:style-name="ro2">
          <table:table-cell/>
          <table:table-cell office:value-type="float" office:value="0.5" calcext:value-type="float">
            <text:p>0,5</text:p>
          </table:table-cell>
          <table:table-cell table:formula="of:=IF(AND(IF([.$B$2] &gt;= ([.$B8] + [.C$2]));IF([.$B$2]&lt; ([.$B8] + [.D$2]))); [$'Tabela da Normal Padrão'.D9]; [.D8])" office:value-type="float" office:value="0.3264" calcext:value-type="float">
            <text:p>0,3264</text:p>
          </table:table-cell>
          <table:table-cell table:formula="of:=IF(AND(IF([.$B$2] &gt;= ([.$B8] + [.D$2]));IF([.$B$2]&lt; ([.$B8] + [.E$2]))); [$'Tabela da Normal Padrão'.E9]; [.E8])" office:value-type="float" office:value="0.3264" calcext:value-type="float">
            <text:p>0,3264</text:p>
          </table:table-cell>
          <table:table-cell table:formula="of:=IF(AND(IF([.$B$2] &gt;= ([.$B8] + [.E$2]));IF([.$B$2]&lt; ([.$B8] + [.F$2]))); [$'Tabela da Normal Padrão'.F9]; [.F8])" office:value-type="float" office:value="0.3264" calcext:value-type="float">
            <text:p>0,3264</text:p>
          </table:table-cell>
          <table:table-cell table:formula="of:=IF(AND(IF([.$B$2] &gt;= ([.$B8] + [.F$2]));IF([.$B$2]&lt; ([.$B8] + [.G$2]))); [$'Tabela da Normal Padrão'.G9]; [.G8])" office:value-type="float" office:value="0.3264" calcext:value-type="float">
            <text:p>0,3264</text:p>
          </table:table-cell>
          <table:table-cell table:formula="of:=IF(AND(IF([.$B$2] &gt;= ([.$B8] + [.G$2]));IF([.$B$2]&lt; ([.$B8] + [.H$2]))); [$'Tabela da Normal Padrão'.H9]; [.H8])" office:value-type="float" office:value="0.3264" calcext:value-type="float">
            <text:p>0,3264</text:p>
          </table:table-cell>
          <table:table-cell table:formula="of:=IF(AND(IF([.$B$2] &gt;= ([.$B8] + [.H$2]));IF([.$B$2]&lt; ([.$B8] + [.I$2]))); [$'Tabela da Normal Padrão'.I9]; [.I8])" office:value-type="float" office:value="0.3264" calcext:value-type="float">
            <text:p>0,3264</text:p>
          </table:table-cell>
          <table:table-cell table:formula="of:=IF(AND(IF([.$B$2] &gt;= ([.$B8] + [.I$2]));IF([.$B$2]&lt; ([.$B8] + [.J$2]))); [$'Tabela da Normal Padrão'.J9]; [.J8])" office:value-type="float" office:value="0.3264" calcext:value-type="float">
            <text:p>0,3264</text:p>
          </table:table-cell>
          <table:table-cell table:formula="of:=IF(AND(IF([.$B$2] &gt;= ([.$B8] + [.J$2]));IF([.$B$2]&lt; ([.$B8] + [.K$2]))); [$'Tabela da Normal Padrão'.K9]; [.K8])" office:value-type="float" office:value="0.3264" calcext:value-type="float">
            <text:p>0,3264</text:p>
          </table:table-cell>
          <table:table-cell table:formula="of:=IF(AND(IF([.$B$2] &gt;= ([.$B8] + [.K$2]));IF([.$B$2]&lt; ([.$B8] + [.L$2]))); [$'Tabela da Normal Padrão'.L9]; [.L8])" office:value-type="float" office:value="0.3264" calcext:value-type="float">
            <text:p>0,3264</text:p>
          </table:table-cell>
          <table:table-cell table:formula="of:=IF(AND(IF([.$B$2] &gt;= ([.$B8] + [.L$2]));IF([.$B$2]&lt; ([.$B8] + [.M$2]))); [$'Tabela da Normal Padrão'.M9]; [.C9])" office:value-type="float" office:value="0.3264" calcext:value-type="float">
            <text:p>0,3264</text:p>
          </table:table-cell>
          <table:table-cell/>
        </table:table-row>
        <table:table-row table:style-name="ro2">
          <table:table-cell/>
          <table:table-cell office:value-type="float" office:value="0.6" calcext:value-type="float">
            <text:p>0,6</text:p>
          </table:table-cell>
          <table:table-cell table:formula="of:=IF(AND(IF([.$B$2] &gt;= ([.$B9] + [.C$2]));IF([.$B$2]&lt; ([.$B9] + [.D$2]))); [$'Tabela da Normal Padrão'.D10]; [.D9])" office:value-type="float" office:value="0.3264" calcext:value-type="float">
            <text:p>0,3264</text:p>
          </table:table-cell>
          <table:table-cell table:formula="of:=IF(AND(IF([.$B$2] &gt;= ([.$B9] + [.D$2]));IF([.$B$2]&lt; ([.$B9] + [.E$2]))); [$'Tabela da Normal Padrão'.E10]; [.E9])" office:value-type="float" office:value="0.3264" calcext:value-type="float">
            <text:p>0,3264</text:p>
          </table:table-cell>
          <table:table-cell table:formula="of:=IF(AND(IF([.$B$2] &gt;= ([.$B9] + [.E$2]));IF([.$B$2]&lt; ([.$B9] + [.F$2]))); [$'Tabela da Normal Padrão'.F10]; [.F9])" office:value-type="float" office:value="0.3264" calcext:value-type="float">
            <text:p>0,3264</text:p>
          </table:table-cell>
          <table:table-cell table:formula="of:=IF(AND(IF([.$B$2] &gt;= ([.$B9] + [.F$2]));IF([.$B$2]&lt; ([.$B9] + [.G$2]))); [$'Tabela da Normal Padrão'.G10]; [.G9])" office:value-type="float" office:value="0.3264" calcext:value-type="float">
            <text:p>0,3264</text:p>
          </table:table-cell>
          <table:table-cell table:formula="of:=IF(AND(IF([.$B$2] &gt;= ([.$B9] + [.G$2]));IF([.$B$2]&lt; ([.$B9] + [.H$2]))); [$'Tabela da Normal Padrão'.H10]; [.H9])" office:value-type="float" office:value="0.3264" calcext:value-type="float">
            <text:p>0,3264</text:p>
          </table:table-cell>
          <table:table-cell table:formula="of:=IF(AND(IF([.$B$2] &gt;= ([.$B9] + [.H$2]));IF([.$B$2]&lt; ([.$B9] + [.I$2]))); [$'Tabela da Normal Padrão'.I10]; [.I9])" office:value-type="float" office:value="0.3264" calcext:value-type="float">
            <text:p>0,3264</text:p>
          </table:table-cell>
          <table:table-cell table:formula="of:=IF(AND(IF([.$B$2] &gt;= ([.$B9] + [.I$2]));IF([.$B$2]&lt; ([.$B9] + [.J$2]))); [$'Tabela da Normal Padrão'.J10]; [.J9])" office:value-type="float" office:value="0.3264" calcext:value-type="float">
            <text:p>0,3264</text:p>
          </table:table-cell>
          <table:table-cell table:formula="of:=IF(AND(IF([.$B$2] &gt;= ([.$B9] + [.J$2]));IF([.$B$2]&lt; ([.$B9] + [.K$2]))); [$'Tabela da Normal Padrão'.K10]; [.K9])" office:value-type="float" office:value="0.3264" calcext:value-type="float">
            <text:p>0,3264</text:p>
          </table:table-cell>
          <table:table-cell table:formula="of:=IF(AND(IF([.$B$2] &gt;= ([.$B9] + [.K$2]));IF([.$B$2]&lt; ([.$B9] + [.L$2]))); [$'Tabela da Normal Padrão'.L10]; [.L9])" office:value-type="float" office:value="0.3264" calcext:value-type="float">
            <text:p>0,3264</text:p>
          </table:table-cell>
          <table:table-cell table:formula="of:=IF(AND(IF([.$B$2] &gt;= ([.$B9] + [.L$2]));IF([.$B$2]&lt; ([.$B9] + [.M$2]))); [$'Tabela da Normal Padrão'.M10]; [.C10])" office:value-type="float" office:value="0.3264" calcext:value-type="float">
            <text:p>0,3264</text:p>
          </table:table-cell>
          <table:table-cell/>
        </table:table-row>
        <table:table-row table:style-name="ro2">
          <table:table-cell/>
          <table:table-cell office:value-type="float" office:value="0.7" calcext:value-type="float">
            <text:p>0,7</text:p>
          </table:table-cell>
          <table:table-cell table:formula="of:=IF(AND(IF([.$B$2] &gt;= ([.$B10] + [.C$2]));IF([.$B$2]&lt; ([.$B10] + [.D$2]))); [$'Tabela da Normal Padrão'.D11]; [.D10])" office:value-type="float" office:value="0.3264" calcext:value-type="float">
            <text:p>0,3264</text:p>
          </table:table-cell>
          <table:table-cell table:formula="of:=IF(AND(IF([.$B$2] &gt;= ([.$B10] + [.D$2]));IF([.$B$2]&lt; ([.$B10] + [.E$2]))); [$'Tabela da Normal Padrão'.E11]; [.E10])" office:value-type="float" office:value="0.3264" calcext:value-type="float">
            <text:p>0,3264</text:p>
          </table:table-cell>
          <table:table-cell table:formula="of:=IF(AND(IF([.$B$2] &gt;= ([.$B10] + [.E$2]));IF([.$B$2]&lt; ([.$B10] + [.F$2]))); [$'Tabela da Normal Padrão'.F11]; [.F10])" office:value-type="float" office:value="0.3264" calcext:value-type="float">
            <text:p>0,3264</text:p>
          </table:table-cell>
          <table:table-cell table:formula="of:=IF(AND(IF([.$B$2] &gt;= ([.$B10] + [.F$2]));IF([.$B$2]&lt; ([.$B10] + [.G$2]))); [$'Tabela da Normal Padrão'.G11]; [.G10])" office:value-type="float" office:value="0.3264" calcext:value-type="float">
            <text:p>0,3264</text:p>
          </table:table-cell>
          <table:table-cell table:formula="of:=IF(AND(IF([.$B$2] &gt;= ([.$B10] + [.G$2]));IF([.$B$2]&lt; ([.$B10] + [.H$2]))); [$'Tabela da Normal Padrão'.H11]; [.H10])" office:value-type="float" office:value="0.3264" calcext:value-type="float">
            <text:p>0,3264</text:p>
          </table:table-cell>
          <table:table-cell table:formula="of:=IF(AND(IF([.$B$2] &gt;= ([.$B10] + [.H$2]));IF([.$B$2]&lt; ([.$B10] + [.I$2]))); [$'Tabela da Normal Padrão'.I11]; [.I10])" office:value-type="float" office:value="0.3264" calcext:value-type="float">
            <text:p>0,3264</text:p>
          </table:table-cell>
          <table:table-cell table:formula="of:=IF(AND(IF([.$B$2] &gt;= ([.$B10] + [.I$2]));IF([.$B$2]&lt; ([.$B10] + [.J$2]))); [$'Tabela da Normal Padrão'.J11]; [.J10])" office:value-type="float" office:value="0.3264" calcext:value-type="float">
            <text:p>0,3264</text:p>
          </table:table-cell>
          <table:table-cell table:formula="of:=IF(AND(IF([.$B$2] &gt;= ([.$B10] + [.J$2]));IF([.$B$2]&lt; ([.$B10] + [.K$2]))); [$'Tabela da Normal Padrão'.K11]; [.K10])" office:value-type="float" office:value="0.3264" calcext:value-type="float">
            <text:p>0,3264</text:p>
          </table:table-cell>
          <table:table-cell table:formula="of:=IF(AND(IF([.$B$2] &gt;= ([.$B10] + [.K$2]));IF([.$B$2]&lt; ([.$B10] + [.L$2]))); [$'Tabela da Normal Padrão'.L11]; [.L10])" office:value-type="float" office:value="0.3264" calcext:value-type="float">
            <text:p>0,3264</text:p>
          </table:table-cell>
          <table:table-cell table:formula="of:=IF(AND(IF([.$B$2] &gt;= ([.$B10] + [.L$2]));IF([.$B$2]&lt; ([.$B10] + [.M$2]))); [$'Tabela da Normal Padrão'.M11]; [.C11])" office:value-type="float" office:value="0.3264" calcext:value-type="float">
            <text:p>0,3264</text:p>
          </table:table-cell>
          <table:table-cell/>
        </table:table-row>
        <table:table-row table:style-name="ro2">
          <table:table-cell/>
          <table:table-cell office:value-type="float" office:value="0.8" calcext:value-type="float">
            <text:p>0,8</text:p>
          </table:table-cell>
          <table:table-cell table:formula="of:=IF(AND(IF([.$B$2] &gt;= ([.$B11] + [.C$2]));IF([.$B$2]&lt; ([.$B11] + [.D$2]))); [$'Tabela da Normal Padrão'.D12]; [.D11])" office:value-type="float" office:value="0.3264" calcext:value-type="float">
            <text:p>0,3264</text:p>
          </table:table-cell>
          <table:table-cell table:formula="of:=IF(AND(IF([.$B$2] &gt;= ([.$B11] + [.D$2]));IF([.$B$2]&lt; ([.$B11] + [.E$2]))); [$'Tabela da Normal Padrão'.E12]; [.E11])" office:value-type="float" office:value="0.3264" calcext:value-type="float">
            <text:p>0,3264</text:p>
          </table:table-cell>
          <table:table-cell table:formula="of:=IF(AND(IF([.$B$2] &gt;= ([.$B11] + [.E$2]));IF([.$B$2]&lt; ([.$B11] + [.F$2]))); [$'Tabela da Normal Padrão'.F12]; [.F11])" office:value-type="float" office:value="0.3264" calcext:value-type="float">
            <text:p>0,3264</text:p>
          </table:table-cell>
          <table:table-cell table:formula="of:=IF(AND(IF([.$B$2] &gt;= ([.$B11] + [.F$2]));IF([.$B$2]&lt; ([.$B11] + [.G$2]))); [$'Tabela da Normal Padrão'.G12]; [.G11])" office:value-type="float" office:value="0.3264" calcext:value-type="float">
            <text:p>0,3264</text:p>
          </table:table-cell>
          <table:table-cell table:formula="of:=IF(AND(IF([.$B$2] &gt;= ([.$B11] + [.G$2]));IF([.$B$2]&lt; ([.$B11] + [.H$2]))); [$'Tabela da Normal Padrão'.H12]; [.H11])" office:value-type="float" office:value="0.3264" calcext:value-type="float">
            <text:p>0,3264</text:p>
          </table:table-cell>
          <table:table-cell table:formula="of:=IF(AND(IF([.$B$2] &gt;= ([.$B11] + [.H$2]));IF([.$B$2]&lt; ([.$B11] + [.I$2]))); [$'Tabela da Normal Padrão'.I12]; [.I11])" office:value-type="float" office:value="0.3264" calcext:value-type="float">
            <text:p>0,3264</text:p>
          </table:table-cell>
          <table:table-cell table:formula="of:=IF(AND(IF([.$B$2] &gt;= ([.$B11] + [.I$2]));IF([.$B$2]&lt; ([.$B11] + [.J$2]))); [$'Tabela da Normal Padrão'.J12]; [.J11])" office:value-type="float" office:value="0.3264" calcext:value-type="float">
            <text:p>0,3264</text:p>
          </table:table-cell>
          <table:table-cell table:formula="of:=IF(AND(IF([.$B$2] &gt;= ([.$B11] + [.J$2]));IF([.$B$2]&lt; ([.$B11] + [.K$2]))); [$'Tabela da Normal Padrão'.K12]; [.K11])" office:value-type="float" office:value="0.3264" calcext:value-type="float">
            <text:p>0,3264</text:p>
          </table:table-cell>
          <table:table-cell table:formula="of:=IF(AND(IF([.$B$2] &gt;= ([.$B11] + [.K$2]));IF([.$B$2]&lt; ([.$B11] + [.L$2]))); [$'Tabela da Normal Padrão'.L12]; [.L11])" office:value-type="float" office:value="0.3264" calcext:value-type="float">
            <text:p>0,3264</text:p>
          </table:table-cell>
          <table:table-cell table:formula="of:=IF(AND(IF([.$B$2] &gt;= ([.$B11] + [.L$2]));IF([.$B$2]&lt; ([.$B11] + [.M$2]))); [$'Tabela da Normal Padrão'.M12]; [.C12])" office:value-type="float" office:value="0.3264" calcext:value-type="float">
            <text:p>0,3264</text:p>
          </table:table-cell>
          <table:table-cell/>
        </table:table-row>
        <table:table-row table:style-name="ro2">
          <table:table-cell/>
          <table:table-cell office:value-type="float" office:value="0.9" calcext:value-type="float">
            <text:p>0,9</text:p>
          </table:table-cell>
          <table:table-cell table:formula="of:=IF(AND(IF([.$B$2] &gt;= ([.$B12] + [.C$2]));IF([.$B$2]&lt; ([.$B12] + [.D$2]))); [$'Tabela da Normal Padrão'.D13]; [.D12])" office:value-type="float" office:value="0.3264" calcext:value-type="float">
            <text:p>0,3264</text:p>
          </table:table-cell>
          <table:table-cell table:formula="of:=IF(AND(IF([.$B$2] &gt;= ([.$B12] + [.D$2]));IF([.$B$2]&lt; ([.$B12] + [.E$2]))); [$'Tabela da Normal Padrão'.E13]; [.E12])" office:value-type="float" office:value="0.3264" calcext:value-type="float">
            <text:p>0,3264</text:p>
          </table:table-cell>
          <table:table-cell table:formula="of:=IF(AND(IF([.$B$2] &gt;= ([.$B12] + [.E$2]));IF([.$B$2]&lt; ([.$B12] + [.F$2]))); [$'Tabela da Normal Padrão'.F13]; [.F12])" office:value-type="float" office:value="0.3264" calcext:value-type="float">
            <text:p>0,3264</text:p>
          </table:table-cell>
          <table:table-cell table:formula="of:=IF(AND(IF([.$B$2] &gt;= ([.$B12] + [.F$2]));IF([.$B$2]&lt; ([.$B12] + [.G$2]))); [$'Tabela da Normal Padrão'.G13]; [.G12])" office:value-type="float" office:value="0.3264" calcext:value-type="float">
            <text:p>0,3264</text:p>
          </table:table-cell>
          <table:table-cell table:formula="of:=IF(AND(IF([.$B$2] &gt;= ([.$B12] + [.G$2]));IF([.$B$2]&lt; ([.$B12] + [.H$2]))); [$'Tabela da Normal Padrão'.H13]; [.H12])" office:value-type="float" office:value="0.3264" calcext:value-type="float">
            <text:p>0,3264</text:p>
          </table:table-cell>
          <table:table-cell table:formula="of:=IF(AND(IF([.$B$2] &gt;= ([.$B12] + [.H$2]));IF([.$B$2]&lt; ([.$B12] + [.I$2]))); [$'Tabela da Normal Padrão'.I13]; [.I12])" office:value-type="float" office:value="0.4999" calcext:value-type="float">
            <text:p>0,4999</text:p>
          </table:table-cell>
          <table:table-cell table:formula="of:=IF(AND(IF([.$B$2] &gt;= ([.$B12] + [.I$2]));IF([.$B$2]&lt; ([.$B12] + [.J$2]))); [$'Tabela da Normal Padrão'.J13]; [.J12])" office:value-type="float" office:value="0.4999" calcext:value-type="float">
            <text:p>0,4999</text:p>
          </table:table-cell>
          <table:table-cell table:formula="of:=IF(AND(IF([.$B$2] &gt;= ([.$B12] + [.J$2]));IF([.$B$2]&lt; ([.$B12] + [.K$2]))); [$'Tabela da Normal Padrão'.K13]; [.K12])" office:value-type="float" office:value="0.4999" calcext:value-type="float">
            <text:p>0,4999</text:p>
          </table:table-cell>
          <table:table-cell table:formula="of:=IF(AND(IF([.$B$2] &gt;= ([.$B12] + [.K$2]));IF([.$B$2]&lt; ([.$B12] + [.L$2]))); [$'Tabela da Normal Padrão'.L13]; [.L12])" office:value-type="float" office:value="0.4999" calcext:value-type="float">
            <text:p>0,4999</text:p>
          </table:table-cell>
          <table:table-cell table:formula="of:=IF(AND(IF([.$B$2] &gt;= ([.$B12] + [.L$2]));IF([.$B$2]&lt; ([.$B12] + [.M$2]))); [$'Tabela da Normal Padrão'.M13]; [.C13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,0</text:p>
          </table:table-cell>
          <table:table-cell table:formula="of:=IF(AND(IF([.$B$2] &gt;= ([.$B13] + [.C$2]));IF([.$B$2]&lt; ([.$B13] + [.D$2]))); [$'Tabela da Normal Padrão'.D14]; [.D13])" office:value-type="float" office:value="0.4999" calcext:value-type="float">
            <text:p>0,4999</text:p>
          </table:table-cell>
          <table:table-cell table:formula="of:=IF(AND(IF([.$B$2] &gt;= ([.$B13] + [.D$2]));IF([.$B$2]&lt; ([.$B13] + [.E$2]))); [$'Tabela da Normal Padrão'.E14]; [.E13])" office:value-type="float" office:value="0.4999" calcext:value-type="float">
            <text:p>0,4999</text:p>
          </table:table-cell>
          <table:table-cell table:formula="of:=IF(AND(IF([.$B$2] &gt;= ([.$B13] + [.E$2]));IF([.$B$2]&lt; ([.$B13] + [.F$2]))); [$'Tabela da Normal Padrão'.F14]; [.F13])" office:value-type="float" office:value="0.4999" calcext:value-type="float">
            <text:p>0,4999</text:p>
          </table:table-cell>
          <table:table-cell table:formula="of:=IF(AND(IF([.$B$2] &gt;= ([.$B13] + [.F$2]));IF([.$B$2]&lt; ([.$B13] + [.G$2]))); [$'Tabela da Normal Padrão'.G14]; [.G13])" office:value-type="float" office:value="0.4999" calcext:value-type="float">
            <text:p>0,4999</text:p>
          </table:table-cell>
          <table:table-cell table:formula="of:=IF(AND(IF([.$B$2] &gt;= ([.$B13] + [.G$2]));IF([.$B$2]&lt; ([.$B13] + [.H$2]))); [$'Tabela da Normal Padrão'.H14]; [.H13])" office:value-type="float" office:value="0.4999" calcext:value-type="float">
            <text:p>0,4999</text:p>
          </table:table-cell>
          <table:table-cell table:formula="of:=IF(AND(IF([.$B$2] &gt;= ([.$B13] + [.H$2]));IF([.$B$2]&lt; ([.$B13] + [.I$2]))); [$'Tabela da Normal Padrão'.I14]; [.I13])" office:value-type="float" office:value="0.4999" calcext:value-type="float">
            <text:p>0,4999</text:p>
          </table:table-cell>
          <table:table-cell table:formula="of:=IF(AND(IF([.$B$2] &gt;= ([.$B13] + [.I$2]));IF([.$B$2]&lt; ([.$B13] + [.J$2]))); [$'Tabela da Normal Padrão'.J14]; [.J13])" office:value-type="float" office:value="0.4999" calcext:value-type="float">
            <text:p>0,4999</text:p>
          </table:table-cell>
          <table:table-cell table:formula="of:=IF(AND(IF([.$B$2] &gt;= ([.$B13] + [.J$2]));IF([.$B$2]&lt; ([.$B13] + [.K$2]))); [$'Tabela da Normal Padrão'.K14]; [.K13])" office:value-type="float" office:value="0.4999" calcext:value-type="float">
            <text:p>0,4999</text:p>
          </table:table-cell>
          <table:table-cell table:formula="of:=IF(AND(IF([.$B$2] &gt;= ([.$B13] + [.K$2]));IF([.$B$2]&lt; ([.$B13] + [.L$2]))); [$'Tabela da Normal Padrão'.L14]; [.L13])" office:value-type="float" office:value="0.4999" calcext:value-type="float">
            <text:p>0,4999</text:p>
          </table:table-cell>
          <table:table-cell table:formula="of:=IF(AND(IF([.$B$2] &gt;= ([.$B13] + [.L$2]));IF([.$B$2]&lt; ([.$B13] + [.M$2]))); [$'Tabela da Normal Padrão'.M14]; [.C14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1.1" calcext:value-type="float">
            <text:p>1,1</text:p>
          </table:table-cell>
          <table:table-cell table:formula="of:=IF(AND(IF([.$B$2] &gt;= ([.$B14] + [.C$2]));IF([.$B$2]&lt; ([.$B14] + [.D$2]))); [$'Tabela da Normal Padrão'.D15]; [.D14])" office:value-type="float" office:value="0.4999" calcext:value-type="float">
            <text:p>0,4999</text:p>
          </table:table-cell>
          <table:table-cell table:formula="of:=IF(AND(IF([.$B$2] &gt;= ([.$B14] + [.D$2]));IF([.$B$2]&lt; ([.$B14] + [.E$2]))); [$'Tabela da Normal Padrão'.E15]; [.E14])" office:value-type="float" office:value="0.4999" calcext:value-type="float">
            <text:p>0,4999</text:p>
          </table:table-cell>
          <table:table-cell table:formula="of:=IF(AND(IF([.$B$2] &gt;= ([.$B14] + [.E$2]));IF([.$B$2]&lt; ([.$B14] + [.F$2]))); [$'Tabela da Normal Padrão'.F15]; [.F14])" office:value-type="float" office:value="0.4999" calcext:value-type="float">
            <text:p>0,4999</text:p>
          </table:table-cell>
          <table:table-cell table:formula="of:=IF(AND(IF([.$B$2] &gt;= ([.$B14] + [.F$2]));IF([.$B$2]&lt; ([.$B14] + [.G$2]))); [$'Tabela da Normal Padrão'.G15]; [.G14])" office:value-type="float" office:value="0.4999" calcext:value-type="float">
            <text:p>0,4999</text:p>
          </table:table-cell>
          <table:table-cell table:formula="of:=IF(AND(IF([.$B$2] &gt;= ([.$B14] + [.G$2]));IF([.$B$2]&lt; ([.$B14] + [.H$2]))); [$'Tabela da Normal Padrão'.H15]; [.H14])" office:value-type="float" office:value="0.4999" calcext:value-type="float">
            <text:p>0,4999</text:p>
          </table:table-cell>
          <table:table-cell table:formula="of:=IF(AND(IF([.$B$2] &gt;= ([.$B14] + [.H$2]));IF([.$B$2]&lt; ([.$B14] + [.I$2]))); [$'Tabela da Normal Padrão'.I15]; [.I14])" office:value-type="float" office:value="0.4999" calcext:value-type="float">
            <text:p>0,4999</text:p>
          </table:table-cell>
          <table:table-cell table:formula="of:=IF(AND(IF([.$B$2] &gt;= ([.$B14] + [.I$2]));IF([.$B$2]&lt; ([.$B14] + [.J$2]))); [$'Tabela da Normal Padrão'.J15]; [.J14])" office:value-type="float" office:value="0.4999" calcext:value-type="float">
            <text:p>0,4999</text:p>
          </table:table-cell>
          <table:table-cell table:formula="of:=IF(AND(IF([.$B$2] &gt;= ([.$B14] + [.J$2]));IF([.$B$2]&lt; ([.$B14] + [.K$2]))); [$'Tabela da Normal Padrão'.K15]; [.K14])" office:value-type="float" office:value="0.4999" calcext:value-type="float">
            <text:p>0,4999</text:p>
          </table:table-cell>
          <table:table-cell table:formula="of:=IF(AND(IF([.$B$2] &gt;= ([.$B14] + [.K$2]));IF([.$B$2]&lt; ([.$B14] + [.L$2]))); [$'Tabela da Normal Padrão'.L15]; [.L14])" office:value-type="float" office:value="0.4999" calcext:value-type="float">
            <text:p>0,4999</text:p>
          </table:table-cell>
          <table:table-cell table:formula="of:=IF(AND(IF([.$B$2] &gt;= ([.$B14] + [.L$2]));IF([.$B$2]&lt; ([.$B14] + [.M$2]))); [$'Tabela da Normal Padrão'.M15]; [.C15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1.2" calcext:value-type="float">
            <text:p>1,2</text:p>
          </table:table-cell>
          <table:table-cell table:formula="of:=IF(AND(IF([.$B$2] &gt;= ([.$B15] + [.C$2]));IF([.$B$2]&lt; ([.$B15] + [.D$2]))); [$'Tabela da Normal Padrão'.D16]; [.D15])" office:value-type="float" office:value="0.4999" calcext:value-type="float">
            <text:p>0,4999</text:p>
          </table:table-cell>
          <table:table-cell table:formula="of:=IF(AND(IF([.$B$2] &gt;= ([.$B15] + [.D$2]));IF([.$B$2]&lt; ([.$B15] + [.E$2]))); [$'Tabela da Normal Padrão'.E16]; [.E15])" office:value-type="float" office:value="0.4999" calcext:value-type="float">
            <text:p>0,4999</text:p>
          </table:table-cell>
          <table:table-cell table:formula="of:=IF(AND(IF([.$B$2] &gt;= ([.$B15] + [.E$2]));IF([.$B$2]&lt; ([.$B15] + [.F$2]))); [$'Tabela da Normal Padrão'.F16]; [.F15])" office:value-type="float" office:value="0.4999" calcext:value-type="float">
            <text:p>0,4999</text:p>
          </table:table-cell>
          <table:table-cell table:formula="of:=IF(AND(IF([.$B$2] &gt;= ([.$B15] + [.F$2]));IF([.$B$2]&lt; ([.$B15] + [.G$2]))); [$'Tabela da Normal Padrão'.G16]; [.G15])" office:value-type="float" office:value="0.4999" calcext:value-type="float">
            <text:p>0,4999</text:p>
          </table:table-cell>
          <table:table-cell table:formula="of:=IF(AND(IF([.$B$2] &gt;= ([.$B15] + [.G$2]));IF([.$B$2]&lt; ([.$B15] + [.H$2]))); [$'Tabela da Normal Padrão'.H16]; [.H15])" office:value-type="float" office:value="0.4999" calcext:value-type="float">
            <text:p>0,4999</text:p>
          </table:table-cell>
          <table:table-cell table:formula="of:=IF(AND(IF([.$B$2] &gt;= ([.$B15] + [.H$2]));IF([.$B$2]&lt; ([.$B15] + [.I$2]))); [$'Tabela da Normal Padrão'.I16]; [.I15])" office:value-type="float" office:value="0.4999" calcext:value-type="float">
            <text:p>0,4999</text:p>
          </table:table-cell>
          <table:table-cell table:formula="of:=IF(AND(IF([.$B$2] &gt;= ([.$B15] + [.I$2]));IF([.$B$2]&lt; ([.$B15] + [.J$2]))); [$'Tabela da Normal Padrão'.J16]; [.J15])" office:value-type="float" office:value="0.4999" calcext:value-type="float">
            <text:p>0,4999</text:p>
          </table:table-cell>
          <table:table-cell table:formula="of:=IF(AND(IF([.$B$2] &gt;= ([.$B15] + [.J$2]));IF([.$B$2]&lt; ([.$B15] + [.K$2]))); [$'Tabela da Normal Padrão'.K16]; [.K15])" office:value-type="float" office:value="0.4999" calcext:value-type="float">
            <text:p>0,4999</text:p>
          </table:table-cell>
          <table:table-cell table:formula="of:=IF(AND(IF([.$B$2] &gt;= ([.$B15] + [.K$2]));IF([.$B$2]&lt; ([.$B15] + [.L$2]))); [$'Tabela da Normal Padrão'.L16]; [.L15])" office:value-type="float" office:value="0.4999" calcext:value-type="float">
            <text:p>0,4999</text:p>
          </table:table-cell>
          <table:table-cell table:formula="of:=IF(AND(IF([.$B$2] &gt;= ([.$B15] + [.L$2]));IF([.$B$2]&lt; ([.$B15] + [.M$2]))); [$'Tabela da Normal Padrão'.M16]; [.C16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1.3" calcext:value-type="float">
            <text:p>1,3</text:p>
          </table:table-cell>
          <table:table-cell table:formula="of:=IF(AND(IF([.$B$2] &gt;= ([.$B16] + [.C$2]));IF([.$B$2]&lt; ([.$B16] + [.D$2]))); [$'Tabela da Normal Padrão'.D17]; [.D16])" office:value-type="float" office:value="0.4999" calcext:value-type="float">
            <text:p>0,4999</text:p>
          </table:table-cell>
          <table:table-cell table:formula="of:=IF(AND(IF([.$B$2] &gt;= ([.$B16] + [.D$2]));IF([.$B$2]&lt; ([.$B16] + [.E$2]))); [$'Tabela da Normal Padrão'.E17]; [.E16])" office:value-type="float" office:value="0.4999" calcext:value-type="float">
            <text:p>0,4999</text:p>
          </table:table-cell>
          <table:table-cell table:formula="of:=IF(AND(IF([.$B$2] &gt;= ([.$B16] + [.E$2]));IF([.$B$2]&lt; ([.$B16] + [.F$2]))); [$'Tabela da Normal Padrão'.F17]; [.F16])" office:value-type="float" office:value="0.4999" calcext:value-type="float">
            <text:p>0,4999</text:p>
          </table:table-cell>
          <table:table-cell table:formula="of:=IF(AND(IF([.$B$2] &gt;= ([.$B16] + [.F$2]));IF([.$B$2]&lt; ([.$B16] + [.G$2]))); [$'Tabela da Normal Padrão'.G17]; [.G16])" office:value-type="float" office:value="0.4999" calcext:value-type="float">
            <text:p>0,4999</text:p>
          </table:table-cell>
          <table:table-cell table:formula="of:=IF(AND(IF([.$B$2] &gt;= ([.$B16] + [.G$2]));IF([.$B$2]&lt; ([.$B16] + [.H$2]))); [$'Tabela da Normal Padrão'.H17]; [.H16])" office:value-type="float" office:value="0.4999" calcext:value-type="float">
            <text:p>0,4999</text:p>
          </table:table-cell>
          <table:table-cell table:formula="of:=IF(AND(IF([.$B$2] &gt;= ([.$B16] + [.H$2]));IF([.$B$2]&lt; ([.$B16] + [.I$2]))); [$'Tabela da Normal Padrão'.I17]; [.I16])" office:value-type="float" office:value="0.4999" calcext:value-type="float">
            <text:p>0,4999</text:p>
          </table:table-cell>
          <table:table-cell table:formula="of:=IF(AND(IF([.$B$2] &gt;= ([.$B16] + [.I$2]));IF([.$B$2]&lt; ([.$B16] + [.J$2]))); [$'Tabela da Normal Padrão'.J17]; [.J16])" office:value-type="float" office:value="0.4999" calcext:value-type="float">
            <text:p>0,4999</text:p>
          </table:table-cell>
          <table:table-cell table:formula="of:=IF(AND(IF([.$B$2] &gt;= ([.$B16] + [.J$2]));IF([.$B$2]&lt; ([.$B16] + [.K$2]))); [$'Tabela da Normal Padrão'.K17]; [.K16])" office:value-type="float" office:value="0.4999" calcext:value-type="float">
            <text:p>0,4999</text:p>
          </table:table-cell>
          <table:table-cell table:formula="of:=IF(AND(IF([.$B$2] &gt;= ([.$B16] + [.K$2]));IF([.$B$2]&lt; ([.$B16] + [.L$2]))); [$'Tabela da Normal Padrão'.L17]; [.L16])" office:value-type="float" office:value="0.4999" calcext:value-type="float">
            <text:p>0,4999</text:p>
          </table:table-cell>
          <table:table-cell table:formula="of:=IF(AND(IF([.$B$2] &gt;= ([.$B16] + [.L$2]));IF([.$B$2]&lt; ([.$B16] + [.M$2]))); [$'Tabela da Normal Padrão'.M17]; [.C17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1.4" calcext:value-type="float">
            <text:p>1,4</text:p>
          </table:table-cell>
          <table:table-cell table:formula="of:=IF(AND(IF([.$B$2] &gt;= ([.$B17] + [.C$2]));IF([.$B$2]&lt; ([.$B17] + [.D$2]))); [$'Tabela da Normal Padrão'.D18]; [.D17])" office:value-type="float" office:value="0.4999" calcext:value-type="float">
            <text:p>0,4999</text:p>
          </table:table-cell>
          <table:table-cell table:formula="of:=IF(AND(IF([.$B$2] &gt;= ([.$B17] + [.D$2]));IF([.$B$2]&lt; ([.$B17] + [.E$2]))); [$'Tabela da Normal Padrão'.E18]; [.E17])" office:value-type="float" office:value="0.4999" calcext:value-type="float">
            <text:p>0,4999</text:p>
          </table:table-cell>
          <table:table-cell table:formula="of:=IF(AND(IF([.$B$2] &gt;= ([.$B17] + [.E$2]));IF([.$B$2]&lt; ([.$B17] + [.F$2]))); [$'Tabela da Normal Padrão'.F18]; [.F17])" office:value-type="float" office:value="0.4999" calcext:value-type="float">
            <text:p>0,4999</text:p>
          </table:table-cell>
          <table:table-cell table:formula="of:=IF(AND(IF([.$B$2] &gt;= ([.$B17] + [.F$2]));IF([.$B$2]&lt; ([.$B17] + [.G$2]))); [$'Tabela da Normal Padrão'.G18]; [.G17])" office:value-type="float" office:value="0.4999" calcext:value-type="float">
            <text:p>0,4999</text:p>
          </table:table-cell>
          <table:table-cell table:formula="of:=IF(AND(IF([.$B$2] &gt;= ([.$B17] + [.G$2]));IF([.$B$2]&lt; ([.$B17] + [.H$2]))); [$'Tabela da Normal Padrão'.H18]; [.H17])" office:value-type="float" office:value="0.4999" calcext:value-type="float">
            <text:p>0,4999</text:p>
          </table:table-cell>
          <table:table-cell table:formula="of:=IF(AND(IF([.$B$2] &gt;= ([.$B17] + [.H$2]));IF([.$B$2]&lt; ([.$B17] + [.I$2]))); [$'Tabela da Normal Padrão'.I18]; [.I17])" office:value-type="float" office:value="0.4999" calcext:value-type="float">
            <text:p>0,4999</text:p>
          </table:table-cell>
          <table:table-cell table:formula="of:=IF(AND(IF([.$B$2] &gt;= ([.$B17] + [.I$2]));IF([.$B$2]&lt; ([.$B17] + [.J$2]))); [$'Tabela da Normal Padrão'.J18]; [.J17])" office:value-type="float" office:value="0.4999" calcext:value-type="float">
            <text:p>0,4999</text:p>
          </table:table-cell>
          <table:table-cell table:formula="of:=IF(AND(IF([.$B$2] &gt;= ([.$B17] + [.J$2]));IF([.$B$2]&lt; ([.$B17] + [.K$2]))); [$'Tabela da Normal Padrão'.K18]; [.K17])" office:value-type="float" office:value="0.4999" calcext:value-type="float">
            <text:p>0,4999</text:p>
          </table:table-cell>
          <table:table-cell table:formula="of:=IF(AND(IF([.$B$2] &gt;= ([.$B17] + [.K$2]));IF([.$B$2]&lt; ([.$B17] + [.L$2]))); [$'Tabela da Normal Padrão'.L18]; [.L17])" office:value-type="float" office:value="0.4999" calcext:value-type="float">
            <text:p>0,4999</text:p>
          </table:table-cell>
          <table:table-cell table:formula="of:=IF(AND(IF([.$B$2] &gt;= ([.$B17] + [.L$2]));IF([.$B$2]&lt; ([.$B17] + [.M$2]))); [$'Tabela da Normal Padrão'.M18]; [.C18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table:formula="of:=IF(AND(IF([.$B$2] &gt;= ([.$B18] + [.C$2]));IF([.$B$2]&lt; ([.$B18] + [.D$2]))); [$'Tabela da Normal Padrão'.D19]; [.D18])" office:value-type="float" office:value="0.4999" calcext:value-type="float">
            <text:p>0,4999</text:p>
          </table:table-cell>
          <table:table-cell table:formula="of:=IF(AND(IF([.$B$2] &gt;= ([.$B18] + [.D$2]));IF([.$B$2]&lt; ([.$B18] + [.E$2]))); [$'Tabela da Normal Padrão'.E19]; [.E18])" office:value-type="float" office:value="0.4999" calcext:value-type="float">
            <text:p>0,4999</text:p>
          </table:table-cell>
          <table:table-cell table:formula="of:=IF(AND(IF([.$B$2] &gt;= ([.$B18] + [.E$2]));IF([.$B$2]&lt; ([.$B18] + [.F$2]))); [$'Tabela da Normal Padrão'.F19]; [.F18])" office:value-type="float" office:value="0.4999" calcext:value-type="float">
            <text:p>0,4999</text:p>
          </table:table-cell>
          <table:table-cell table:formula="of:=IF(AND(IF([.$B$2] &gt;= ([.$B18] + [.F$2]));IF([.$B$2]&lt; ([.$B18] + [.G$2]))); [$'Tabela da Normal Padrão'.G19]; [.G18])" office:value-type="float" office:value="0.4999" calcext:value-type="float">
            <text:p>0,4999</text:p>
          </table:table-cell>
          <table:table-cell table:formula="of:=IF(AND(IF([.$B$2] &gt;= ([.$B18] + [.G$2]));IF([.$B$2]&lt; ([.$B18] + [.H$2]))); [$'Tabela da Normal Padrão'.H19]; [.H18])" office:value-type="float" office:value="0.4999" calcext:value-type="float">
            <text:p>0,4999</text:p>
          </table:table-cell>
          <table:table-cell table:formula="of:=IF(AND(IF([.$B$2] &gt;= ([.$B18] + [.H$2]));IF([.$B$2]&lt; ([.$B18] + [.I$2]))); [$'Tabela da Normal Padrão'.I19]; [.I18])" office:value-type="float" office:value="0.4999" calcext:value-type="float">
            <text:p>0,4999</text:p>
          </table:table-cell>
          <table:table-cell table:formula="of:=IF(AND(IF([.$B$2] &gt;= ([.$B18] + [.I$2]));IF([.$B$2]&lt; ([.$B18] + [.J$2]))); [$'Tabela da Normal Padrão'.J19]; [.J18])" office:value-type="float" office:value="0.4999" calcext:value-type="float">
            <text:p>0,4999</text:p>
          </table:table-cell>
          <table:table-cell table:formula="of:=IF(AND(IF([.$B$2] &gt;= ([.$B18] + [.J$2]));IF([.$B$2]&lt; ([.$B18] + [.K$2]))); [$'Tabela da Normal Padrão'.K19]; [.K18])" office:value-type="float" office:value="0.4999" calcext:value-type="float">
            <text:p>0,4999</text:p>
          </table:table-cell>
          <table:table-cell table:formula="of:=IF(AND(IF([.$B$2] &gt;= ([.$B18] + [.K$2]));IF([.$B$2]&lt; ([.$B18] + [.L$2]))); [$'Tabela da Normal Padrão'.L19]; [.L18])" office:value-type="float" office:value="0.4999" calcext:value-type="float">
            <text:p>0,4999</text:p>
          </table:table-cell>
          <table:table-cell table:formula="of:=IF(AND(IF([.$B$2] &gt;= ([.$B18] + [.L$2]));IF([.$B$2]&lt; ([.$B18] + [.M$2]))); [$'Tabela da Normal Padrão'.M19]; [.C19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1.6" calcext:value-type="float">
            <text:p>1,6</text:p>
          </table:table-cell>
          <table:table-cell table:formula="of:=IF(AND(IF([.$B$2] &gt;= ([.$B19] + [.C$2]));IF([.$B$2]&lt; ([.$B19] + [.D$2]))); [$'Tabela da Normal Padrão'.D20]; [.D19])" office:value-type="float" office:value="0.4999" calcext:value-type="float">
            <text:p>0,4999</text:p>
          </table:table-cell>
          <table:table-cell table:formula="of:=IF(AND(IF([.$B$2] &gt;= ([.$B19] + [.D$2]));IF([.$B$2]&lt; ([.$B19] + [.E$2]))); [$'Tabela da Normal Padrão'.E20]; [.E19])" office:value-type="float" office:value="0.4999" calcext:value-type="float">
            <text:p>0,4999</text:p>
          </table:table-cell>
          <table:table-cell table:formula="of:=IF(AND(IF([.$B$2] &gt;= ([.$B19] + [.E$2]));IF([.$B$2]&lt; ([.$B19] + [.F$2]))); [$'Tabela da Normal Padrão'.F20]; [.F19])" office:value-type="float" office:value="0.4999" calcext:value-type="float">
            <text:p>0,4999</text:p>
          </table:table-cell>
          <table:table-cell table:formula="of:=IF(AND(IF([.$B$2] &gt;= ([.$B19] + [.F$2]));IF([.$B$2]&lt; ([.$B19] + [.G$2]))); [$'Tabela da Normal Padrão'.G20]; [.G19])" office:value-type="float" office:value="0.4999" calcext:value-type="float">
            <text:p>0,4999</text:p>
          </table:table-cell>
          <table:table-cell table:formula="of:=IF(AND(IF([.$B$2] &gt;= ([.$B19] + [.G$2]));IF([.$B$2]&lt; ([.$B19] + [.H$2]))); [$'Tabela da Normal Padrão'.H20]; [.H19])" office:value-type="float" office:value="0.4999" calcext:value-type="float">
            <text:p>0,4999</text:p>
          </table:table-cell>
          <table:table-cell table:formula="of:=IF(AND(IF([.$B$2] &gt;= ([.$B19] + [.H$2]));IF([.$B$2]&lt; ([.$B19] + [.I$2]))); [$'Tabela da Normal Padrão'.I20]; [.I19])" office:value-type="float" office:value="0.4999" calcext:value-type="float">
            <text:p>0,4999</text:p>
          </table:table-cell>
          <table:table-cell table:formula="of:=IF(AND(IF([.$B$2] &gt;= ([.$B19] + [.I$2]));IF([.$B$2] &lt; ([.$B19] + [.J$2]))); [$'Tabela da Normal Padrão'.J20]; [.J19])" office:value-type="float" office:value="0.4999" calcext:value-type="float">
            <text:p>0,4999</text:p>
          </table:table-cell>
          <table:table-cell table:formula="of:=IF(AND(IF([.$B$2] &gt;= ([.$B19] + [.J$2]));IF([.$B$2]&lt; ([.$B19] + [.K$2]))); [$'Tabela da Normal Padrão'.K20]; [.K19])" office:value-type="float" office:value="0.4999" calcext:value-type="float">
            <text:p>0,4999</text:p>
          </table:table-cell>
          <table:table-cell table:formula="of:=IF(AND(IF([.$B$2] &gt;= ([.$B19] + [.K$2]));IF([.$B$2]&lt; ([.$B19] + [.L$2]))); [$'Tabela da Normal Padrão'.L20]; [.L19])" office:value-type="float" office:value="0.4999" calcext:value-type="float">
            <text:p>0,4999</text:p>
          </table:table-cell>
          <table:table-cell table:formula="of:=IF(AND(IF([.$B$2] &gt;= ([.$B19] + [.L$2]));IF([.$B$2]&lt; ([.$B19] + [.M$2]))); [$'Tabela da Normal Padrão'.M20]; [.C20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1.7" calcext:value-type="float">
            <text:p>1,7</text:p>
          </table:table-cell>
          <table:table-cell table:formula="of:=IF(AND(IF([.$B$2] &gt;= ([.$B20] + [.C$2]));IF([.$B$2]&lt; ([.$B20] + [.D$2]))); [$'Tabela da Normal Padrão'.D21]; [.D20])" office:value-type="float" office:value="0.4999" calcext:value-type="float">
            <text:p>0,4999</text:p>
          </table:table-cell>
          <table:table-cell table:formula="of:=IF(AND(IF([.$B$2] &gt;= ([.$B20] + [.D$2]));IF([.$B$2]&lt; ([.$B20] + [.E$2]))); [$'Tabela da Normal Padrão'.E21]; [.E20])" office:value-type="float" office:value="0.4999" calcext:value-type="float">
            <text:p>0,4999</text:p>
          </table:table-cell>
          <table:table-cell table:formula="of:=IF(AND(IF([.$B$2] &gt;= ([.$B20] + [.E$2]));IF([.$B$2]&lt; ([.$B20] + [.F$2]))); [$'Tabela da Normal Padrão'.F21]; [.F20])" office:value-type="float" office:value="0.4999" calcext:value-type="float">
            <text:p>0,4999</text:p>
          </table:table-cell>
          <table:table-cell table:formula="of:=IF(AND(IF([.$B$2] &gt;= ([.$B20] + [.F$2]));IF([.$B$2]&lt; ([.$B20] + [.G$2]))); [$'Tabela da Normal Padrão'.G21]; [.G20])" office:value-type="float" office:value="0.4999" calcext:value-type="float">
            <text:p>0,4999</text:p>
          </table:table-cell>
          <table:table-cell table:formula="of:=IF(AND(IF([.$B$2] &gt;= ([.$B20] + [.G$2]));IF([.$B$2]&lt; ([.$B20] + [.H$2]))); [$'Tabela da Normal Padrão'.H21]; [.H20])" office:value-type="float" office:value="0.4999" calcext:value-type="float">
            <text:p>0,4999</text:p>
          </table:table-cell>
          <table:table-cell table:formula="of:=IF(AND(IF([.$B$2] &gt;= ([.$B20] + [.H$2]));IF([.$B$2]&lt; ([.$B20] + [.I$2]))); [$'Tabela da Normal Padrão'.I21]; [.I20])" office:value-type="float" office:value="0.4999" calcext:value-type="float">
            <text:p>0,4999</text:p>
          </table:table-cell>
          <table:table-cell table:formula="of:=IF(AND(IF([.$B$2] &gt;= ([.$B20] + [.I$2]));IF([.$B$2]&lt; ([.$B20] + [.J$2]))); [$'Tabela da Normal Padrão'.J21]; [.J20])" office:value-type="float" office:value="0.4999" calcext:value-type="float">
            <text:p>0,4999</text:p>
          </table:table-cell>
          <table:table-cell table:formula="of:=IF(AND(IF([.$B$2] &gt;= ([.$B20] + [.J$2]));IF([.$B$2]&lt; ([.$B20] + [.K$2]))); [$'Tabela da Normal Padrão'.K21]; [.K20])" office:value-type="float" office:value="0.4999" calcext:value-type="float">
            <text:p>0,4999</text:p>
          </table:table-cell>
          <table:table-cell table:formula="of:=IF(AND(IF([.$B$2] &gt;= ([.$B20] + [.K$2]));IF([.$B$2]&lt; ([.$B20] + [.L$2]))); [$'Tabela da Normal Padrão'.L21]; [.L20])" office:value-type="float" office:value="0.4999" calcext:value-type="float">
            <text:p>0,4999</text:p>
          </table:table-cell>
          <table:table-cell table:formula="of:=IF(AND(IF([.$B$2] &gt;= ([.$B20] + [.L$2]));IF([.$B$2]&lt; ([.$B20] + [.M$2]))); [$'Tabela da Normal Padrão'.M21]; [.C21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1.8" calcext:value-type="float">
            <text:p>1,8</text:p>
          </table:table-cell>
          <table:table-cell table:formula="of:=IF(AND(IF([.$B$2] &gt;= ([.$B21] + [.C$2]));IF([.$B$2]&lt; ([.$B21] + [.D$2]))); [$'Tabela da Normal Padrão'.D22]; [.D21])" office:value-type="float" office:value="0.4999" calcext:value-type="float">
            <text:p>0,4999</text:p>
          </table:table-cell>
          <table:table-cell table:formula="of:=IF(AND(IF([.$B$2] &gt;= ([.$B21] + [.D$2]));IF([.$B$2]&lt; ([.$B21] + [.E$2]))); [$'Tabela da Normal Padrão'.E22]; [.E21])" office:value-type="float" office:value="0.4999" calcext:value-type="float">
            <text:p>0,4999</text:p>
          </table:table-cell>
          <table:table-cell table:formula="of:=IF(AND(IF([.$B$2] &gt;= ([.$B21] + [.E$2]));IF([.$B$2]&lt; ([.$B21] + [.F$2]))); [$'Tabela da Normal Padrão'.F22]; [.F21])" office:value-type="float" office:value="0.4999" calcext:value-type="float">
            <text:p>0,4999</text:p>
          </table:table-cell>
          <table:table-cell table:formula="of:=IF(AND(IF([.$B$2] &gt;= ([.$B21] + [.F$2]));IF([.$B$2]&lt; ([.$B21] + [.G$2]))); [$'Tabela da Normal Padrão'.G22]; [.G21])" office:value-type="float" office:value="0.4999" calcext:value-type="float">
            <text:p>0,4999</text:p>
          </table:table-cell>
          <table:table-cell table:formula="of:=IF(AND(IF([.$B$2] &gt;= ([.$B21] + [.G$2]));IF([.$B$2]&lt; ([.$B21] + [.H$2]))); [$'Tabela da Normal Padrão'.H22]; [.H21])" office:value-type="float" office:value="0.4999" calcext:value-type="float">
            <text:p>0,4999</text:p>
          </table:table-cell>
          <table:table-cell table:formula="of:=IF(AND(IF([.$B$2] &gt;= ([.$B21] + [.H$2]));IF([.$B$2]&lt; ([.$B21] + [.I$2]))); [$'Tabela da Normal Padrão'.I22]; [.I21])" office:value-type="float" office:value="0.4999" calcext:value-type="float">
            <text:p>0,4999</text:p>
          </table:table-cell>
          <table:table-cell table:formula="of:=IF(AND(IF([.$B$2] &gt;= ([.$B21] + [.I$2]));IF([.$B$2]&lt; ([.$B21] + [.J$2]))); [$'Tabela da Normal Padrão'.J22]; [.J21])" office:value-type="float" office:value="0.4999" calcext:value-type="float">
            <text:p>0,4999</text:p>
          </table:table-cell>
          <table:table-cell table:formula="of:=IF(AND(IF([.$B$2] &gt;= ([.$B21] + [.J$2]));IF([.$B$2]&lt; ([.$B21] + [.K$2]))); [$'Tabela da Normal Padrão'.K22]; [.K21])" office:value-type="float" office:value="0.4999" calcext:value-type="float">
            <text:p>0,4999</text:p>
          </table:table-cell>
          <table:table-cell table:formula="of:=IF(AND(IF([.$B$2] &gt;= ([.$B21] + [.K$2]));IF([.$B$2]&lt; ([.$B21] + [.L$2]))); [$'Tabela da Normal Padrão'.L22]; [.L21])" office:value-type="float" office:value="0.4999" calcext:value-type="float">
            <text:p>0,4999</text:p>
          </table:table-cell>
          <table:table-cell table:formula="of:=IF(AND(IF([.$B$2] &gt;= ([.$B21] + [.L$2]));IF([.$B$2]&lt; ([.$B21] + [.M$2]))); [$'Tabela da Normal Padrão'.M22]; [.C22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1.9" calcext:value-type="float">
            <text:p>1,9</text:p>
          </table:table-cell>
          <table:table-cell table:formula="of:=IF(AND(IF([.$B$2] &gt;= ([.$B22] + [.C$2]));IF([.$B$2]&lt; ([.$B22] + [.D$2]))); [$'Tabela da Normal Padrão'.D23]; [.D22])" office:value-type="float" office:value="0.4999" calcext:value-type="float">
            <text:p>0,4999</text:p>
          </table:table-cell>
          <table:table-cell table:formula="of:=IF(AND(IF([.$B$2] &gt;= ([.$B22] + [.D$2]));IF([.$B$2]&lt; ([.$B22] + [.E$2]))); [$'Tabela da Normal Padrão'.E23]; [.E22])" office:value-type="float" office:value="0.4999" calcext:value-type="float">
            <text:p>0,4999</text:p>
          </table:table-cell>
          <table:table-cell table:formula="of:=IF(AND(IF([.$B$2] &gt;= ([.$B22] + [.E$2]));IF([.$B$2]&lt; ([.$B22] + [.F$2]))); [$'Tabela da Normal Padrão'.F23]; [.F22])" office:value-type="float" office:value="0.4999" calcext:value-type="float">
            <text:p>0,4999</text:p>
          </table:table-cell>
          <table:table-cell table:formula="of:=IF(AND(IF([.$B$2] &gt;= ([.$B22] + [.F$2]));IF([.$B$2]&lt; ([.$B22] + [.G$2]))); [$'Tabela da Normal Padrão'.G23]; [.G22])" office:value-type="float" office:value="0.4999" calcext:value-type="float">
            <text:p>0,4999</text:p>
          </table:table-cell>
          <table:table-cell table:formula="of:=IF(AND(IF([.$B$2] &gt;= ([.$B22] + [.G$2]));IF([.$B$2]&lt; ([.$B22] + [.H$2]))); [$'Tabela da Normal Padrão'.H23]; [.H22])" office:value-type="float" office:value="0.4999" calcext:value-type="float">
            <text:p>0,4999</text:p>
          </table:table-cell>
          <table:table-cell table:formula="of:=IF(AND(IF([.$B$2] &gt;= ([.$B22] + [.H$2]));IF([.$B$2]&lt; ([.$B22] + [.I$2]))); [$'Tabela da Normal Padrão'.I23]; [.I22])" office:value-type="float" office:value="0.4999" calcext:value-type="float">
            <text:p>0,4999</text:p>
          </table:table-cell>
          <table:table-cell table:formula="of:=IF(AND(IF([.$B$2] &gt;= ([.$B22] + [.I$2]));IF([.$B$2]&lt; ([.$B22] + [.J$2]))); [$'Tabela da Normal Padrão'.J23]; [.J22])" office:value-type="float" office:value="0.4999" calcext:value-type="float">
            <text:p>0,4999</text:p>
          </table:table-cell>
          <table:table-cell table:formula="of:=IF(AND(IF([.$B$2] &gt;= ([.$B22] + [.J$2]));IF([.$B$2]&lt; ([.$B22] + [.K$2]))); [$'Tabela da Normal Padrão'.K23]; [.K22])" office:value-type="float" office:value="0.4999" calcext:value-type="float">
            <text:p>0,4999</text:p>
          </table:table-cell>
          <table:table-cell table:formula="of:=IF(AND(IF([.$B$2] &gt;= ([.$B22] + [.K$2]));IF([.$B$2]&lt; ([.$B22] + [.L$2]))); [$'Tabela da Normal Padrão'.L23]; [.L22])" office:value-type="float" office:value="0.4999" calcext:value-type="float">
            <text:p>0,4999</text:p>
          </table:table-cell>
          <table:table-cell table:formula="of:=IF(AND(IF([.$B$2] &gt;= ([.$B22] + [.L$2]));IF([.$B$2]&lt; ([.$B22] + [.M$2]))); [$'Tabela da Normal Padrão'.M23]; [.C23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,0</text:p>
          </table:table-cell>
          <table:table-cell table:formula="of:=IF(AND(IF([.$B$2] &gt;= ([.$B23] + [.C$2]));IF([.$B$2]&lt; ([.$B23] + [.D$2]))); [$'Tabela da Normal Padrão'.D24]; [.D23])" office:value-type="float" office:value="0.4999" calcext:value-type="float">
            <text:p>0,4999</text:p>
          </table:table-cell>
          <table:table-cell table:formula="of:=IF(AND(IF([.$B$2] &gt;= ([.$B23] + [.D$2]));IF([.$B$2]&lt; ([.$B23] + [.E$2]))); [$'Tabela da Normal Padrão'.E24]; [.E23])" office:value-type="float" office:value="0.4999" calcext:value-type="float">
            <text:p>0,4999</text:p>
          </table:table-cell>
          <table:table-cell table:formula="of:=IF(AND(IF([.$B$2] &gt;= ([.$B23] + [.E$2]));IF([.$B$2]&lt; ([.$B23] + [.F$2]))); [$'Tabela da Normal Padrão'.F24]; [.F23])" office:value-type="float" office:value="0.4999" calcext:value-type="float">
            <text:p>0,4999</text:p>
          </table:table-cell>
          <table:table-cell table:formula="of:=IF(AND(IF([.$B$2] &gt;= ([.$B23] + [.F$2]));IF([.$B$2]&lt; ([.$B23] + [.G$2]))); [$'Tabela da Normal Padrão'.G24]; [.G23])" office:value-type="float" office:value="0.4999" calcext:value-type="float">
            <text:p>0,4999</text:p>
          </table:table-cell>
          <table:table-cell table:formula="of:=IF(AND(IF([.$B$2] &gt;= ([.$B23] + [.G$2]));IF([.$B$2]&lt; ([.$B23] + [.H$2]))); [$'Tabela da Normal Padrão'.H24]; [.H23])" office:value-type="float" office:value="0.4999" calcext:value-type="float">
            <text:p>0,4999</text:p>
          </table:table-cell>
          <table:table-cell table:formula="of:=IF(AND(IF([.$B$2] &gt;= ([.$B23] + [.H$2]));IF([.$B$2]&lt; ([.$B23] + [.I$2]))); [$'Tabela da Normal Padrão'.I24]; [.I23])" office:value-type="float" office:value="0.4999" calcext:value-type="float">
            <text:p>0,4999</text:p>
          </table:table-cell>
          <table:table-cell table:formula="of:=IF(AND(IF([.$B$2] &gt;= ([.$B23] + [.I$2]));IF([.$B$2]&lt; ([.$B23] + [.J$2]))); [$'Tabela da Normal Padrão'.J24]; [.J23])" office:value-type="float" office:value="0.4999" calcext:value-type="float">
            <text:p>0,4999</text:p>
          </table:table-cell>
          <table:table-cell table:formula="of:=IF(AND(IF([.$B$2] &gt;= ([.$B23] + [.J$2]));IF([.$B$2]&lt; ([.$B23] + [.K$2]))); [$'Tabela da Normal Padrão'.K24]; [.K23])" office:value-type="float" office:value="0.4999" calcext:value-type="float">
            <text:p>0,4999</text:p>
          </table:table-cell>
          <table:table-cell table:formula="of:=IF(AND(IF([.$B$2] &gt;= ([.$B23] + [.K$2]));IF([.$B$2]&lt; ([.$B23] + [.L$2]))); [$'Tabela da Normal Padrão'.L24]; [.L23])" office:value-type="float" office:value="0.4999" calcext:value-type="float">
            <text:p>0,4999</text:p>
          </table:table-cell>
          <table:table-cell table:formula="of:=IF(AND(IF([.$B$2] &gt;= ([.$B23] + [.L$2]));IF([.$B$2]&lt; ([.$B23] + [.M$2]))); [$'Tabela da Normal Padrão'.M24]; [.C24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2.1" calcext:value-type="float">
            <text:p>2,1</text:p>
          </table:table-cell>
          <table:table-cell table:formula="of:=IF(AND(IF([.$B$2] &gt;= ([.$B24] + [.C$2]));IF([.$B$2]&lt; ([.$B24] + [.D$2]))); [$'Tabela da Normal Padrão'.D25]; [.D24])" office:value-type="float" office:value="0.4999" calcext:value-type="float">
            <text:p>0,4999</text:p>
          </table:table-cell>
          <table:table-cell table:formula="of:=IF(AND(IF([.$B$2] &gt;= ([.$B24] + [.D$2]));IF([.$B$2]&lt; ([.$B24] + [.E$2]))); [$'Tabela da Normal Padrão'.E25]; [.E24])" office:value-type="float" office:value="0.4999" calcext:value-type="float">
            <text:p>0,4999</text:p>
          </table:table-cell>
          <table:table-cell table:formula="of:=IF(AND(IF([.$B$2] &gt;= ([.$B24] + [.E$2]));IF([.$B$2]&lt; ([.$B24] + [.F$2]))); [$'Tabela da Normal Padrão'.F25]; [.F24])" office:value-type="float" office:value="0.4999" calcext:value-type="float">
            <text:p>0,4999</text:p>
          </table:table-cell>
          <table:table-cell table:formula="of:=IF(AND(IF([.$B$2] &gt;= ([.$B24] + [.F$2]));IF([.$B$2]&lt; ([.$B24] + [.G$2]))); [$'Tabela da Normal Padrão'.G25]; [.G24])" office:value-type="float" office:value="0.4999" calcext:value-type="float">
            <text:p>0,4999</text:p>
          </table:table-cell>
          <table:table-cell table:formula="of:=IF(AND(IF([.$B$2] &gt;= ([.$B24] + [.G$2]));IF([.$B$2]&lt; ([.$B24] + [.H$2]))); [$'Tabela da Normal Padrão'.H25]; [.H24])" office:value-type="float" office:value="0.4999" calcext:value-type="float">
            <text:p>0,4999</text:p>
          </table:table-cell>
          <table:table-cell table:formula="of:=IF(AND(IF([.$B$2] &gt;= ([.$B24] + [.H$2]));IF([.$B$2]&lt; ([.$B24] + [.I$2]))); [$'Tabela da Normal Padrão'.I25]; [.I24])" office:value-type="float" office:value="0.4999" calcext:value-type="float">
            <text:p>0,4999</text:p>
          </table:table-cell>
          <table:table-cell table:formula="of:=IF(AND(IF([.$B$2] &gt;= ([.$B24] + [.I$2]));IF([.$B$2]&lt; ([.$B24] + [.J$2]))); [$'Tabela da Normal Padrão'.J25]; [.J24])" office:value-type="float" office:value="0.4999" calcext:value-type="float">
            <text:p>0,4999</text:p>
          </table:table-cell>
          <table:table-cell table:formula="of:=IF(AND(IF([.$B$2] &gt;= ([.$B24] + [.J$2]));IF([.$B$2]&lt; ([.$B24] + [.K$2]))); [$'Tabela da Normal Padrão'.K25]; [.K24])" office:value-type="float" office:value="0.4999" calcext:value-type="float">
            <text:p>0,4999</text:p>
          </table:table-cell>
          <table:table-cell table:formula="of:=IF(AND(IF([.$B$2] &gt;= ([.$B24] + [.K$2]));IF([.$B$2]&lt; ([.$B24] + [.L$2]))); [$'Tabela da Normal Padrão'.L25]; [.L24])" office:value-type="float" office:value="0.4999" calcext:value-type="float">
            <text:p>0,4999</text:p>
          </table:table-cell>
          <table:table-cell table:formula="of:=IF(AND(IF([.$B$2] &gt;= ([.$B24] + [.L$2]));IF([.$B$2]&lt; ([.$B24] + [.M$2]))); [$'Tabela da Normal Padrão'.M25]; [.C25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2.2" calcext:value-type="float">
            <text:p>2,2</text:p>
          </table:table-cell>
          <table:table-cell table:formula="of:=IF(AND(IF([.$B$2] &gt;= ([.$B25] + [.C$2]));IF([.$B$2]&lt; ([.$B25] + [.D$2]))); [$'Tabela da Normal Padrão'.D26]; [.D25])" office:value-type="float" office:value="0.4999" calcext:value-type="float">
            <text:p>0,4999</text:p>
          </table:table-cell>
          <table:table-cell table:formula="of:=IF(AND(IF([.$B$2] &gt;= ([.$B25] + [.D$2]));IF([.$B$2]&lt; ([.$B25] + [.E$2]))); [$'Tabela da Normal Padrão'.E26]; [.E25])" office:value-type="float" office:value="0.4999" calcext:value-type="float">
            <text:p>0,4999</text:p>
          </table:table-cell>
          <table:table-cell table:formula="of:=IF(AND(IF([.$B$2] &gt;= ([.$B25] + [.E$2]));IF([.$B$2]&lt; ([.$B25] + [.F$2]))); [$'Tabela da Normal Padrão'.F26]; [.F25])" office:value-type="float" office:value="0.4999" calcext:value-type="float">
            <text:p>0,4999</text:p>
          </table:table-cell>
          <table:table-cell table:formula="of:=IF(AND(IF([.$B$2] &gt;= ([.$B25] + [.F$2]));IF([.$B$2]&lt; ([.$B25] + [.G$2]))); [$'Tabela da Normal Padrão'.G26]; [.G25])" office:value-type="float" office:value="0.4999" calcext:value-type="float">
            <text:p>0,4999</text:p>
          </table:table-cell>
          <table:table-cell table:formula="of:=IF(AND(IF([.$B$2] &gt;= ([.$B25] + [.G$2]));IF([.$B$2]&lt; ([.$B25] + [.H$2]))); [$'Tabela da Normal Padrão'.H26]; [.H25])" office:value-type="float" office:value="0.4999" calcext:value-type="float">
            <text:p>0,4999</text:p>
          </table:table-cell>
          <table:table-cell table:formula="of:=IF(AND(IF([.$B$2] &gt;= ([.$B25] + [.H$2]));IF([.$B$2]&lt; ([.$B25] + [.I$2]))); [$'Tabela da Normal Padrão'.I26]; [.I25])" office:value-type="float" office:value="0.4999" calcext:value-type="float">
            <text:p>0,4999</text:p>
          </table:table-cell>
          <table:table-cell table:formula="of:=IF(AND(IF([.$B$2] &gt;= ([.$B25] + [.I$2]));IF([.$B$2]&lt; ([.$B25] + [.J$2]))); [$'Tabela da Normal Padrão'.J26]; [.J25])" office:value-type="float" office:value="0.4999" calcext:value-type="float">
            <text:p>0,4999</text:p>
          </table:table-cell>
          <table:table-cell table:formula="of:=IF(AND(IF([.$B$2] &gt;= ([.$B25] + [.J$2]));IF([.$B$2]&lt; ([.$B25] + [.K$2]))); [$'Tabela da Normal Padrão'.K26]; [.K25])" office:value-type="float" office:value="0.4999" calcext:value-type="float">
            <text:p>0,4999</text:p>
          </table:table-cell>
          <table:table-cell table:formula="of:=IF(AND(IF([.$B$2] &gt;= ([.$B25] + [.K$2]));IF([.$B$2]&lt; ([.$B25] + [.L$2]))); [$'Tabela da Normal Padrão'.L26]; [.L25])" office:value-type="float" office:value="0.4999" calcext:value-type="float">
            <text:p>0,4999</text:p>
          </table:table-cell>
          <table:table-cell table:formula="of:=IF(AND(IF([.$B$2] &gt;= ([.$B25] + [.L$2]));IF([.$B$2]&lt; ([.$B25] + [.M$2]))); [$'Tabela da Normal Padrão'.M26]; [.C26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2.3" calcext:value-type="float">
            <text:p>2,3</text:p>
          </table:table-cell>
          <table:table-cell table:formula="of:=IF(AND(IF([.$B$2] &gt;= ([.$B26] + [.C$2]));IF([.$B$2]&lt; ([.$B26] + [.D$2]))); [$'Tabela da Normal Padrão'.D27]; [.D26])" office:value-type="float" office:value="0.4999" calcext:value-type="float">
            <text:p>0,4999</text:p>
          </table:table-cell>
          <table:table-cell table:formula="of:=IF(AND(IF([.$B$2] &gt;= ([.$B26] + [.D$2]));IF([.$B$2]&lt; ([.$B26] + [.E$2]))); [$'Tabela da Normal Padrão'.E27]; [.E26])" office:value-type="float" office:value="0.4999" calcext:value-type="float">
            <text:p>0,4999</text:p>
          </table:table-cell>
          <table:table-cell table:formula="of:=IF(AND(IF([.$B$2] &gt;= ([.$B26] + [.E$2]));IF([.$B$2]&lt; ([.$B26] + [.F$2]))); [$'Tabela da Normal Padrão'.F27]; [.F26])" office:value-type="float" office:value="0.4999" calcext:value-type="float">
            <text:p>0,4999</text:p>
          </table:table-cell>
          <table:table-cell table:formula="of:=IF(AND(IF([.$B$2] &gt;= ([.$B26] + [.F$2]));IF([.$B$2]&lt; ([.$B26] + [.G$2]))); [$'Tabela da Normal Padrão'.G27]; [.G26])" office:value-type="float" office:value="0.4999" calcext:value-type="float">
            <text:p>0,4999</text:p>
          </table:table-cell>
          <table:table-cell table:formula="of:=IF(AND(IF([.$B$2] &gt;= ([.$B26] + [.G$2]));IF([.$B$2]&lt; ([.$B26] + [.H$2]))); [$'Tabela da Normal Padrão'.H27]; [.H26])" office:value-type="float" office:value="0.4999" calcext:value-type="float">
            <text:p>0,4999</text:p>
          </table:table-cell>
          <table:table-cell table:formula="of:=IF(AND(IF([.$B$2] &gt;= ([.$B26] + [.H$2]));IF([.$B$2]&lt; ([.$B26] + [.I$2]))); [$'Tabela da Normal Padrão'.I27]; [.I26])" office:value-type="float" office:value="0.4999" calcext:value-type="float">
            <text:p>0,4999</text:p>
          </table:table-cell>
          <table:table-cell table:formula="of:=IF(AND(IF([.$B$2] &gt;= ([.$B26] + [.I$2]));IF([.$B$2]&lt; ([.$B26] + [.J$2]))); [$'Tabela da Normal Padrão'.J27]; [.J26])" office:value-type="float" office:value="0.4999" calcext:value-type="float">
            <text:p>0,4999</text:p>
          </table:table-cell>
          <table:table-cell table:formula="of:=IF(AND(IF([.$B$2] &gt;= ([.$B26] + [.J$2]));IF([.$B$2]&lt; ([.$B26] + [.K$2]))); [$'Tabela da Normal Padrão'.K27]; [.K26])" office:value-type="float" office:value="0.4999" calcext:value-type="float">
            <text:p>0,4999</text:p>
          </table:table-cell>
          <table:table-cell table:formula="of:=IF(AND(IF([.$B$2] &gt;= ([.$B26] + [.K$2]));IF([.$B$2]&lt; ([.$B26] + [.L$2]))); [$'Tabela da Normal Padrão'.L27]; [.L26])" office:value-type="float" office:value="0.4999" calcext:value-type="float">
            <text:p>0,4999</text:p>
          </table:table-cell>
          <table:table-cell table:formula="of:=IF(AND(IF([.$B$2] &gt;= ([.$B26] + [.L$2]));IF([.$B$2]&lt; ([.$B26] + [.M$2]))); [$'Tabela da Normal Padrão'.M27]; [.C27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2.4" calcext:value-type="float">
            <text:p>2,4</text:p>
          </table:table-cell>
          <table:table-cell table:formula="of:=IF(AND(IF([.$B$2] &gt;= ([.$B27] + [.C$2]));IF([.$B$2]&lt; ([.$B27] + [.D$2]))); [$'Tabela da Normal Padrão'.D28]; [.D27])" office:value-type="float" office:value="0.4999" calcext:value-type="float">
            <text:p>0,4999</text:p>
          </table:table-cell>
          <table:table-cell table:formula="of:=IF(AND(IF([.$B$2] &gt;= ([.$B27] + [.D$2]));IF([.$B$2]&lt; ([.$B27] + [.E$2]))); [$'Tabela da Normal Padrão'.E28]; [.E27])" office:value-type="float" office:value="0.4999" calcext:value-type="float">
            <text:p>0,4999</text:p>
          </table:table-cell>
          <table:table-cell table:formula="of:=IF(AND(IF([.$B$2] &gt;= ([.$B27] + [.E$2]));IF([.$B$2]&lt; ([.$B27] + [.F$2]))); [$'Tabela da Normal Padrão'.F28]; [.F27])" office:value-type="float" office:value="0.4999" calcext:value-type="float">
            <text:p>0,4999</text:p>
          </table:table-cell>
          <table:table-cell table:formula="of:=IF(AND(IF([.$B$2] &gt;= ([.$B27] + [.F$2]));IF([.$B$2]&lt; ([.$B27] + [.G$2]))); [$'Tabela da Normal Padrão'.G28]; [.G27])" office:value-type="float" office:value="0.4999" calcext:value-type="float">
            <text:p>0,4999</text:p>
          </table:table-cell>
          <table:table-cell table:formula="of:=IF(AND(IF([.$B$2] &gt;= ([.$B27] + [.G$2]));IF([.$B$2]&lt; ([.$B27] + [.H$2]))); [$'Tabela da Normal Padrão'.H28]; [.H27])" office:value-type="float" office:value="0.4999" calcext:value-type="float">
            <text:p>0,4999</text:p>
          </table:table-cell>
          <table:table-cell table:formula="of:=IF(AND(IF([.$B$2] &gt;= ([.$B27] + [.H$2]));IF([.$B$2]&lt; ([.$B27] + [.I$2]))); [$'Tabela da Normal Padrão'.I28]; [.I27])" office:value-type="float" office:value="0.4999" calcext:value-type="float">
            <text:p>0,4999</text:p>
          </table:table-cell>
          <table:table-cell table:formula="of:=IF(AND(IF([.$B$2] &gt;= ([.$B27] + [.I$2]));IF([.$B$2]&lt; ([.$B27] + [.J$2]))); [$'Tabela da Normal Padrão'.J28]; [.J27])" office:value-type="float" office:value="0.4999" calcext:value-type="float">
            <text:p>0,4999</text:p>
          </table:table-cell>
          <table:table-cell table:formula="of:=IF(AND(IF([.$B$2] &gt;= ([.$B27] + [.J$2]));IF([.$B$2]&lt; ([.$B27] + [.K$2]))); [$'Tabela da Normal Padrão'.K28]; [.K27])" office:value-type="float" office:value="0.4999" calcext:value-type="float">
            <text:p>0,4999</text:p>
          </table:table-cell>
          <table:table-cell table:formula="of:=IF(AND(IF([.$B$2] &gt;= ([.$B27] + [.K$2]));IF([.$B$2]&lt; ([.$B27] + [.L$2]))); [$'Tabela da Normal Padrão'.L28]; [.L27])" office:value-type="float" office:value="0.4999" calcext:value-type="float">
            <text:p>0,4999</text:p>
          </table:table-cell>
          <table:table-cell table:formula="of:=IF(AND(IF([.$B$2] &gt;= ([.$B27] + [.L$2]));IF([.$B$2]&lt; ([.$B27] + [.M$2]))); [$'Tabela da Normal Padrão'.M28]; [.C28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2.5" calcext:value-type="float">
            <text:p>2,5</text:p>
          </table:table-cell>
          <table:table-cell table:formula="of:=IF(AND(IF([.$B$2] &gt;= ([.$B28] + [.C$2]));IF([.$B$2]&lt; ([.$B28] + [.D$2]))); [$'Tabela da Normal Padrão'.D29]; [.D28])" office:value-type="float" office:value="0.4999" calcext:value-type="float">
            <text:p>0,4999</text:p>
          </table:table-cell>
          <table:table-cell table:formula="of:=IF(AND(IF([.$B$2] &gt;= ([.$B28] + [.D$2]));IF([.$B$2]&lt; ([.$B28] + [.E$2]))); [$'Tabela da Normal Padrão'.E29]; [.E28])" office:value-type="float" office:value="0.4999" calcext:value-type="float">
            <text:p>0,4999</text:p>
          </table:table-cell>
          <table:table-cell table:formula="of:=IF(AND(IF([.$B$2] &gt;= ([.$B28] + [.E$2]));IF([.$B$2]&lt; ([.$B28] + [.F$2]))); [$'Tabela da Normal Padrão'.F29]; [.F28])" office:value-type="float" office:value="0.4999" calcext:value-type="float">
            <text:p>0,4999</text:p>
          </table:table-cell>
          <table:table-cell table:formula="of:=IF(AND(IF([.$B$2] &gt;= ([.$B28] + [.F$2]));IF([.$B$2]&lt; ([.$B28] + [.G$2]))); [$'Tabela da Normal Padrão'.G29]; [.G28])" office:value-type="float" office:value="0.4999" calcext:value-type="float">
            <text:p>0,4999</text:p>
          </table:table-cell>
          <table:table-cell table:formula="of:=IF(AND(IF([.$B$2] &gt;= ([.$B28] + [.G$2]));IF([.$B$2]&lt; ([.$B28] + [.H$2]))); [$'Tabela da Normal Padrão'.H29]; [.H28])" office:value-type="float" office:value="0.4999" calcext:value-type="float">
            <text:p>0,4999</text:p>
          </table:table-cell>
          <table:table-cell table:formula="of:=IF(AND(IF([.$B$2] &gt;= ([.$B28] + [.H$2]));IF([.$B$2]&lt; ([.$B28] + [.I$2]))); [$'Tabela da Normal Padrão'.I29]; [.I28])" office:value-type="float" office:value="0.4999" calcext:value-type="float">
            <text:p>0,4999</text:p>
          </table:table-cell>
          <table:table-cell table:formula="of:=IF(AND(IF([.$B$2] &gt;= ([.$B28] + [.I$2]));IF([.$B$2]&lt; ([.$B28] + [.J$2]))); [$'Tabela da Normal Padrão'.J29]; [.J28])" office:value-type="float" office:value="0.4999" calcext:value-type="float">
            <text:p>0,4999</text:p>
          </table:table-cell>
          <table:table-cell table:formula="of:=IF(AND(IF([.$B$2] &gt;= ([.$B28] + [.J$2]));IF([.$B$2]&lt; ([.$B28] + [.K$2]))); [$'Tabela da Normal Padrão'.K29]; [.K28])" office:value-type="float" office:value="0.4999" calcext:value-type="float">
            <text:p>0,4999</text:p>
          </table:table-cell>
          <table:table-cell table:formula="of:=IF(AND(IF([.$B$2] &gt;= ([.$B28] + [.K$2]));IF([.$B$2]&lt; ([.$B28] + [.L$2]))); [$'Tabela da Normal Padrão'.L29]; [.L28])" office:value-type="float" office:value="0.4999" calcext:value-type="float">
            <text:p>0,4999</text:p>
          </table:table-cell>
          <table:table-cell table:formula="of:=IF(AND(IF([.$B$2] &gt;= ([.$B28] + [.L$2]));IF([.$B$2]&lt; ([.$B28] + [.M$2]))); [$'Tabela da Normal Padrão'.M29]; [.C29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2.6" calcext:value-type="float">
            <text:p>2,6</text:p>
          </table:table-cell>
          <table:table-cell table:formula="of:=IF(AND(IF([.$B$2] &gt;= ([.$B29] + [.C$2]));IF([.$B$2]&lt; ([.$B29] + [.D$2]))); [$'Tabela da Normal Padrão'.D30]; [.D29])" office:value-type="float" office:value="0.4999" calcext:value-type="float">
            <text:p>0,4999</text:p>
          </table:table-cell>
          <table:table-cell table:formula="of:=IF(AND(IF([.$B$2] &gt;= ([.$B29] + [.D$2]));IF([.$B$2]&lt; ([.$B29] + [.E$2]))); [$'Tabela da Normal Padrão'.E30]; [.E29])" office:value-type="float" office:value="0.4999" calcext:value-type="float">
            <text:p>0,4999</text:p>
          </table:table-cell>
          <table:table-cell table:formula="of:=IF(AND(IF([.$B$2] &gt;= ([.$B29] + [.E$2]));IF([.$B$2]&lt; ([.$B29] + [.F$2]))); [$'Tabela da Normal Padrão'.F30]; [.F29])" office:value-type="float" office:value="0.4999" calcext:value-type="float">
            <text:p>0,4999</text:p>
          </table:table-cell>
          <table:table-cell table:formula="of:=IF(AND(IF([.$B$2] &gt;= ([.$B29] + [.F$2]));IF([.$B$2]&lt; ([.$B29] + [.G$2]))); [$'Tabela da Normal Padrão'.G30]; [.G29])" office:value-type="float" office:value="0.4999" calcext:value-type="float">
            <text:p>0,4999</text:p>
          </table:table-cell>
          <table:table-cell table:formula="of:=IF(AND(IF([.$B$2] &gt;= ([.$B29] + [.G$2]));IF([.$B$2]&lt; ([.$B29] + [.H$2]))); [$'Tabela da Normal Padrão'.H30]; [.H29])" office:value-type="float" office:value="0.4999" calcext:value-type="float">
            <text:p>0,4999</text:p>
          </table:table-cell>
          <table:table-cell table:formula="of:=IF(AND(IF([.$B$2] &gt;= ([.$B29] + [.H$2]));IF([.$B$2]&lt; ([.$B29] + [.I$2]))); [$'Tabela da Normal Padrão'.I30]; [.I29])" office:value-type="float" office:value="0.4999" calcext:value-type="float">
            <text:p>0,4999</text:p>
          </table:table-cell>
          <table:table-cell table:formula="of:=IF(AND(IF([.$B$2] &gt;= ([.$B29] + [.I$2]));IF([.$B$2]&lt; ([.$B29] + [.J$2]))); [$'Tabela da Normal Padrão'.J30]; [.J29])" office:value-type="float" office:value="0.4999" calcext:value-type="float">
            <text:p>0,4999</text:p>
          </table:table-cell>
          <table:table-cell table:formula="of:=IF(AND(IF([.$B$2] &gt;= ([.$B29] + [.J$2]));IF([.$B$2]&lt; ([.$B29] + [.K$2]))); [$'Tabela da Normal Padrão'.K30]; [.K29])" office:value-type="float" office:value="0.4999" calcext:value-type="float">
            <text:p>0,4999</text:p>
          </table:table-cell>
          <table:table-cell table:formula="of:=IF(AND(IF([.$B$2] &gt;= ([.$B29] + [.K$2]));IF([.$B$2]&lt; ([.$B29] + [.L$2]))); [$'Tabela da Normal Padrão'.L30]; [.L29])" office:value-type="float" office:value="0.4999" calcext:value-type="float">
            <text:p>0,4999</text:p>
          </table:table-cell>
          <table:table-cell table:formula="of:=IF(AND(IF([.$B$2] &gt;= ([.$B29] + [.L$2]));IF([.$B$2]&lt; ([.$B29] + [.M$2]))); [$'Tabela da Normal Padrão'.M30]; [.C30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2.7" calcext:value-type="float">
            <text:p>2,7</text:p>
          </table:table-cell>
          <table:table-cell table:formula="of:=IF(AND(IF([.$B$2] &gt;= ([.$B30] + [.C$2]));IF([.$B$2]&lt; ([.$B30] + [.D$2]))); [$'Tabela da Normal Padrão'.D31]; [.D30])" office:value-type="float" office:value="0.4999" calcext:value-type="float">
            <text:p>0,4999</text:p>
          </table:table-cell>
          <table:table-cell table:formula="of:=IF(AND(IF([.$B$2] &gt;= ([.$B30] + [.D$2]));IF([.$B$2]&lt; ([.$B30] + [.E$2]))); [$'Tabela da Normal Padrão'.E31]; [.E30])" office:value-type="float" office:value="0.4999" calcext:value-type="float">
            <text:p>0,4999</text:p>
          </table:table-cell>
          <table:table-cell table:formula="of:=IF(AND(IF([.$B$2] &gt;= ([.$B30] + [.E$2]));IF([.$B$2]&lt; ([.$B30] + [.F$2]))); [$'Tabela da Normal Padrão'.F31]; [.F30])" office:value-type="float" office:value="0.4999" calcext:value-type="float">
            <text:p>0,4999</text:p>
          </table:table-cell>
          <table:table-cell table:formula="of:=IF(AND(IF([.$B$2] &gt;= ([.$B30] + [.F$2]));IF([.$B$2]&lt; ([.$B30] + [.G$2]))); [$'Tabela da Normal Padrão'.G31]; [.G30])" office:value-type="float" office:value="0.4999" calcext:value-type="float">
            <text:p>0,4999</text:p>
          </table:table-cell>
          <table:table-cell table:formula="of:=IF(AND(IF([.$B$2] &gt;= ([.$B30] + [.G$2]));IF([.$B$2]&lt; ([.$B30] + [.H$2]))); [$'Tabela da Normal Padrão'.H31]; [.H30])" office:value-type="float" office:value="0.4999" calcext:value-type="float">
            <text:p>0,4999</text:p>
          </table:table-cell>
          <table:table-cell table:formula="of:=IF(AND(IF([.$B$2] &gt;= ([.$B30] + [.H$2]));IF([.$B$2]&lt; ([.$B30] + [.I$2]))); [$'Tabela da Normal Padrão'.I31]; [.I30])" office:value-type="float" office:value="0.4999" calcext:value-type="float">
            <text:p>0,4999</text:p>
          </table:table-cell>
          <table:table-cell table:formula="of:=IF(AND(IF([.$B$2] &gt;= ([.$B30] + [.I$2]));IF([.$B$2]&lt; ([.$B30] + [.J$2]))); [$'Tabela da Normal Padrão'.J31]; [.J30])" office:value-type="float" office:value="0.4999" calcext:value-type="float">
            <text:p>0,4999</text:p>
          </table:table-cell>
          <table:table-cell table:formula="of:=IF(AND(IF([.$B$2] &gt;= ([.$B30] + [.J$2]));IF([.$B$2]&lt; ([.$B30] + [.K$2]))); [$'Tabela da Normal Padrão'.K31]; [.K30])" office:value-type="float" office:value="0.4999" calcext:value-type="float">
            <text:p>0,4999</text:p>
          </table:table-cell>
          <table:table-cell table:formula="of:=IF(AND(IF([.$B$2] &gt;= ([.$B30] + [.K$2]));IF([.$B$2]&lt; ([.$B30] + [.L$2]))); [$'Tabela da Normal Padrão'.L31]; [.L30])" office:value-type="float" office:value="0.4999" calcext:value-type="float">
            <text:p>0,4999</text:p>
          </table:table-cell>
          <table:table-cell table:formula="of:=IF(AND(IF([.$B$2] &gt;= ([.$B30] + [.L$2]));IF([.$B$2]&lt; ([.$B30] + [.M$2]))); [$'Tabela da Normal Padrão'.M31]; [.C31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2.8" calcext:value-type="float">
            <text:p>2,8</text:p>
          </table:table-cell>
          <table:table-cell table:formula="of:=IF(AND(IF([.$B$2] &gt;= ([.$B31] + [.C$2]));IF([.$B$2]&lt; ([.$B31] + [.D$2]))); [$'Tabela da Normal Padrão'.D32]; [.D31])" office:value-type="float" office:value="0.4999" calcext:value-type="float">
            <text:p>0,4999</text:p>
          </table:table-cell>
          <table:table-cell table:formula="of:=IF(AND(IF([.$B$2] &gt;= ([.$B31] + [.D$2]));IF([.$B$2]&lt; ([.$B31] + [.E$2]))); [$'Tabela da Normal Padrão'.E32]; [.E31])" office:value-type="float" office:value="0.4999" calcext:value-type="float">
            <text:p>0,4999</text:p>
          </table:table-cell>
          <table:table-cell table:formula="of:=IF(AND(IF([.$B$2] &gt;= ([.$B31] + [.E$2]));IF([.$B$2]&lt; ([.$B31] + [.F$2]))); [$'Tabela da Normal Padrão'.F32]; [.F31])" office:value-type="float" office:value="0.4999" calcext:value-type="float">
            <text:p>0,4999</text:p>
          </table:table-cell>
          <table:table-cell table:formula="of:=IF(AND(IF([.$B$2] &gt;= ([.$B31] + [.F$2]));IF([.$B$2]&lt; ([.$B31] + [.G$2]))); [$'Tabela da Normal Padrão'.G32]; [.G31])" office:value-type="float" office:value="0.4999" calcext:value-type="float">
            <text:p>0,4999</text:p>
          </table:table-cell>
          <table:table-cell table:formula="of:=IF(AND(IF([.$B$2] &gt;= ([.$B31] + [.G$2]));IF([.$B$2]&lt; ([.$B31] + [.H$2]))); [$'Tabela da Normal Padrão'.H32]; [.H31])" office:value-type="float" office:value="0.4999" calcext:value-type="float">
            <text:p>0,4999</text:p>
          </table:table-cell>
          <table:table-cell table:formula="of:=IF(AND(IF([.$B$2] &gt;= ([.$B31] + [.H$2]));IF([.$B$2]&lt; ([.$B31] + [.I$2]))); [$'Tabela da Normal Padrão'.I32]; [.I31])" office:value-type="float" office:value="0.4999" calcext:value-type="float">
            <text:p>0,4999</text:p>
          </table:table-cell>
          <table:table-cell table:formula="of:=IF(AND(IF([.$B$2] &gt;= ([.$B31] + [.I$2]));IF([.$B$2]&lt; ([.$B31] + [.J$2]))); [$'Tabela da Normal Padrão'.J32]; [.J31])" office:value-type="float" office:value="0.4999" calcext:value-type="float">
            <text:p>0,4999</text:p>
          </table:table-cell>
          <table:table-cell table:formula="of:=IF(AND(IF([.$B$2] &gt;= ([.$B31] + [.J$2]));IF([.$B$2]&lt; ([.$B31] + [.K$2]))); [$'Tabela da Normal Padrão'.K32]; [.K31])" office:value-type="float" office:value="0.4999" calcext:value-type="float">
            <text:p>0,4999</text:p>
          </table:table-cell>
          <table:table-cell table:formula="of:=IF(AND(IF([.$B$2] &gt;= ([.$B31] + [.K$2]));IF([.$B$2]&lt; ([.$B31] + [.L$2]))); [$'Tabela da Normal Padrão'.L32]; [.L31])" office:value-type="float" office:value="0.4999" calcext:value-type="float">
            <text:p>0,4999</text:p>
          </table:table-cell>
          <table:table-cell table:formula="of:=IF(AND(IF([.$B$2] &gt;= ([.$B31] + [.L$2]));IF([.$B$2]&lt; ([.$B31] + [.M$2]))); [$'Tabela da Normal Padrão'.M32]; [.C32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office:value-type="float" office:value="2.9" calcext:value-type="float">
            <text:p>2,9</text:p>
          </table:table-cell>
          <table:table-cell table:formula="of:=IF(AND(IF([.$B$2] &gt;= ([.$B32] + [.C$2]));IF([.$B$2]&lt; ([.$B32] + [.D$2]))); [$'Tabela da Normal Padrão'.D33]; [.D32])" office:value-type="float" office:value="0.4999" calcext:value-type="float">
            <text:p>0,4999</text:p>
          </table:table-cell>
          <table:table-cell table:formula="of:=IF(AND(IF([.$B$2] &gt;= ([.$B32] + [.D$2]));IF([.$B$2]&lt; ([.$B32] + [.E$2]))); [$'Tabela da Normal Padrão'.E33]; [.E32])" office:value-type="float" office:value="0.4999" calcext:value-type="float">
            <text:p>0,4999</text:p>
          </table:table-cell>
          <table:table-cell table:formula="of:=IF(AND(IF([.$B$2] &gt;= ([.$B32] + [.E$2]));IF([.$B$2]&lt; ([.$B32] + [.F$2]))); [$'Tabela da Normal Padrão'.F33]; [.F32])" office:value-type="float" office:value="0.4999" calcext:value-type="float">
            <text:p>0,4999</text:p>
          </table:table-cell>
          <table:table-cell table:formula="of:=IF(AND(IF([.$B$2] &gt;= ([.$B32] + [.F$2]));IF([.$B$2]&lt; ([.$B32] + [.G$2]))); [$'Tabela da Normal Padrão'.G33]; [.G32])" office:value-type="float" office:value="0.4999" calcext:value-type="float">
            <text:p>0,4999</text:p>
          </table:table-cell>
          <table:table-cell table:formula="of:=IF(AND(IF([.$B$2] &gt;= ([.$B32] + [.G$2]));IF([.$B$2]&lt; ([.$B32] + [.H$2]))); [$'Tabela da Normal Padrão'.H33]; [.H32])" office:value-type="float" office:value="0.4999" calcext:value-type="float">
            <text:p>0,4999</text:p>
          </table:table-cell>
          <table:table-cell table:formula="of:=IF(AND(IF([.$B$2] &gt;= ([.$B32] + [.H$2]));IF([.$B$2]&lt; ([.$B32] + [.I$2]))); [$'Tabela da Normal Padrão'.I33]; [.I32])" office:value-type="float" office:value="0.4999" calcext:value-type="float">
            <text:p>0,4999</text:p>
          </table:table-cell>
          <table:table-cell table:formula="of:=IF(AND(IF([.$B$2] &gt;= ([.$B32] + [.I$2]));IF([.$B$2]&lt; ([.$B32] + [.J$2]))); [$'Tabela da Normal Padrão'.J33]; [.J32])" office:value-type="float" office:value="0.4999" calcext:value-type="float">
            <text:p>0,4999</text:p>
          </table:table-cell>
          <table:table-cell table:formula="of:=IF(AND(IF([.$B$2] &gt;= ([.$B32] + [.J$2]));IF([.$B$2]&lt; ([.$B32] + [.K$2]))); [$'Tabela da Normal Padrão'.K33]; [.K32])" office:value-type="float" office:value="0.4999" calcext:value-type="float">
            <text:p>0,4999</text:p>
          </table:table-cell>
          <table:table-cell table:formula="of:=IF(AND(IF([.$B$2] &gt;= ([.$B32] + [.K$2]));IF([.$B$2]&lt; ([.$B32] + [.L$2]))); [$'Tabela da Normal Padrão'.L33]; [.L32])" office:value-type="float" office:value="0.4999" calcext:value-type="float">
            <text:p>0,4999</text:p>
          </table:table-cell>
          <table:table-cell table:formula="of:=IF(AND(IF([.$B$2] &gt;= ([.$B32] + [.L$2]));IF([.$B$2]&lt; ([.$B32] + [.M$2]))); [$'Tabela da Normal Padrão'.M33]; [.C33])" office:value-type="float" office:value="0.4999" calcext:value-type="float">
            <text:p>0,4999</text:p>
          </table:table-cell>
          <table:table-cell/>
        </table:table-row>
        <table:table-row table:style-name="ro2">
          <table:table-cell/>
          <table:table-cell table:style-name="ce332" office:value-type="float" office:value="3" calcext:value-type="float">
            <text:p>3,0</text:p>
          </table:table-cell>
          <table:table-cell table:style-name="ce336" table:formula="of:=IF(AND(IF([.$B$2] &gt;= ([.$B33] + [.C$2]));IF([.$B$2]&lt; ([.$B33] + [.D$2]))); [$'Tabela da Normal Padrão'.D34]; [.D33])" office:value-type="float" office:value="0.4999" calcext:value-type="float">
            <text:p>0,4999</text:p>
          </table:table-cell>
          <table:table-cell table:style-name="ce336" table:formula="of:=IF(AND(IF([.$B$2] &gt;= ([.$B33] + [.D$2]));IF([.$B$2]&lt; ([.$B33] + [.E$2]))); [$'Tabela da Normal Padrão'.E34]; [.E33])" office:value-type="float" office:value="0.4999" calcext:value-type="float">
            <text:p>0,4999</text:p>
          </table:table-cell>
          <table:table-cell table:style-name="ce336" table:formula="of:=IF(AND(IF([.$B$2] &gt;= ([.$B33] + [.E$2]));IF([.$B$2]&lt; ([.$B33] + [.F$2]))); [$'Tabela da Normal Padrão'.F34]; [.F33])" office:value-type="float" office:value="0.4999" calcext:value-type="float">
            <text:p>0,4999</text:p>
          </table:table-cell>
          <table:table-cell table:style-name="ce336" table:formula="of:=IF(AND(IF([.$B$2] &gt;= ([.$B33] + [.F$2]));IF([.$B$2]&lt; ([.$B33] + [.G$2]))); [$'Tabela da Normal Padrão'.G34]; [.G33])" office:value-type="float" office:value="0.4999" calcext:value-type="float">
            <text:p>0,4999</text:p>
          </table:table-cell>
          <table:table-cell table:style-name="ce336" table:formula="of:=IF(AND(IF([.$B$2] &gt;= ([.$B33] + [.G$2]));IF([.$B$2]&lt; ([.$B33] + [.H$2]))); [$'Tabela da Normal Padrão'.H34]; [.H33])" office:value-type="float" office:value="0.4999" calcext:value-type="float">
            <text:p>0,4999</text:p>
          </table:table-cell>
          <table:table-cell table:style-name="ce336" table:formula="of:=IF(AND(IF([.$B$2] &gt;= ([.$B33] + [.H$2]));IF([.$B$2]&lt; ([.$B33] + [.I$2]))); [$'Tabela da Normal Padrão'.I34]; [.I33])" office:value-type="float" office:value="0.4999" calcext:value-type="float">
            <text:p>0,4999</text:p>
          </table:table-cell>
          <table:table-cell table:style-name="ce336" table:formula="of:=IF(AND(IF([.$B$2] &gt;= ([.$B33] + [.I$2]));IF([.$B$2]&lt; ([.$B33] + [.J$2]))); [$'Tabela da Normal Padrão'.J34]; [.J33])" office:value-type="float" office:value="0.4999" calcext:value-type="float">
            <text:p>0,4999</text:p>
          </table:table-cell>
          <table:table-cell table:style-name="ce336" table:formula="of:=IF(AND(IF([.$B$2] &gt;= ([.$B33] + [.J$2]));IF([.$B$2]&lt; ([.$B33] + [.K$2]))); [$'Tabela da Normal Padrão'.K34]; [.K33])" office:value-type="float" office:value="0.4999" calcext:value-type="float">
            <text:p>0,4999</text:p>
          </table:table-cell>
          <table:table-cell table:style-name="ce336" table:formula="of:=IF(AND(IF([.$B$2] &gt;= ([.$B33] + [.K$2]));IF([.$B$2]&lt; ([.$B33] + [.L$2]))); [$'Tabela da Normal Padrão'.L34]; [.L33])" office:value-type="float" office:value="0.4999" calcext:value-type="float">
            <text:p>0,4999</text:p>
          </table:table-cell>
          <table:table-cell table:style-name="ce339" table:formula="of:=IF(AND(IF([.$B$2] &gt;= ([.$B33] + [.L$2]));IF([.$B$2]&lt; ([.$B33] + [.M$2]))); [$'Tabela da Normal Padrão'.M34]; [$'Tabela da Normal Padrão'.D35])" office:value-type="float" office:value="0.4999" calcext:value-type="float">
            <text:p>0,4999</text:p>
          </table:table-cell>
          <table:table-cell/>
        </table:table-row>
      </table:table>
      <table:table table:name="Controle Normal Padrão Inversa" table:style-name="ta2">
        <table:shapes>
          <draw:custom-shape draw:z-index="0" draw:style-name="gr1" draw:text-style-name="P2" svg:width="11.179cm" svg:height="9.133cm" svg:x="7.603cm" svg:y="3.079cm">
            <text:p text:style-name="P1"><text:span text:style-name="T1">!!! ATENÇÃO !!!</text:span></text:p>
            <text:p text:style-name="P1"/>
            <text:p text:style-name="P1">Essa planilha, <text:span text:style-name="T1">“Controle Normal Padrão Inversa”</text:span>, serve para</text:p>
            <text:p text:style-name="P1">automatizar <text:s/>o calculo da <text:span text:style-name="T1">Normal Padrão (Z)</text:span></text:p>
            <text:p text:style-name="P1"><text:span text:style-name="T1"><text:s/></text:span>com base no valor de uma <text:span text:style-name="T1">Área</text:span></text:p>
            <text:p text:style-name="P1"><text:span text:style-name="T1"/></text:p>
            <text:p text:style-name="P1"><text:span text:style-name="T1">!!! NUNCA EDITE ESSA PLANILHA !!!</text:span></text:p>
            <text:p text:style-name="P1"/>
            <text:p text:style-name="P1">Se possível, mantenha ela <text:span text:style-name="T1">“oculta”</text:span> no seu editor.</text:p>
            <text:p text:style-name="P1">Essa coisa é como o sistema de engrenagens de um relógio.</text:p>
            <text:p text:style-name="P1"/>
            <text:p text:style-name="P1">Se quebrar, você vai ter que passar a preencher os valores de</text:p>
            <text:p text:style-name="P1"><text:span text:style-name="T1">Normal Padrão (Z)</text:span> manualmente, ao <text:s/>menos que você</text:p>
            <text:p text:style-name="P1">conserte ou restaure para uma versão antes dela</text:p>
            <text:p text:style-name="P1">parar de funcionar.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6" table:default-cell-style-name="ce331"/>
        <table:table-column table:style-name="co6" table:default-cell-style-name="ce343"/>
        <table:table-column table:style-name="co6" table:number-columns-repeated="8" table:default-cell-style-name="ce346"/>
        <table:table-column table:style-name="co6" table:default-cell-style-name="ce349"/>
        <table:table-column table:style-name="co6" table:default-cell-style-name="Default"/>
        <table:table-row table:style-name="ro1">
          <table:table-cell/>
          <table:table-cell table:style-name="Default" table:number-columns-repeated="11"/>
          <table:table-cell/>
        </table:table-row>
        <table:table-row table:style-name="ro2">
          <table:table-cell/>
          <table:table-cell table:style-name="ce341" table:formula="of:=ABS([$'Distribuição Normal'.C18])" office:value-type="float" office:value="0.1" calcext:value-type="float">
            <text:p>0,1000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0.01" calcext:value-type="float">
            <text:p>0,01</text:p>
          </table:table-cell>
          <table:table-cell table:style-name="ce333" office:value-type="float" office:value="0.02" calcext:value-type="float">
            <text:p>0,02</text:p>
          </table:table-cell>
          <table:table-cell table:style-name="ce333" office:value-type="float" office:value="0.03" calcext:value-type="float">
            <text:p>0,03</text:p>
          </table:table-cell>
          <table:table-cell table:style-name="ce333" office:value-type="float" office:value="0.04" calcext:value-type="float">
            <text:p>0,04</text:p>
          </table:table-cell>
          <table:table-cell table:style-name="ce333" office:value-type="float" office:value="0.05" calcext:value-type="float">
            <text:p>0,05</text:p>
          </table:table-cell>
          <table:table-cell table:style-name="ce333" office:value-type="float" office:value="0.06" calcext:value-type="float">
            <text:p>0,06</text:p>
          </table:table-cell>
          <table:table-cell table:style-name="ce333" office:value-type="float" office:value="0.07" calcext:value-type="float">
            <text:p>0,07</text:p>
          </table:table-cell>
          <table:table-cell table:style-name="ce333" office:value-type="float" office:value="0.08" calcext:value-type="float">
            <text:p>0,08</text:p>
          </table:table-cell>
          <table:table-cell table:style-name="ce337" office:value-type="float" office:value="0.09" calcext:value-type="float">
            <text:p>0,09</text:p>
          </table:table-cell>
          <table:table-cell table:style-name="ce340" office:value-type="float" office:value="0.1" calcext:value-type="float">
            <text:p>0,1</text:p>
          </table:table-cell>
        </table:table-row>
        <table:table-row table:style-name="ro2">
          <table:table-cell/>
          <table:table-cell office:value-type="float" office:value="0" calcext:value-type="float">
            <text:p>0,0</text:p>
          </table:table-cell>
          <table:table-cell table:style-name="ce342" table:formula="of:= IF([.$B$2] &gt; [$'Tabela da Normal Padrão'.E4]; [.D3]; IF([.$B$2] = [$'Tabela da Normal Padrão'.D4]; ([.$B3] + [.C$2]); IF(([.$B$2] - [$'Tabela da Normal Padrão'.D4]) = ([$'Tabela da Normal Padrão'.E4] - [.$B$2]); AVERAGE(([.$B3] + [.C$2]); ([.$B3] + [.D$2])); IF(([.$B$2] - [$'Tabela da Normal Padrão'.D4]) &lt; ([$'Tabela da Normal Padrão'.E4] - [.$B$2]); ([.$B3] + [.C$2]); ([.$B3] + [.D$2]) ))))" office:value-type="float" office:value="0.25" calcext:value-type="float">
            <text:p>0,25</text:p>
          </table:table-cell>
          <table:table-cell table:style-name="ce345" table:formula="of:= IF([.$B$2] &gt; [$'Tabela da Normal Padrão'.F4]; [.E3]; IF([.$B$2] = [$'Tabela da Normal Padrão'.E4]; ([.$B3] + [.D$2]); IF(([.$B$2] - [$'Tabela da Normal Padrão'.E4]) = ([$'Tabela da Normal Padrão'.F4] - [.$B$2]); AVERAGE(([.$B3] + [.D$2]); ([.$B3] + [.E$2])); IF(([.$B$2] - [$'Tabela da Normal Padrão'.E4]) &lt; ([$'Tabela da Normal Padrão'.F4] - [.$B$2]); ([.$B3] + [.D$2]); ([.$B3] + [.E$2]) ))))" office:value-type="float" office:value="0.25" calcext:value-type="float">
            <text:p>0,25</text:p>
          </table:table-cell>
          <table:table-cell table:style-name="ce345" table:formula="of:= IF([.$B$2] &gt; [$'Tabela da Normal Padrão'.G4]; [.F3]; IF([.$B$2] = [$'Tabela da Normal Padrão'.F4]; ([.$B3] + [.E$2]); IF(([.$B$2] - [$'Tabela da Normal Padrão'.F4]) = ([$'Tabela da Normal Padrão'.G4] - [.$B$2]); AVERAGE(([.$B3] + [.E$2]); ([.$B3] + [.F$2])); IF(([.$B$2] - [$'Tabela da Normal Padrão'.F4]) &lt; ([$'Tabela da Normal Padrão'.G4] - [.$B$2]); ([.$B3] + [.E$2]); ([.$B3] + [.F$2]) ))))" office:value-type="float" office:value="0.25" calcext:value-type="float">
            <text:p>0,25</text:p>
          </table:table-cell>
          <table:table-cell table:style-name="ce345" table:formula="of:= IF([.$B$2] &gt; [$'Tabela da Normal Padrão'.H4]; [.G3]; IF([.$B$2] = [$'Tabela da Normal Padrão'.G4]; ([.$B3] + [.F$2]); IF(([.$B$2] - [$'Tabela da Normal Padrão'.G4]) = ([$'Tabela da Normal Padrão'.H4] - [.$B$2]); AVERAGE(([.$B3] + [.F$2]); ([.$B3] + [.G$2])); IF(([.$B$2] - [$'Tabela da Normal Padrão'.G4]) &lt; ([$'Tabela da Normal Padrão'.H4] - [.$B$2]); ([.$B3] + [.F$2]); ([.$B3] + [.G$2]) ))))" office:value-type="float" office:value="0.25" calcext:value-type="float">
            <text:p>0,25</text:p>
          </table:table-cell>
          <table:table-cell table:style-name="ce345" table:formula="of:= IF([.$B$2] &gt; [$'Tabela da Normal Padrão'.I4]; [.H3]; IF([.$B$2] = [$'Tabela da Normal Padrão'.H4]; ([.$B3] + [.G$2]); IF(([.$B$2] - [$'Tabela da Normal Padrão'.H4]) = ([$'Tabela da Normal Padrão'.I4] - [.$B$2]); AVERAGE(([.$B3] + [.G$2]); ([.$B3] + [.H$2])); IF(([.$B$2] - [$'Tabela da Normal Padrão'.H4]) &lt; ([$'Tabela da Normal Padrão'.I4] - [.$B$2]); ([.$B3] + [.G$2]); ([.$B3] + [.H$2]) ))))" office:value-type="float" office:value="0.25" calcext:value-type="float">
            <text:p>0,25</text:p>
          </table:table-cell>
          <table:table-cell table:style-name="ce345" table:formula="of:= IF([.$B$2] &gt; [$'Tabela da Normal Padrão'.J4]; [.I3]; IF([.$B$2] = [$'Tabela da Normal Padrão'.I4]; ([.$B3] + [.H$2]); IF(([.$B$2] - [$'Tabela da Normal Padrão'.I4]) = ([$'Tabela da Normal Padrão'.J4] - [.$B$2]); AVERAGE(([.$B3] + [.H$2]); ([.$B3] + [.I$2])); IF(([.$B$2] - [$'Tabela da Normal Padrão'.I4]) &lt; ([$'Tabela da Normal Padrão'.J4] - [.$B$2]); ([.$B3] + [.H$2]); ([.$B3] + [.I$2]) ))))" office:value-type="float" office:value="0.25" calcext:value-type="float">
            <text:p>0,25</text:p>
          </table:table-cell>
          <table:table-cell table:style-name="ce345" table:formula="of:= IF([.$B$2] &gt; [$'Tabela da Normal Padrão'.K4]; [.J3]; IF([.$B$2] = [$'Tabela da Normal Padrão'.J4]; ([.$B3] + [.I$2]); IF(([.$B$2] - [$'Tabela da Normal Padrão'.J4]) = ([$'Tabela da Normal Padrão'.K4] - [.$B$2]); AVERAGE(([.$B3] + [.I$2]); ([.$B3] + [.J$2])); IF(([.$B$2] - [$'Tabela da Normal Padrão'.J4]) &lt; ([$'Tabela da Normal Padrão'.K4] - [.$B$2]); ([.$B3] + [.I$2]); ([.$B3] + [.J$2]) ))))" office:value-type="float" office:value="0.25" calcext:value-type="float">
            <text:p>0,25</text:p>
          </table:table-cell>
          <table:table-cell table:style-name="ce345" table:formula="of:= IF([.$B$2] &gt; [$'Tabela da Normal Padrão'.L4]; [.K3]; IF([.$B$2] = [$'Tabela da Normal Padrão'.K4]; ([.$B3] + [.J$2]); IF(([.$B$2] - [$'Tabela da Normal Padrão'.K4]) = ([$'Tabela da Normal Padrão'.L4] - [.$B$2]); AVERAGE(([.$B3] + [.J$2]); ([.$B3] + [.K$2])); IF(([.$B$2] - [$'Tabela da Normal Padrão'.K4]) &lt; ([$'Tabela da Normal Padrão'.L4] - [.$B$2]); ([.$B3] + [.J$2]); ([.$B3] + [.K$2]) ))))" office:value-type="float" office:value="0.25" calcext:value-type="float">
            <text:p>0,25</text:p>
          </table:table-cell>
          <table:table-cell table:style-name="ce345" table:formula="of:= IF([.$B$2] &gt; [$'Tabela da Normal Padrão'.M4]; [.L3]; IF([.$B$2] = [$'Tabela da Normal Padrão'.L4]; ([.$B3] + [.K$2]); IF(([.$B$2] - [$'Tabela da Normal Padrão'.L4]) = ([$'Tabela da Normal Padrão'.M4] - [.$B$2]); AVERAGE(([.$B3] + [.K$2]); ([.$B3] + [.L$2])); IF(([.$B$2] - [$'Tabela da Normal Padrão'.L4]) &lt; ([$'Tabela da Normal Padrão'.M4] - [.$B$2]); ([.$B3] + [.K$2]); ([.$B3] + [.L$2]) ))))" office:value-type="float" office:value="0.25" calcext:value-type="float">
            <text:p>0,25</text:p>
          </table:table-cell>
          <table:table-cell table:style-name="ce348" table:formula="of:= IF([.$B$2] &gt; [$'Tabela da Normal Padrão'.D5]; [.C4]; IF([.$B$2] = [$'Tabela da Normal Padrão'.M4]; ([.$B3] + [.L$2]); IF(([.$B$2] - [$'Tabela da Normal Padrão'.M4]) = ([$'Tabela da Normal Padrão'.D5] - [.$B$2]); AVERAGE(([.$B3] + [.L$2]); ([.$B3] + [.M$2])); IF(([.$B$2] - [$'Tabela da Normal Padrão'.M4]) &lt; ([$'Tabela da Normal Padrão'.D5] - [.$B$2]); ([.$B3] + [.L$2]); ([.$B3] + [.M$2])))))" office:value-type="float" office:value="0.25" calcext:value-type="float">
            <text:p>0,25</text:p>
          </table:table-cell>
          <table:table-cell/>
        </table:table-row>
        <table:table-row table:style-name="ro2">
          <table:table-cell/>
          <table:table-cell office:value-type="float" office:value="0.1" calcext:value-type="float">
            <text:p>0,1</text:p>
          </table:table-cell>
          <table:table-cell table:formula="of:= IF([.$B$2] &gt; [$'Tabela da Normal Padrão'.E5]; [.D4]; IF([.$B$2] = [$'Tabela da Normal Padrão'.D5]; ([.$B4] + [.C$2]); IF(([.$B$2] - [$'Tabela da Normal Padrão'.D5]) = ([$'Tabela da Normal Padrão'.E5] - [.$B$2]); AVERAGE(([.$B4] + [.C$2]); ([.$B4] + [.D$2])); IF(([.$B$2] - [$'Tabela da Normal Padrão'.D5]) &lt; ([$'Tabela da Normal Padrão'.E5] - [.$B$2]); ([.$B4] + [.C$2]); ([.$B4] + [.D$2]) ))))" office:value-type="float" office:value="0.25" calcext:value-type="float">
            <text:p>0,25</text:p>
          </table:table-cell>
          <table:table-cell table:formula="of:= IF([.$B$2] &gt; [$'Tabela da Normal Padrão'.F5]; [.E4]; IF([.$B$2] = [$'Tabela da Normal Padrão'.E5]; ([.$B4] + [.D$2]); IF(([.$B$2] - [$'Tabela da Normal Padrão'.E5]) = ([$'Tabela da Normal Padrão'.F5] - [.$B$2]); AVERAGE(([.$B4] + [.D$2]); ([.$B4] + [.E$2])); IF(([.$B$2] - [$'Tabela da Normal Padrão'.E5]) &lt; ([$'Tabela da Normal Padrão'.F5] - [.$B$2]); ([.$B4] + [.D$2]); ([.$B4] + [.E$2]) ))))" office:value-type="float" office:value="0.25" calcext:value-type="float">
            <text:p>0,25</text:p>
          </table:table-cell>
          <table:table-cell table:formula="of:= IF([.$B$2] &gt; [$'Tabela da Normal Padrão'.G5]; [.F4]; IF([.$B$2] = [$'Tabela da Normal Padrão'.F5]; ([.$B4] + [.E$2]); IF(([.$B$2] - [$'Tabela da Normal Padrão'.F5]) = ([$'Tabela da Normal Padrão'.G5] - [.$B$2]); AVERAGE(([.$B4] + [.E$2]); ([.$B4] + [.F$2])); IF(([.$B$2] - [$'Tabela da Normal Padrão'.F5]) &lt; ([$'Tabela da Normal Padrão'.G5] - [.$B$2]); ([.$B4] + [.E$2]); ([.$B4] + [.F$2]) ))))" office:value-type="float" office:value="0.25" calcext:value-type="float">
            <text:p>0,25</text:p>
          </table:table-cell>
          <table:table-cell table:formula="of:= IF([.$B$2] &gt; [$'Tabela da Normal Padrão'.H5]; [.G4]; IF([.$B$2] = [$'Tabela da Normal Padrão'.G5]; ([.$B4] + [.F$2]); IF(([.$B$2] - [$'Tabela da Normal Padrão'.G5]) = ([$'Tabela da Normal Padrão'.H5] - [.$B$2]); AVERAGE(([.$B4] + [.F$2]); ([.$B4] + [.G$2])); IF(([.$B$2] - [$'Tabela da Normal Padrão'.G5]) &lt; ([$'Tabela da Normal Padrão'.H5] - [.$B$2]); ([.$B4] + [.F$2]); ([.$B4] + [.G$2]) ))))" office:value-type="float" office:value="0.25" calcext:value-type="float">
            <text:p>0,25</text:p>
          </table:table-cell>
          <table:table-cell table:formula="of:= IF([.$B$2] &gt; [$'Tabela da Normal Padrão'.I5]; [.H4]; IF([.$B$2] = [$'Tabela da Normal Padrão'.H5]; ([.$B4] + [.G$2]); IF(([.$B$2] - [$'Tabela da Normal Padrão'.H5]) = ([$'Tabela da Normal Padrão'.I5] - [.$B$2]); AVERAGE(([.$B4] + [.G$2]); ([.$B4] + [.H$2])); IF(([.$B$2] - [$'Tabela da Normal Padrão'.H5]) &lt; ([$'Tabela da Normal Padrão'.I5] - [.$B$2]); ([.$B4] + [.G$2]); ([.$B4] + [.H$2]) ))))" office:value-type="float" office:value="0.25" calcext:value-type="float">
            <text:p>0,25</text:p>
          </table:table-cell>
          <table:table-cell table:formula="of:= IF([.$B$2] &gt; [$'Tabela da Normal Padrão'.J5]; [.I4]; IF([.$B$2] = [$'Tabela da Normal Padrão'.I5]; ([.$B4] + [.H$2]); IF(([.$B$2] - [$'Tabela da Normal Padrão'.I5]) = ([$'Tabela da Normal Padrão'.J5] - [.$B$2]); AVERAGE(([.$B4] + [.H$2]); ([.$B4] + [.I$2])); IF(([.$B$2] - [$'Tabela da Normal Padrão'.I5]) &lt; ([$'Tabela da Normal Padrão'.J5] - [.$B$2]); ([.$B4] + [.H$2]); ([.$B4] + [.I$2]) ))))" office:value-type="float" office:value="0.25" calcext:value-type="float">
            <text:p>0,25</text:p>
          </table:table-cell>
          <table:table-cell table:formula="of:= IF([.$B$2] &gt; [$'Tabela da Normal Padrão'.K5]; [.J4]; IF([.$B$2] = [$'Tabela da Normal Padrão'.J5]; ([.$B4] + [.I$2]); IF(([.$B$2] - [$'Tabela da Normal Padrão'.J5]) = ([$'Tabela da Normal Padrão'.K5] - [.$B$2]); AVERAGE(([.$B4] + [.I$2]); ([.$B4] + [.J$2])); IF(([.$B$2] - [$'Tabela da Normal Padrão'.J5]) &lt; ([$'Tabela da Normal Padrão'.K5] - [.$B$2]); ([.$B4] + [.I$2]); ([.$B4] + [.J$2]) ))))" office:value-type="float" office:value="0.25" calcext:value-type="float">
            <text:p>0,25</text:p>
          </table:table-cell>
          <table:table-cell table:formula="of:= IF([.$B$2] &gt; [$'Tabela da Normal Padrão'.L5]; [.K4]; IF([.$B$2] = [$'Tabela da Normal Padrão'.K5]; ([.$B4] + [.J$2]); IF(([.$B$2] - [$'Tabela da Normal Padrão'.K5]) = ([$'Tabela da Normal Padrão'.L5] - [.$B$2]); AVERAGE(([.$B4] + [.J$2]); ([.$B4] + [.K$2])); IF(([.$B$2] - [$'Tabela da Normal Padrão'.K5]) &lt; ([$'Tabela da Normal Padrão'.L5] - [.$B$2]); ([.$B4] + [.J$2]); ([.$B4] + [.K$2]) ))))" office:value-type="float" office:value="0.25" calcext:value-type="float">
            <text:p>0,25</text:p>
          </table:table-cell>
          <table:table-cell table:formula="of:= IF([.$B$2] &gt; [$'Tabela da Normal Padrão'.M5]; [.L4]; IF([.$B$2] = [$'Tabela da Normal Padrão'.L5]; ([.$B4] + [.K$2]); IF(([.$B$2] - [$'Tabela da Normal Padrão'.L5]) = ([$'Tabela da Normal Padrão'.M5] - [.$B$2]); AVERAGE(([.$B4] + [.K$2]); ([.$B4] + [.L$2])); IF(([.$B$2] - [$'Tabela da Normal Padrão'.L5]) &lt; ([$'Tabela da Normal Padrão'.M5] - [.$B$2]); ([.$B4] + [.K$2]); ([.$B4] + [.L$2]) ))))" office:value-type="float" office:value="0.25" calcext:value-type="float">
            <text:p>0,25</text:p>
          </table:table-cell>
          <table:table-cell table:formula="of:= IF([.$B$2] &gt; [$'Tabela da Normal Padrão'.D6]; [.C5]; IF([.$B$2] = [$'Tabela da Normal Padrão'.M5]; ([.$B4] + [.L$2]); IF(([.$B$2] - [$'Tabela da Normal Padrão'.M5]) = ([$'Tabela da Normal Padrão'.D6] - [.$B$2]); AVERAGE(([.$B4] + [.L$2]); ([.$B4] + [.M$2])); IF(([.$B$2] - [$'Tabela da Normal Padrão'.M5]) &lt; ([$'Tabela da Normal Padrão'.D6] - [.$B$2]); ([.$B4] + [.L$2]); ([.$B4] + [.M$2])))))" office:value-type="float" office:value="0.25" calcext:value-type="float">
            <text:p>0,25</text:p>
          </table:table-cell>
          <table:table-cell/>
        </table:table-row>
        <table:table-row table:style-name="ro2">
          <table:table-cell/>
          <table:table-cell office:value-type="float" office:value="0.2" calcext:value-type="float">
            <text:p>0,2</text:p>
          </table:table-cell>
          <table:table-cell table:formula="of:= IF([.$B$2] &gt; [$'Tabela da Normal Padrão'.E6]; [.D5]; IF([.$B$2] = [$'Tabela da Normal Padrão'.D6]; ([.$B5] + [.C$2]); IF(([.$B$2] - [$'Tabela da Normal Padrão'.D6]) = ([$'Tabela da Normal Padrão'.E6] - [.$B$2]); AVERAGE(([.$B5] + [.C$2]); ([.$B5] + [.D$2])); IF(([.$B$2] - [$'Tabela da Normal Padrão'.D6]) &lt; ([$'Tabela da Normal Padrão'.E6] - [.$B$2]); ([.$B5] + [.C$2]); ([.$B5] + [.D$2]) ))))" office:value-type="float" office:value="0.25" calcext:value-type="float">
            <text:p>0,25</text:p>
          </table:table-cell>
          <table:table-cell table:formula="of:= IF([.$B$2] &gt; [$'Tabela da Normal Padrão'.F6]; [.E5]; IF([.$B$2] = [$'Tabela da Normal Padrão'.E6]; ([.$B5] + [.D$2]); IF(([.$B$2] - [$'Tabela da Normal Padrão'.E6]) = ([$'Tabela da Normal Padrão'.F6] - [.$B$2]); AVERAGE(([.$B5] + [.D$2]); ([.$B5] + [.E$2])); IF(([.$B$2] - [$'Tabela da Normal Padrão'.E6]) &lt; ([$'Tabela da Normal Padrão'.F6] - [.$B$2]); ([.$B5] + [.D$2]); ([.$B5] + [.E$2]) ))))" office:value-type="float" office:value="0.25" calcext:value-type="float">
            <text:p>0,25</text:p>
          </table:table-cell>
          <table:table-cell table:formula="of:= IF([.$B$2] &gt; [$'Tabela da Normal Padrão'.G6]; [.F5]; IF([.$B$2] = [$'Tabela da Normal Padrão'.F6]; ([.$B5] + [.E$2]); IF(([.$B$2] - [$'Tabela da Normal Padrão'.F6]) = ([$'Tabela da Normal Padrão'.G6] - [.$B$2]); AVERAGE(([.$B5] + [.E$2]); ([.$B5] + [.F$2])); IF(([.$B$2] - [$'Tabela da Normal Padrão'.F6]) &lt; ([$'Tabela da Normal Padrão'.G6] - [.$B$2]); ([.$B5] + [.E$2]); ([.$B5] + [.F$2]) ))))" office:value-type="float" office:value="0.25" calcext:value-type="float">
            <text:p>0,25</text:p>
          </table:table-cell>
          <table:table-cell table:formula="of:= IF([.$B$2] &gt; [$'Tabela da Normal Padrão'.H6]; [.G5]; IF([.$B$2] = [$'Tabela da Normal Padrão'.G6]; ([.$B5] + [.F$2]); IF(([.$B$2] - [$'Tabela da Normal Padrão'.G6]) = ([$'Tabela da Normal Padrão'.H6] - [.$B$2]); AVERAGE(([.$B5] + [.F$2]); ([.$B5] + [.G$2])); IF(([.$B$2] - [$'Tabela da Normal Padrão'.G6]) &lt; ([$'Tabela da Normal Padrão'.H6] - [.$B$2]); ([.$B5] + [.F$2]); ([.$B5] + [.G$2]) ))))" office:value-type="float" office:value="0.25" calcext:value-type="float">
            <text:p>0,25</text:p>
          </table:table-cell>
          <table:table-cell table:formula="of:= IF([.$B$2] &gt; [$'Tabela da Normal Padrão'.I6]; [.H5]; IF([.$B$2] = [$'Tabela da Normal Padrão'.H6]; ([.$B5] + [.G$2]); IF(([.$B$2] - [$'Tabela da Normal Padrão'.H6]) = ([$'Tabela da Normal Padrão'.I6] - [.$B$2]); AVERAGE(([.$B5] + [.G$2]); ([.$B5] + [.H$2])); IF(([.$B$2] - [$'Tabela da Normal Padrão'.H6]) &lt; ([$'Tabela da Normal Padrão'.I6] - [.$B$2]); ([.$B5] + [.G$2]); ([.$B5] + [.H$2]) ))))" office:value-type="float" office:value="0.25" calcext:value-type="float">
            <text:p>0,25</text:p>
          </table:table-cell>
          <table:table-cell table:formula="of:= IF([.$B$2] &gt; [$'Tabela da Normal Padrão'.J6]; [.I5]; IF([.$B$2] = [$'Tabela da Normal Padrão'.I6]; ([.$B5] + [.H$2]); IF(([.$B$2] - [$'Tabela da Normal Padrão'.I6]) = ([$'Tabela da Normal Padrão'.J6] - [.$B$2]); AVERAGE(([.$B5] + [.H$2]); ([.$B5] + [.I$2])); IF(([.$B$2] - [$'Tabela da Normal Padrão'.I6]) &lt; ([$'Tabela da Normal Padrão'.J6] - [.$B$2]); ([.$B5] + [.H$2]); ([.$B5] + [.I$2]) ))))" office:value-type="float" office:value="0.25" calcext:value-type="float">
            <text:p>0,25</text:p>
          </table:table-cell>
          <table:table-cell table:formula="of:= IF([.$B$2] &gt; [$'Tabela da Normal Padrão'.K6]; [.J5]; IF([.$B$2] = [$'Tabela da Normal Padrão'.J6]; ([.$B5] + [.I$2]); IF(([.$B$2] - [$'Tabela da Normal Padrão'.J6]) = ([$'Tabela da Normal Padrão'.K6] - [.$B$2]); AVERAGE(([.$B5] + [.I$2]); ([.$B5] + [.J$2])); IF(([.$B$2] - [$'Tabela da Normal Padrão'.J6]) &lt; ([$'Tabela da Normal Padrão'.K6] - [.$B$2]); ([.$B5] + [.I$2]); ([.$B5] + [.J$2]) ))))" office:value-type="float" office:value="0.26" calcext:value-type="float">
            <text:p>0,26</text:p>
          </table:table-cell>
          <table:table-cell table:formula="of:= IF([.$B$2] &gt; [$'Tabela da Normal Padrão'.L6]; [.K5]; IF([.$B$2] = [$'Tabela da Normal Padrão'.K6]; ([.$B5] + [.J$2]); IF(([.$B$2] - [$'Tabela da Normal Padrão'.K6]) = ([$'Tabela da Normal Padrão'.L6] - [.$B$2]); AVERAGE(([.$B5] + [.J$2]); ([.$B5] + [.K$2])); IF(([.$B$2] - [$'Tabela da Normal Padrão'.K6]) &lt; ([$'Tabela da Normal Padrão'.L6] - [.$B$2]); ([.$B5] + [.J$2]); ([.$B5] + [.K$2]) ))))" office:value-type="float" office:value="0.27" calcext:value-type="float">
            <text:p>0,27</text:p>
          </table:table-cell>
          <table:table-cell table:formula="of:= IF([.$B$2] &gt; [$'Tabela da Normal Padrão'.M6]; [.L5]; IF([.$B$2] = [$'Tabela da Normal Padrão'.L6]; ([.$B5] + [.K$2]); IF(([.$B$2] - [$'Tabela da Normal Padrão'.L6]) = ([$'Tabela da Normal Padrão'.M6] - [.$B$2]); AVERAGE(([.$B5] + [.K$2]); ([.$B5] + [.L$2])); IF(([.$B$2] - [$'Tabela da Normal Padrão'.L6]) &lt; ([$'Tabela da Normal Padrão'.M6] - [.$B$2]); ([.$B5] + [.K$2]); ([.$B5] + [.L$2]) ))))" office:value-type="float" office:value="0.28" calcext:value-type="float">
            <text:p>0,28</text:p>
          </table:table-cell>
          <table:table-cell table:formula="of:= IF([.$B$2] &gt; [$'Tabela da Normal Padrão'.D7]; [.C6]; IF([.$B$2] = [$'Tabela da Normal Padrão'.M6]; ([.$B5] + [.L$2]); IF(([.$B$2] - [$'Tabela da Normal Padrão'.M6]) = ([$'Tabela da Normal Padrão'.D7] - [.$B$2]); AVERAGE(([.$B5] + [.L$2]); ([.$B5] + [.M$2])); IF(([.$B$2] - [$'Tabela da Normal Padrão'.M6]) &lt; ([$'Tabela da Normal Padrão'.D7] - [.$B$2]); ([.$B5] + [.L$2]); ([.$B5] + [.M$2])))))" office:value-type="float" office:value="0.29" calcext:value-type="float">
            <text:p>0,29</text:p>
          </table:table-cell>
          <table:table-cell/>
        </table:table-row>
        <table:table-row table:style-name="ro2">
          <table:table-cell/>
          <table:table-cell office:value-type="float" office:value="0.3" calcext:value-type="float">
            <text:p>0,3</text:p>
          </table:table-cell>
          <table:table-cell table:formula="of:= IF([.$B$2] &gt; [$'Tabela da Normal Padrão'.E7]; [.D6]; IF([.$B$2] = [$'Tabela da Normal Padrão'.D7]; ([.$B6] + [.C$2]); IF(([.$B$2] - [$'Tabela da Normal Padrão'.D7]) = ([$'Tabela da Normal Padrão'.E7] - [.$B$2]); AVERAGE(([.$B6] + [.C$2]); ([.$B6] + [.D$2])); IF(([.$B$2] - [$'Tabela da Normal Padrão'.D7]) &lt; ([$'Tabela da Normal Padrão'.E7] - [.$B$2]); ([.$B6] + [.C$2]); ([.$B6] + [.D$2]) ))))" office:value-type="float" office:value="0.3" calcext:value-type="float">
            <text:p>0,3</text:p>
          </table:table-cell>
          <table:table-cell table:formula="of:= IF([.$B$2] &gt; [$'Tabela da Normal Padrão'.F7]; [.E6]; IF([.$B$2] = [$'Tabela da Normal Padrão'.E7]; ([.$B6] + [.D$2]); IF(([.$B$2] - [$'Tabela da Normal Padrão'.E7]) = ([$'Tabela da Normal Padrão'.F7] - [.$B$2]); AVERAGE(([.$B6] + [.D$2]); ([.$B6] + [.E$2])); IF(([.$B$2] - [$'Tabela da Normal Padrão'.E7]) &lt; ([$'Tabela da Normal Padrão'.F7] - [.$B$2]); ([.$B6] + [.D$2]); ([.$B6] + [.E$2]) ))))" office:value-type="float" office:value="0.31" calcext:value-type="float">
            <text:p>0,31</text:p>
          </table:table-cell>
          <table:table-cell table:formula="of:= IF([.$B$2] &gt; [$'Tabela da Normal Padrão'.G7]; [.F6]; IF([.$B$2] = [$'Tabela da Normal Padrão'.F7]; ([.$B6] + [.E$2]); IF(([.$B$2] - [$'Tabela da Normal Padrão'.F7]) = ([$'Tabela da Normal Padrão'.G7] - [.$B$2]); AVERAGE(([.$B6] + [.E$2]); ([.$B6] + [.F$2])); IF(([.$B$2] - [$'Tabela da Normal Padrão'.F7]) &lt; ([$'Tabela da Normal Padrão'.G7] - [.$B$2]); ([.$B6] + [.E$2]); ([.$B6] + [.F$2]) ))))" office:value-type="float" office:value="0.32" calcext:value-type="float">
            <text:p>0,32</text:p>
          </table:table-cell>
          <table:table-cell table:formula="of:= IF([.$B$2] &gt; [$'Tabela da Normal Padrão'.H7]; [.G6]; IF([.$B$2] = [$'Tabela da Normal Padrão'.G7]; ([.$B6] + [.F$2]); IF(([.$B$2] - [$'Tabela da Normal Padrão'.G7]) = ([$'Tabela da Normal Padrão'.H7] - [.$B$2]); AVERAGE(([.$B6] + [.F$2]); ([.$B6] + [.G$2])); IF(([.$B$2] - [$'Tabela da Normal Padrão'.G7]) &lt; ([$'Tabela da Normal Padrão'.H7] - [.$B$2]); ([.$B6] + [.F$2]); ([.$B6] + [.G$2]) ))))" office:value-type="float" office:value="0.33" calcext:value-type="float">
            <text:p>0,33</text:p>
          </table:table-cell>
          <table:table-cell table:formula="of:= IF([.$B$2] &gt; [$'Tabela da Normal Padrão'.I7]; [.H6]; IF([.$B$2] = [$'Tabela da Normal Padrão'.H7]; ([.$B6] + [.G$2]); IF(([.$B$2] - [$'Tabela da Normal Padrão'.H7]) = ([$'Tabela da Normal Padrão'.I7] - [.$B$2]); AVERAGE(([.$B6] + [.G$2]); ([.$B6] + [.H$2])); IF(([.$B$2] - [$'Tabela da Normal Padrão'.H7]) &lt; ([$'Tabela da Normal Padrão'.I7] - [.$B$2]); ([.$B6] + [.G$2]); ([.$B6] + [.H$2]) ))))" office:value-type="float" office:value="0.34" calcext:value-type="float">
            <text:p>0,34</text:p>
          </table:table-cell>
          <table:table-cell table:formula="of:= IF([.$B$2] &gt; [$'Tabela da Normal Padrão'.J7]; [.I6]; IF([.$B$2] = [$'Tabela da Normal Padrão'.I7]; ([.$B6] + [.H$2]); IF(([.$B$2] - [$'Tabela da Normal Padrão'.I7]) = ([$'Tabela da Normal Padrão'.J7] - [.$B$2]); AVERAGE(([.$B6] + [.H$2]); ([.$B6] + [.I$2])); IF(([.$B$2] - [$'Tabela da Normal Padrão'.I7]) &lt; ([$'Tabela da Normal Padrão'.J7] - [.$B$2]); ([.$B6] + [.H$2]); ([.$B6] + [.I$2]) ))))" office:value-type="float" office:value="0.35" calcext:value-type="float">
            <text:p>0,35</text:p>
          </table:table-cell>
          <table:table-cell table:formula="of:= IF([.$B$2] &gt; [$'Tabela da Normal Padrão'.K7]; [.J6]; IF([.$B$2] = [$'Tabela da Normal Padrão'.J7]; ([.$B6] + [.I$2]); IF(([.$B$2] - [$'Tabela da Normal Padrão'.J7]) = ([$'Tabela da Normal Padrão'.K7] - [.$B$2]); AVERAGE(([.$B6] + [.I$2]); ([.$B6] + [.J$2])); IF(([.$B$2] - [$'Tabela da Normal Padrão'.J7]) &lt; ([$'Tabela da Normal Padrão'.K7] - [.$B$2]); ([.$B6] + [.I$2]); ([.$B6] + [.J$2]) ))))" office:value-type="float" office:value="0.36" calcext:value-type="float">
            <text:p>0,36</text:p>
          </table:table-cell>
          <table:table-cell table:formula="of:= IF([.$B$2] &gt; [$'Tabela da Normal Padrão'.L7]; [.K6]; IF([.$B$2] = [$'Tabela da Normal Padrão'.K7]; ([.$B6] + [.J$2]); IF(([.$B$2] - [$'Tabela da Normal Padrão'.K7]) = ([$'Tabela da Normal Padrão'.L7] - [.$B$2]); AVERAGE(([.$B6] + [.J$2]); ([.$B6] + [.K$2])); IF(([.$B$2] - [$'Tabela da Normal Padrão'.K7]) &lt; ([$'Tabela da Normal Padrão'.L7] - [.$B$2]); ([.$B6] + [.J$2]); ([.$B6] + [.K$2]) ))))" office:value-type="float" office:value="0.37" calcext:value-type="float">
            <text:p>0,37</text:p>
          </table:table-cell>
          <table:table-cell table:formula="of:= IF([.$B$2] &gt; [$'Tabela da Normal Padrão'.M7]; [.L6]; IF([.$B$2] = [$'Tabela da Normal Padrão'.L7]; ([.$B6] + [.K$2]); IF(([.$B$2] - [$'Tabela da Normal Padrão'.L7]) = ([$'Tabela da Normal Padrão'.M7] - [.$B$2]); AVERAGE(([.$B6] + [.K$2]); ([.$B6] + [.L$2])); IF(([.$B$2] - [$'Tabela da Normal Padrão'.L7]) &lt; ([$'Tabela da Normal Padrão'.M7] - [.$B$2]); ([.$B6] + [.K$2]); ([.$B6] + [.L$2]) ))))" office:value-type="float" office:value="0.38" calcext:value-type="float">
            <text:p>0,38</text:p>
          </table:table-cell>
          <table:table-cell table:formula="of:= IF([.$B$2] &gt; [$'Tabela da Normal Padrão'.D8]; [.C7]; IF([.$B$2] = [$'Tabela da Normal Padrão'.M7]; ([.$B6] + [.L$2]); IF(([.$B$2] - [$'Tabela da Normal Padrão'.M7]) = ([$'Tabela da Normal Padrão'.D8] - [.$B$2]); AVERAGE(([.$B6] + [.L$2]); ([.$B6] + [.M$2])); IF(([.$B$2] - [$'Tabela da Normal Padrão'.M7]) &lt; ([$'Tabela da Normal Padrão'.D8] - [.$B$2]); ([.$B6] + [.L$2]); ([.$B6] + [.M$2])))))" office:value-type="float" office:value="0.39" calcext:value-type="float">
            <text:p>0,39</text:p>
          </table:table-cell>
          <table:table-cell/>
        </table:table-row>
        <table:table-row table:style-name="ro2">
          <table:table-cell/>
          <table:table-cell office:value-type="float" office:value="0.4" calcext:value-type="float">
            <text:p>0,4</text:p>
          </table:table-cell>
          <table:table-cell table:formula="of:= IF([.$B$2] &gt; [$'Tabela da Normal Padrão'.E8]; [.D7]; IF([.$B$2] = [$'Tabela da Normal Padrão'.D8]; ([.$B7] + [.C$2]); IF(([.$B$2] - [$'Tabela da Normal Padrão'.D8]) = ([$'Tabela da Normal Padrão'.E8] - [.$B$2]); AVERAGE(([.$B7] + [.C$2]); ([.$B7] + [.D$2])); IF(([.$B$2] - [$'Tabela da Normal Padrão'.D8]) &lt; ([$'Tabela da Normal Padrão'.E8] - [.$B$2]); ([.$B7] + [.C$2]); ([.$B7] + [.D$2]) ))))" office:value-type="float" office:value="0.4" calcext:value-type="float">
            <text:p>0,4</text:p>
          </table:table-cell>
          <table:table-cell table:formula="of:= IF([.$B$2] &gt; [$'Tabela da Normal Padrão'.F8]; [.E7]; IF([.$B$2] = [$'Tabela da Normal Padrão'.E8]; ([.$B7] + [.D$2]); IF(([.$B$2] - [$'Tabela da Normal Padrão'.E8]) = ([$'Tabela da Normal Padrão'.F8] - [.$B$2]); AVERAGE(([.$B7] + [.D$2]); ([.$B7] + [.E$2])); IF(([.$B$2] - [$'Tabela da Normal Padrão'.E8]) &lt; ([$'Tabela da Normal Padrão'.F8] - [.$B$2]); ([.$B7] + [.D$2]); ([.$B7] + [.E$2]) ))))" office:value-type="float" office:value="0.41" calcext:value-type="float">
            <text:p>0,41</text:p>
          </table:table-cell>
          <table:table-cell table:formula="of:= IF([.$B$2] &gt; [$'Tabela da Normal Padrão'.G8]; [.F7]; IF([.$B$2] = [$'Tabela da Normal Padrão'.F8]; ([.$B7] + [.E$2]); IF(([.$B$2] - [$'Tabela da Normal Padrão'.F8]) = ([$'Tabela da Normal Padrão'.G8] - [.$B$2]); AVERAGE(([.$B7] + [.E$2]); ([.$B7] + [.F$2])); IF(([.$B$2] - [$'Tabela da Normal Padrão'.F8]) &lt; ([$'Tabela da Normal Padrão'.G8] - [.$B$2]); ([.$B7] + [.E$2]); ([.$B7] + [.F$2]) ))))" office:value-type="float" office:value="0.42" calcext:value-type="float">
            <text:p>0,42</text:p>
          </table:table-cell>
          <table:table-cell table:formula="of:= IF([.$B$2] &gt; [$'Tabela da Normal Padrão'.H8]; [.G7]; IF([.$B$2] = [$'Tabela da Normal Padrão'.G8]; ([.$B7] + [.F$2]); IF(([.$B$2] - [$'Tabela da Normal Padrão'.G8]) = ([$'Tabela da Normal Padrão'.H8] - [.$B$2]); AVERAGE(([.$B7] + [.F$2]); ([.$B7] + [.G$2])); IF(([.$B$2] - [$'Tabela da Normal Padrão'.G8]) &lt; ([$'Tabela da Normal Padrão'.H8] - [.$B$2]); ([.$B7] + [.F$2]); ([.$B7] + [.G$2]) ))))" office:value-type="float" office:value="0.43" calcext:value-type="float">
            <text:p>0,43</text:p>
          </table:table-cell>
          <table:table-cell table:formula="of:= IF([.$B$2] &gt; [$'Tabela da Normal Padrão'.I8]; [.H7]; IF([.$B$2] = [$'Tabela da Normal Padrão'.H8]; ([.$B7] + [.G$2]); IF(([.$B$2] - [$'Tabela da Normal Padrão'.H8]) = ([$'Tabela da Normal Padrão'.I8] - [.$B$2]); AVERAGE(([.$B7] + [.G$2]); ([.$B7] + [.H$2])); IF(([.$B$2] - [$'Tabela da Normal Padrão'.H8]) &lt; ([$'Tabela da Normal Padrão'.I8] - [.$B$2]); ([.$B7] + [.G$2]); ([.$B7] + [.H$2]) ))))" office:value-type="float" office:value="0.44" calcext:value-type="float">
            <text:p>0,44</text:p>
          </table:table-cell>
          <table:table-cell table:formula="of:= IF([.$B$2] &gt; [$'Tabela da Normal Padrão'.J8]; [.I7]; IF([.$B$2] = [$'Tabela da Normal Padrão'.I8]; ([.$B7] + [.H$2]); IF(([.$B$2] - [$'Tabela da Normal Padrão'.I8]) = ([$'Tabela da Normal Padrão'.J8] - [.$B$2]); AVERAGE(([.$B7] + [.H$2]); ([.$B7] + [.I$2])); IF(([.$B$2] - [$'Tabela da Normal Padrão'.I8]) &lt; ([$'Tabela da Normal Padrão'.J8] - [.$B$2]); ([.$B7] + [.H$2]); ([.$B7] + [.I$2]) ))))" office:value-type="float" office:value="0.45" calcext:value-type="float">
            <text:p>0,45</text:p>
          </table:table-cell>
          <table:table-cell table:formula="of:= IF([.$B$2] &gt; [$'Tabela da Normal Padrão'.K8]; [.J7]; IF([.$B$2] = [$'Tabela da Normal Padrão'.J8]; ([.$B7] + [.I$2]); IF(([.$B$2] - [$'Tabela da Normal Padrão'.J8]) = ([$'Tabela da Normal Padrão'.K8] - [.$B$2]); AVERAGE(([.$B7] + [.I$2]); ([.$B7] + [.J$2])); IF(([.$B$2] - [$'Tabela da Normal Padrão'.J8]) &lt; ([$'Tabela da Normal Padrão'.K8] - [.$B$2]); ([.$B7] + [.I$2]); ([.$B7] + [.J$2]) ))))" office:value-type="float" office:value="0.46" calcext:value-type="float">
            <text:p>0,46</text:p>
          </table:table-cell>
          <table:table-cell table:formula="of:= IF([.$B$2] &gt; [$'Tabela da Normal Padrão'.L8]; [.K7]; IF([.$B$2] = [$'Tabela da Normal Padrão'.K8]; ([.$B7] + [.J$2]); IF(([.$B$2] - [$'Tabela da Normal Padrão'.K8]) = ([$'Tabela da Normal Padrão'.L8] - [.$B$2]); AVERAGE(([.$B7] + [.J$2]); ([.$B7] + [.K$2])); IF(([.$B$2] - [$'Tabela da Normal Padrão'.K8]) &lt; ([$'Tabela da Normal Padrão'.L8] - [.$B$2]); ([.$B7] + [.J$2]); ([.$B7] + [.K$2]) ))))" office:value-type="float" office:value="0.47" calcext:value-type="float">
            <text:p>0,47</text:p>
          </table:table-cell>
          <table:table-cell table:formula="of:= IF([.$B$2] &gt; [$'Tabela da Normal Padrão'.M8]; [.L7]; IF([.$B$2] = [$'Tabela da Normal Padrão'.L8]; ([.$B7] + [.K$2]); IF(([.$B$2] - [$'Tabela da Normal Padrão'.L8]) = ([$'Tabela da Normal Padrão'.M8] - [.$B$2]); AVERAGE(([.$B7] + [.K$2]); ([.$B7] + [.L$2])); IF(([.$B$2] - [$'Tabela da Normal Padrão'.L8]) &lt; ([$'Tabela da Normal Padrão'.M8] - [.$B$2]); ([.$B7] + [.K$2]); ([.$B7] + [.L$2]) ))))" office:value-type="float" office:value="0.48" calcext:value-type="float">
            <text:p>0,48</text:p>
          </table:table-cell>
          <table:table-cell table:formula="of:= IF([.$B$2] &gt; [$'Tabela da Normal Padrão'.D9]; [.C8]; IF([.$B$2] = [$'Tabela da Normal Padrão'.M8]; ([.$B7] + [.L$2]); IF(([.$B$2] - [$'Tabela da Normal Padrão'.M8]) = ([$'Tabela da Normal Padrão'.D9] - [.$B$2]); AVERAGE(([.$B7] + [.L$2]); ([.$B7] + [.M$2])); IF(([.$B$2] - [$'Tabela da Normal Padrão'.M8]) &lt; ([$'Tabela da Normal Padrão'.D9] - [.$B$2]); ([.$B7] + [.L$2]); ([.$B7] + [.M$2])))))" office:value-type="float" office:value="0.49" calcext:value-type="float">
            <text:p>0,49</text:p>
          </table:table-cell>
          <table:table-cell/>
        </table:table-row>
        <table:table-row table:style-name="ro2">
          <table:table-cell/>
          <table:table-cell office:value-type="float" office:value="0.5" calcext:value-type="float">
            <text:p>0,5</text:p>
          </table:table-cell>
          <table:table-cell table:formula="of:= IF([.$B$2] &gt; [$'Tabela da Normal Padrão'.E9]; [.D8]; IF([.$B$2] = [$'Tabela da Normal Padrão'.D9]; ([.$B8] + [.C$2]); IF(([.$B$2] - [$'Tabela da Normal Padrão'.D9]) = ([$'Tabela da Normal Padrão'.E9] - [.$B$2]); AVERAGE(([.$B8] + [.C$2]); ([.$B8] + [.D$2])); IF(([.$B$2] - [$'Tabela da Normal Padrão'.D9]) &lt; ([$'Tabela da Normal Padrão'.E9] - [.$B$2]); ([.$B8] + [.C$2]); ([.$B8] + [.D$2]) ))))" office:value-type="float" office:value="0.5" calcext:value-type="float">
            <text:p>0,5</text:p>
          </table:table-cell>
          <table:table-cell table:formula="of:= IF([.$B$2] &gt; [$'Tabela da Normal Padrão'.F9]; [.E8]; IF([.$B$2] = [$'Tabela da Normal Padrão'.E9]; ([.$B8] + [.D$2]); IF(([.$B$2] - [$'Tabela da Normal Padrão'.E9]) = ([$'Tabela da Normal Padrão'.F9] - [.$B$2]); AVERAGE(([.$B8] + [.D$2]); ([.$B8] + [.E$2])); IF(([.$B$2] - [$'Tabela da Normal Padrão'.E9]) &lt; ([$'Tabela da Normal Padrão'.F9] - [.$B$2]); ([.$B8] + [.D$2]); ([.$B8] + [.E$2]) ))))" office:value-type="float" office:value="0.51" calcext:value-type="float">
            <text:p>0,51</text:p>
          </table:table-cell>
          <table:table-cell table:formula="of:= IF([.$B$2] &gt; [$'Tabela da Normal Padrão'.G9]; [.F8]; IF([.$B$2] = [$'Tabela da Normal Padrão'.F9]; ([.$B8] + [.E$2]); IF(([.$B$2] - [$'Tabela da Normal Padrão'.F9]) = ([$'Tabela da Normal Padrão'.G9] - [.$B$2]); AVERAGE(([.$B8] + [.E$2]); ([.$B8] + [.F$2])); IF(([.$B$2] - [$'Tabela da Normal Padrão'.F9]) &lt; ([$'Tabela da Normal Padrão'.G9] - [.$B$2]); ([.$B8] + [.E$2]); ([.$B8] + [.F$2]) ))))" office:value-type="float" office:value="0.52" calcext:value-type="float">
            <text:p>0,52</text:p>
          </table:table-cell>
          <table:table-cell table:formula="of:= IF([.$B$2] &gt; [$'Tabela da Normal Padrão'.H9]; [.G8]; IF([.$B$2] = [$'Tabela da Normal Padrão'.G9]; ([.$B8] + [.F$2]); IF(([.$B$2] - [$'Tabela da Normal Padrão'.G9]) = ([$'Tabela da Normal Padrão'.H9] - [.$B$2]); AVERAGE(([.$B8] + [.F$2]); ([.$B8] + [.G$2])); IF(([.$B$2] - [$'Tabela da Normal Padrão'.G9]) &lt; ([$'Tabela da Normal Padrão'.H9] - [.$B$2]); ([.$B8] + [.F$2]); ([.$B8] + [.G$2]) ))))" office:value-type="float" office:value="0.53" calcext:value-type="float">
            <text:p>0,53</text:p>
          </table:table-cell>
          <table:table-cell table:formula="of:= IF([.$B$2] &gt; [$'Tabela da Normal Padrão'.I9]; [.H8]; IF([.$B$2] = [$'Tabela da Normal Padrão'.H9]; ([.$B8] + [.G$2]); IF(([.$B$2] - [$'Tabela da Normal Padrão'.H9]) = ([$'Tabela da Normal Padrão'.I9] - [.$B$2]); AVERAGE(([.$B8] + [.G$2]); ([.$B8] + [.H$2])); IF(([.$B$2] - [$'Tabela da Normal Padrão'.H9]) &lt; ([$'Tabela da Normal Padrão'.I9] - [.$B$2]); ([.$B8] + [.G$2]); ([.$B8] + [.H$2]) ))))" office:value-type="float" office:value="0.54" calcext:value-type="float">
            <text:p>0,54</text:p>
          </table:table-cell>
          <table:table-cell table:formula="of:= IF([.$B$2] &gt; [$'Tabela da Normal Padrão'.J9]; [.I8]; IF([.$B$2] = [$'Tabela da Normal Padrão'.I9]; ([.$B8] + [.H$2]); IF(([.$B$2] - [$'Tabela da Normal Padrão'.I9]) = ([$'Tabela da Normal Padrão'.J9] - [.$B$2]); AVERAGE(([.$B8] + [.H$2]); ([.$B8] + [.I$2])); IF(([.$B$2] - [$'Tabela da Normal Padrão'.I9]) &lt; ([$'Tabela da Normal Padrão'.J9] - [.$B$2]); ([.$B8] + [.H$2]); ([.$B8] + [.I$2]) ))))" office:value-type="float" office:value="0.55" calcext:value-type="float">
            <text:p>0,55</text:p>
          </table:table-cell>
          <table:table-cell table:formula="of:= IF([.$B$2] &gt; [$'Tabela da Normal Padrão'.K9]; [.J8]; IF([.$B$2] = [$'Tabela da Normal Padrão'.J9]; ([.$B8] + [.I$2]); IF(([.$B$2] - [$'Tabela da Normal Padrão'.J9]) = ([$'Tabela da Normal Padrão'.K9] - [.$B$2]); AVERAGE(([.$B8] + [.I$2]); ([.$B8] + [.J$2])); IF(([.$B$2] - [$'Tabela da Normal Padrão'.J9]) &lt; ([$'Tabela da Normal Padrão'.K9] - [.$B$2]); ([.$B8] + [.I$2]); ([.$B8] + [.J$2]) ))))" office:value-type="float" office:value="0.56" calcext:value-type="float">
            <text:p>0,56</text:p>
          </table:table-cell>
          <table:table-cell table:formula="of:= IF([.$B$2] &gt; [$'Tabela da Normal Padrão'.L9]; [.K8]; IF([.$B$2] = [$'Tabela da Normal Padrão'.K9]; ([.$B8] + [.J$2]); IF(([.$B$2] - [$'Tabela da Normal Padrão'.K9]) = ([$'Tabela da Normal Padrão'.L9] - [.$B$2]); AVERAGE(([.$B8] + [.J$2]); ([.$B8] + [.K$2])); IF(([.$B$2] - [$'Tabela da Normal Padrão'.K9]) &lt; ([$'Tabela da Normal Padrão'.L9] - [.$B$2]); ([.$B8] + [.J$2]); ([.$B8] + [.K$2]) ))))" office:value-type="float" office:value="0.57" calcext:value-type="float">
            <text:p>0,57</text:p>
          </table:table-cell>
          <table:table-cell table:formula="of:= IF([.$B$2] &gt; [$'Tabela da Normal Padrão'.M9]; [.L8]; IF([.$B$2] = [$'Tabela da Normal Padrão'.L9]; ([.$B8] + [.K$2]); IF(([.$B$2] - [$'Tabela da Normal Padrão'.L9]) = ([$'Tabela da Normal Padrão'.M9] - [.$B$2]); AVERAGE(([.$B8] + [.K$2]); ([.$B8] + [.L$2])); IF(([.$B$2] - [$'Tabela da Normal Padrão'.L9]) &lt; ([$'Tabela da Normal Padrão'.M9] - [.$B$2]); ([.$B8] + [.K$2]); ([.$B8] + [.L$2]) ))))" office:value-type="float" office:value="0.58" calcext:value-type="float">
            <text:p>0,58</text:p>
          </table:table-cell>
          <table:table-cell table:formula="of:= IF([.$B$2] &gt; [$'Tabela da Normal Padrão'.D10]; [.C9]; IF([.$B$2] = [$'Tabela da Normal Padrão'.M9]; ([.$B8] + [.L$2]); IF(([.$B$2] - [$'Tabela da Normal Padrão'.M9]) = ([$'Tabela da Normal Padrão'.D10] - [.$B$2]); AVERAGE(([.$B8] + [.L$2]); ([.$B8] + [.M$2])); IF(([.$B$2] - [$'Tabela da Normal Padrão'.M9]) &lt; ([$'Tabela da Normal Padrão'.D10] - [.$B$2]); ([.$B8] + [.L$2]); ([.$B8] + [.M$2])))))" office:value-type="float" office:value="0.59" calcext:value-type="float">
            <text:p>0,59</text:p>
          </table:table-cell>
          <table:table-cell/>
        </table:table-row>
        <table:table-row table:style-name="ro2">
          <table:table-cell/>
          <table:table-cell office:value-type="float" office:value="0.6" calcext:value-type="float">
            <text:p>0,6</text:p>
          </table:table-cell>
          <table:table-cell table:formula="of:= IF([.$B$2] &gt; [$'Tabela da Normal Padrão'.E10]; [.D9]; IF([.$B$2] = [$'Tabela da Normal Padrão'.D10]; ([.$B9] + [.C$2]); IF(([.$B$2] - [$'Tabela da Normal Padrão'.D10]) = ([$'Tabela da Normal Padrão'.E10] - [.$B$2]); AVERAGE(([.$B9] + [.C$2]); ([.$B9] + [.D$2])); IF(([.$B$2] - [$'Tabela da Normal Padrão'.D10]) &lt; ([$'Tabela da Normal Padrão'.E10] - [.$B$2]); ([.$B9] + [.C$2]); ([.$B9] + [.D$2]) ))))" office:value-type="float" office:value="0.6" calcext:value-type="float">
            <text:p>0,6</text:p>
          </table:table-cell>
          <table:table-cell table:formula="of:= IF([.$B$2] &gt; [$'Tabela da Normal Padrão'.F10]; [.E9]; IF([.$B$2] = [$'Tabela da Normal Padrão'.E10]; ([.$B9] + [.D$2]); IF(([.$B$2] - [$'Tabela da Normal Padrão'.E10]) = ([$'Tabela da Normal Padrão'.F10] - [.$B$2]); AVERAGE(([.$B9] + [.D$2]); ([.$B9] + [.E$2])); IF(([.$B$2] - [$'Tabela da Normal Padrão'.E10]) &lt; ([$'Tabela da Normal Padrão'.F10] - [.$B$2]); ([.$B9] + [.D$2]); ([.$B9] + [.E$2]) ))))" office:value-type="float" office:value="0.61" calcext:value-type="float">
            <text:p>0,61</text:p>
          </table:table-cell>
          <table:table-cell table:formula="of:= IF([.$B$2] &gt; [$'Tabela da Normal Padrão'.G10]; [.F9]; IF([.$B$2] = [$'Tabela da Normal Padrão'.F10]; ([.$B9] + [.E$2]); IF(([.$B$2] - [$'Tabela da Normal Padrão'.F10]) = ([$'Tabela da Normal Padrão'.G10] - [.$B$2]); AVERAGE(([.$B9] + [.E$2]); ([.$B9] + [.F$2])); IF(([.$B$2] - [$'Tabela da Normal Padrão'.F10]) &lt; ([$'Tabela da Normal Padrão'.G10] - [.$B$2]); ([.$B9] + [.E$2]); ([.$B9] + [.F$2]) ))))" office:value-type="float" office:value="0.62" calcext:value-type="float">
            <text:p>0,62</text:p>
          </table:table-cell>
          <table:table-cell table:formula="of:= IF([.$B$2] &gt; [$'Tabela da Normal Padrão'.H10]; [.G9]; IF([.$B$2] = [$'Tabela da Normal Padrão'.G10]; ([.$B9] + [.F$2]); IF(([.$B$2] - [$'Tabela da Normal Padrão'.G10]) = ([$'Tabela da Normal Padrão'.H10] - [.$B$2]); AVERAGE(([.$B9] + [.F$2]); ([.$B9] + [.G$2])); IF(([.$B$2] - [$'Tabela da Normal Padrão'.G10]) &lt; ([$'Tabela da Normal Padrão'.H10] - [.$B$2]); ([.$B9] + [.F$2]); ([.$B9] + [.G$2]) ))))" office:value-type="float" office:value="0.63" calcext:value-type="float">
            <text:p>0,63</text:p>
          </table:table-cell>
          <table:table-cell table:formula="of:= IF([.$B$2] &gt; [$'Tabela da Normal Padrão'.I10]; [.H9]; IF([.$B$2] = [$'Tabela da Normal Padrão'.H10]; ([.$B9] + [.G$2]); IF(([.$B$2] - [$'Tabela da Normal Padrão'.H10]) = ([$'Tabela da Normal Padrão'.I10] - [.$B$2]); AVERAGE(([.$B9] + [.G$2]); ([.$B9] + [.H$2])); IF(([.$B$2] - [$'Tabela da Normal Padrão'.H10]) &lt; ([$'Tabela da Normal Padrão'.I10] - [.$B$2]); ([.$B9] + [.G$2]); ([.$B9] + [.H$2]) ))))" office:value-type="float" office:value="0.64" calcext:value-type="float">
            <text:p>0,64</text:p>
          </table:table-cell>
          <table:table-cell table:formula="of:= IF([.$B$2] &gt; [$'Tabela da Normal Padrão'.J10]; [.I9]; IF([.$B$2] = [$'Tabela da Normal Padrão'.I10]; ([.$B9] + [.H$2]); IF(([.$B$2] - [$'Tabela da Normal Padrão'.I10]) = ([$'Tabela da Normal Padrão'.J10] - [.$B$2]); AVERAGE(([.$B9] + [.H$2]); ([.$B9] + [.I$2])); IF(([.$B$2] - [$'Tabela da Normal Padrão'.I10]) &lt; ([$'Tabela da Normal Padrão'.J10] - [.$B$2]); ([.$B9] + [.H$2]); ([.$B9] + [.I$2]) ))))" office:value-type="float" office:value="0.65" calcext:value-type="float">
            <text:p>0,65</text:p>
          </table:table-cell>
          <table:table-cell table:formula="of:= IF([.$B$2] &gt; [$'Tabela da Normal Padrão'.K10]; [.J9]; IF([.$B$2] = [$'Tabela da Normal Padrão'.J10]; ([.$B9] + [.I$2]); IF(([.$B$2] - [$'Tabela da Normal Padrão'.J10]) = ([$'Tabela da Normal Padrão'.K10] - [.$B$2]); AVERAGE(([.$B9] + [.I$2]); ([.$B9] + [.J$2])); IF(([.$B$2] - [$'Tabela da Normal Padrão'.J10]) &lt; ([$'Tabela da Normal Padrão'.K10] - [.$B$2]); ([.$B9] + [.I$2]); ([.$B9] + [.J$2]) ))))" office:value-type="float" office:value="0.66" calcext:value-type="float">
            <text:p>0,66</text:p>
          </table:table-cell>
          <table:table-cell table:formula="of:= IF([.$B$2] &gt; [$'Tabela da Normal Padrão'.L10]; [.K9]; IF([.$B$2] = [$'Tabela da Normal Padrão'.K10]; ([.$B9] + [.J$2]); IF(([.$B$2] - [$'Tabela da Normal Padrão'.K10]) = ([$'Tabela da Normal Padrão'.L10] - [.$B$2]); AVERAGE(([.$B9] + [.J$2]); ([.$B9] + [.K$2])); IF(([.$B$2] - [$'Tabela da Normal Padrão'.K10]) &lt; ([$'Tabela da Normal Padrão'.L10] - [.$B$2]); ([.$B9] + [.J$2]); ([.$B9] + [.K$2]) ))))" office:value-type="float" office:value="0.67" calcext:value-type="float">
            <text:p>0,67</text:p>
          </table:table-cell>
          <table:table-cell table:formula="of:= IF([.$B$2] &gt; [$'Tabela da Normal Padrão'.M10]; [.L9]; IF([.$B$2] = [$'Tabela da Normal Padrão'.L10]; ([.$B9] + [.K$2]); IF(([.$B$2] - [$'Tabela da Normal Padrão'.L10]) = ([$'Tabela da Normal Padrão'.M10] - [.$B$2]); AVERAGE(([.$B9] + [.K$2]); ([.$B9] + [.L$2])); IF(([.$B$2] - [$'Tabela da Normal Padrão'.L10]) &lt; ([$'Tabela da Normal Padrão'.M10] - [.$B$2]); ([.$B9] + [.K$2]); ([.$B9] + [.L$2]) ))))" office:value-type="float" office:value="0.68" calcext:value-type="float">
            <text:p>0,68</text:p>
          </table:table-cell>
          <table:table-cell table:formula="of:= IF([.$B$2] &gt; [$'Tabela da Normal Padrão'.D11]; [.C10]; IF([.$B$2] = [$'Tabela da Normal Padrão'.M10]; ([.$B9] + [.L$2]); IF(([.$B$2] - [$'Tabela da Normal Padrão'.M10]) = ([$'Tabela da Normal Padrão'.D11] - [.$B$2]); AVERAGE(([.$B9] + [.L$2]); ([.$B9] + [.M$2])); IF(([.$B$2] - [$'Tabela da Normal Padrão'.M10]) &lt; ([$'Tabela da Normal Padrão'.D11] - [.$B$2]); ([.$B9] + [.L$2]); ([.$B9] + [.M$2])))))" office:value-type="float" office:value="0.69" calcext:value-type="float">
            <text:p>0,69</text:p>
          </table:table-cell>
          <table:table-cell/>
        </table:table-row>
        <table:table-row table:style-name="ro2">
          <table:table-cell/>
          <table:table-cell office:value-type="float" office:value="0.7" calcext:value-type="float">
            <text:p>0,7</text:p>
          </table:table-cell>
          <table:table-cell table:formula="of:= IF([.$B$2] &gt; [$'Tabela da Normal Padrão'.E11]; [.D10]; IF([.$B$2] = [$'Tabela da Normal Padrão'.D11]; ([.$B10] + [.C$2]); IF(([.$B$2] - [$'Tabela da Normal Padrão'.D11]) = ([$'Tabela da Normal Padrão'.E11] - [.$B$2]); AVERAGE(([.$B10] + [.C$2]); ([.$B10] + [.D$2])); IF(([.$B$2] - [$'Tabela da Normal Padrão'.D11]) &lt; ([$'Tabela da Normal Padrão'.E11] - [.$B$2]); ([.$B10] + [.C$2]); ([.$B10] + [.D$2]) ))))" office:value-type="float" office:value="0.7" calcext:value-type="float">
            <text:p>0,7</text:p>
          </table:table-cell>
          <table:table-cell table:formula="of:= IF([.$B$2] &gt; [$'Tabela da Normal Padrão'.F11]; [.E10]; IF([.$B$2] = [$'Tabela da Normal Padrão'.E11]; ([.$B10] + [.D$2]); IF(([.$B$2] - [$'Tabela da Normal Padrão'.E11]) = ([$'Tabela da Normal Padrão'.F11] - [.$B$2]); AVERAGE(([.$B10] + [.D$2]); ([.$B10] + [.E$2])); IF(([.$B$2] - [$'Tabela da Normal Padrão'.E11]) &lt; ([$'Tabela da Normal Padrão'.F11] - [.$B$2]); ([.$B10] + [.D$2]); ([.$B10] + [.E$2]) ))))" office:value-type="float" office:value="0.71" calcext:value-type="float">
            <text:p>0,71</text:p>
          </table:table-cell>
          <table:table-cell table:formula="of:= IF([.$B$2] &gt; [$'Tabela da Normal Padrão'.G11]; [.F10]; IF([.$B$2] = [$'Tabela da Normal Padrão'.F11]; ([.$B10] + [.E$2]); IF(([.$B$2] - [$'Tabela da Normal Padrão'.F11]) = ([$'Tabela da Normal Padrão'.G11] - [.$B$2]); AVERAGE(([.$B10] + [.E$2]); ([.$B10] + [.F$2])); IF(([.$B$2] - [$'Tabela da Normal Padrão'.F11]) &lt; ([$'Tabela da Normal Padrão'.G11] - [.$B$2]); ([.$B10] + [.E$2]); ([.$B10] + [.F$2]) ))))" office:value-type="float" office:value="0.72" calcext:value-type="float">
            <text:p>0,72</text:p>
          </table:table-cell>
          <table:table-cell table:formula="of:= IF([.$B$2] &gt; [$'Tabela da Normal Padrão'.H11]; [.G10]; IF([.$B$2] = [$'Tabela da Normal Padrão'.G11]; ([.$B10] + [.F$2]); IF(([.$B$2] - [$'Tabela da Normal Padrão'.G11]) = ([$'Tabela da Normal Padrão'.H11] - [.$B$2]); AVERAGE(([.$B10] + [.F$2]); ([.$B10] + [.G$2])); IF(([.$B$2] - [$'Tabela da Normal Padrão'.G11]) &lt; ([$'Tabela da Normal Padrão'.H11] - [.$B$2]); ([.$B10] + [.F$2]); ([.$B10] + [.G$2]) ))))" office:value-type="float" office:value="0.73" calcext:value-type="float">
            <text:p>0,73</text:p>
          </table:table-cell>
          <table:table-cell table:formula="of:= IF([.$B$2] &gt; [$'Tabela da Normal Padrão'.I11]; [.H10]; IF([.$B$2] = [$'Tabela da Normal Padrão'.H11]; ([.$B10] + [.G$2]); IF(([.$B$2] - [$'Tabela da Normal Padrão'.H11]) = ([$'Tabela da Normal Padrão'.I11] - [.$B$2]); AVERAGE(([.$B10] + [.G$2]); ([.$B10] + [.H$2])); IF(([.$B$2] - [$'Tabela da Normal Padrão'.H11]) &lt; ([$'Tabela da Normal Padrão'.I11] - [.$B$2]); ([.$B10] + [.G$2]); ([.$B10] + [.H$2]) ))))" office:value-type="float" office:value="0.74" calcext:value-type="float">
            <text:p>0,74</text:p>
          </table:table-cell>
          <table:table-cell table:formula="of:= IF([.$B$2] &gt; [$'Tabela da Normal Padrão'.J11]; [.I10]; IF([.$B$2] = [$'Tabela da Normal Padrão'.I11]; ([.$B10] + [.H$2]); IF(([.$B$2] - [$'Tabela da Normal Padrão'.I11]) = ([$'Tabela da Normal Padrão'.J11] - [.$B$2]); AVERAGE(([.$B10] + [.H$2]); ([.$B10] + [.I$2])); IF(([.$B$2] - [$'Tabela da Normal Padrão'.I11]) &lt; ([$'Tabela da Normal Padrão'.J11] - [.$B$2]); ([.$B10] + [.H$2]); ([.$B10] + [.I$2]) ))))" office:value-type="float" office:value="0.75" calcext:value-type="float">
            <text:p>0,75</text:p>
          </table:table-cell>
          <table:table-cell table:formula="of:= IF([.$B$2] &gt; [$'Tabela da Normal Padrão'.K11]; [.J10]; IF([.$B$2] = [$'Tabela da Normal Padrão'.J11]; ([.$B10] + [.I$2]); IF(([.$B$2] - [$'Tabela da Normal Padrão'.J11]) = ([$'Tabela da Normal Padrão'.K11] - [.$B$2]); AVERAGE(([.$B10] + [.I$2]); ([.$B10] + [.J$2])); IF(([.$B$2] - [$'Tabela da Normal Padrão'.J11]) &lt; ([$'Tabela da Normal Padrão'.K11] - [.$B$2]); ([.$B10] + [.I$2]); ([.$B10] + [.J$2]) ))))" office:value-type="float" office:value="0.76" calcext:value-type="float">
            <text:p>0,76</text:p>
          </table:table-cell>
          <table:table-cell table:formula="of:= IF([.$B$2] &gt; [$'Tabela da Normal Padrão'.L11]; [.K10]; IF([.$B$2] = [$'Tabela da Normal Padrão'.K11]; ([.$B10] + [.J$2]); IF(([.$B$2] - [$'Tabela da Normal Padrão'.K11]) = ([$'Tabela da Normal Padrão'.L11] - [.$B$2]); AVERAGE(([.$B10] + [.J$2]); ([.$B10] + [.K$2])); IF(([.$B$2] - [$'Tabela da Normal Padrão'.K11]) &lt; ([$'Tabela da Normal Padrão'.L11] - [.$B$2]); ([.$B10] + [.J$2]); ([.$B10] + [.K$2]) ))))" office:value-type="float" office:value="0.77" calcext:value-type="float">
            <text:p>0,77</text:p>
          </table:table-cell>
          <table:table-cell table:formula="of:= IF([.$B$2] &gt; [$'Tabela da Normal Padrão'.M11]; [.L10]; IF([.$B$2] = [$'Tabela da Normal Padrão'.L11]; ([.$B10] + [.K$2]); IF(([.$B$2] - [$'Tabela da Normal Padrão'.L11]) = ([$'Tabela da Normal Padrão'.M11] - [.$B$2]); AVERAGE(([.$B10] + [.K$2]); ([.$B10] + [.L$2])); IF(([.$B$2] - [$'Tabela da Normal Padrão'.L11]) &lt; ([$'Tabela da Normal Padrão'.M11] - [.$B$2]); ([.$B10] + [.K$2]); ([.$B10] + [.L$2]) ))))" office:value-type="float" office:value="0.78" calcext:value-type="float">
            <text:p>0,78</text:p>
          </table:table-cell>
          <table:table-cell table:formula="of:= IF([.$B$2] &gt; [$'Tabela da Normal Padrão'.D12]; [.C11]; IF([.$B$2] = [$'Tabela da Normal Padrão'.M11]; ([.$B10] + [.L$2]); IF(([.$B$2] - [$'Tabela da Normal Padrão'.M11]) = ([$'Tabela da Normal Padrão'.D12] - [.$B$2]); AVERAGE(([.$B10] + [.L$2]); ([.$B10] + [.M$2])); IF(([.$B$2] - [$'Tabela da Normal Padrão'.M11]) &lt; ([$'Tabela da Normal Padrão'.D12] - [.$B$2]); ([.$B10] + [.L$2]); ([.$B10] + [.M$2])))))" office:value-type="float" office:value="0.79" calcext:value-type="float">
            <text:p>0,79</text:p>
          </table:table-cell>
          <table:table-cell/>
        </table:table-row>
        <table:table-row table:style-name="ro2">
          <table:table-cell/>
          <table:table-cell office:value-type="float" office:value="0.8" calcext:value-type="float">
            <text:p>0,8</text:p>
          </table:table-cell>
          <table:table-cell table:formula="of:= IF([.$B$2] &gt; [$'Tabela da Normal Padrão'.E12]; [.D11]; IF([.$B$2] = [$'Tabela da Normal Padrão'.D12]; ([.$B11] + [.C$2]); IF(([.$B$2] - [$'Tabela da Normal Padrão'.D12]) = ([$'Tabela da Normal Padrão'.E12] - [.$B$2]); AVERAGE(([.$B11] + [.C$2]); ([.$B11] + [.D$2])); IF(([.$B$2] - [$'Tabela da Normal Padrão'.D12]) &lt; ([$'Tabela da Normal Padrão'.E12] - [.$B$2]); ([.$B11] + [.C$2]); ([.$B11] + [.D$2]) ))))" office:value-type="float" office:value="0.8" calcext:value-type="float">
            <text:p>0,8</text:p>
          </table:table-cell>
          <table:table-cell table:formula="of:= IF([.$B$2] &gt; [$'Tabela da Normal Padrão'.F12]; [.E11]; IF([.$B$2] = [$'Tabela da Normal Padrão'.E12]; ([.$B11] + [.D$2]); IF(([.$B$2] - [$'Tabela da Normal Padrão'.E12]) = ([$'Tabela da Normal Padrão'.F12] - [.$B$2]); AVERAGE(([.$B11] + [.D$2]); ([.$B11] + [.E$2])); IF(([.$B$2] - [$'Tabela da Normal Padrão'.E12]) &lt; ([$'Tabela da Normal Padrão'.F12] - [.$B$2]); ([.$B11] + [.D$2]); ([.$B11] + [.E$2]) ))))" office:value-type="float" office:value="0.81" calcext:value-type="float">
            <text:p>0,81</text:p>
          </table:table-cell>
          <table:table-cell table:formula="of:= IF([.$B$2] &gt; [$'Tabela da Normal Padrão'.G12]; [.F11]; IF([.$B$2] = [$'Tabela da Normal Padrão'.F12]; ([.$B11] + [.E$2]); IF(([.$B$2] - [$'Tabela da Normal Padrão'.F12]) = ([$'Tabela da Normal Padrão'.G12] - [.$B$2]); AVERAGE(([.$B11] + [.E$2]); ([.$B11] + [.F$2])); IF(([.$B$2] - [$'Tabela da Normal Padrão'.F12]) &lt; ([$'Tabela da Normal Padrão'.G12] - [.$B$2]); ([.$B11] + [.E$2]); ([.$B11] + [.F$2]) ))))" office:value-type="float" office:value="0.82" calcext:value-type="float">
            <text:p>0,82</text:p>
          </table:table-cell>
          <table:table-cell table:formula="of:= IF([.$B$2] &gt; [$'Tabela da Normal Padrão'.H12]; [.G11]; IF([.$B$2] = [$'Tabela da Normal Padrão'.G12]; ([.$B11] + [.F$2]); IF(([.$B$2] - [$'Tabela da Normal Padrão'.G12]) = ([$'Tabela da Normal Padrão'.H12] - [.$B$2]); AVERAGE(([.$B11] + [.F$2]); ([.$B11] + [.G$2])); IF(([.$B$2] - [$'Tabela da Normal Padrão'.G12]) &lt; ([$'Tabela da Normal Padrão'.H12] - [.$B$2]); ([.$B11] + [.F$2]); ([.$B11] + [.G$2]) ))))" office:value-type="float" office:value="0.83" calcext:value-type="float">
            <text:p>0,83</text:p>
          </table:table-cell>
          <table:table-cell table:formula="of:= IF([.$B$2] &gt; [$'Tabela da Normal Padrão'.I12]; [.H11]; IF([.$B$2] = [$'Tabela da Normal Padrão'.H12]; ([.$B11] + [.G$2]); IF(([.$B$2] - [$'Tabela da Normal Padrão'.H12]) = ([$'Tabela da Normal Padrão'.I12] - [.$B$2]); AVERAGE(([.$B11] + [.G$2]); ([.$B11] + [.H$2])); IF(([.$B$2] - [$'Tabela da Normal Padrão'.H12]) &lt; ([$'Tabela da Normal Padrão'.I12] - [.$B$2]); ([.$B11] + [.G$2]); ([.$B11] + [.H$2]) ))))" office:value-type="float" office:value="0.84" calcext:value-type="float">
            <text:p>0,84</text:p>
          </table:table-cell>
          <table:table-cell table:formula="of:= IF([.$B$2] &gt; [$'Tabela da Normal Padrão'.J12]; [.I11]; IF([.$B$2] = [$'Tabela da Normal Padrão'.I12]; ([.$B11] + [.H$2]); IF(([.$B$2] - [$'Tabela da Normal Padrão'.I12]) = ([$'Tabela da Normal Padrão'.J12] - [.$B$2]); AVERAGE(([.$B11] + [.H$2]); ([.$B11] + [.I$2])); IF(([.$B$2] - [$'Tabela da Normal Padrão'.I12]) &lt; ([$'Tabela da Normal Padrão'.J12] - [.$B$2]); ([.$B11] + [.H$2]); ([.$B11] + [.I$2]) ))))" office:value-type="float" office:value="0.85" calcext:value-type="float">
            <text:p>0,85</text:p>
          </table:table-cell>
          <table:table-cell table:formula="of:= IF([.$B$2] &gt; [$'Tabela da Normal Padrão'.K12]; [.J11]; IF([.$B$2] = [$'Tabela da Normal Padrão'.J12]; ([.$B11] + [.I$2]); IF(([.$B$2] - [$'Tabela da Normal Padrão'.J12]) = ([$'Tabela da Normal Padrão'.K12] - [.$B$2]); AVERAGE(([.$B11] + [.I$2]); ([.$B11] + [.J$2])); IF(([.$B$2] - [$'Tabela da Normal Padrão'.J12]) &lt; ([$'Tabela da Normal Padrão'.K12] - [.$B$2]); ([.$B11] + [.I$2]); ([.$B11] + [.J$2]) ))))" office:value-type="float" office:value="0.86" calcext:value-type="float">
            <text:p>0,86</text:p>
          </table:table-cell>
          <table:table-cell table:formula="of:= IF([.$B$2] &gt; [$'Tabela da Normal Padrão'.L12]; [.K11]; IF([.$B$2] = [$'Tabela da Normal Padrão'.K12]; ([.$B11] + [.J$2]); IF(([.$B$2] - [$'Tabela da Normal Padrão'.K12]) = ([$'Tabela da Normal Padrão'.L12] - [.$B$2]); AVERAGE(([.$B11] + [.J$2]); ([.$B11] + [.K$2])); IF(([.$B$2] - [$'Tabela da Normal Padrão'.K12]) &lt; ([$'Tabela da Normal Padrão'.L12] - [.$B$2]); ([.$B11] + [.J$2]); ([.$B11] + [.K$2]) ))))" office:value-type="float" office:value="0.87" calcext:value-type="float">
            <text:p>0,87</text:p>
          </table:table-cell>
          <table:table-cell table:formula="of:= IF([.$B$2] &gt; [$'Tabela da Normal Padrão'.M12]; [.L11]; IF([.$B$2] = [$'Tabela da Normal Padrão'.L12]; ([.$B11] + [.K$2]); IF(([.$B$2] - [$'Tabela da Normal Padrão'.L12]) = ([$'Tabela da Normal Padrão'.M12] - [.$B$2]); AVERAGE(([.$B11] + [.K$2]); ([.$B11] + [.L$2])); IF(([.$B$2] - [$'Tabela da Normal Padrão'.L12]) &lt; ([$'Tabela da Normal Padrão'.M12] - [.$B$2]); ([.$B11] + [.K$2]); ([.$B11] + [.L$2]) ))))" office:value-type="float" office:value="0.88" calcext:value-type="float">
            <text:p>0,88</text:p>
          </table:table-cell>
          <table:table-cell table:formula="of:= IF([.$B$2] &gt; [$'Tabela da Normal Padrão'.D13]; [.C12]; IF([.$B$2] = [$'Tabela da Normal Padrão'.M12]; ([.$B11] + [.L$2]); IF(([.$B$2] - [$'Tabela da Normal Padrão'.M12]) = ([$'Tabela da Normal Padrão'.D13] - [.$B$2]); AVERAGE(([.$B11] + [.L$2]); ([.$B11] + [.M$2])); IF(([.$B$2] - [$'Tabela da Normal Padrão'.M12]) &lt; ([$'Tabela da Normal Padrão'.D13] - [.$B$2]); ([.$B11] + [.L$2]); ([.$B11] + [.M$2])))))" office:value-type="float" office:value="0.89" calcext:value-type="float">
            <text:p>0,89</text:p>
          </table:table-cell>
          <table:table-cell/>
        </table:table-row>
        <table:table-row table:style-name="ro2">
          <table:table-cell/>
          <table:table-cell office:value-type="float" office:value="0.9" calcext:value-type="float">
            <text:p>0,9</text:p>
          </table:table-cell>
          <table:table-cell table:formula="of:= IF([.$B$2] &gt; [$'Tabela da Normal Padrão'.E13]; [.D12]; IF([.$B$2] = [$'Tabela da Normal Padrão'.D13]; ([.$B12] + [.C$2]); IF(([.$B$2] - [$'Tabela da Normal Padrão'.D13]) = ([$'Tabela da Normal Padrão'.E13] - [.$B$2]); AVERAGE(([.$B12] + [.C$2]); ([.$B12] + [.D$2])); IF(([.$B$2] - [$'Tabela da Normal Padrão'.D13]) &lt; ([$'Tabela da Normal Padrão'.E13] - [.$B$2]); ([.$B12] + [.C$2]); ([.$B12] + [.D$2]) ))))" office:value-type="float" office:value="0.9" calcext:value-type="float">
            <text:p>0,9</text:p>
          </table:table-cell>
          <table:table-cell table:formula="of:= IF([.$B$2] &gt; [$'Tabela da Normal Padrão'.F13]; [.E12]; IF([.$B$2] = [$'Tabela da Normal Padrão'.E13]; ([.$B12] + [.D$2]); IF(([.$B$2] - [$'Tabela da Normal Padrão'.E13]) = ([$'Tabela da Normal Padrão'.F13] - [.$B$2]); AVERAGE(([.$B12] + [.D$2]); ([.$B12] + [.E$2])); IF(([.$B$2] - [$'Tabela da Normal Padrão'.E13]) &lt; ([$'Tabela da Normal Padrão'.F13] - [.$B$2]); ([.$B12] + [.D$2]); ([.$B12] + [.E$2]) ))))" office:value-type="float" office:value="0.91" calcext:value-type="float">
            <text:p>0,91</text:p>
          </table:table-cell>
          <table:table-cell table:formula="of:= IF([.$B$2] &gt; [$'Tabela da Normal Padrão'.G13]; [.F12]; IF([.$B$2] = [$'Tabela da Normal Padrão'.F13]; ([.$B12] + [.E$2]); IF(([.$B$2] - [$'Tabela da Normal Padrão'.F13]) = ([$'Tabela da Normal Padrão'.G13] - [.$B$2]); AVERAGE(([.$B12] + [.E$2]); ([.$B12] + [.F$2])); IF(([.$B$2] - [$'Tabela da Normal Padrão'.F13]) &lt; ([$'Tabela da Normal Padrão'.G13] - [.$B$2]); ([.$B12] + [.E$2]); ([.$B12] + [.F$2]) ))))" office:value-type="float" office:value="0.92" calcext:value-type="float">
            <text:p>0,92</text:p>
          </table:table-cell>
          <table:table-cell table:formula="of:= IF([.$B$2] &gt; [$'Tabela da Normal Padrão'.H13]; [.G12]; IF([.$B$2] = [$'Tabela da Normal Padrão'.G13]; ([.$B12] + [.F$2]); IF(([.$B$2] - [$'Tabela da Normal Padrão'.G13]) = ([$'Tabela da Normal Padrão'.H13] - [.$B$2]); AVERAGE(([.$B12] + [.F$2]); ([.$B12] + [.G$2])); IF(([.$B$2] - [$'Tabela da Normal Padrão'.G13]) &lt; ([$'Tabela da Normal Padrão'.H13] - [.$B$2]); ([.$B12] + [.F$2]); ([.$B12] + [.G$2]) ))))" office:value-type="float" office:value="0.93" calcext:value-type="float">
            <text:p>0,93</text:p>
          </table:table-cell>
          <table:table-cell table:formula="of:= IF([.$B$2] &gt; [$'Tabela da Normal Padrão'.I13]; [.H12]; IF([.$B$2] = [$'Tabela da Normal Padrão'.H13]; ([.$B12] + [.G$2]); IF(([.$B$2] - [$'Tabela da Normal Padrão'.H13]) = ([$'Tabela da Normal Padrão'.I13] - [.$B$2]); AVERAGE(([.$B12] + [.G$2]); ([.$B12] + [.H$2])); IF(([.$B$2] - [$'Tabela da Normal Padrão'.H13]) &lt; ([$'Tabela da Normal Padrão'.I13] - [.$B$2]); ([.$B12] + [.G$2]); ([.$B12] + [.H$2]) ))))" office:value-type="float" office:value="0.94" calcext:value-type="float">
            <text:p>0,94</text:p>
          </table:table-cell>
          <table:table-cell table:formula="of:= IF([.$B$2] &gt; [$'Tabela da Normal Padrão'.J13]; [.I12]; IF([.$B$2] = [$'Tabela da Normal Padrão'.I13]; ([.$B12] + [.H$2]); IF(([.$B$2] - [$'Tabela da Normal Padrão'.I13]) = ([$'Tabela da Normal Padrão'.J13] - [.$B$2]); AVERAGE(([.$B12] + [.H$2]); ([.$B12] + [.I$2])); IF(([.$B$2] - [$'Tabela da Normal Padrão'.I13]) &lt; ([$'Tabela da Normal Padrão'.J13] - [.$B$2]); ([.$B12] + [.H$2]); ([.$B12] + [.I$2]) ))))" office:value-type="float" office:value="0.95" calcext:value-type="float">
            <text:p>0,95</text:p>
          </table:table-cell>
          <table:table-cell table:formula="of:= IF([.$B$2] &gt; [$'Tabela da Normal Padrão'.K13]; [.J12]; IF([.$B$2] = [$'Tabela da Normal Padrão'.J13]; ([.$B12] + [.I$2]); IF(([.$B$2] - [$'Tabela da Normal Padrão'.J13]) = ([$'Tabela da Normal Padrão'.K13] - [.$B$2]); AVERAGE(([.$B12] + [.I$2]); ([.$B12] + [.J$2])); IF(([.$B$2] - [$'Tabela da Normal Padrão'.J13]) &lt; ([$'Tabela da Normal Padrão'.K13] - [.$B$2]); ([.$B12] + [.I$2]); ([.$B12] + [.J$2]) ))))" office:value-type="float" office:value="0.96" calcext:value-type="float">
            <text:p>0,96</text:p>
          </table:table-cell>
          <table:table-cell table:formula="of:= IF([.$B$2] &gt; [$'Tabela da Normal Padrão'.L13]; [.K12]; IF([.$B$2] = [$'Tabela da Normal Padrão'.K13]; ([.$B12] + [.J$2]); IF(([.$B$2] - [$'Tabela da Normal Padrão'.K13]) = ([$'Tabela da Normal Padrão'.L13] - [.$B$2]); AVERAGE(([.$B12] + [.J$2]); ([.$B12] + [.K$2])); IF(([.$B$2] - [$'Tabela da Normal Padrão'.K13]) &lt; ([$'Tabela da Normal Padrão'.L13] - [.$B$2]); ([.$B12] + [.J$2]); ([.$B12] + [.K$2]) ))))" office:value-type="float" office:value="0.97" calcext:value-type="float">
            <text:p>0,97</text:p>
          </table:table-cell>
          <table:table-cell table:formula="of:= IF([.$B$2] &gt; [$'Tabela da Normal Padrão'.M13]; [.L12]; IF([.$B$2] = [$'Tabela da Normal Padrão'.L13]; ([.$B12] + [.K$2]); IF(([.$B$2] - [$'Tabela da Normal Padrão'.L13]) = ([$'Tabela da Normal Padrão'.M13] - [.$B$2]); AVERAGE(([.$B12] + [.K$2]); ([.$B12] + [.L$2])); IF(([.$B$2] - [$'Tabela da Normal Padrão'.L13]) &lt; ([$'Tabela da Normal Padrão'.M13] - [.$B$2]); ([.$B12] + [.K$2]); ([.$B12] + [.L$2]) ))))" office:value-type="float" office:value="0.98" calcext:value-type="float">
            <text:p>0,98</text:p>
          </table:table-cell>
          <table:table-cell table:formula="of:= IF([.$B$2] &gt; [$'Tabela da Normal Padrão'.D14]; [.C13]; IF([.$B$2] = [$'Tabela da Normal Padrão'.M13]; ([.$B12] + [.L$2]); IF(([.$B$2] - [$'Tabela da Normal Padrão'.M13]) = ([$'Tabela da Normal Padrão'.D14] - [.$B$2]); AVERAGE(([.$B12] + [.L$2]); ([.$B12] + [.M$2])); IF(([.$B$2] - [$'Tabela da Normal Padrão'.M13]) &lt; ([$'Tabela da Normal Padrão'.D14] - [.$B$2]); ([.$B12] + [.L$2]); ([.$B12] + [.M$2])))))" office:value-type="float" office:value="0.99" calcext:value-type="float">
            <text:p>0,99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,0</text:p>
          </table:table-cell>
          <table:table-cell table:formula="of:= IF([.$B$2] &gt; [$'Tabela da Normal Padrão'.E14]; [.D13]; IF([.$B$2] = [$'Tabela da Normal Padrão'.D14]; ([.$B13] + [.C$2]); IF(([.$B$2] - [$'Tabela da Normal Padrão'.D14]) = ([$'Tabela da Normal Padrão'.E14] - [.$B$2]); AVERAGE(([.$B13] + [.C$2]); ([.$B13] + [.D$2])); IF(([.$B$2] - [$'Tabela da Normal Padrão'.D14]) &lt; ([$'Tabela da Normal Padrão'.E14] - [.$B$2]); ([.$B13] + [.C$2]); ([.$B13] + [.D$2]) ))))" office:value-type="float" office:value="1" calcext:value-type="float">
            <text:p>1</text:p>
          </table:table-cell>
          <table:table-cell table:formula="of:= IF([.$B$2] &gt; [$'Tabela da Normal Padrão'.F14]; [.E13]; IF([.$B$2] = [$'Tabela da Normal Padrão'.E14]; ([.$B13] + [.D$2]); IF(([.$B$2] - [$'Tabela da Normal Padrão'.E14]) = ([$'Tabela da Normal Padrão'.F14] - [.$B$2]); AVERAGE(([.$B13] + [.D$2]); ([.$B13] + [.E$2])); IF(([.$B$2] - [$'Tabela da Normal Padrão'.E14]) &lt; ([$'Tabela da Normal Padrão'.F14] - [.$B$2]); ([.$B13] + [.D$2]); ([.$B13] + [.E$2]) ))))" office:value-type="float" office:value="1.01" calcext:value-type="float">
            <text:p>1,01</text:p>
          </table:table-cell>
          <table:table-cell table:formula="of:= IF([.$B$2] &gt; [$'Tabela da Normal Padrão'.G14]; [.F13]; IF([.$B$2] = [$'Tabela da Normal Padrão'.F14]; ([.$B13] + [.E$2]); IF(([.$B$2] - [$'Tabela da Normal Padrão'.F14]) = ([$'Tabela da Normal Padrão'.G14] - [.$B$2]); AVERAGE(([.$B13] + [.E$2]); ([.$B13] + [.F$2])); IF(([.$B$2] - [$'Tabela da Normal Padrão'.F14]) &lt; ([$'Tabela da Normal Padrão'.G14] - [.$B$2]); ([.$B13] + [.E$2]); ([.$B13] + [.F$2]) ))))" office:value-type="float" office:value="1.02" calcext:value-type="float">
            <text:p>1,02</text:p>
          </table:table-cell>
          <table:table-cell table:formula="of:= IF([.$B$2] &gt; [$'Tabela da Normal Padrão'.H14]; [.G13]; IF([.$B$2] = [$'Tabela da Normal Padrão'.G14]; ([.$B13] + [.F$2]); IF(([.$B$2] - [$'Tabela da Normal Padrão'.G14]) = ([$'Tabela da Normal Padrão'.H14] - [.$B$2]); AVERAGE(([.$B13] + [.F$2]); ([.$B13] + [.G$2])); IF(([.$B$2] - [$'Tabela da Normal Padrão'.G14]) &lt; ([$'Tabela da Normal Padrão'.H14] - [.$B$2]); ([.$B13] + [.F$2]); ([.$B13] + [.G$2]) ))))" office:value-type="float" office:value="1.03" calcext:value-type="float">
            <text:p>1,03</text:p>
          </table:table-cell>
          <table:table-cell table:formula="of:= IF([.$B$2] &gt; [$'Tabela da Normal Padrão'.I14]; [.H13]; IF([.$B$2] = [$'Tabela da Normal Padrão'.H14]; ([.$B13] + [.G$2]); IF(([.$B$2] - [$'Tabela da Normal Padrão'.H14]) = ([$'Tabela da Normal Padrão'.I14] - [.$B$2]); AVERAGE(([.$B13] + [.G$2]); ([.$B13] + [.H$2])); IF(([.$B$2] - [$'Tabela da Normal Padrão'.H14]) &lt; ([$'Tabela da Normal Padrão'.I14] - [.$B$2]); ([.$B13] + [.G$2]); ([.$B13] + [.H$2]) ))))" office:value-type="float" office:value="1.04" calcext:value-type="float">
            <text:p>1,04</text:p>
          </table:table-cell>
          <table:table-cell table:formula="of:= IF([.$B$2] &gt; [$'Tabela da Normal Padrão'.J14]; [.I13]; IF([.$B$2] = [$'Tabela da Normal Padrão'.I14]; ([.$B13] + [.H$2]); IF(([.$B$2] - [$'Tabela da Normal Padrão'.I14]) = ([$'Tabela da Normal Padrão'.J14] - [.$B$2]); AVERAGE(([.$B13] + [.H$2]); ([.$B13] + [.I$2])); IF(([.$B$2] - [$'Tabela da Normal Padrão'.I14]) &lt; ([$'Tabela da Normal Padrão'.J14] - [.$B$2]); ([.$B13] + [.H$2]); ([.$B13] + [.I$2]) ))))" office:value-type="float" office:value="1.05" calcext:value-type="float">
            <text:p>1,05</text:p>
          </table:table-cell>
          <table:table-cell table:formula="of:= IF([.$B$2] &gt; [$'Tabela da Normal Padrão'.K14]; [.J13]; IF([.$B$2] = [$'Tabela da Normal Padrão'.J14]; ([.$B13] + [.I$2]); IF(([.$B$2] - [$'Tabela da Normal Padrão'.J14]) = ([$'Tabela da Normal Padrão'.K14] - [.$B$2]); AVERAGE(([.$B13] + [.I$2]); ([.$B13] + [.J$2])); IF(([.$B$2] - [$'Tabela da Normal Padrão'.J14]) &lt; ([$'Tabela da Normal Padrão'.K14] - [.$B$2]); ([.$B13] + [.I$2]); ([.$B13] + [.J$2]) ))))" office:value-type="float" office:value="1.06" calcext:value-type="float">
            <text:p>1,06</text:p>
          </table:table-cell>
          <table:table-cell table:formula="of:= IF([.$B$2] &gt; [$'Tabela da Normal Padrão'.L14]; [.K13]; IF([.$B$2] = [$'Tabela da Normal Padrão'.K14]; ([.$B13] + [.J$2]); IF(([.$B$2] - [$'Tabela da Normal Padrão'.K14]) = ([$'Tabela da Normal Padrão'.L14] - [.$B$2]); AVERAGE(([.$B13] + [.J$2]); ([.$B13] + [.K$2])); IF(([.$B$2] - [$'Tabela da Normal Padrão'.K14]) &lt; ([$'Tabela da Normal Padrão'.L14] - [.$B$2]); ([.$B13] + [.J$2]); ([.$B13] + [.K$2]) ))))" office:value-type="float" office:value="1.07" calcext:value-type="float">
            <text:p>1,07</text:p>
          </table:table-cell>
          <table:table-cell table:formula="of:= IF([.$B$2] &gt; [$'Tabela da Normal Padrão'.M14]; [.L13]; IF([.$B$2] = [$'Tabela da Normal Padrão'.L14]; ([.$B13] + [.K$2]); IF(([.$B$2] - [$'Tabela da Normal Padrão'.L14]) = ([$'Tabela da Normal Padrão'.M14] - [.$B$2]); AVERAGE(([.$B13] + [.K$2]); ([.$B13] + [.L$2])); IF(([.$B$2] - [$'Tabela da Normal Padrão'.L14]) &lt; ([$'Tabela da Normal Padrão'.M14] - [.$B$2]); ([.$B13] + [.K$2]); ([.$B13] + [.L$2]) ))))" office:value-type="float" office:value="1.08" calcext:value-type="float">
            <text:p>1,08</text:p>
          </table:table-cell>
          <table:table-cell table:formula="of:= IF([.$B$2] &gt; [$'Tabela da Normal Padrão'.D15]; [.C14]; IF([.$B$2] = [$'Tabela da Normal Padrão'.M14]; ([.$B13] + [.L$2]); IF(([.$B$2] - [$'Tabela da Normal Padrão'.M14]) = ([$'Tabela da Normal Padrão'.D15] - [.$B$2]); AVERAGE(([.$B13] + [.L$2]); ([.$B13] + [.M$2])); IF(([.$B$2] - [$'Tabela da Normal Padrão'.M14]) &lt; ([$'Tabela da Normal Padrão'.D15] - [.$B$2]); ([.$B13] + [.L$2]); ([.$B13] + [.M$2])))))" office:value-type="float" office:value="1.09" calcext:value-type="float">
            <text:p>1,09</text:p>
          </table:table-cell>
          <table:table-cell/>
        </table:table-row>
        <table:table-row table:style-name="ro2">
          <table:table-cell/>
          <table:table-cell office:value-type="float" office:value="1.1" calcext:value-type="float">
            <text:p>1,1</text:p>
          </table:table-cell>
          <table:table-cell table:formula="of:= IF([.$B$2] &gt; [$'Tabela da Normal Padrão'.E15]; [.D14]; IF([.$B$2] = [$'Tabela da Normal Padrão'.D15]; ([.$B14] + [.C$2]); IF(([.$B$2] - [$'Tabela da Normal Padrão'.D15]) = ([$'Tabela da Normal Padrão'.E15] - [.$B$2]); AVERAGE(([.$B14] + [.C$2]); ([.$B14] + [.D$2])); IF(([.$B$2] - [$'Tabela da Normal Padrão'.D15]) &lt; ([$'Tabela da Normal Padrão'.E15] - [.$B$2]); ([.$B14] + [.C$2]); ([.$B14] + [.D$2]) ))))" office:value-type="float" office:value="1.1" calcext:value-type="float">
            <text:p>1,1</text:p>
          </table:table-cell>
          <table:table-cell table:formula="of:= IF([.$B$2] &gt; [$'Tabela da Normal Padrão'.F15]; [.E14]; IF([.$B$2] = [$'Tabela da Normal Padrão'.E15]; ([.$B14] + [.D$2]); IF(([.$B$2] - [$'Tabela da Normal Padrão'.E15]) = ([$'Tabela da Normal Padrão'.F15] - [.$B$2]); AVERAGE(([.$B14] + [.D$2]); ([.$B14] + [.E$2])); IF(([.$B$2] - [$'Tabela da Normal Padrão'.E15]) &lt; ([$'Tabela da Normal Padrão'.F15] - [.$B$2]); ([.$B14] + [.D$2]); ([.$B14] + [.E$2]) ))))" office:value-type="float" office:value="1.11" calcext:value-type="float">
            <text:p>1,11</text:p>
          </table:table-cell>
          <table:table-cell table:formula="of:= IF([.$B$2] &gt; [$'Tabela da Normal Padrão'.G15]; [.F14]; IF([.$B$2] = [$'Tabela da Normal Padrão'.F15]; ([.$B14] + [.E$2]); IF(([.$B$2] - [$'Tabela da Normal Padrão'.F15]) = ([$'Tabela da Normal Padrão'.G15] - [.$B$2]); AVERAGE(([.$B14] + [.E$2]); ([.$B14] + [.F$2])); IF(([.$B$2] - [$'Tabela da Normal Padrão'.F15]) &lt; ([$'Tabela da Normal Padrão'.G15] - [.$B$2]); ([.$B14] + [.E$2]); ([.$B14] + [.F$2]) ))))" office:value-type="float" office:value="1.12" calcext:value-type="float">
            <text:p>1,12</text:p>
          </table:table-cell>
          <table:table-cell table:formula="of:= IF([.$B$2] &gt; [$'Tabela da Normal Padrão'.H15]; [.G14]; IF([.$B$2] = [$'Tabela da Normal Padrão'.G15]; ([.$B14] + [.F$2]); IF(([.$B$2] - [$'Tabela da Normal Padrão'.G15]) = ([$'Tabela da Normal Padrão'.H15] - [.$B$2]); AVERAGE(([.$B14] + [.F$2]); ([.$B14] + [.G$2])); IF(([.$B$2] - [$'Tabela da Normal Padrão'.G15]) &lt; ([$'Tabela da Normal Padrão'.H15] - [.$B$2]); ([.$B14] + [.F$2]); ([.$B14] + [.G$2]) ))))" office:value-type="float" office:value="1.13" calcext:value-type="float">
            <text:p>1,13</text:p>
          </table:table-cell>
          <table:table-cell table:formula="of:= IF([.$B$2] &gt; [$'Tabela da Normal Padrão'.I15]; [.H14]; IF([.$B$2] = [$'Tabela da Normal Padrão'.H15]; ([.$B14] + [.G$2]); IF(([.$B$2] - [$'Tabela da Normal Padrão'.H15]) = ([$'Tabela da Normal Padrão'.I15] - [.$B$2]); AVERAGE(([.$B14] + [.G$2]); ([.$B14] + [.H$2])); IF(([.$B$2] - [$'Tabela da Normal Padrão'.H15]) &lt; ([$'Tabela da Normal Padrão'.I15] - [.$B$2]); ([.$B14] + [.G$2]); ([.$B14] + [.H$2]) ))))" office:value-type="float" office:value="1.14" calcext:value-type="float">
            <text:p>1,14</text:p>
          </table:table-cell>
          <table:table-cell table:formula="of:= IF([.$B$2] &gt; [$'Tabela da Normal Padrão'.J15]; [.I14]; IF([.$B$2] = [$'Tabela da Normal Padrão'.I15]; ([.$B14] + [.H$2]); IF(([.$B$2] - [$'Tabela da Normal Padrão'.I15]) = ([$'Tabela da Normal Padrão'.J15] - [.$B$2]); AVERAGE(([.$B14] + [.H$2]); ([.$B14] + [.I$2])); IF(([.$B$2] - [$'Tabela da Normal Padrão'.I15]) &lt; ([$'Tabela da Normal Padrão'.J15] - [.$B$2]); ([.$B14] + [.H$2]); ([.$B14] + [.I$2]) ))))" office:value-type="float" office:value="1.15" calcext:value-type="float">
            <text:p>1,15</text:p>
          </table:table-cell>
          <table:table-cell table:formula="of:= IF([.$B$2] &gt; [$'Tabela da Normal Padrão'.K15]; [.J14]; IF([.$B$2] = [$'Tabela da Normal Padrão'.J15]; ([.$B14] + [.I$2]); IF(([.$B$2] - [$'Tabela da Normal Padrão'.J15]) = ([$'Tabela da Normal Padrão'.K15] - [.$B$2]); AVERAGE(([.$B14] + [.I$2]); ([.$B14] + [.J$2])); IF(([.$B$2] - [$'Tabela da Normal Padrão'.J15]) &lt; ([$'Tabela da Normal Padrão'.K15] - [.$B$2]); ([.$B14] + [.I$2]); ([.$B14] + [.J$2]) ))))" office:value-type="float" office:value="1.16" calcext:value-type="float">
            <text:p>1,16</text:p>
          </table:table-cell>
          <table:table-cell table:formula="of:= IF([.$B$2] &gt; [$'Tabela da Normal Padrão'.L15]; [.K14]; IF([.$B$2] = [$'Tabela da Normal Padrão'.K15]; ([.$B14] + [.J$2]); IF(([.$B$2] - [$'Tabela da Normal Padrão'.K15]) = ([$'Tabela da Normal Padrão'.L15] - [.$B$2]); AVERAGE(([.$B14] + [.J$2]); ([.$B14] + [.K$2])); IF(([.$B$2] - [$'Tabela da Normal Padrão'.K15]) &lt; ([$'Tabela da Normal Padrão'.L15] - [.$B$2]); ([.$B14] + [.J$2]); ([.$B14] + [.K$2]) ))))" office:value-type="float" office:value="1.17" calcext:value-type="float">
            <text:p>1,17</text:p>
          </table:table-cell>
          <table:table-cell table:formula="of:= IF([.$B$2] &gt; [$'Tabela da Normal Padrão'.M15]; [.L14]; IF([.$B$2] = [$'Tabela da Normal Padrão'.L15]; ([.$B14] + [.K$2]); IF(([.$B$2] - [$'Tabela da Normal Padrão'.L15]) = ([$'Tabela da Normal Padrão'.M15] - [.$B$2]); AVERAGE(([.$B14] + [.K$2]); ([.$B14] + [.L$2])); IF(([.$B$2] - [$'Tabela da Normal Padrão'.L15]) &lt; ([$'Tabela da Normal Padrão'.M15] - [.$B$2]); ([.$B14] + [.K$2]); ([.$B14] + [.L$2]) ))))" office:value-type="float" office:value="1.18" calcext:value-type="float">
            <text:p>1,18</text:p>
          </table:table-cell>
          <table:table-cell table:formula="of:= IF([.$B$2] &gt; [$'Tabela da Normal Padrão'.D16]; [.C15]; IF([.$B$2] = [$'Tabela da Normal Padrão'.M15]; ([.$B14] + [.L$2]); IF(([.$B$2] - [$'Tabela da Normal Padrão'.M15]) = ([$'Tabela da Normal Padrão'.D16] - [.$B$2]); AVERAGE(([.$B14] + [.L$2]); ([.$B14] + [.M$2])); IF(([.$B$2] - [$'Tabela da Normal Padrão'.M15]) &lt; ([$'Tabela da Normal Padrão'.D16] - [.$B$2]); ([.$B14] + [.L$2]); ([.$B14] + [.M$2])))))" office:value-type="float" office:value="1.19" calcext:value-type="float">
            <text:p>1,19</text:p>
          </table:table-cell>
          <table:table-cell/>
        </table:table-row>
        <table:table-row table:style-name="ro2">
          <table:table-cell/>
          <table:table-cell office:value-type="float" office:value="1.2" calcext:value-type="float">
            <text:p>1,2</text:p>
          </table:table-cell>
          <table:table-cell table:formula="of:= IF([.$B$2] &gt; [$'Tabela da Normal Padrão'.E16]; [.D15]; IF([.$B$2] = [$'Tabela da Normal Padrão'.D16]; ([.$B15] + [.C$2]); IF(([.$B$2] - [$'Tabela da Normal Padrão'.D16]) = ([$'Tabela da Normal Padrão'.E16] - [.$B$2]); AVERAGE(([.$B15] + [.C$2]); ([.$B15] + [.D$2])); IF(([.$B$2] - [$'Tabela da Normal Padrão'.D16]) &lt; ([$'Tabela da Normal Padrão'.E16] - [.$B$2]); ([.$B15] + [.C$2]); ([.$B15] + [.D$2]) ))))" office:value-type="float" office:value="1.2" calcext:value-type="float">
            <text:p>1,2</text:p>
          </table:table-cell>
          <table:table-cell table:formula="of:= IF([.$B$2] &gt; [$'Tabela da Normal Padrão'.F16]; [.E15]; IF([.$B$2] = [$'Tabela da Normal Padrão'.E16]; ([.$B15] + [.D$2]); IF(([.$B$2] - [$'Tabela da Normal Padrão'.E16]) = ([$'Tabela da Normal Padrão'.F16] - [.$B$2]); AVERAGE(([.$B15] + [.D$2]); ([.$B15] + [.E$2])); IF(([.$B$2] - [$'Tabela da Normal Padrão'.E16]) &lt; ([$'Tabela da Normal Padrão'.F16] - [.$B$2]); ([.$B15] + [.D$2]); ([.$B15] + [.E$2]) ))))" office:value-type="float" office:value="1.21" calcext:value-type="float">
            <text:p>1,21</text:p>
          </table:table-cell>
          <table:table-cell table:formula="of:= IF([.$B$2] &gt; [$'Tabela da Normal Padrão'.G16]; [.F15]; IF([.$B$2] = [$'Tabela da Normal Padrão'.F16]; ([.$B15] + [.E$2]); IF(([.$B$2] - [$'Tabela da Normal Padrão'.F16]) = ([$'Tabela da Normal Padrão'.G16] - [.$B$2]); AVERAGE(([.$B15] + [.E$2]); ([.$B15] + [.F$2])); IF(([.$B$2] - [$'Tabela da Normal Padrão'.F16]) &lt; ([$'Tabela da Normal Padrão'.G16] - [.$B$2]); ([.$B15] + [.E$2]); ([.$B15] + [.F$2]) ))))" office:value-type="float" office:value="1.22" calcext:value-type="float">
            <text:p>1,22</text:p>
          </table:table-cell>
          <table:table-cell table:formula="of:= IF([.$B$2] &gt; [$'Tabela da Normal Padrão'.H16]; [.G15]; IF([.$B$2] = [$'Tabela da Normal Padrão'.G16]; ([.$B15] + [.F$2]); IF(([.$B$2] - [$'Tabela da Normal Padrão'.G16]) = ([$'Tabela da Normal Padrão'.H16] - [.$B$2]); AVERAGE(([.$B15] + [.F$2]); ([.$B15] + [.G$2])); IF(([.$B$2] - [$'Tabela da Normal Padrão'.G16]) &lt; ([$'Tabela da Normal Padrão'.H16] - [.$B$2]); ([.$B15] + [.F$2]); ([.$B15] + [.G$2]) ))))" office:value-type="float" office:value="1.23" calcext:value-type="float">
            <text:p>1,23</text:p>
          </table:table-cell>
          <table:table-cell table:formula="of:= IF([.$B$2] &gt; [$'Tabela da Normal Padrão'.I16]; [.H15]; IF([.$B$2] = [$'Tabela da Normal Padrão'.H16]; ([.$B15] + [.G$2]); IF(([.$B$2] - [$'Tabela da Normal Padrão'.H16]) = ([$'Tabela da Normal Padrão'.I16] - [.$B$2]); AVERAGE(([.$B15] + [.G$2]); ([.$B15] + [.H$2])); IF(([.$B$2] - [$'Tabela da Normal Padrão'.H16]) &lt; ([$'Tabela da Normal Padrão'.I16] - [.$B$2]); ([.$B15] + [.G$2]); ([.$B15] + [.H$2]) ))))" office:value-type="float" office:value="1.24" calcext:value-type="float">
            <text:p>1,24</text:p>
          </table:table-cell>
          <table:table-cell table:formula="of:= IF([.$B$2] &gt; [$'Tabela da Normal Padrão'.J16]; [.I15]; IF([.$B$2] = [$'Tabela da Normal Padrão'.I16]; ([.$B15] + [.H$2]); IF(([.$B$2] - [$'Tabela da Normal Padrão'.I16]) = ([$'Tabela da Normal Padrão'.J16] - [.$B$2]); AVERAGE(([.$B15] + [.H$2]); ([.$B15] + [.I$2])); IF(([.$B$2] - [$'Tabela da Normal Padrão'.I16]) &lt; ([$'Tabela da Normal Padrão'.J16] - [.$B$2]); ([.$B15] + [.H$2]); ([.$B15] + [.I$2]) ))))" office:value-type="float" office:value="1.25" calcext:value-type="float">
            <text:p>1,25</text:p>
          </table:table-cell>
          <table:table-cell table:formula="of:= IF([.$B$2] &gt; [$'Tabela da Normal Padrão'.K16]; [.J15]; IF([.$B$2] = [$'Tabela da Normal Padrão'.J16]; ([.$B15] + [.I$2]); IF(([.$B$2] - [$'Tabela da Normal Padrão'.J16]) = ([$'Tabela da Normal Padrão'.K16] - [.$B$2]); AVERAGE(([.$B15] + [.I$2]); ([.$B15] + [.J$2])); IF(([.$B$2] - [$'Tabela da Normal Padrão'.J16]) &lt; ([$'Tabela da Normal Padrão'.K16] - [.$B$2]); ([.$B15] + [.I$2]); ([.$B15] + [.J$2]) ))))" office:value-type="float" office:value="1.26" calcext:value-type="float">
            <text:p>1,26</text:p>
          </table:table-cell>
          <table:table-cell table:formula="of:= IF([.$B$2] &gt; [$'Tabela da Normal Padrão'.L16]; [.K15]; IF([.$B$2] = [$'Tabela da Normal Padrão'.K16]; ([.$B15] + [.J$2]); IF(([.$B$2] - [$'Tabela da Normal Padrão'.K16]) = ([$'Tabela da Normal Padrão'.L16] - [.$B$2]); AVERAGE(([.$B15] + [.J$2]); ([.$B15] + [.K$2])); IF(([.$B$2] - [$'Tabela da Normal Padrão'.K16]) &lt; ([$'Tabela da Normal Padrão'.L16] - [.$B$2]); ([.$B15] + [.J$2]); ([.$B15] + [.K$2]) ))))" office:value-type="float" office:value="1.27" calcext:value-type="float">
            <text:p>1,27</text:p>
          </table:table-cell>
          <table:table-cell table:formula="of:= IF([.$B$2] &gt; [$'Tabela da Normal Padrão'.M16]; [.L15]; IF([.$B$2] = [$'Tabela da Normal Padrão'.L16]; ([.$B15] + [.K$2]); IF(([.$B$2] - [$'Tabela da Normal Padrão'.L16]) = ([$'Tabela da Normal Padrão'.M16] - [.$B$2]); AVERAGE(([.$B15] + [.K$2]); ([.$B15] + [.L$2])); IF(([.$B$2] - [$'Tabela da Normal Padrão'.L16]) &lt; ([$'Tabela da Normal Padrão'.M16] - [.$B$2]); ([.$B15] + [.K$2]); ([.$B15] + [.L$2]) ))))" office:value-type="float" office:value="1.28" calcext:value-type="float">
            <text:p>1,28</text:p>
          </table:table-cell>
          <table:table-cell table:formula="of:= IF([.$B$2] &gt; [$'Tabela da Normal Padrão'.D17]; [.C16]; IF([.$B$2] = [$'Tabela da Normal Padrão'.M16]; ([.$B15] + [.L$2]); IF(([.$B$2] - [$'Tabela da Normal Padrão'.M16]) = ([$'Tabela da Normal Padrão'.D17] - [.$B$2]); AVERAGE(([.$B15] + [.L$2]); ([.$B15] + [.M$2])); IF(([.$B$2] - [$'Tabela da Normal Padrão'.M16]) &lt; ([$'Tabela da Normal Padrão'.D17] - [.$B$2]); ([.$B15] + [.L$2]); ([.$B15] + [.M$2])))))" office:value-type="float" office:value="1.29" calcext:value-type="float">
            <text:p>1,29</text:p>
          </table:table-cell>
          <table:table-cell/>
        </table:table-row>
        <table:table-row table:style-name="ro2">
          <table:table-cell/>
          <table:table-cell office:value-type="float" office:value="1.3" calcext:value-type="float">
            <text:p>1,3</text:p>
          </table:table-cell>
          <table:table-cell table:formula="of:= IF([.$B$2] &gt; [$'Tabela da Normal Padrão'.E17]; [.D16]; IF([.$B$2] = [$'Tabela da Normal Padrão'.D17]; ([.$B16] + [.C$2]); IF(([.$B$2] - [$'Tabela da Normal Padrão'.D17]) = ([$'Tabela da Normal Padrão'.E17] - [.$B$2]); AVERAGE(([.$B16] + [.C$2]); ([.$B16] + [.D$2])); IF(([.$B$2] - [$'Tabela da Normal Padrão'.D17]) &lt; ([$'Tabela da Normal Padrão'.E17] - [.$B$2]); ([.$B16] + [.C$2]); ([.$B16] + [.D$2]) ))))" office:value-type="float" office:value="1.3" calcext:value-type="float">
            <text:p>1,3</text:p>
          </table:table-cell>
          <table:table-cell table:formula="of:= IF([.$B$2] &gt; [$'Tabela da Normal Padrão'.F17]; [.E16]; IF([.$B$2] = [$'Tabela da Normal Padrão'.E17]; ([.$B16] + [.D$2]); IF(([.$B$2] - [$'Tabela da Normal Padrão'.E17]) = ([$'Tabela da Normal Padrão'.F17] - [.$B$2]); AVERAGE(([.$B16] + [.D$2]); ([.$B16] + [.E$2])); IF(([.$B$2] - [$'Tabela da Normal Padrão'.E17]) &lt; ([$'Tabela da Normal Padrão'.F17] - [.$B$2]); ([.$B16] + [.D$2]); ([.$B16] + [.E$2]) ))))" office:value-type="float" office:value="1.31" calcext:value-type="float">
            <text:p>1,31</text:p>
          </table:table-cell>
          <table:table-cell table:formula="of:= IF([.$B$2] &gt; [$'Tabela da Normal Padrão'.G17]; [.F16]; IF([.$B$2] = [$'Tabela da Normal Padrão'.F17]; ([.$B16] + [.E$2]); IF(([.$B$2] - [$'Tabela da Normal Padrão'.F17]) = ([$'Tabela da Normal Padrão'.G17] - [.$B$2]); AVERAGE(([.$B16] + [.E$2]); ([.$B16] + [.F$2])); IF(([.$B$2] - [$'Tabela da Normal Padrão'.F17]) &lt; ([$'Tabela da Normal Padrão'.G17] - [.$B$2]); ([.$B16] + [.E$2]); ([.$B16] + [.F$2]) ))))" office:value-type="float" office:value="1.32" calcext:value-type="float">
            <text:p>1,32</text:p>
          </table:table-cell>
          <table:table-cell table:formula="of:= IF([.$B$2] &gt; [$'Tabela da Normal Padrão'.H17]; [.G16]; IF([.$B$2] = [$'Tabela da Normal Padrão'.G17]; ([.$B16] + [.F$2]); IF(([.$B$2] - [$'Tabela da Normal Padrão'.G17]) = ([$'Tabela da Normal Padrão'.H17] - [.$B$2]); AVERAGE(([.$B16] + [.F$2]); ([.$B16] + [.G$2])); IF(([.$B$2] - [$'Tabela da Normal Padrão'.G17]) &lt; ([$'Tabela da Normal Padrão'.H17] - [.$B$2]); ([.$B16] + [.F$2]); ([.$B16] + [.G$2]) ))))" office:value-type="float" office:value="1.33" calcext:value-type="float">
            <text:p>1,33</text:p>
          </table:table-cell>
          <table:table-cell table:formula="of:= IF([.$B$2] &gt; [$'Tabela da Normal Padrão'.I17]; [.H16]; IF([.$B$2] = [$'Tabela da Normal Padrão'.H17]; ([.$B16] + [.G$2]); IF(([.$B$2] - [$'Tabela da Normal Padrão'.H17]) = ([$'Tabela da Normal Padrão'.I17] - [.$B$2]); AVERAGE(([.$B16] + [.G$2]); ([.$B16] + [.H$2])); IF(([.$B$2] - [$'Tabela da Normal Padrão'.H17]) &lt; ([$'Tabela da Normal Padrão'.I17] - [.$B$2]); ([.$B16] + [.G$2]); ([.$B16] + [.H$2]) ))))" office:value-type="float" office:value="1.34" calcext:value-type="float">
            <text:p>1,34</text:p>
          </table:table-cell>
          <table:table-cell table:formula="of:= IF([.$B$2] &gt; [$'Tabela da Normal Padrão'.J17]; [.I16]; IF([.$B$2] = [$'Tabela da Normal Padrão'.I17]; ([.$B16] + [.H$2]); IF(([.$B$2] - [$'Tabela da Normal Padrão'.I17]) = ([$'Tabela da Normal Padrão'.J17] - [.$B$2]); AVERAGE(([.$B16] + [.H$2]); ([.$B16] + [.I$2])); IF(([.$B$2] - [$'Tabela da Normal Padrão'.I17]) &lt; ([$'Tabela da Normal Padrão'.J17] - [.$B$2]); ([.$B16] + [.H$2]); ([.$B16] + [.I$2]) ))))" office:value-type="float" office:value="1.35" calcext:value-type="float">
            <text:p>1,35</text:p>
          </table:table-cell>
          <table:table-cell table:formula="of:= IF([.$B$2] &gt; [$'Tabela da Normal Padrão'.K17]; [.J16]; IF([.$B$2] = [$'Tabela da Normal Padrão'.J17]; ([.$B16] + [.I$2]); IF(([.$B$2] - [$'Tabela da Normal Padrão'.J17]) = ([$'Tabela da Normal Padrão'.K17] - [.$B$2]); AVERAGE(([.$B16] + [.I$2]); ([.$B16] + [.J$2])); IF(([.$B$2] - [$'Tabela da Normal Padrão'.J17]) &lt; ([$'Tabela da Normal Padrão'.K17] - [.$B$2]); ([.$B16] + [.I$2]); ([.$B16] + [.J$2]) ))))" office:value-type="float" office:value="1.36" calcext:value-type="float">
            <text:p>1,36</text:p>
          </table:table-cell>
          <table:table-cell table:formula="of:= IF([.$B$2] &gt; [$'Tabela da Normal Padrão'.L17]; [.K16]; IF([.$B$2] = [$'Tabela da Normal Padrão'.K17]; ([.$B16] + [.J$2]); IF(([.$B$2] - [$'Tabela da Normal Padrão'.K17]) = ([$'Tabela da Normal Padrão'.L17] - [.$B$2]); AVERAGE(([.$B16] + [.J$2]); ([.$B16] + [.K$2])); IF(([.$B$2] - [$'Tabela da Normal Padrão'.K17]) &lt; ([$'Tabela da Normal Padrão'.L17] - [.$B$2]); ([.$B16] + [.J$2]); ([.$B16] + [.K$2]) ))))" office:value-type="float" office:value="1.37" calcext:value-type="float">
            <text:p>1,37</text:p>
          </table:table-cell>
          <table:table-cell table:formula="of:= IF([.$B$2] &gt; [$'Tabela da Normal Padrão'.M17]; [.L16]; IF([.$B$2] = [$'Tabela da Normal Padrão'.L17]; ([.$B16] + [.K$2]); IF(([.$B$2] - [$'Tabela da Normal Padrão'.L17]) = ([$'Tabela da Normal Padrão'.M17] - [.$B$2]); AVERAGE(([.$B16] + [.K$2]); ([.$B16] + [.L$2])); IF(([.$B$2] - [$'Tabela da Normal Padrão'.L17]) &lt; ([$'Tabela da Normal Padrão'.M17] - [.$B$2]); ([.$B16] + [.K$2]); ([.$B16] + [.L$2]) ))))" office:value-type="float" office:value="1.38" calcext:value-type="float">
            <text:p>1,38</text:p>
          </table:table-cell>
          <table:table-cell table:formula="of:= IF([.$B$2] &gt; [$'Tabela da Normal Padrão'.D18]; [.C17]; IF([.$B$2] = [$'Tabela da Normal Padrão'.M17]; ([.$B16] + [.L$2]); IF(([.$B$2] - [$'Tabela da Normal Padrão'.M17]) = ([$'Tabela da Normal Padrão'.D18] - [.$B$2]); AVERAGE(([.$B16] + [.L$2]); ([.$B16] + [.M$2])); IF(([.$B$2] - [$'Tabela da Normal Padrão'.M17]) &lt; ([$'Tabela da Normal Padrão'.D18] - [.$B$2]); ([.$B16] + [.L$2]); ([.$B16] + [.M$2])))))" office:value-type="float" office:value="1.39" calcext:value-type="float">
            <text:p>1,39</text:p>
          </table:table-cell>
          <table:table-cell/>
        </table:table-row>
        <table:table-row table:style-name="ro2">
          <table:table-cell/>
          <table:table-cell office:value-type="float" office:value="1.4" calcext:value-type="float">
            <text:p>1,4</text:p>
          </table:table-cell>
          <table:table-cell table:formula="of:= IF([.$B$2] &gt; [$'Tabela da Normal Padrão'.E18]; [.D17]; IF([.$B$2] = [$'Tabela da Normal Padrão'.D18]; ([.$B17] + [.C$2]); IF(([.$B$2] - [$'Tabela da Normal Padrão'.D18]) = ([$'Tabela da Normal Padrão'.E18] - [.$B$2]); AVERAGE(([.$B17] + [.C$2]); ([.$B17] + [.D$2])); IF(([.$B$2] - [$'Tabela da Normal Padrão'.D18]) &lt; ([$'Tabela da Normal Padrão'.E18] - [.$B$2]); ([.$B17] + [.C$2]); ([.$B17] + [.D$2]) ))))" office:value-type="float" office:value="1.4" calcext:value-type="float">
            <text:p>1,4</text:p>
          </table:table-cell>
          <table:table-cell table:formula="of:= IF([.$B$2] &gt; [$'Tabela da Normal Padrão'.F18]; [.E17]; IF([.$B$2] = [$'Tabela da Normal Padrão'.E18]; ([.$B17] + [.D$2]); IF(([.$B$2] - [$'Tabela da Normal Padrão'.E18]) = ([$'Tabela da Normal Padrão'.F18] - [.$B$2]); AVERAGE(([.$B17] + [.D$2]); ([.$B17] + [.E$2])); IF(([.$B$2] - [$'Tabela da Normal Padrão'.E18]) &lt; ([$'Tabela da Normal Padrão'.F18] - [.$B$2]); ([.$B17] + [.D$2]); ([.$B17] + [.E$2]) ))))" office:value-type="float" office:value="1.41" calcext:value-type="float">
            <text:p>1,41</text:p>
          </table:table-cell>
          <table:table-cell table:formula="of:= IF([.$B$2] &gt; [$'Tabela da Normal Padrão'.G18]; [.F17]; IF([.$B$2] = [$'Tabela da Normal Padrão'.F18]; ([.$B17] + [.E$2]); IF(([.$B$2] - [$'Tabela da Normal Padrão'.F18]) = ([$'Tabela da Normal Padrão'.G18] - [.$B$2]); AVERAGE(([.$B17] + [.E$2]); ([.$B17] + [.F$2])); IF(([.$B$2] - [$'Tabela da Normal Padrão'.F18]) &lt; ([$'Tabela da Normal Padrão'.G18] - [.$B$2]); ([.$B17] + [.E$2]); ([.$B17] + [.F$2]) ))))" office:value-type="float" office:value="1.42" calcext:value-type="float">
            <text:p>1,42</text:p>
          </table:table-cell>
          <table:table-cell table:formula="of:= IF([.$B$2] &gt; [$'Tabela da Normal Padrão'.H18]; [.G17]; IF([.$B$2] = [$'Tabela da Normal Padrão'.G18]; ([.$B17] + [.F$2]); IF(([.$B$2] - [$'Tabela da Normal Padrão'.G18]) = ([$'Tabela da Normal Padrão'.H18] - [.$B$2]); AVERAGE(([.$B17] + [.F$2]); ([.$B17] + [.G$2])); IF(([.$B$2] - [$'Tabela da Normal Padrão'.G18]) &lt; ([$'Tabela da Normal Padrão'.H18] - [.$B$2]); ([.$B17] + [.F$2]); ([.$B17] + [.G$2]) ))))" office:value-type="float" office:value="1.43" calcext:value-type="float">
            <text:p>1,43</text:p>
          </table:table-cell>
          <table:table-cell table:formula="of:= IF([.$B$2] &gt; [$'Tabela da Normal Padrão'.I18]; [.H17]; IF([.$B$2] = [$'Tabela da Normal Padrão'.H18]; ([.$B17] + [.G$2]); IF(([.$B$2] - [$'Tabela da Normal Padrão'.H18]) = ([$'Tabela da Normal Padrão'.I18] - [.$B$2]); AVERAGE(([.$B17] + [.G$2]); ([.$B17] + [.H$2])); IF(([.$B$2] - [$'Tabela da Normal Padrão'.H18]) &lt; ([$'Tabela da Normal Padrão'.I18] - [.$B$2]); ([.$B17] + [.G$2]); ([.$B17] + [.H$2]) ))))" office:value-type="float" office:value="1.44" calcext:value-type="float">
            <text:p>1,44</text:p>
          </table:table-cell>
          <table:table-cell table:formula="of:= IF([.$B$2] &gt; [$'Tabela da Normal Padrão'.J18]; [.I17]; IF([.$B$2] = [$'Tabela da Normal Padrão'.I18]; ([.$B17] + [.H$2]); IF(([.$B$2] - [$'Tabela da Normal Padrão'.I18]) = ([$'Tabela da Normal Padrão'.J18] - [.$B$2]); AVERAGE(([.$B17] + [.H$2]); ([.$B17] + [.I$2])); IF(([.$B$2] - [$'Tabela da Normal Padrão'.I18]) &lt; ([$'Tabela da Normal Padrão'.J18] - [.$B$2]); ([.$B17] + [.H$2]); ([.$B17] + [.I$2]) ))))" office:value-type="float" office:value="1.45" calcext:value-type="float">
            <text:p>1,45</text:p>
          </table:table-cell>
          <table:table-cell table:formula="of:= IF([.$B$2] &gt; [$'Tabela da Normal Padrão'.K18]; [.J17]; IF([.$B$2] = [$'Tabela da Normal Padrão'.J18]; ([.$B17] + [.I$2]); IF(([.$B$2] - [$'Tabela da Normal Padrão'.J18]) = ([$'Tabela da Normal Padrão'.K18] - [.$B$2]); AVERAGE(([.$B17] + [.I$2]); ([.$B17] + [.J$2])); IF(([.$B$2] - [$'Tabela da Normal Padrão'.J18]) &lt; ([$'Tabela da Normal Padrão'.K18] - [.$B$2]); ([.$B17] + [.I$2]); ([.$B17] + [.J$2]) ))))" office:value-type="float" office:value="1.46" calcext:value-type="float">
            <text:p>1,46</text:p>
          </table:table-cell>
          <table:table-cell table:formula="of:= IF([.$B$2] &gt; [$'Tabela da Normal Padrão'.L18]; [.K17]; IF([.$B$2] = [$'Tabela da Normal Padrão'.K18]; ([.$B17] + [.J$2]); IF(([.$B$2] - [$'Tabela da Normal Padrão'.K18]) = ([$'Tabela da Normal Padrão'.L18] - [.$B$2]); AVERAGE(([.$B17] + [.J$2]); ([.$B17] + [.K$2])); IF(([.$B$2] - [$'Tabela da Normal Padrão'.K18]) &lt; ([$'Tabela da Normal Padrão'.L18] - [.$B$2]); ([.$B17] + [.J$2]); ([.$B17] + [.K$2]) ))))" office:value-type="float" office:value="1.47" calcext:value-type="float">
            <text:p>1,47</text:p>
          </table:table-cell>
          <table:table-cell table:formula="of:= IF([.$B$2] &gt; [$'Tabela da Normal Padrão'.M18]; [.L17]; IF([.$B$2] = [$'Tabela da Normal Padrão'.L18]; ([.$B17] + [.K$2]); IF(([.$B$2] - [$'Tabela da Normal Padrão'.L18]) = ([$'Tabela da Normal Padrão'.M18] - [.$B$2]); AVERAGE(([.$B17] + [.K$2]); ([.$B17] + [.L$2])); IF(([.$B$2] - [$'Tabela da Normal Padrão'.L18]) &lt; ([$'Tabela da Normal Padrão'.M18] - [.$B$2]); ([.$B17] + [.K$2]); ([.$B17] + [.L$2]) ))))" office:value-type="float" office:value="1.48" calcext:value-type="float">
            <text:p>1,48</text:p>
          </table:table-cell>
          <table:table-cell table:formula="of:= IF([.$B$2] &gt; [$'Tabela da Normal Padrão'.D19]; [.C18]; IF([.$B$2] = [$'Tabela da Normal Padrão'.M18]; ([.$B17] + [.L$2]); IF(([.$B$2] - [$'Tabela da Normal Padrão'.M18]) = ([$'Tabela da Normal Padrão'.D19] - [.$B$2]); AVERAGE(([.$B17] + [.L$2]); ([.$B17] + [.M$2])); IF(([.$B$2] - [$'Tabela da Normal Padrão'.M18]) &lt; ([$'Tabela da Normal Padrão'.D19] - [.$B$2]); ([.$B17] + [.L$2]); ([.$B17] + [.M$2])))))" office:value-type="float" office:value="1.49" calcext:value-type="float">
            <text:p>1,49</text:p>
          </table:table-cell>
          <table:table-cell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table:formula="of:= IF([.$B$2] &gt; [$'Tabela da Normal Padrão'.E19]; [.D18]; IF([.$B$2] = [$'Tabela da Normal Padrão'.D19]; ([.$B18] + [.C$2]); IF(([.$B$2] - [$'Tabela da Normal Padrão'.D19]) = ([$'Tabela da Normal Padrão'.E19] - [.$B$2]); AVERAGE(([.$B18] + [.C$2]); ([.$B18] + [.D$2])); IF(([.$B$2] - [$'Tabela da Normal Padrão'.D19]) &lt; ([$'Tabela da Normal Padrão'.E19] - [.$B$2]); ([.$B18] + [.C$2]); ([.$B18] + [.D$2]) ))))" office:value-type="float" office:value="1.5" calcext:value-type="float">
            <text:p>1,5</text:p>
          </table:table-cell>
          <table:table-cell table:formula="of:= IF([.$B$2] &gt; [$'Tabela da Normal Padrão'.F19]; [.E18]; IF([.$B$2] = [$'Tabela da Normal Padrão'.E19]; ([.$B18] + [.D$2]); IF(([.$B$2] - [$'Tabela da Normal Padrão'.E19]) = ([$'Tabela da Normal Padrão'.F19] - [.$B$2]); AVERAGE(([.$B18] + [.D$2]); ([.$B18] + [.E$2])); IF(([.$B$2] - [$'Tabela da Normal Padrão'.E19]) &lt; ([$'Tabela da Normal Padrão'.F19] - [.$B$2]); ([.$B18] + [.D$2]); ([.$B18] + [.E$2]) ))))" office:value-type="float" office:value="1.51" calcext:value-type="float">
            <text:p>1,51</text:p>
          </table:table-cell>
          <table:table-cell table:formula="of:= IF([.$B$2] &gt; [$'Tabela da Normal Padrão'.G19]; [.F18]; IF([.$B$2] = [$'Tabela da Normal Padrão'.F19]; ([.$B18] + [.E$2]); IF(([.$B$2] - [$'Tabela da Normal Padrão'.F19]) = ([$'Tabela da Normal Padrão'.G19] - [.$B$2]); AVERAGE(([.$B18] + [.E$2]); ([.$B18] + [.F$2])); IF(([.$B$2] - [$'Tabela da Normal Padrão'.F19]) &lt; ([$'Tabela da Normal Padrão'.G19] - [.$B$2]); ([.$B18] + [.E$2]); ([.$B18] + [.F$2]) ))))" office:value-type="float" office:value="1.52" calcext:value-type="float">
            <text:p>1,52</text:p>
          </table:table-cell>
          <table:table-cell table:formula="of:= IF([.$B$2] &gt; [$'Tabela da Normal Padrão'.H19]; [.G18]; IF([.$B$2] = [$'Tabela da Normal Padrão'.G19]; ([.$B18] + [.F$2]); IF(([.$B$2] - [$'Tabela da Normal Padrão'.G19]) = ([$'Tabela da Normal Padrão'.H19] - [.$B$2]); AVERAGE(([.$B18] + [.F$2]); ([.$B18] + [.G$2])); IF(([.$B$2] - [$'Tabela da Normal Padrão'.G19]) &lt; ([$'Tabela da Normal Padrão'.H19] - [.$B$2]); ([.$B18] + [.F$2]); ([.$B18] + [.G$2]) ))))" office:value-type="float" office:value="1.53" calcext:value-type="float">
            <text:p>1,53</text:p>
          </table:table-cell>
          <table:table-cell table:formula="of:= IF([.$B$2] &gt; [$'Tabela da Normal Padrão'.I19]; [.H18]; IF([.$B$2] = [$'Tabela da Normal Padrão'.H19]; ([.$B18] + [.G$2]); IF(([.$B$2] - [$'Tabela da Normal Padrão'.H19]) = ([$'Tabela da Normal Padrão'.I19] - [.$B$2]); AVERAGE(([.$B18] + [.G$2]); ([.$B18] + [.H$2])); IF(([.$B$2] - [$'Tabela da Normal Padrão'.H19]) &lt; ([$'Tabela da Normal Padrão'.I19] - [.$B$2]); ([.$B18] + [.G$2]); ([.$B18] + [.H$2]) ))))" office:value-type="float" office:value="1.54" calcext:value-type="float">
            <text:p>1,54</text:p>
          </table:table-cell>
          <table:table-cell table:formula="of:= IF([.$B$2] &gt; [$'Tabela da Normal Padrão'.J19]; [.I18]; IF([.$B$2] = [$'Tabela da Normal Padrão'.I19]; ([.$B18] + [.H$2]); IF(([.$B$2] - [$'Tabela da Normal Padrão'.I19]) = ([$'Tabela da Normal Padrão'.J19] - [.$B$2]); AVERAGE(([.$B18] + [.H$2]); ([.$B18] + [.I$2])); IF(([.$B$2] - [$'Tabela da Normal Padrão'.I19]) &lt; ([$'Tabela da Normal Padrão'.J19] - [.$B$2]); ([.$B18] + [.H$2]); ([.$B18] + [.I$2]) ))))" office:value-type="float" office:value="1.55" calcext:value-type="float">
            <text:p>1,55</text:p>
          </table:table-cell>
          <table:table-cell table:formula="of:= IF([.$B$2] &gt; [$'Tabela da Normal Padrão'.K19]; [.J18]; IF([.$B$2] = [$'Tabela da Normal Padrão'.J19]; ([.$B18] + [.I$2]); IF(([.$B$2] - [$'Tabela da Normal Padrão'.J19]) = ([$'Tabela da Normal Padrão'.K19] - [.$B$2]); AVERAGE(([.$B18] + [.I$2]); ([.$B18] + [.J$2])); IF(([.$B$2] - [$'Tabela da Normal Padrão'.J19]) &lt; ([$'Tabela da Normal Padrão'.K19] - [.$B$2]); ([.$B18] + [.I$2]); ([.$B18] + [.J$2]) ))))" office:value-type="float" office:value="1.56" calcext:value-type="float">
            <text:p>1,56</text:p>
          </table:table-cell>
          <table:table-cell table:formula="of:= IF([.$B$2] &gt; [$'Tabela da Normal Padrão'.L19]; [.K18]; IF([.$B$2] = [$'Tabela da Normal Padrão'.K19]; ([.$B18] + [.J$2]); IF(([.$B$2] - [$'Tabela da Normal Padrão'.K19]) = ([$'Tabela da Normal Padrão'.L19] - [.$B$2]); AVERAGE(([.$B18] + [.J$2]); ([.$B18] + [.K$2])); IF(([.$B$2] - [$'Tabela da Normal Padrão'.K19]) &lt; ([$'Tabela da Normal Padrão'.L19] - [.$B$2]); ([.$B18] + [.J$2]); ([.$B18] + [.K$2]) ))))" office:value-type="float" office:value="1.57" calcext:value-type="float">
            <text:p>1,57</text:p>
          </table:table-cell>
          <table:table-cell table:formula="of:= IF([.$B$2] &gt; [$'Tabela da Normal Padrão'.M19]; [.L18]; IF([.$B$2] = [$'Tabela da Normal Padrão'.L19]; ([.$B18] + [.K$2]); IF(([.$B$2] - [$'Tabela da Normal Padrão'.L19]) = ([$'Tabela da Normal Padrão'.M19] - [.$B$2]); AVERAGE(([.$B18] + [.K$2]); ([.$B18] + [.L$2])); IF(([.$B$2] - [$'Tabela da Normal Padrão'.L19]) &lt; ([$'Tabela da Normal Padrão'.M19] - [.$B$2]); ([.$B18] + [.K$2]); ([.$B18] + [.L$2]) ))))" office:value-type="float" office:value="1.58" calcext:value-type="float">
            <text:p>1,58</text:p>
          </table:table-cell>
          <table:table-cell table:formula="of:= IF([.$B$2] &gt; [$'Tabela da Normal Padrão'.D20]; [.C19]; IF([.$B$2] = [$'Tabela da Normal Padrão'.M19]; ([.$B18] + [.L$2]); IF(([.$B$2] - [$'Tabela da Normal Padrão'.M19]) = ([$'Tabela da Normal Padrão'.D20] - [.$B$2]); AVERAGE(([.$B18] + [.L$2]); ([.$B18] + [.M$2])); IF(([.$B$2] - [$'Tabela da Normal Padrão'.M19]) &lt; ([$'Tabela da Normal Padrão'.D20] - [.$B$2]); ([.$B18] + [.L$2]); ([.$B18] + [.M$2])))))" office:value-type="float" office:value="1.59" calcext:value-type="float">
            <text:p>1,59</text:p>
          </table:table-cell>
          <table:table-cell/>
        </table:table-row>
        <table:table-row table:style-name="ro2">
          <table:table-cell/>
          <table:table-cell office:value-type="float" office:value="1.6" calcext:value-type="float">
            <text:p>1,6</text:p>
          </table:table-cell>
          <table:table-cell table:formula="of:= IF([.$B$2] &gt; [$'Tabela da Normal Padrão'.E20]; [.D19]; IF([.$B$2] = [$'Tabela da Normal Padrão'.D20]; ([.$B19] + [.C$2]); IF(([.$B$2] - [$'Tabela da Normal Padrão'.D20]) = ([$'Tabela da Normal Padrão'.E20] - [.$B$2]); AVERAGE(([.$B19] + [.C$2]); ([.$B19] + [.D$2])); IF(([.$B$2] - [$'Tabela da Normal Padrão'.D20]) &lt; ([$'Tabela da Normal Padrão'.E20] - [.$B$2]); ([.$B19] + [.C$2]); ([.$B19] + [.D$2]) ))))" office:value-type="float" office:value="1.6" calcext:value-type="float">
            <text:p>1,6</text:p>
          </table:table-cell>
          <table:table-cell table:formula="of:= IF([.$B$2] &gt; [$'Tabela da Normal Padrão'.F20]; [.E19]; IF([.$B$2] = [$'Tabela da Normal Padrão'.E20]; ([.$B19] + [.D$2]); IF(([.$B$2] - [$'Tabela da Normal Padrão'.E20]) = ([$'Tabela da Normal Padrão'.F20] - [.$B$2]); AVERAGE(([.$B19] + [.D$2]); ([.$B19] + [.E$2])); IF(([.$B$2] - [$'Tabela da Normal Padrão'.E20]) &lt; ([$'Tabela da Normal Padrão'.F20] - [.$B$2]); ([.$B19] + [.D$2]); ([.$B19] + [.E$2]) ))))" office:value-type="float" office:value="1.61" calcext:value-type="float">
            <text:p>1,61</text:p>
          </table:table-cell>
          <table:table-cell table:formula="of:= IF([.$B$2] &gt; [$'Tabela da Normal Padrão'.G20]; [.F19]; IF([.$B$2] = [$'Tabela da Normal Padrão'.F20]; ([.$B19] + [.E$2]); IF(([.$B$2] - [$'Tabela da Normal Padrão'.F20]) = ([$'Tabela da Normal Padrão'.G20] - [.$B$2]); AVERAGE(([.$B19] + [.E$2]); ([.$B19] + [.F$2])); IF(([.$B$2] - [$'Tabela da Normal Padrão'.F20]) &lt; ([$'Tabela da Normal Padrão'.G20] - [.$B$2]); ([.$B19] + [.E$2]); ([.$B19] + [.F$2]) ))))" office:value-type="float" office:value="1.62" calcext:value-type="float">
            <text:p>1,62</text:p>
          </table:table-cell>
          <table:table-cell table:formula="of:= IF([.$B$2] &gt; [$'Tabela da Normal Padrão'.H20]; [.G19]; IF([.$B$2] = [$'Tabela da Normal Padrão'.G20]; ([.$B19] + [.F$2]); IF(([.$B$2] - [$'Tabela da Normal Padrão'.G20]) = ([$'Tabela da Normal Padrão'.H20] - [.$B$2]); AVERAGE(([.$B19] + [.F$2]); ([.$B19] + [.G$2])); IF(([.$B$2] - [$'Tabela da Normal Padrão'.G20]) &lt; ([$'Tabela da Normal Padrão'.H20] - [.$B$2]); ([.$B19] + [.F$2]); ([.$B19] + [.G$2]) ))))" office:value-type="float" office:value="1.63" calcext:value-type="float">
            <text:p>1,63</text:p>
          </table:table-cell>
          <table:table-cell table:formula="of:= IF([.$B$2] &gt; [$'Tabela da Normal Padrão'.I20]; [.H19]; IF([.$B$2] = [$'Tabela da Normal Padrão'.H20]; ([.$B19] + [.G$2]); IF(([.$B$2] - [$'Tabela da Normal Padrão'.H20]) = ([$'Tabela da Normal Padrão'.I20] - [.$B$2]); AVERAGE(([.$B19] + [.G$2]); ([.$B19] + [.H$2])); IF(([.$B$2] - [$'Tabela da Normal Padrão'.H20]) &lt; ([$'Tabela da Normal Padrão'.I20] - [.$B$2]); ([.$B19] + [.G$2]); ([.$B19] + [.H$2]) ))))" office:value-type="float" office:value="1.64" calcext:value-type="float">
            <text:p>1,64</text:p>
          </table:table-cell>
          <table:table-cell table:formula="of:= IF([.$B$2] &gt; [$'Tabela da Normal Padrão'.J20]; [.I19]; IF([.$B$2] = [$'Tabela da Normal Padrão'.I20]; ([.$B19] + [.H$2]); IF(([.$B$2] - [$'Tabela da Normal Padrão'.I20]) = ([$'Tabela da Normal Padrão'.J20] - [.$B$2]); AVERAGE(([.$B19] + [.H$2]); ([.$B19] + [.I$2])); IF(([.$B$2] - [$'Tabela da Normal Padrão'.I20]) &lt; ([$'Tabela da Normal Padrão'.J20] - [.$B$2]); ([.$B19] + [.H$2]); ([.$B19] + [.I$2]) ))))" office:value-type="float" office:value="1.65" calcext:value-type="float">
            <text:p>1,65</text:p>
          </table:table-cell>
          <table:table-cell table:formula="of:= IF([.$B$2] &gt; [$'Tabela da Normal Padrão'.K20]; [.J19]; IF([.$B$2] = [$'Tabela da Normal Padrão'.J20]; ([.$B19] + [.I$2]); IF(([.$B$2] - [$'Tabela da Normal Padrão'.J20]) = ([$'Tabela da Normal Padrão'.K20] - [.$B$2]); AVERAGE(([.$B19] + [.I$2]); ([.$B19] + [.J$2])); IF(([.$B$2] - [$'Tabela da Normal Padrão'.J20]) &lt; ([$'Tabela da Normal Padrão'.K20] - [.$B$2]); ([.$B19] + [.I$2]); ([.$B19] + [.J$2]) ))))" office:value-type="float" office:value="1.66" calcext:value-type="float">
            <text:p>1,66</text:p>
          </table:table-cell>
          <table:table-cell table:formula="of:= IF([.$B$2] &gt; [$'Tabela da Normal Padrão'.L20]; [.K19]; IF([.$B$2] = [$'Tabela da Normal Padrão'.K20]; ([.$B19] + [.J$2]); IF(([.$B$2] - [$'Tabela da Normal Padrão'.K20]) = ([$'Tabela da Normal Padrão'.L20] - [.$B$2]); AVERAGE(([.$B19] + [.J$2]); ([.$B19] + [.K$2])); IF(([.$B$2] - [$'Tabela da Normal Padrão'.K20]) &lt; ([$'Tabela da Normal Padrão'.L20] - [.$B$2]); ([.$B19] + [.J$2]); ([.$B19] + [.K$2]) ))))" office:value-type="float" office:value="1.67" calcext:value-type="float">
            <text:p>1,67</text:p>
          </table:table-cell>
          <table:table-cell table:formula="of:= IF([.$B$2] &gt; [$'Tabela da Normal Padrão'.M20]; [.L19]; IF([.$B$2] = [$'Tabela da Normal Padrão'.L20]; ([.$B19] + [.K$2]); IF(([.$B$2] - [$'Tabela da Normal Padrão'.L20]) = ([$'Tabela da Normal Padrão'.M20] - [.$B$2]); AVERAGE(([.$B19] + [.K$2]); ([.$B19] + [.L$2])); IF(([.$B$2] - [$'Tabela da Normal Padrão'.L20]) &lt; ([$'Tabela da Normal Padrão'.M20] - [.$B$2]); ([.$B19] + [.K$2]); ([.$B19] + [.L$2]) ))))" office:value-type="float" office:value="1.68" calcext:value-type="float">
            <text:p>1,68</text:p>
          </table:table-cell>
          <table:table-cell table:formula="of:= IF([.$B$2] &gt; [$'Tabela da Normal Padrão'.D21]; [.C20]; IF([.$B$2] = [$'Tabela da Normal Padrão'.M20]; ([.$B19] + [.L$2]); IF(([.$B$2] - [$'Tabela da Normal Padrão'.M20]) = ([$'Tabela da Normal Padrão'.D21] - [.$B$2]); AVERAGE(([.$B19] + [.L$2]); ([.$B19] + [.M$2])); IF(([.$B$2] - [$'Tabela da Normal Padrão'.M20]) &lt; ([$'Tabela da Normal Padrão'.D21] - [.$B$2]); ([.$B19] + [.L$2]); ([.$B19] + [.M$2])))))" office:value-type="float" office:value="1.69" calcext:value-type="float">
            <text:p>1,69</text:p>
          </table:table-cell>
          <table:table-cell/>
        </table:table-row>
        <table:table-row table:style-name="ro2">
          <table:table-cell/>
          <table:table-cell office:value-type="float" office:value="1.7" calcext:value-type="float">
            <text:p>1,7</text:p>
          </table:table-cell>
          <table:table-cell table:formula="of:= IF([.$B$2] &gt; [$'Tabela da Normal Padrão'.E21]; [.D20]; IF([.$B$2] = [$'Tabela da Normal Padrão'.D21]; ([.$B20] + [.C$2]); IF(([.$B$2] - [$'Tabela da Normal Padrão'.D21]) = ([$'Tabela da Normal Padrão'.E21] - [.$B$2]); AVERAGE(([.$B20] + [.C$2]); ([.$B20] + [.D$2])); IF(([.$B$2] - [$'Tabela da Normal Padrão'.D21]) &lt; ([$'Tabela da Normal Padrão'.E21] - [.$B$2]); ([.$B20] + [.C$2]); ([.$B20] + [.D$2]) ))))" office:value-type="float" office:value="1.7" calcext:value-type="float">
            <text:p>1,7</text:p>
          </table:table-cell>
          <table:table-cell table:formula="of:= IF([.$B$2] &gt; [$'Tabela da Normal Padrão'.F21]; [.E20]; IF([.$B$2] = [$'Tabela da Normal Padrão'.E21]; ([.$B20] + [.D$2]); IF(([.$B$2] - [$'Tabela da Normal Padrão'.E21]) = ([$'Tabela da Normal Padrão'.F21] - [.$B$2]); AVERAGE(([.$B20] + [.D$2]); ([.$B20] + [.E$2])); IF(([.$B$2] - [$'Tabela da Normal Padrão'.E21]) &lt; ([$'Tabela da Normal Padrão'.F21] - [.$B$2]); ([.$B20] + [.D$2]); ([.$B20] + [.E$2]) ))))" office:value-type="float" office:value="1.71" calcext:value-type="float">
            <text:p>1,71</text:p>
          </table:table-cell>
          <table:table-cell table:formula="of:= IF([.$B$2] &gt; [$'Tabela da Normal Padrão'.G21]; [.F20]; IF([.$B$2] = [$'Tabela da Normal Padrão'.F21]; ([.$B20] + [.E$2]); IF(([.$B$2] - [$'Tabela da Normal Padrão'.F21]) = ([$'Tabela da Normal Padrão'.G21] - [.$B$2]); AVERAGE(([.$B20] + [.E$2]); ([.$B20] + [.F$2])); IF(([.$B$2] - [$'Tabela da Normal Padrão'.F21]) &lt; ([$'Tabela da Normal Padrão'.G21] - [.$B$2]); ([.$B20] + [.E$2]); ([.$B20] + [.F$2]) ))))" office:value-type="float" office:value="1.72" calcext:value-type="float">
            <text:p>1,72</text:p>
          </table:table-cell>
          <table:table-cell table:formula="of:= IF([.$B$2] &gt; [$'Tabela da Normal Padrão'.H21]; [.G20]; IF([.$B$2] = [$'Tabela da Normal Padrão'.G21]; ([.$B20] + [.F$2]); IF(([.$B$2] - [$'Tabela da Normal Padrão'.G21]) = ([$'Tabela da Normal Padrão'.H21] - [.$B$2]); AVERAGE(([.$B20] + [.F$2]); ([.$B20] + [.G$2])); IF(([.$B$2] - [$'Tabela da Normal Padrão'.G21]) &lt; ([$'Tabela da Normal Padrão'.H21] - [.$B$2]); ([.$B20] + [.F$2]); ([.$B20] + [.G$2]) ))))" office:value-type="float" office:value="1.73" calcext:value-type="float">
            <text:p>1,73</text:p>
          </table:table-cell>
          <table:table-cell table:formula="of:= IF([.$B$2] &gt; [$'Tabela da Normal Padrão'.I21]; [.H20]; IF([.$B$2] = [$'Tabela da Normal Padrão'.H21]; ([.$B20] + [.G$2]); IF(([.$B$2] - [$'Tabela da Normal Padrão'.H21]) = ([$'Tabela da Normal Padrão'.I21] - [.$B$2]); AVERAGE(([.$B20] + [.G$2]); ([.$B20] + [.H$2])); IF(([.$B$2] - [$'Tabela da Normal Padrão'.H21]) &lt; ([$'Tabela da Normal Padrão'.I21] - [.$B$2]); ([.$B20] + [.G$2]); ([.$B20] + [.H$2]) ))))" office:value-type="float" office:value="1.74" calcext:value-type="float">
            <text:p>1,74</text:p>
          </table:table-cell>
          <table:table-cell table:formula="of:= IF([.$B$2] &gt; [$'Tabela da Normal Padrão'.J21]; [.I20]; IF([.$B$2] = [$'Tabela da Normal Padrão'.I21]; ([.$B20] + [.H$2]); IF(([.$B$2] - [$'Tabela da Normal Padrão'.I21]) = ([$'Tabela da Normal Padrão'.J21] - [.$B$2]); AVERAGE(([.$B20] + [.H$2]); ([.$B20] + [.I$2])); IF(([.$B$2] - [$'Tabela da Normal Padrão'.I21]) &lt; ([$'Tabela da Normal Padrão'.J21] - [.$B$2]); ([.$B20] + [.H$2]); ([.$B20] + [.I$2]) ))))" office:value-type="float" office:value="1.75" calcext:value-type="float">
            <text:p>1,75</text:p>
          </table:table-cell>
          <table:table-cell table:formula="of:= IF([.$B$2] &gt; [$'Tabela da Normal Padrão'.K21]; [.J20]; IF([.$B$2] = [$'Tabela da Normal Padrão'.J21]; ([.$B20] + [.I$2]); IF(([.$B$2] - [$'Tabela da Normal Padrão'.J21]) = ([$'Tabela da Normal Padrão'.K21] - [.$B$2]); AVERAGE(([.$B20] + [.I$2]); ([.$B20] + [.J$2])); IF(([.$B$2] - [$'Tabela da Normal Padrão'.J21]) &lt; ([$'Tabela da Normal Padrão'.K21] - [.$B$2]); ([.$B20] + [.I$2]); ([.$B20] + [.J$2]) ))))" office:value-type="float" office:value="1.76" calcext:value-type="float">
            <text:p>1,76</text:p>
          </table:table-cell>
          <table:table-cell table:formula="of:= IF([.$B$2] &gt; [$'Tabela da Normal Padrão'.L21]; [.K20]; IF([.$B$2] = [$'Tabela da Normal Padrão'.K21]; ([.$B20] + [.J$2]); IF(([.$B$2] - [$'Tabela da Normal Padrão'.K21]) = ([$'Tabela da Normal Padrão'.L21] - [.$B$2]); AVERAGE(([.$B20] + [.J$2]); ([.$B20] + [.K$2])); IF(([.$B$2] - [$'Tabela da Normal Padrão'.K21]) &lt; ([$'Tabela da Normal Padrão'.L21] - [.$B$2]); ([.$B20] + [.J$2]); ([.$B20] + [.K$2]) ))))" office:value-type="float" office:value="1.77" calcext:value-type="float">
            <text:p>1,77</text:p>
          </table:table-cell>
          <table:table-cell table:formula="of:= IF([.$B$2] &gt; [$'Tabela da Normal Padrão'.M21]; [.L20]; IF([.$B$2] = [$'Tabela da Normal Padrão'.L21]; ([.$B20] + [.K$2]); IF(([.$B$2] - [$'Tabela da Normal Padrão'.L21]) = ([$'Tabela da Normal Padrão'.M21] - [.$B$2]); AVERAGE(([.$B20] + [.K$2]); ([.$B20] + [.L$2])); IF(([.$B$2] - [$'Tabela da Normal Padrão'.L21]) &lt; ([$'Tabela da Normal Padrão'.M21] - [.$B$2]); ([.$B20] + [.K$2]); ([.$B20] + [.L$2]) ))))" office:value-type="float" office:value="1.78" calcext:value-type="float">
            <text:p>1,78</text:p>
          </table:table-cell>
          <table:table-cell table:formula="of:= IF([.$B$2] &gt; [$'Tabela da Normal Padrão'.D22]; [.C21]; IF([.$B$2] = [$'Tabela da Normal Padrão'.M21]; ([.$B20] + [.L$2]); IF(([.$B$2] - [$'Tabela da Normal Padrão'.M21]) = ([$'Tabela da Normal Padrão'.D22] - [.$B$2]); AVERAGE(([.$B20] + [.L$2]); ([.$B20] + [.M$2])); IF(([.$B$2] - [$'Tabela da Normal Padrão'.M21]) &lt; ([$'Tabela da Normal Padrão'.D22] - [.$B$2]); ([.$B20] + [.L$2]); ([.$B20] + [.M$2])))))" office:value-type="float" office:value="1.79" calcext:value-type="float">
            <text:p>1,79</text:p>
          </table:table-cell>
          <table:table-cell/>
        </table:table-row>
        <table:table-row table:style-name="ro2">
          <table:table-cell/>
          <table:table-cell office:value-type="float" office:value="1.8" calcext:value-type="float">
            <text:p>1,8</text:p>
          </table:table-cell>
          <table:table-cell table:formula="of:= IF([.$B$2] &gt; [$'Tabela da Normal Padrão'.E22]; [.D21]; IF([.$B$2] = [$'Tabela da Normal Padrão'.D22]; ([.$B21] + [.C$2]); IF(([.$B$2] - [$'Tabela da Normal Padrão'.D22]) = ([$'Tabela da Normal Padrão'.E22] - [.$B$2]); AVERAGE(([.$B21] + [.C$2]); ([.$B21] + [.D$2])); IF(([.$B$2] - [$'Tabela da Normal Padrão'.D22]) &lt; ([$'Tabela da Normal Padrão'.E22] - [.$B$2]); ([.$B21] + [.C$2]); ([.$B21] + [.D$2]) ))))" office:value-type="float" office:value="1.8" calcext:value-type="float">
            <text:p>1,8</text:p>
          </table:table-cell>
          <table:table-cell table:formula="of:= IF([.$B$2] &gt; [$'Tabela da Normal Padrão'.F22]; [.E21]; IF([.$B$2] = [$'Tabela da Normal Padrão'.E22]; ([.$B21] + [.D$2]); IF(([.$B$2] - [$'Tabela da Normal Padrão'.E22]) = ([$'Tabela da Normal Padrão'.F22] - [.$B$2]); AVERAGE(([.$B21] + [.D$2]); ([.$B21] + [.E$2])); IF(([.$B$2] - [$'Tabela da Normal Padrão'.E22]) &lt; ([$'Tabela da Normal Padrão'.F22] - [.$B$2]); ([.$B21] + [.D$2]); ([.$B21] + [.E$2]) ))))" office:value-type="float" office:value="1.81" calcext:value-type="float">
            <text:p>1,81</text:p>
          </table:table-cell>
          <table:table-cell table:formula="of:= IF([.$B$2] &gt; [$'Tabela da Normal Padrão'.G22]; [.F21]; IF([.$B$2] = [$'Tabela da Normal Padrão'.F22]; ([.$B21] + [.E$2]); IF(([.$B$2] - [$'Tabela da Normal Padrão'.F22]) = ([$'Tabela da Normal Padrão'.G22] - [.$B$2]); AVERAGE(([.$B21] + [.E$2]); ([.$B21] + [.F$2])); IF(([.$B$2] - [$'Tabela da Normal Padrão'.F22]) &lt; ([$'Tabela da Normal Padrão'.G22] - [.$B$2]); ([.$B21] + [.E$2]); ([.$B21] + [.F$2]) ))))" office:value-type="float" office:value="1.82" calcext:value-type="float">
            <text:p>1,82</text:p>
          </table:table-cell>
          <table:table-cell table:formula="of:= IF([.$B$2] &gt; [$'Tabela da Normal Padrão'.H22]; [.G21]; IF([.$B$2] = [$'Tabela da Normal Padrão'.G22]; ([.$B21] + [.F$2]); IF(([.$B$2] - [$'Tabela da Normal Padrão'.G22]) = ([$'Tabela da Normal Padrão'.H22] - [.$B$2]); AVERAGE(([.$B21] + [.F$2]); ([.$B21] + [.G$2])); IF(([.$B$2] - [$'Tabela da Normal Padrão'.G22]) &lt; ([$'Tabela da Normal Padrão'.H22] - [.$B$2]); ([.$B21] + [.F$2]); ([.$B21] + [.G$2]) ))))" office:value-type="float" office:value="1.83" calcext:value-type="float">
            <text:p>1,83</text:p>
          </table:table-cell>
          <table:table-cell table:formula="of:= IF([.$B$2] &gt; [$'Tabela da Normal Padrão'.I22]; [.H21]; IF([.$B$2] = [$'Tabela da Normal Padrão'.H22]; ([.$B21] + [.G$2]); IF(([.$B$2] - [$'Tabela da Normal Padrão'.H22]) = ([$'Tabela da Normal Padrão'.I22] - [.$B$2]); AVERAGE(([.$B21] + [.G$2]); ([.$B21] + [.H$2])); IF(([.$B$2] - [$'Tabela da Normal Padrão'.H22]) &lt; ([$'Tabela da Normal Padrão'.I22] - [.$B$2]); ([.$B21] + [.G$2]); ([.$B21] + [.H$2]) ))))" office:value-type="float" office:value="1.84" calcext:value-type="float">
            <text:p>1,84</text:p>
          </table:table-cell>
          <table:table-cell table:formula="of:= IF([.$B$2] &gt; [$'Tabela da Normal Padrão'.J22]; [.I21]; IF([.$B$2] = [$'Tabela da Normal Padrão'.I22]; ([.$B21] + [.H$2]); IF(([.$B$2] - [$'Tabela da Normal Padrão'.I22]) = ([$'Tabela da Normal Padrão'.J22] - [.$B$2]); AVERAGE(([.$B21] + [.H$2]); ([.$B21] + [.I$2])); IF(([.$B$2] - [$'Tabela da Normal Padrão'.I22]) &lt; ([$'Tabela da Normal Padrão'.J22] - [.$B$2]); ([.$B21] + [.H$2]); ([.$B21] + [.I$2]) ))))" office:value-type="float" office:value="1.85" calcext:value-type="float">
            <text:p>1,85</text:p>
          </table:table-cell>
          <table:table-cell table:formula="of:= IF([.$B$2] &gt; [$'Tabela da Normal Padrão'.K22]; [.J21]; IF([.$B$2] = [$'Tabela da Normal Padrão'.J22]; ([.$B21] + [.I$2]); IF(([.$B$2] - [$'Tabela da Normal Padrão'.J22]) = ([$'Tabela da Normal Padrão'.K22] - [.$B$2]); AVERAGE(([.$B21] + [.I$2]); ([.$B21] + [.J$2])); IF(([.$B$2] - [$'Tabela da Normal Padrão'.J22]) &lt; ([$'Tabela da Normal Padrão'.K22] - [.$B$2]); ([.$B21] + [.I$2]); ([.$B21] + [.J$2]) ))))" office:value-type="float" office:value="1.86" calcext:value-type="float">
            <text:p>1,86</text:p>
          </table:table-cell>
          <table:table-cell table:formula="of:= IF([.$B$2] &gt; [$'Tabela da Normal Padrão'.L22]; [.K21]; IF([.$B$2] = [$'Tabela da Normal Padrão'.K22]; ([.$B21] + [.J$2]); IF(([.$B$2] - [$'Tabela da Normal Padrão'.K22]) = ([$'Tabela da Normal Padrão'.L22] - [.$B$2]); AVERAGE(([.$B21] + [.J$2]); ([.$B21] + [.K$2])); IF(([.$B$2] - [$'Tabela da Normal Padrão'.K22]) &lt; ([$'Tabela da Normal Padrão'.L22] - [.$B$2]); ([.$B21] + [.J$2]); ([.$B21] + [.K$2]) ))))" office:value-type="float" office:value="1.87" calcext:value-type="float">
            <text:p>1,87</text:p>
          </table:table-cell>
          <table:table-cell table:formula="of:= IF([.$B$2] &gt; [$'Tabela da Normal Padrão'.M22]; [.L21]; IF([.$B$2] = [$'Tabela da Normal Padrão'.L22]; ([.$B21] + [.K$2]); IF(([.$B$2] - [$'Tabela da Normal Padrão'.L22]) = ([$'Tabela da Normal Padrão'.M22] - [.$B$2]); AVERAGE(([.$B21] + [.K$2]); ([.$B21] + [.L$2])); IF(([.$B$2] - [$'Tabela da Normal Padrão'.L22]) &lt; ([$'Tabela da Normal Padrão'.M22] - [.$B$2]); ([.$B21] + [.K$2]); ([.$B21] + [.L$2]) ))))" office:value-type="float" office:value="1.88" calcext:value-type="float">
            <text:p>1,88</text:p>
          </table:table-cell>
          <table:table-cell table:formula="of:= IF([.$B$2] &gt; [$'Tabela da Normal Padrão'.D23]; [.C22]; IF([.$B$2] = [$'Tabela da Normal Padrão'.M22]; ([.$B21] + [.L$2]); IF(([.$B$2] - [$'Tabela da Normal Padrão'.M22]) = ([$'Tabela da Normal Padrão'.D23] - [.$B$2]); AVERAGE(([.$B21] + [.L$2]); ([.$B21] + [.M$2])); IF(([.$B$2] - [$'Tabela da Normal Padrão'.M22]) &lt; ([$'Tabela da Normal Padrão'.D23] - [.$B$2]); ([.$B21] + [.L$2]); ([.$B21] + [.M$2])))))" office:value-type="float" office:value="1.89" calcext:value-type="float">
            <text:p>1,89</text:p>
          </table:table-cell>
          <table:table-cell/>
        </table:table-row>
        <table:table-row table:style-name="ro2">
          <table:table-cell/>
          <table:table-cell office:value-type="float" office:value="1.9" calcext:value-type="float">
            <text:p>1,9</text:p>
          </table:table-cell>
          <table:table-cell table:formula="of:= IF([.$B$2] &gt; [$'Tabela da Normal Padrão'.E23]; [.D22]; IF([.$B$2] = [$'Tabela da Normal Padrão'.D23]; ([.$B22] + [.C$2]); IF(([.$B$2] - [$'Tabela da Normal Padrão'.D23]) = ([$'Tabela da Normal Padrão'.E23] - [.$B$2]); AVERAGE(([.$B22] + [.C$2]); ([.$B22] + [.D$2])); IF(([.$B$2] - [$'Tabela da Normal Padrão'.D23]) &lt; ([$'Tabela da Normal Padrão'.E23] - [.$B$2]); ([.$B22] + [.C$2]); ([.$B22] + [.D$2]) ))))" office:value-type="float" office:value="1.9" calcext:value-type="float">
            <text:p>1,9</text:p>
          </table:table-cell>
          <table:table-cell table:formula="of:= IF([.$B$2] &gt; [$'Tabela da Normal Padrão'.F23]; [.E22]; IF([.$B$2] = [$'Tabela da Normal Padrão'.E23]; ([.$B22] + [.D$2]); IF(([.$B$2] - [$'Tabela da Normal Padrão'.E23]) = ([$'Tabela da Normal Padrão'.F23] - [.$B$2]); AVERAGE(([.$B22] + [.D$2]); ([.$B22] + [.E$2])); IF(([.$B$2] - [$'Tabela da Normal Padrão'.E23]) &lt; ([$'Tabela da Normal Padrão'.F23] - [.$B$2]); ([.$B22] + [.D$2]); ([.$B22] + [.E$2]) ))))" office:value-type="float" office:value="1.91" calcext:value-type="float">
            <text:p>1,91</text:p>
          </table:table-cell>
          <table:table-cell table:formula="of:= IF([.$B$2] &gt; [$'Tabela da Normal Padrão'.G23]; [.F22]; IF([.$B$2] = [$'Tabela da Normal Padrão'.F23]; ([.$B22] + [.E$2]); IF(([.$B$2] - [$'Tabela da Normal Padrão'.F23]) = ([$'Tabela da Normal Padrão'.G23] - [.$B$2]); AVERAGE(([.$B22] + [.E$2]); ([.$B22] + [.F$2])); IF(([.$B$2] - [$'Tabela da Normal Padrão'.F23]) &lt; ([$'Tabela da Normal Padrão'.G23] - [.$B$2]); ([.$B22] + [.E$2]); ([.$B22] + [.F$2]) ))))" office:value-type="float" office:value="1.92" calcext:value-type="float">
            <text:p>1,92</text:p>
          </table:table-cell>
          <table:table-cell table:formula="of:= IF([.$B$2] &gt; [$'Tabela da Normal Padrão'.H23]; [.G22]; IF([.$B$2] = [$'Tabela da Normal Padrão'.G23]; ([.$B22] + [.F$2]); IF(([.$B$2] - [$'Tabela da Normal Padrão'.G23]) = ([$'Tabela da Normal Padrão'.H23] - [.$B$2]); AVERAGE(([.$B22] + [.F$2]); ([.$B22] + [.G$2])); IF(([.$B$2] - [$'Tabela da Normal Padrão'.G23]) &lt; ([$'Tabela da Normal Padrão'.H23] - [.$B$2]); ([.$B22] + [.F$2]); ([.$B22] + [.G$2]) ))))" office:value-type="float" office:value="1.93" calcext:value-type="float">
            <text:p>1,93</text:p>
          </table:table-cell>
          <table:table-cell table:formula="of:= IF([.$B$2] &gt; [$'Tabela da Normal Padrão'.I23]; [.H22]; IF([.$B$2] = [$'Tabela da Normal Padrão'.H23]; ([.$B22] + [.G$2]); IF(([.$B$2] - [$'Tabela da Normal Padrão'.H23]) = ([$'Tabela da Normal Padrão'.I23] - [.$B$2]); AVERAGE(([.$B22] + [.G$2]); ([.$B22] + [.H$2])); IF(([.$B$2] - [$'Tabela da Normal Padrão'.H23]) &lt; ([$'Tabela da Normal Padrão'.I23] - [.$B$2]); ([.$B22] + [.G$2]); ([.$B22] + [.H$2]) ))))" office:value-type="float" office:value="1.94" calcext:value-type="float">
            <text:p>1,94</text:p>
          </table:table-cell>
          <table:table-cell table:formula="of:= IF([.$B$2] &gt; [$'Tabela da Normal Padrão'.J23]; [.I22]; IF([.$B$2] = [$'Tabela da Normal Padrão'.I23]; ([.$B22] + [.H$2]); IF(([.$B$2] - [$'Tabela da Normal Padrão'.I23]) = ([$'Tabela da Normal Padrão'.J23] - [.$B$2]); AVERAGE(([.$B22] + [.H$2]); ([.$B22] + [.I$2])); IF(([.$B$2] - [$'Tabela da Normal Padrão'.I23]) &lt; ([$'Tabela da Normal Padrão'.J23] - [.$B$2]); ([.$B22] + [.H$2]); ([.$B22] + [.I$2]) ))))" office:value-type="float" office:value="1.95" calcext:value-type="float">
            <text:p>1,95</text:p>
          </table:table-cell>
          <table:table-cell table:formula="of:= IF([.$B$2] &gt; [$'Tabela da Normal Padrão'.K23]; [.J22]; IF([.$B$2] = [$'Tabela da Normal Padrão'.J23]; ([.$B22] + [.I$2]); IF(([.$B$2] - [$'Tabela da Normal Padrão'.J23]) = ([$'Tabela da Normal Padrão'.K23] - [.$B$2]); AVERAGE(([.$B22] + [.I$2]); ([.$B22] + [.J$2])); IF(([.$B$2] - [$'Tabela da Normal Padrão'.J23]) &lt; ([$'Tabela da Normal Padrão'.K23] - [.$B$2]); ([.$B22] + [.I$2]); ([.$B22] + [.J$2]) ))))" office:value-type="float" office:value="1.96" calcext:value-type="float">
            <text:p>1,96</text:p>
          </table:table-cell>
          <table:table-cell table:formula="of:= IF([.$B$2] &gt; [$'Tabela da Normal Padrão'.L23]; [.K22]; IF([.$B$2] = [$'Tabela da Normal Padrão'.K23]; ([.$B22] + [.J$2]); IF(([.$B$2] - [$'Tabela da Normal Padrão'.K23]) = ([$'Tabela da Normal Padrão'.L23] - [.$B$2]); AVERAGE(([.$B22] + [.J$2]); ([.$B22] + [.K$2])); IF(([.$B$2] - [$'Tabela da Normal Padrão'.K23]) &lt; ([$'Tabela da Normal Padrão'.L23] - [.$B$2]); ([.$B22] + [.J$2]); ([.$B22] + [.K$2]) ))))" office:value-type="float" office:value="1.97" calcext:value-type="float">
            <text:p>1,97</text:p>
          </table:table-cell>
          <table:table-cell table:formula="of:= IF([.$B$2] &gt; [$'Tabela da Normal Padrão'.M23]; [.L22]; IF([.$B$2] = [$'Tabela da Normal Padrão'.L23]; ([.$B22] + [.K$2]); IF(([.$B$2] - [$'Tabela da Normal Padrão'.L23]) = ([$'Tabela da Normal Padrão'.M23] - [.$B$2]); AVERAGE(([.$B22] + [.K$2]); ([.$B22] + [.L$2])); IF(([.$B$2] - [$'Tabela da Normal Padrão'.L23]) &lt; ([$'Tabela da Normal Padrão'.M23] - [.$B$2]); ([.$B22] + [.K$2]); ([.$B22] + [.L$2]) ))))" office:value-type="float" office:value="1.98" calcext:value-type="float">
            <text:p>1,98</text:p>
          </table:table-cell>
          <table:table-cell table:formula="of:= IF([.$B$2] &gt; [$'Tabela da Normal Padrão'.D24]; [.C23]; IF([.$B$2] = [$'Tabela da Normal Padrão'.M23]; ([.$B22] + [.L$2]); IF(([.$B$2] - [$'Tabela da Normal Padrão'.M23]) = ([$'Tabela da Normal Padrão'.D24] - [.$B$2]); AVERAGE(([.$B22] + [.L$2]); ([.$B22] + [.M$2])); IF(([.$B$2] - [$'Tabela da Normal Padrão'.M23]) &lt; ([$'Tabela da Normal Padrão'.D24] - [.$B$2]); ([.$B22] + [.L$2]); ([.$B22] + [.M$2])))))" office:value-type="float" office:value="1.99" calcext:value-type="float">
            <text:p>1,9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,0</text:p>
          </table:table-cell>
          <table:table-cell table:formula="of:= IF([.$B$2] &gt; [$'Tabela da Normal Padrão'.E24]; [.D23]; IF([.$B$2] = [$'Tabela da Normal Padrão'.D24]; ([.$B23] + [.C$2]); IF(([.$B$2] - [$'Tabela da Normal Padrão'.D24]) = ([$'Tabela da Normal Padrão'.E24] - [.$B$2]); AVERAGE(([.$B23] + [.C$2]); ([.$B23] + [.D$2])); IF(([.$B$2] - [$'Tabela da Normal Padrão'.D24]) &lt; ([$'Tabela da Normal Padrão'.E24] - [.$B$2]); ([.$B23] + [.C$2]); ([.$B23] + [.D$2]) ))))" office:value-type="float" office:value="2" calcext:value-type="float">
            <text:p>2</text:p>
          </table:table-cell>
          <table:table-cell table:formula="of:= IF([.$B$2] &gt; [$'Tabela da Normal Padrão'.F24]; [.E23]; IF([.$B$2] = [$'Tabela da Normal Padrão'.E24]; ([.$B23] + [.D$2]); IF(([.$B$2] - [$'Tabela da Normal Padrão'.E24]) = ([$'Tabela da Normal Padrão'.F24] - [.$B$2]); AVERAGE(([.$B23] + [.D$2]); ([.$B23] + [.E$2])); IF(([.$B$2] - [$'Tabela da Normal Padrão'.E24]) &lt; ([$'Tabela da Normal Padrão'.F24] - [.$B$2]); ([.$B23] + [.D$2]); ([.$B23] + [.E$2]) ))))" office:value-type="float" office:value="2.01" calcext:value-type="float">
            <text:p>2,01</text:p>
          </table:table-cell>
          <table:table-cell table:formula="of:= IF([.$B$2] &gt; [$'Tabela da Normal Padrão'.G24]; [.F23]; IF([.$B$2] = [$'Tabela da Normal Padrão'.F24]; ([.$B23] + [.E$2]); IF(([.$B$2] - [$'Tabela da Normal Padrão'.F24]) = ([$'Tabela da Normal Padrão'.G24] - [.$B$2]); AVERAGE(([.$B23] + [.E$2]); ([.$B23] + [.F$2])); IF(([.$B$2] - [$'Tabela da Normal Padrão'.F24]) &lt; ([$'Tabela da Normal Padrão'.G24] - [.$B$2]); ([.$B23] + [.E$2]); ([.$B23] + [.F$2]) ))))" office:value-type="float" office:value="2.02" calcext:value-type="float">
            <text:p>2,02</text:p>
          </table:table-cell>
          <table:table-cell table:formula="of:= IF([.$B$2] &gt; [$'Tabela da Normal Padrão'.H24]; [.G23]; IF([.$B$2] = [$'Tabela da Normal Padrão'.G24]; ([.$B23] + [.F$2]); IF(([.$B$2] - [$'Tabela da Normal Padrão'.G24]) = ([$'Tabela da Normal Padrão'.H24] - [.$B$2]); AVERAGE(([.$B23] + [.F$2]); ([.$B23] + [.G$2])); IF(([.$B$2] - [$'Tabela da Normal Padrão'.G24]) &lt; ([$'Tabela da Normal Padrão'.H24] - [.$B$2]); ([.$B23] + [.F$2]); ([.$B23] + [.G$2]) ))))" office:value-type="float" office:value="2.03" calcext:value-type="float">
            <text:p>2,03</text:p>
          </table:table-cell>
          <table:table-cell table:formula="of:= IF([.$B$2] &gt; [$'Tabela da Normal Padrão'.I24]; [.H23]; IF([.$B$2] = [$'Tabela da Normal Padrão'.H24]; ([.$B23] + [.G$2]); IF(([.$B$2] - [$'Tabela da Normal Padrão'.H24]) = ([$'Tabela da Normal Padrão'.I24] - [.$B$2]); AVERAGE(([.$B23] + [.G$2]); ([.$B23] + [.H$2])); IF(([.$B$2] - [$'Tabela da Normal Padrão'.H24]) &lt; ([$'Tabela da Normal Padrão'.I24] - [.$B$2]); ([.$B23] + [.G$2]); ([.$B23] + [.H$2]) ))))" office:value-type="float" office:value="2.04" calcext:value-type="float">
            <text:p>2,04</text:p>
          </table:table-cell>
          <table:table-cell table:formula="of:= IF([.$B$2] &gt; [$'Tabela da Normal Padrão'.J24]; [.I23]; IF([.$B$2] = [$'Tabela da Normal Padrão'.I24]; ([.$B23] + [.H$2]); IF(([.$B$2] - [$'Tabela da Normal Padrão'.I24]) = ([$'Tabela da Normal Padrão'.J24] - [.$B$2]); AVERAGE(([.$B23] + [.H$2]); ([.$B23] + [.I$2])); IF(([.$B$2] - [$'Tabela da Normal Padrão'.I24]) &lt; ([$'Tabela da Normal Padrão'.J24] - [.$B$2]); ([.$B23] + [.H$2]); ([.$B23] + [.I$2]) ))))" office:value-type="float" office:value="2.05" calcext:value-type="float">
            <text:p>2,05</text:p>
          </table:table-cell>
          <table:table-cell table:formula="of:= IF([.$B$2] &gt; [$'Tabela da Normal Padrão'.K24]; [.J23]; IF([.$B$2] = [$'Tabela da Normal Padrão'.J24]; ([.$B23] + [.I$2]); IF(([.$B$2] - [$'Tabela da Normal Padrão'.J24]) = ([$'Tabela da Normal Padrão'.K24] - [.$B$2]); AVERAGE(([.$B23] + [.I$2]); ([.$B23] + [.J$2])); IF(([.$B$2] - [$'Tabela da Normal Padrão'.J24]) &lt; ([$'Tabela da Normal Padrão'.K24] - [.$B$2]); ([.$B23] + [.I$2]); ([.$B23] + [.J$2]) ))))" office:value-type="float" office:value="2.06" calcext:value-type="float">
            <text:p>2,06</text:p>
          </table:table-cell>
          <table:table-cell table:formula="of:= IF([.$B$2] &gt; [$'Tabela da Normal Padrão'.L24]; [.K23]; IF([.$B$2] = [$'Tabela da Normal Padrão'.K24]; ([.$B23] + [.J$2]); IF(([.$B$2] - [$'Tabela da Normal Padrão'.K24]) = ([$'Tabela da Normal Padrão'.L24] - [.$B$2]); AVERAGE(([.$B23] + [.J$2]); ([.$B23] + [.K$2])); IF(([.$B$2] - [$'Tabela da Normal Padrão'.K24]) &lt; ([$'Tabela da Normal Padrão'.L24] - [.$B$2]); ([.$B23] + [.J$2]); ([.$B23] + [.K$2]) ))))" office:value-type="float" office:value="2.07" calcext:value-type="float">
            <text:p>2,07</text:p>
          </table:table-cell>
          <table:table-cell table:formula="of:= IF([.$B$2] &gt; [$'Tabela da Normal Padrão'.M24]; [.L23]; IF([.$B$2] = [$'Tabela da Normal Padrão'.L24]; ([.$B23] + [.K$2]); IF(([.$B$2] - [$'Tabela da Normal Padrão'.L24]) = ([$'Tabela da Normal Padrão'.M24] - [.$B$2]); AVERAGE(([.$B23] + [.K$2]); ([.$B23] + [.L$2])); IF(([.$B$2] - [$'Tabela da Normal Padrão'.L24]) &lt; ([$'Tabela da Normal Padrão'.M24] - [.$B$2]); ([.$B23] + [.K$2]); ([.$B23] + [.L$2]) ))))" office:value-type="float" office:value="2.08" calcext:value-type="float">
            <text:p>2,08</text:p>
          </table:table-cell>
          <table:table-cell table:formula="of:= IF([.$B$2] &gt; [$'Tabela da Normal Padrão'.D25]; [.C24]; IF([.$B$2] = [$'Tabela da Normal Padrão'.M24]; ([.$B23] + [.L$2]); IF(([.$B$2] - [$'Tabela da Normal Padrão'.M24]) = ([$'Tabela da Normal Padrão'.D25] - [.$B$2]); AVERAGE(([.$B23] + [.L$2]); ([.$B23] + [.M$2])); IF(([.$B$2] - [$'Tabela da Normal Padrão'.M24]) &lt; ([$'Tabela da Normal Padrão'.D25] - [.$B$2]); ([.$B23] + [.L$2]); ([.$B23] + [.M$2])))))" office:value-type="float" office:value="2.09" calcext:value-type="float">
            <text:p>2,09</text:p>
          </table:table-cell>
          <table:table-cell/>
        </table:table-row>
        <table:table-row table:style-name="ro2">
          <table:table-cell/>
          <table:table-cell office:value-type="float" office:value="2.1" calcext:value-type="float">
            <text:p>2,1</text:p>
          </table:table-cell>
          <table:table-cell table:formula="of:= IF([.$B$2] &gt; [$'Tabela da Normal Padrão'.E25]; [.D24]; IF([.$B$2] = [$'Tabela da Normal Padrão'.D25]; ([.$B24] + [.C$2]); IF(([.$B$2] - [$'Tabela da Normal Padrão'.D25]) = ([$'Tabela da Normal Padrão'.E25] - [.$B$2]); AVERAGE(([.$B24] + [.C$2]); ([.$B24] + [.D$2])); IF(([.$B$2] - [$'Tabela da Normal Padrão'.D25]) &lt; ([$'Tabela da Normal Padrão'.E25] - [.$B$2]); ([.$B24] + [.C$2]); ([.$B24] + [.D$2]) ))))" office:value-type="float" office:value="2.1" calcext:value-type="float">
            <text:p>2,1</text:p>
          </table:table-cell>
          <table:table-cell table:formula="of:= IF([.$B$2] &gt; [$'Tabela da Normal Padrão'.F25]; [.E24]; IF([.$B$2] = [$'Tabela da Normal Padrão'.E25]; ([.$B24] + [.D$2]); IF(([.$B$2] - [$'Tabela da Normal Padrão'.E25]) = ([$'Tabela da Normal Padrão'.F25] - [.$B$2]); AVERAGE(([.$B24] + [.D$2]); ([.$B24] + [.E$2])); IF(([.$B$2] - [$'Tabela da Normal Padrão'.E25]) &lt; ([$'Tabela da Normal Padrão'.F25] - [.$B$2]); ([.$B24] + [.D$2]); ([.$B24] + [.E$2]) ))))" office:value-type="float" office:value="2.11" calcext:value-type="float">
            <text:p>2,11</text:p>
          </table:table-cell>
          <table:table-cell table:formula="of:= IF([.$B$2] &gt; [$'Tabela da Normal Padrão'.G25]; [.F24]; IF([.$B$2] = [$'Tabela da Normal Padrão'.F25]; ([.$B24] + [.E$2]); IF(([.$B$2] - [$'Tabela da Normal Padrão'.F25]) = ([$'Tabela da Normal Padrão'.G25] - [.$B$2]); AVERAGE(([.$B24] + [.E$2]); ([.$B24] + [.F$2])); IF(([.$B$2] - [$'Tabela da Normal Padrão'.F25]) &lt; ([$'Tabela da Normal Padrão'.G25] - [.$B$2]); ([.$B24] + [.E$2]); ([.$B24] + [.F$2]) ))))" office:value-type="float" office:value="2.12" calcext:value-type="float">
            <text:p>2,12</text:p>
          </table:table-cell>
          <table:table-cell table:formula="of:= IF([.$B$2] &gt; [$'Tabela da Normal Padrão'.H25]; [.G24]; IF([.$B$2] = [$'Tabela da Normal Padrão'.G25]; ([.$B24] + [.F$2]); IF(([.$B$2] - [$'Tabela da Normal Padrão'.G25]) = ([$'Tabela da Normal Padrão'.H25] - [.$B$2]); AVERAGE(([.$B24] + [.F$2]); ([.$B24] + [.G$2])); IF(([.$B$2] - [$'Tabela da Normal Padrão'.G25]) &lt; ([$'Tabela da Normal Padrão'.H25] - [.$B$2]); ([.$B24] + [.F$2]); ([.$B24] + [.G$2]) ))))" office:value-type="float" office:value="2.13" calcext:value-type="float">
            <text:p>2,13</text:p>
          </table:table-cell>
          <table:table-cell table:formula="of:= IF([.$B$2] &gt; [$'Tabela da Normal Padrão'.I25]; [.H24]; IF([.$B$2] = [$'Tabela da Normal Padrão'.H25]; ([.$B24] + [.G$2]); IF(([.$B$2] - [$'Tabela da Normal Padrão'.H25]) = ([$'Tabela da Normal Padrão'.I25] - [.$B$2]); AVERAGE(([.$B24] + [.G$2]); ([.$B24] + [.H$2])); IF(([.$B$2] - [$'Tabela da Normal Padrão'.H25]) &lt; ([$'Tabela da Normal Padrão'.I25] - [.$B$2]); ([.$B24] + [.G$2]); ([.$B24] + [.H$2]) ))))" office:value-type="float" office:value="2.14" calcext:value-type="float">
            <text:p>2,14</text:p>
          </table:table-cell>
          <table:table-cell table:formula="of:= IF([.$B$2] &gt; [$'Tabela da Normal Padrão'.J25]; [.I24]; IF([.$B$2] = [$'Tabela da Normal Padrão'.I25]; ([.$B24] + [.H$2]); IF(([.$B$2] - [$'Tabela da Normal Padrão'.I25]) = ([$'Tabela da Normal Padrão'.J25] - [.$B$2]); AVERAGE(([.$B24] + [.H$2]); ([.$B24] + [.I$2])); IF(([.$B$2] - [$'Tabela da Normal Padrão'.I25]) &lt; ([$'Tabela da Normal Padrão'.J25] - [.$B$2]); ([.$B24] + [.H$2]); ([.$B24] + [.I$2]) ))))" office:value-type="float" office:value="2.15" calcext:value-type="float">
            <text:p>2,15</text:p>
          </table:table-cell>
          <table:table-cell table:formula="of:= IF([.$B$2] &gt; [$'Tabela da Normal Padrão'.K25]; [.J24]; IF([.$B$2] = [$'Tabela da Normal Padrão'.J25]; ([.$B24] + [.I$2]); IF(([.$B$2] - [$'Tabela da Normal Padrão'.J25]) = ([$'Tabela da Normal Padrão'.K25] - [.$B$2]); AVERAGE(([.$B24] + [.I$2]); ([.$B24] + [.J$2])); IF(([.$B$2] - [$'Tabela da Normal Padrão'.J25]) &lt; ([$'Tabela da Normal Padrão'.K25] - [.$B$2]); ([.$B24] + [.I$2]); ([.$B24] + [.J$2]) ))))" office:value-type="float" office:value="2.16" calcext:value-type="float">
            <text:p>2,16</text:p>
          </table:table-cell>
          <table:table-cell table:formula="of:= IF([.$B$2] &gt; [$'Tabela da Normal Padrão'.L25]; [.K24]; IF([.$B$2] = [$'Tabela da Normal Padrão'.K25]; ([.$B24] + [.J$2]); IF(([.$B$2] - [$'Tabela da Normal Padrão'.K25]) = ([$'Tabela da Normal Padrão'.L25] - [.$B$2]); AVERAGE(([.$B24] + [.J$2]); ([.$B24] + [.K$2])); IF(([.$B$2] - [$'Tabela da Normal Padrão'.K25]) &lt; ([$'Tabela da Normal Padrão'.L25] - [.$B$2]); ([.$B24] + [.J$2]); ([.$B24] + [.K$2]) ))))" office:value-type="float" office:value="2.17" calcext:value-type="float">
            <text:p>2,17</text:p>
          </table:table-cell>
          <table:table-cell table:formula="of:= IF([.$B$2] &gt; [$'Tabela da Normal Padrão'.M25]; [.L24]; IF([.$B$2] = [$'Tabela da Normal Padrão'.L25]; ([.$B24] + [.K$2]); IF(([.$B$2] - [$'Tabela da Normal Padrão'.L25]) = ([$'Tabela da Normal Padrão'.M25] - [.$B$2]); AVERAGE(([.$B24] + [.K$2]); ([.$B24] + [.L$2])); IF(([.$B$2] - [$'Tabela da Normal Padrão'.L25]) &lt; ([$'Tabela da Normal Padrão'.M25] - [.$B$2]); ([.$B24] + [.K$2]); ([.$B24] + [.L$2]) ))))" office:value-type="float" office:value="2.18" calcext:value-type="float">
            <text:p>2,18</text:p>
          </table:table-cell>
          <table:table-cell table:formula="of:= IF([.$B$2] &gt; [$'Tabela da Normal Padrão'.D26]; [.C25]; IF([.$B$2] = [$'Tabela da Normal Padrão'.M25]; ([.$B24] + [.L$2]); IF(([.$B$2] - [$'Tabela da Normal Padrão'.M25]) = ([$'Tabela da Normal Padrão'.D26] - [.$B$2]); AVERAGE(([.$B24] + [.L$2]); ([.$B24] + [.M$2])); IF(([.$B$2] - [$'Tabela da Normal Padrão'.M25]) &lt; ([$'Tabela da Normal Padrão'.D26] - [.$B$2]); ([.$B24] + [.L$2]); ([.$B24] + [.M$2])))))" office:value-type="float" office:value="2.19" calcext:value-type="float">
            <text:p>2,19</text:p>
          </table:table-cell>
          <table:table-cell/>
        </table:table-row>
        <table:table-row table:style-name="ro2">
          <table:table-cell/>
          <table:table-cell office:value-type="float" office:value="2.2" calcext:value-type="float">
            <text:p>2,2</text:p>
          </table:table-cell>
          <table:table-cell table:formula="of:= IF([.$B$2] &gt; [$'Tabela da Normal Padrão'.E26]; [.D25]; IF([.$B$2] = [$'Tabela da Normal Padrão'.D26]; ([.$B25] + [.C$2]); IF(([.$B$2] - [$'Tabela da Normal Padrão'.D26]) = ([$'Tabela da Normal Padrão'.E26] - [.$B$2]); AVERAGE(([.$B25] + [.C$2]); ([.$B25] + [.D$2])); IF(([.$B$2] - [$'Tabela da Normal Padrão'.D26]) &lt; ([$'Tabela da Normal Padrão'.E26] - [.$B$2]); ([.$B25] + [.C$2]); ([.$B25] + [.D$2]) ))))" office:value-type="float" office:value="2.2" calcext:value-type="float">
            <text:p>2,2</text:p>
          </table:table-cell>
          <table:table-cell table:formula="of:= IF([.$B$2] &gt; [$'Tabela da Normal Padrão'.F26]; [.E25]; IF([.$B$2] = [$'Tabela da Normal Padrão'.E26]; ([.$B25] + [.D$2]); IF(([.$B$2] - [$'Tabela da Normal Padrão'.E26]) = ([$'Tabela da Normal Padrão'.F26] - [.$B$2]); AVERAGE(([.$B25] + [.D$2]); ([.$B25] + [.E$2])); IF(([.$B$2] - [$'Tabela da Normal Padrão'.E26]) &lt; ([$'Tabela da Normal Padrão'.F26] - [.$B$2]); ([.$B25] + [.D$2]); ([.$B25] + [.E$2]) ))))" office:value-type="float" office:value="2.21" calcext:value-type="float">
            <text:p>2,21</text:p>
          </table:table-cell>
          <table:table-cell table:formula="of:= IF([.$B$2] &gt; [$'Tabela da Normal Padrão'.G26]; [.F25]; IF([.$B$2] = [$'Tabela da Normal Padrão'.F26]; ([.$B25] + [.E$2]); IF(([.$B$2] - [$'Tabela da Normal Padrão'.F26]) = ([$'Tabela da Normal Padrão'.G26] - [.$B$2]); AVERAGE(([.$B25] + [.E$2]); ([.$B25] + [.F$2])); IF(([.$B$2] - [$'Tabela da Normal Padrão'.F26]) &lt; ([$'Tabela da Normal Padrão'.G26] - [.$B$2]); ([.$B25] + [.E$2]); ([.$B25] + [.F$2]) ))))" office:value-type="float" office:value="2.22" calcext:value-type="float">
            <text:p>2,22</text:p>
          </table:table-cell>
          <table:table-cell table:formula="of:= IF([.$B$2] &gt; [$'Tabela da Normal Padrão'.H26]; [.G25]; IF([.$B$2] = [$'Tabela da Normal Padrão'.G26]; ([.$B25] + [.F$2]); IF(([.$B$2] - [$'Tabela da Normal Padrão'.G26]) = ([$'Tabela da Normal Padrão'.H26] - [.$B$2]); AVERAGE(([.$B25] + [.F$2]); ([.$B25] + [.G$2])); IF(([.$B$2] - [$'Tabela da Normal Padrão'.G26]) &lt; ([$'Tabela da Normal Padrão'.H26] - [.$B$2]); ([.$B25] + [.F$2]); ([.$B25] + [.G$2]) ))))" office:value-type="float" office:value="2.23" calcext:value-type="float">
            <text:p>2,23</text:p>
          </table:table-cell>
          <table:table-cell table:formula="of:= IF([.$B$2] &gt; [$'Tabela da Normal Padrão'.I26]; [.H25]; IF([.$B$2] = [$'Tabela da Normal Padrão'.H26]; ([.$B25] + [.G$2]); IF(([.$B$2] - [$'Tabela da Normal Padrão'.H26]) = ([$'Tabela da Normal Padrão'.I26] - [.$B$2]); AVERAGE(([.$B25] + [.G$2]); ([.$B25] + [.H$2])); IF(([.$B$2] - [$'Tabela da Normal Padrão'.H26]) &lt; ([$'Tabela da Normal Padrão'.I26] - [.$B$2]); ([.$B25] + [.G$2]); ([.$B25] + [.H$2]) ))))" office:value-type="float" office:value="2.24" calcext:value-type="float">
            <text:p>2,24</text:p>
          </table:table-cell>
          <table:table-cell table:formula="of:= IF([.$B$2] &gt; [$'Tabela da Normal Padrão'.J26]; [.I25]; IF([.$B$2] = [$'Tabela da Normal Padrão'.I26]; ([.$B25] + [.H$2]); IF(([.$B$2] - [$'Tabela da Normal Padrão'.I26]) = ([$'Tabela da Normal Padrão'.J26] - [.$B$2]); AVERAGE(([.$B25] + [.H$2]); ([.$B25] + [.I$2])); IF(([.$B$2] - [$'Tabela da Normal Padrão'.I26]) &lt; ([$'Tabela da Normal Padrão'.J26] - [.$B$2]); ([.$B25] + [.H$2]); ([.$B25] + [.I$2]) ))))" office:value-type="float" office:value="2.25" calcext:value-type="float">
            <text:p>2,25</text:p>
          </table:table-cell>
          <table:table-cell table:formula="of:= IF([.$B$2] &gt; [$'Tabela da Normal Padrão'.K26]; [.J25]; IF([.$B$2] = [$'Tabela da Normal Padrão'.J26]; ([.$B25] + [.I$2]); IF(([.$B$2] - [$'Tabela da Normal Padrão'.J26]) = ([$'Tabela da Normal Padrão'.K26] - [.$B$2]); AVERAGE(([.$B25] + [.I$2]); ([.$B25] + [.J$2])); IF(([.$B$2] - [$'Tabela da Normal Padrão'.J26]) &lt; ([$'Tabela da Normal Padrão'.K26] - [.$B$2]); ([.$B25] + [.I$2]); ([.$B25] + [.J$2]) ))))" office:value-type="float" office:value="2.26" calcext:value-type="float">
            <text:p>2,26</text:p>
          </table:table-cell>
          <table:table-cell table:formula="of:= IF([.$B$2] &gt; [$'Tabela da Normal Padrão'.L26]; [.K25]; IF([.$B$2] = [$'Tabela da Normal Padrão'.K26]; ([.$B25] + [.J$2]); IF(([.$B$2] - [$'Tabela da Normal Padrão'.K26]) = ([$'Tabela da Normal Padrão'.L26] - [.$B$2]); AVERAGE(([.$B25] + [.J$2]); ([.$B25] + [.K$2])); IF(([.$B$2] - [$'Tabela da Normal Padrão'.K26]) &lt; ([$'Tabela da Normal Padrão'.L26] - [.$B$2]); ([.$B25] + [.J$2]); ([.$B25] + [.K$2]) ))))" office:value-type="float" office:value="2.27" calcext:value-type="float">
            <text:p>2,27</text:p>
          </table:table-cell>
          <table:table-cell table:formula="of:= IF([.$B$2] &gt; [$'Tabela da Normal Padrão'.M26]; [.L25]; IF([.$B$2] = [$'Tabela da Normal Padrão'.L26]; ([.$B25] + [.K$2]); IF(([.$B$2] - [$'Tabela da Normal Padrão'.L26]) = ([$'Tabela da Normal Padrão'.M26] - [.$B$2]); AVERAGE(([.$B25] + [.K$2]); ([.$B25] + [.L$2])); IF(([.$B$2] - [$'Tabela da Normal Padrão'.L26]) &lt; ([$'Tabela da Normal Padrão'.M26] - [.$B$2]); ([.$B25] + [.K$2]); ([.$B25] + [.L$2]) ))))" office:value-type="float" office:value="2.28" calcext:value-type="float">
            <text:p>2,28</text:p>
          </table:table-cell>
          <table:table-cell table:formula="of:= IF([.$B$2] &gt; [$'Tabela da Normal Padrão'.D27]; [.C26]; IF([.$B$2] = [$'Tabela da Normal Padrão'.M26]; ([.$B25] + [.L$2]); IF(([.$B$2] - [$'Tabela da Normal Padrão'.M26]) = ([$'Tabela da Normal Padrão'.D27] - [.$B$2]); AVERAGE(([.$B25] + [.L$2]); ([.$B25] + [.M$2])); IF(([.$B$2] - [$'Tabela da Normal Padrão'.M26]) &lt; ([$'Tabela da Normal Padrão'.D27] - [.$B$2]); ([.$B25] + [.L$2]); ([.$B25] + [.M$2])))))" office:value-type="float" office:value="2.29" calcext:value-type="float">
            <text:p>2,29</text:p>
          </table:table-cell>
          <table:table-cell/>
        </table:table-row>
        <table:table-row table:style-name="ro2">
          <table:table-cell/>
          <table:table-cell office:value-type="float" office:value="2.3" calcext:value-type="float">
            <text:p>2,3</text:p>
          </table:table-cell>
          <table:table-cell table:formula="of:= IF([.$B$2] &gt; [$'Tabela da Normal Padrão'.E27]; [.D26]; IF([.$B$2] = [$'Tabela da Normal Padrão'.D27]; ([.$B26] + [.C$2]); IF(([.$B$2] - [$'Tabela da Normal Padrão'.D27]) = ([$'Tabela da Normal Padrão'.E27] - [.$B$2]); AVERAGE(([.$B26] + [.C$2]); ([.$B26] + [.D$2])); IF(([.$B$2] - [$'Tabela da Normal Padrão'.D27]) &lt; ([$'Tabela da Normal Padrão'.E27] - [.$B$2]); ([.$B26] + [.C$2]); ([.$B26] + [.D$2]) ))))" office:value-type="float" office:value="2.3" calcext:value-type="float">
            <text:p>2,3</text:p>
          </table:table-cell>
          <table:table-cell table:formula="of:= IF([.$B$2] &gt; [$'Tabela da Normal Padrão'.F27]; [.E26]; IF([.$B$2] = [$'Tabela da Normal Padrão'.E27]; ([.$B26] + [.D$2]); IF(([.$B$2] - [$'Tabela da Normal Padrão'.E27]) = ([$'Tabela da Normal Padrão'.F27] - [.$B$2]); AVERAGE(([.$B26] + [.D$2]); ([.$B26] + [.E$2])); IF(([.$B$2] - [$'Tabela da Normal Padrão'.E27]) &lt; ([$'Tabela da Normal Padrão'.F27] - [.$B$2]); ([.$B26] + [.D$2]); ([.$B26] + [.E$2]) ))))" office:value-type="float" office:value="2.31" calcext:value-type="float">
            <text:p>2,31</text:p>
          </table:table-cell>
          <table:table-cell table:formula="of:= IF([.$B$2] &gt; [$'Tabela da Normal Padrão'.G27]; [.F26]; IF([.$B$2] = [$'Tabela da Normal Padrão'.F27]; ([.$B26] + [.E$2]); IF(([.$B$2] - [$'Tabela da Normal Padrão'.F27]) = ([$'Tabela da Normal Padrão'.G27] - [.$B$2]); AVERAGE(([.$B26] + [.E$2]); ([.$B26] + [.F$2])); IF(([.$B$2] - [$'Tabela da Normal Padrão'.F27]) &lt; ([$'Tabela da Normal Padrão'.G27] - [.$B$2]); ([.$B26] + [.E$2]); ([.$B26] + [.F$2]) ))))" office:value-type="float" office:value="2.32" calcext:value-type="float">
            <text:p>2,32</text:p>
          </table:table-cell>
          <table:table-cell table:formula="of:= IF([.$B$2] &gt; [$'Tabela da Normal Padrão'.H27]; [.G26]; IF([.$B$2] = [$'Tabela da Normal Padrão'.G27]; ([.$B26] + [.F$2]); IF(([.$B$2] - [$'Tabela da Normal Padrão'.G27]) = ([$'Tabela da Normal Padrão'.H27] - [.$B$2]); AVERAGE(([.$B26] + [.F$2]); ([.$B26] + [.G$2])); IF(([.$B$2] - [$'Tabela da Normal Padrão'.G27]) &lt; ([$'Tabela da Normal Padrão'.H27] - [.$B$2]); ([.$B26] + [.F$2]); ([.$B26] + [.G$2]) ))))" office:value-type="float" office:value="2.33" calcext:value-type="float">
            <text:p>2,33</text:p>
          </table:table-cell>
          <table:table-cell table:formula="of:= IF([.$B$2] &gt; [$'Tabela da Normal Padrão'.I27]; [.H26]; IF([.$B$2] = [$'Tabela da Normal Padrão'.H27]; ([.$B26] + [.G$2]); IF(([.$B$2] - [$'Tabela da Normal Padrão'.H27]) = ([$'Tabela da Normal Padrão'.I27] - [.$B$2]); AVERAGE(([.$B26] + [.G$2]); ([.$B26] + [.H$2])); IF(([.$B$2] - [$'Tabela da Normal Padrão'.H27]) &lt; ([$'Tabela da Normal Padrão'.I27] - [.$B$2]); ([.$B26] + [.G$2]); ([.$B26] + [.H$2]) ))))" office:value-type="float" office:value="2.34" calcext:value-type="float">
            <text:p>2,34</text:p>
          </table:table-cell>
          <table:table-cell table:formula="of:= IF([.$B$2] &gt; [$'Tabela da Normal Padrão'.J27]; [.I26]; IF([.$B$2] = [$'Tabela da Normal Padrão'.I27]; ([.$B26] + [.H$2]); IF(([.$B$2] - [$'Tabela da Normal Padrão'.I27]) = ([$'Tabela da Normal Padrão'.J27] - [.$B$2]); AVERAGE(([.$B26] + [.H$2]); ([.$B26] + [.I$2])); IF(([.$B$2] - [$'Tabela da Normal Padrão'.I27]) &lt; ([$'Tabela da Normal Padrão'.J27] - [.$B$2]); ([.$B26] + [.H$2]); ([.$B26] + [.I$2]) ))))" office:value-type="float" office:value="2.35" calcext:value-type="float">
            <text:p>2,35</text:p>
          </table:table-cell>
          <table:table-cell table:formula="of:= IF([.$B$2] &gt; [$'Tabela da Normal Padrão'.K27]; [.J26]; IF([.$B$2] = [$'Tabela da Normal Padrão'.J27]; ([.$B26] + [.I$2]); IF(([.$B$2] - [$'Tabela da Normal Padrão'.J27]) = ([$'Tabela da Normal Padrão'.K27] - [.$B$2]); AVERAGE(([.$B26] + [.I$2]); ([.$B26] + [.J$2])); IF(([.$B$2] - [$'Tabela da Normal Padrão'.J27]) &lt; ([$'Tabela da Normal Padrão'.K27] - [.$B$2]); ([.$B26] + [.I$2]); ([.$B26] + [.J$2]) ))))" office:value-type="float" office:value="2.36" calcext:value-type="float">
            <text:p>2,36</text:p>
          </table:table-cell>
          <table:table-cell table:formula="of:= IF([.$B$2] &gt; [$'Tabela da Normal Padrão'.L27]; [.K26]; IF([.$B$2] = [$'Tabela da Normal Padrão'.K27]; ([.$B26] + [.J$2]); IF(([.$B$2] - [$'Tabela da Normal Padrão'.K27]) = ([$'Tabela da Normal Padrão'.L27] - [.$B$2]); AVERAGE(([.$B26] + [.J$2]); ([.$B26] + [.K$2])); IF(([.$B$2] - [$'Tabela da Normal Padrão'.K27]) &lt; ([$'Tabela da Normal Padrão'.L27] - [.$B$2]); ([.$B26] + [.J$2]); ([.$B26] + [.K$2]) ))))" office:value-type="float" office:value="2.37" calcext:value-type="float">
            <text:p>2,37</text:p>
          </table:table-cell>
          <table:table-cell table:formula="of:= IF([.$B$2] &gt; [$'Tabela da Normal Padrão'.M27]; [.L26]; IF([.$B$2] = [$'Tabela da Normal Padrão'.L27]; ([.$B26] + [.K$2]); IF(([.$B$2] - [$'Tabela da Normal Padrão'.L27]) = ([$'Tabela da Normal Padrão'.M27] - [.$B$2]); AVERAGE(([.$B26] + [.K$2]); ([.$B26] + [.L$2])); IF(([.$B$2] - [$'Tabela da Normal Padrão'.L27]) &lt; ([$'Tabela da Normal Padrão'.M27] - [.$B$2]); ([.$B26] + [.K$2]); ([.$B26] + [.L$2]) ))))" office:value-type="float" office:value="2.38" calcext:value-type="float">
            <text:p>2,38</text:p>
          </table:table-cell>
          <table:table-cell table:formula="of:= IF([.$B$2] &gt; [$'Tabela da Normal Padrão'.D28]; [.C27]; IF([.$B$2] = [$'Tabela da Normal Padrão'.M27]; ([.$B26] + [.L$2]); IF(([.$B$2] - [$'Tabela da Normal Padrão'.M27]) = ([$'Tabela da Normal Padrão'.D28] - [.$B$2]); AVERAGE(([.$B26] + [.L$2]); ([.$B26] + [.M$2])); IF(([.$B$2] - [$'Tabela da Normal Padrão'.M27]) &lt; ([$'Tabela da Normal Padrão'.D28] - [.$B$2]); ([.$B26] + [.L$2]); ([.$B26] + [.M$2])))))" office:value-type="float" office:value="2.39" calcext:value-type="float">
            <text:p>2,39</text:p>
          </table:table-cell>
          <table:table-cell/>
        </table:table-row>
        <table:table-row table:style-name="ro2">
          <table:table-cell/>
          <table:table-cell office:value-type="float" office:value="2.4" calcext:value-type="float">
            <text:p>2,4</text:p>
          </table:table-cell>
          <table:table-cell table:formula="of:= IF([.$B$2] &gt; [$'Tabela da Normal Padrão'.E28]; [.D27]; IF([.$B$2] = [$'Tabela da Normal Padrão'.D28]; ([.$B27] + [.C$2]); IF(([.$B$2] - [$'Tabela da Normal Padrão'.D28]) = ([$'Tabela da Normal Padrão'.E28] - [.$B$2]); AVERAGE(([.$B27] + [.C$2]); ([.$B27] + [.D$2])); IF(([.$B$2] - [$'Tabela da Normal Padrão'.D28]) &lt; ([$'Tabela da Normal Padrão'.E28] - [.$B$2]); ([.$B27] + [.C$2]); ([.$B27] + [.D$2]) ))))" office:value-type="float" office:value="2.4" calcext:value-type="float">
            <text:p>2,4</text:p>
          </table:table-cell>
          <table:table-cell table:formula="of:= IF([.$B$2] &gt; [$'Tabela da Normal Padrão'.F28]; [.E27]; IF([.$B$2] = [$'Tabela da Normal Padrão'.E28]; ([.$B27] + [.D$2]); IF(([.$B$2] - [$'Tabela da Normal Padrão'.E28]) = ([$'Tabela da Normal Padrão'.F28] - [.$B$2]); AVERAGE(([.$B27] + [.D$2]); ([.$B27] + [.E$2])); IF(([.$B$2] - [$'Tabela da Normal Padrão'.E28]) &lt; ([$'Tabela da Normal Padrão'.F28] - [.$B$2]); ([.$B27] + [.D$2]); ([.$B27] + [.E$2]) ))))" office:value-type="float" office:value="2.41" calcext:value-type="float">
            <text:p>2,41</text:p>
          </table:table-cell>
          <table:table-cell table:formula="of:= IF([.$B$2] &gt; [$'Tabela da Normal Padrão'.G28]; [.F27]; IF([.$B$2] = [$'Tabela da Normal Padrão'.F28]; ([.$B27] + [.E$2]); IF(([.$B$2] - [$'Tabela da Normal Padrão'.F28]) = ([$'Tabela da Normal Padrão'.G28] - [.$B$2]); AVERAGE(([.$B27] + [.E$2]); ([.$B27] + [.F$2])); IF(([.$B$2] - [$'Tabela da Normal Padrão'.F28]) &lt; ([$'Tabela da Normal Padrão'.G28] - [.$B$2]); ([.$B27] + [.E$2]); ([.$B27] + [.F$2]) ))))" office:value-type="float" office:value="2.42" calcext:value-type="float">
            <text:p>2,42</text:p>
          </table:table-cell>
          <table:table-cell table:formula="of:= IF([.$B$2] &gt; [$'Tabela da Normal Padrão'.H28]; [.G27]; IF([.$B$2] = [$'Tabela da Normal Padrão'.G28]; ([.$B27] + [.F$2]); IF(([.$B$2] - [$'Tabela da Normal Padrão'.G28]) = ([$'Tabela da Normal Padrão'.H28] - [.$B$2]); AVERAGE(([.$B27] + [.F$2]); ([.$B27] + [.G$2])); IF(([.$B$2] - [$'Tabela da Normal Padrão'.G28]) &lt; ([$'Tabela da Normal Padrão'.H28] - [.$B$2]); ([.$B27] + [.F$2]); ([.$B27] + [.G$2]) ))))" office:value-type="float" office:value="2.43" calcext:value-type="float">
            <text:p>2,43</text:p>
          </table:table-cell>
          <table:table-cell table:formula="of:= IF([.$B$2] &gt; [$'Tabela da Normal Padrão'.I28]; [.H27]; IF([.$B$2] = [$'Tabela da Normal Padrão'.H28]; ([.$B27] + [.G$2]); IF(([.$B$2] - [$'Tabela da Normal Padrão'.H28]) = ([$'Tabela da Normal Padrão'.I28] - [.$B$2]); AVERAGE(([.$B27] + [.G$2]); ([.$B27] + [.H$2])); IF(([.$B$2] - [$'Tabela da Normal Padrão'.H28]) &lt; ([$'Tabela da Normal Padrão'.I28] - [.$B$2]); ([.$B27] + [.G$2]); ([.$B27] + [.H$2]) ))))" office:value-type="float" office:value="2.44" calcext:value-type="float">
            <text:p>2,44</text:p>
          </table:table-cell>
          <table:table-cell table:formula="of:= IF([.$B$2] &gt; [$'Tabela da Normal Padrão'.J28]; [.I27]; IF([.$B$2] = [$'Tabela da Normal Padrão'.I28]; ([.$B27] + [.H$2]); IF(([.$B$2] - [$'Tabela da Normal Padrão'.I28]) = ([$'Tabela da Normal Padrão'.J28] - [.$B$2]); AVERAGE(([.$B27] + [.H$2]); ([.$B27] + [.I$2])); IF(([.$B$2] - [$'Tabela da Normal Padrão'.I28]) &lt; ([$'Tabela da Normal Padrão'.J28] - [.$B$2]); ([.$B27] + [.H$2]); ([.$B27] + [.I$2]) ))))" office:value-type="float" office:value="2.45" calcext:value-type="float">
            <text:p>2,45</text:p>
          </table:table-cell>
          <table:table-cell table:formula="of:= IF([.$B$2] &gt; [$'Tabela da Normal Padrão'.K28]; [.J27]; IF([.$B$2] = [$'Tabela da Normal Padrão'.J28]; ([.$B27] + [.I$2]); IF(([.$B$2] - [$'Tabela da Normal Padrão'.J28]) = ([$'Tabela da Normal Padrão'.K28] - [.$B$2]); AVERAGE(([.$B27] + [.I$2]); ([.$B27] + [.J$2])); IF(([.$B$2] - [$'Tabela da Normal Padrão'.J28]) &lt; ([$'Tabela da Normal Padrão'.K28] - [.$B$2]); ([.$B27] + [.I$2]); ([.$B27] + [.J$2]) ))))" office:value-type="float" office:value="2.46" calcext:value-type="float">
            <text:p>2,46</text:p>
          </table:table-cell>
          <table:table-cell table:formula="of:= IF([.$B$2] &gt; [$'Tabela da Normal Padrão'.L28]; [.K27]; IF([.$B$2] = [$'Tabela da Normal Padrão'.K28]; ([.$B27] + [.J$2]); IF(([.$B$2] - [$'Tabela da Normal Padrão'.K28]) = ([$'Tabela da Normal Padrão'.L28] - [.$B$2]); AVERAGE(([.$B27] + [.J$2]); ([.$B27] + [.K$2])); IF(([.$B$2] - [$'Tabela da Normal Padrão'.K28]) &lt; ([$'Tabela da Normal Padrão'.L28] - [.$B$2]); ([.$B27] + [.J$2]); ([.$B27] + [.K$2]) ))))" office:value-type="float" office:value="2.47" calcext:value-type="float">
            <text:p>2,47</text:p>
          </table:table-cell>
          <table:table-cell table:formula="of:= IF([.$B$2] &gt; [$'Tabela da Normal Padrão'.M28]; [.L27]; IF([.$B$2] = [$'Tabela da Normal Padrão'.L28]; ([.$B27] + [.K$2]); IF(([.$B$2] - [$'Tabela da Normal Padrão'.L28]) = ([$'Tabela da Normal Padrão'.M28] - [.$B$2]); AVERAGE(([.$B27] + [.K$2]); ([.$B27] + [.L$2])); IF(([.$B$2] - [$'Tabela da Normal Padrão'.L28]) &lt; ([$'Tabela da Normal Padrão'.M28] - [.$B$2]); ([.$B27] + [.K$2]); ([.$B27] + [.L$2]) ))))" office:value-type="float" office:value="2.48" calcext:value-type="float">
            <text:p>2,48</text:p>
          </table:table-cell>
          <table:table-cell table:formula="of:= IF([.$B$2] &gt; [$'Tabela da Normal Padrão'.D29]; [.C28]; IF([.$B$2] = [$'Tabela da Normal Padrão'.M28]; ([.$B27] + [.L$2]); IF(([.$B$2] - [$'Tabela da Normal Padrão'.M28]) = ([$'Tabela da Normal Padrão'.D29] - [.$B$2]); AVERAGE(([.$B27] + [.L$2]); ([.$B27] + [.M$2])); IF(([.$B$2] - [$'Tabela da Normal Padrão'.M28]) &lt; ([$'Tabela da Normal Padrão'.D29] - [.$B$2]); ([.$B27] + [.L$2]); ([.$B27] + [.M$2])))))" office:value-type="float" office:value="2.49" calcext:value-type="float">
            <text:p>2,49</text:p>
          </table:table-cell>
          <table:table-cell/>
        </table:table-row>
        <table:table-row table:style-name="ro2">
          <table:table-cell/>
          <table:table-cell office:value-type="float" office:value="2.5" calcext:value-type="float">
            <text:p>2,5</text:p>
          </table:table-cell>
          <table:table-cell table:formula="of:= IF([.$B$2] &gt; [$'Tabela da Normal Padrão'.E29]; [.D28]; IF([.$B$2] = [$'Tabela da Normal Padrão'.D29]; ([.$B28] + [.C$2]); IF(([.$B$2] - [$'Tabela da Normal Padrão'.D29]) = ([$'Tabela da Normal Padrão'.E29] - [.$B$2]); AVERAGE(([.$B28] + [.C$2]); ([.$B28] + [.D$2])); IF(([.$B$2] - [$'Tabela da Normal Padrão'.D29]) &lt; ([$'Tabela da Normal Padrão'.E29] - [.$B$2]); ([.$B28] + [.C$2]); ([.$B28] + [.D$2]) ))))" office:value-type="float" office:value="2.5" calcext:value-type="float">
            <text:p>2,5</text:p>
          </table:table-cell>
          <table:table-cell table:formula="of:= IF([.$B$2] &gt; [$'Tabela da Normal Padrão'.F29]; [.E28]; IF([.$B$2] = [$'Tabela da Normal Padrão'.E29]; ([.$B28] + [.D$2]); IF(([.$B$2] - [$'Tabela da Normal Padrão'.E29]) = ([$'Tabela da Normal Padrão'.F29] - [.$B$2]); AVERAGE(([.$B28] + [.D$2]); ([.$B28] + [.E$2])); IF(([.$B$2] - [$'Tabela da Normal Padrão'.E29]) &lt; ([$'Tabela da Normal Padrão'.F29] - [.$B$2]); ([.$B28] + [.D$2]); ([.$B28] + [.E$2]) ))))" office:value-type="float" office:value="2.51" calcext:value-type="float">
            <text:p>2,51</text:p>
          </table:table-cell>
          <table:table-cell table:formula="of:= IF([.$B$2] &gt; [$'Tabela da Normal Padrão'.G29]; [.F28]; IF([.$B$2] = [$'Tabela da Normal Padrão'.F29]; ([.$B28] + [.E$2]); IF(([.$B$2] - [$'Tabela da Normal Padrão'.F29]) = ([$'Tabela da Normal Padrão'.G29] - [.$B$2]); AVERAGE(([.$B28] + [.E$2]); ([.$B28] + [.F$2])); IF(([.$B$2] - [$'Tabela da Normal Padrão'.F29]) &lt; ([$'Tabela da Normal Padrão'.G29] - [.$B$2]); ([.$B28] + [.E$2]); ([.$B28] + [.F$2]) ))))" office:value-type="float" office:value="2.52" calcext:value-type="float">
            <text:p>2,52</text:p>
          </table:table-cell>
          <table:table-cell table:formula="of:= IF([.$B$2] &gt; [$'Tabela da Normal Padrão'.H29]; [.G28]; IF([.$B$2] = [$'Tabela da Normal Padrão'.G29]; ([.$B28] + [.F$2]); IF(([.$B$2] - [$'Tabela da Normal Padrão'.G29]) = ([$'Tabela da Normal Padrão'.H29] - [.$B$2]); AVERAGE(([.$B28] + [.F$2]); ([.$B28] + [.G$2])); IF(([.$B$2] - [$'Tabela da Normal Padrão'.G29]) &lt; ([$'Tabela da Normal Padrão'.H29] - [.$B$2]); ([.$B28] + [.F$2]); ([.$B28] + [.G$2]) ))))" office:value-type="float" office:value="2.53" calcext:value-type="float">
            <text:p>2,53</text:p>
          </table:table-cell>
          <table:table-cell table:formula="of:= IF([.$B$2] &gt; [$'Tabela da Normal Padrão'.I29]; [.H28]; IF([.$B$2] = [$'Tabela da Normal Padrão'.H29]; ([.$B28] + [.G$2]); IF(([.$B$2] - [$'Tabela da Normal Padrão'.H29]) = ([$'Tabela da Normal Padrão'.I29] - [.$B$2]); AVERAGE(([.$B28] + [.G$2]); ([.$B28] + [.H$2])); IF(([.$B$2] - [$'Tabela da Normal Padrão'.H29]) &lt; ([$'Tabela da Normal Padrão'.I29] - [.$B$2]); ([.$B28] + [.G$2]); ([.$B28] + [.H$2]) ))))" office:value-type="float" office:value="2.54" calcext:value-type="float">
            <text:p>2,54</text:p>
          </table:table-cell>
          <table:table-cell table:formula="of:= IF([.$B$2] &gt; [$'Tabela da Normal Padrão'.J29]; [.I28]; IF([.$B$2] = [$'Tabela da Normal Padrão'.I29]; ([.$B28] + [.H$2]); IF(([.$B$2] - [$'Tabela da Normal Padrão'.I29]) = ([$'Tabela da Normal Padrão'.J29] - [.$B$2]); AVERAGE(([.$B28] + [.H$2]); ([.$B28] + [.I$2])); IF(([.$B$2] - [$'Tabela da Normal Padrão'.I29]) &lt; ([$'Tabela da Normal Padrão'.J29] - [.$B$2]); ([.$B28] + [.H$2]); ([.$B28] + [.I$2]) ))))" office:value-type="float" office:value="2.55" calcext:value-type="float">
            <text:p>2,55</text:p>
          </table:table-cell>
          <table:table-cell table:formula="of:= IF([.$B$2] &gt; [$'Tabela da Normal Padrão'.K29]; [.J28]; IF([.$B$2] = [$'Tabela da Normal Padrão'.J29]; ([.$B28] + [.I$2]); IF(([.$B$2] - [$'Tabela da Normal Padrão'.J29]) = ([$'Tabela da Normal Padrão'.K29] - [.$B$2]); AVERAGE(([.$B28] + [.I$2]); ([.$B28] + [.J$2])); IF(([.$B$2] - [$'Tabela da Normal Padrão'.J29]) &lt; ([$'Tabela da Normal Padrão'.K29] - [.$B$2]); ([.$B28] + [.I$2]); ([.$B28] + [.J$2]) ))))" office:value-type="float" office:value="2.56" calcext:value-type="float">
            <text:p>2,56</text:p>
          </table:table-cell>
          <table:table-cell table:formula="of:= IF([.$B$2] &gt; [$'Tabela da Normal Padrão'.L29]; [.K28]; IF([.$B$2] = [$'Tabela da Normal Padrão'.K29]; ([.$B28] + [.J$2]); IF(([.$B$2] - [$'Tabela da Normal Padrão'.K29]) = ([$'Tabela da Normal Padrão'.L29] - [.$B$2]); AVERAGE(([.$B28] + [.J$2]); ([.$B28] + [.K$2])); IF(([.$B$2] - [$'Tabela da Normal Padrão'.K29]) &lt; ([$'Tabela da Normal Padrão'.L29] - [.$B$2]); ([.$B28] + [.J$2]); ([.$B28] + [.K$2]) ))))" office:value-type="float" office:value="2.57" calcext:value-type="float">
            <text:p>2,57</text:p>
          </table:table-cell>
          <table:table-cell table:formula="of:= IF([.$B$2] &gt; [$'Tabela da Normal Padrão'.M29]; [.L28]; IF([.$B$2] = [$'Tabela da Normal Padrão'.L29]; ([.$B28] + [.K$2]); IF(([.$B$2] - [$'Tabela da Normal Padrão'.L29]) = ([$'Tabela da Normal Padrão'.M29] - [.$B$2]); AVERAGE(([.$B28] + [.K$2]); ([.$B28] + [.L$2])); IF(([.$B$2] - [$'Tabela da Normal Padrão'.L29]) &lt; ([$'Tabela da Normal Padrão'.M29] - [.$B$2]); ([.$B28] + [.K$2]); ([.$B28] + [.L$2]) ))))" office:value-type="float" office:value="2.58" calcext:value-type="float">
            <text:p>2,58</text:p>
          </table:table-cell>
          <table:table-cell table:formula="of:= IF([.$B$2] &gt; [$'Tabela da Normal Padrão'.D30]; [.C29]; IF([.$B$2] = [$'Tabela da Normal Padrão'.M29]; ([.$B28] + [.L$2]); IF(([.$B$2] - [$'Tabela da Normal Padrão'.M29]) = ([$'Tabela da Normal Padrão'.D30] - [.$B$2]); AVERAGE(([.$B28] + [.L$2]); ([.$B28] + [.M$2])); IF(([.$B$2] - [$'Tabela da Normal Padrão'.M29]) &lt; ([$'Tabela da Normal Padrão'.D30] - [.$B$2]); ([.$B28] + [.L$2]); ([.$B28] + [.M$2])))))" office:value-type="float" office:value="2.59" calcext:value-type="float">
            <text:p>2,59</text:p>
          </table:table-cell>
          <table:table-cell/>
        </table:table-row>
        <table:table-row table:style-name="ro2">
          <table:table-cell/>
          <table:table-cell office:value-type="float" office:value="2.6" calcext:value-type="float">
            <text:p>2,6</text:p>
          </table:table-cell>
          <table:table-cell table:formula="of:= IF([.$B$2] &gt; [$'Tabela da Normal Padrão'.E30]; [.D29]; IF([.$B$2] = [$'Tabela da Normal Padrão'.D30]; ([.$B29] + [.C$2]); IF(([.$B$2] - [$'Tabela da Normal Padrão'.D30]) = ([$'Tabela da Normal Padrão'.E30] - [.$B$2]); AVERAGE(([.$B29] + [.C$2]); ([.$B29] + [.D$2])); IF(([.$B$2] - [$'Tabela da Normal Padrão'.D30]) &lt; ([$'Tabela da Normal Padrão'.E30] - [.$B$2]); ([.$B29] + [.C$2]); ([.$B29] + [.D$2]) ))))" office:value-type="float" office:value="2.6" calcext:value-type="float">
            <text:p>2,6</text:p>
          </table:table-cell>
          <table:table-cell table:formula="of:= IF([.$B$2] &gt; [$'Tabela da Normal Padrão'.F30]; [.E29]; IF([.$B$2] = [$'Tabela da Normal Padrão'.E30]; ([.$B29] + [.D$2]); IF(([.$B$2] - [$'Tabela da Normal Padrão'.E30]) = ([$'Tabela da Normal Padrão'.F30] - [.$B$2]); AVERAGE(([.$B29] + [.D$2]); ([.$B29] + [.E$2])); IF(([.$B$2] - [$'Tabela da Normal Padrão'.E30]) &lt; ([$'Tabela da Normal Padrão'.F30] - [.$B$2]); ([.$B29] + [.D$2]); ([.$B29] + [.E$2]) ))))" office:value-type="float" office:value="2.61" calcext:value-type="float">
            <text:p>2,61</text:p>
          </table:table-cell>
          <table:table-cell table:formula="of:= IF([.$B$2] &gt; [$'Tabela da Normal Padrão'.G30]; [.F29]; IF([.$B$2] = [$'Tabela da Normal Padrão'.F30]; ([.$B29] + [.E$2]); IF(([.$B$2] - [$'Tabela da Normal Padrão'.F30]) = ([$'Tabela da Normal Padrão'.G30] - [.$B$2]); AVERAGE(([.$B29] + [.E$2]); ([.$B29] + [.F$2])); IF(([.$B$2] - [$'Tabela da Normal Padrão'.F30]) &lt; ([$'Tabela da Normal Padrão'.G30] - [.$B$2]); ([.$B29] + [.E$2]); ([.$B29] + [.F$2]) ))))" office:value-type="float" office:value="2.62" calcext:value-type="float">
            <text:p>2,62</text:p>
          </table:table-cell>
          <table:table-cell table:formula="of:= IF([.$B$2] &gt; [$'Tabela da Normal Padrão'.H30]; [.G29]; IF([.$B$2] = [$'Tabela da Normal Padrão'.G30]; ([.$B29] + [.F$2]); IF(([.$B$2] - [$'Tabela da Normal Padrão'.G30]) = ([$'Tabela da Normal Padrão'.H30] - [.$B$2]); AVERAGE(([.$B29] + [.F$2]); ([.$B29] + [.G$2])); IF(([.$B$2] - [$'Tabela da Normal Padrão'.G30]) &lt; ([$'Tabela da Normal Padrão'.H30] - [.$B$2]); ([.$B29] + [.F$2]); ([.$B29] + [.G$2]) ))))" office:value-type="float" office:value="2.63" calcext:value-type="float">
            <text:p>2,63</text:p>
          </table:table-cell>
          <table:table-cell table:formula="of:= IF([.$B$2] &gt; [$'Tabela da Normal Padrão'.I30]; [.H29]; IF([.$B$2] = [$'Tabela da Normal Padrão'.H30]; ([.$B29] + [.G$2]); IF(([.$B$2] - [$'Tabela da Normal Padrão'.H30]) = ([$'Tabela da Normal Padrão'.I30] - [.$B$2]); AVERAGE(([.$B29] + [.G$2]); ([.$B29] + [.H$2])); IF(([.$B$2] - [$'Tabela da Normal Padrão'.H30]) &lt; ([$'Tabela da Normal Padrão'.I30] - [.$B$2]); ([.$B29] + [.G$2]); ([.$B29] + [.H$2]) ))))" office:value-type="float" office:value="2.64" calcext:value-type="float">
            <text:p>2,64</text:p>
          </table:table-cell>
          <table:table-cell table:formula="of:= IF([.$B$2] &gt; [$'Tabela da Normal Padrão'.J30]; [.I29]; IF([.$B$2] = [$'Tabela da Normal Padrão'.I30]; ([.$B29] + [.H$2]); IF(([.$B$2] - [$'Tabela da Normal Padrão'.I30]) = ([$'Tabela da Normal Padrão'.J30] - [.$B$2]); AVERAGE(([.$B29] + [.H$2]); ([.$B29] + [.I$2])); IF(([.$B$2] - [$'Tabela da Normal Padrão'.I30]) &lt; ([$'Tabela da Normal Padrão'.J30] - [.$B$2]); ([.$B29] + [.H$2]); ([.$B29] + [.I$2]) ))))" office:value-type="float" office:value="2.65" calcext:value-type="float">
            <text:p>2,65</text:p>
          </table:table-cell>
          <table:table-cell table:formula="of:= IF([.$B$2] &gt; [$'Tabela da Normal Padrão'.K30]; [.J29]; IF([.$B$2] = [$'Tabela da Normal Padrão'.J30]; ([.$B29] + [.I$2]); IF(([.$B$2] - [$'Tabela da Normal Padrão'.J30]) = ([$'Tabela da Normal Padrão'.K30] - [.$B$2]); AVERAGE(([.$B29] + [.I$2]); ([.$B29] + [.J$2])); IF(([.$B$2] - [$'Tabela da Normal Padrão'.J30]) &lt; ([$'Tabela da Normal Padrão'.K30] - [.$B$2]); ([.$B29] + [.I$2]); ([.$B29] + [.J$2]) ))))" office:value-type="float" office:value="2.66" calcext:value-type="float">
            <text:p>2,66</text:p>
          </table:table-cell>
          <table:table-cell table:formula="of:= IF([.$B$2] &gt; [$'Tabela da Normal Padrão'.L30]; [.K29]; IF([.$B$2] = [$'Tabela da Normal Padrão'.K30]; ([.$B29] + [.J$2]); IF(([.$B$2] - [$'Tabela da Normal Padrão'.K30]) = ([$'Tabela da Normal Padrão'.L30] - [.$B$2]); AVERAGE(([.$B29] + [.J$2]); ([.$B29] + [.K$2])); IF(([.$B$2] - [$'Tabela da Normal Padrão'.K30]) &lt; ([$'Tabela da Normal Padrão'.L30] - [.$B$2]); ([.$B29] + [.J$2]); ([.$B29] + [.K$2]) ))))" office:value-type="float" office:value="2.67" calcext:value-type="float">
            <text:p>2,67</text:p>
          </table:table-cell>
          <table:table-cell table:formula="of:= IF([.$B$2] &gt; [$'Tabela da Normal Padrão'.M30]; [.L29]; IF([.$B$2] = [$'Tabela da Normal Padrão'.L30]; ([.$B29] + [.K$2]); IF(([.$B$2] - [$'Tabela da Normal Padrão'.L30]) = ([$'Tabela da Normal Padrão'.M30] - [.$B$2]); AVERAGE(([.$B29] + [.K$2]); ([.$B29] + [.L$2])); IF(([.$B$2] - [$'Tabela da Normal Padrão'.L30]) &lt; ([$'Tabela da Normal Padrão'.M30] - [.$B$2]); ([.$B29] + [.K$2]); ([.$B29] + [.L$2]) ))))" office:value-type="float" office:value="2.68" calcext:value-type="float">
            <text:p>2,68</text:p>
          </table:table-cell>
          <table:table-cell table:formula="of:= IF([.$B$2] &gt; [$'Tabela da Normal Padrão'.D31]; [.C30]; IF([.$B$2] = [$'Tabela da Normal Padrão'.M30]; ([.$B29] + [.L$2]); IF(([.$B$2] - [$'Tabela da Normal Padrão'.M30]) = ([$'Tabela da Normal Padrão'.D31] - [.$B$2]); AVERAGE(([.$B29] + [.L$2]); ([.$B29] + [.M$2])); IF(([.$B$2] - [$'Tabela da Normal Padrão'.M30]) &lt; ([$'Tabela da Normal Padrão'.D31] - [.$B$2]); ([.$B29] + [.L$2]); ([.$B29] + [.M$2])))))" office:value-type="float" office:value="2.69" calcext:value-type="float">
            <text:p>2,69</text:p>
          </table:table-cell>
          <table:table-cell/>
        </table:table-row>
        <table:table-row table:style-name="ro2">
          <table:table-cell/>
          <table:table-cell office:value-type="float" office:value="2.7" calcext:value-type="float">
            <text:p>2,7</text:p>
          </table:table-cell>
          <table:table-cell table:formula="of:= IF([.$B$2] &gt; [$'Tabela da Normal Padrão'.E31]; [.D30]; IF([.$B$2] = [$'Tabela da Normal Padrão'.D31]; ([.$B30] + [.C$2]); IF(([.$B$2] - [$'Tabela da Normal Padrão'.D31]) = ([$'Tabela da Normal Padrão'.E31] - [.$B$2]); AVERAGE(([.$B30] + [.C$2]); ([.$B30] + [.D$2])); IF(([.$B$2] - [$'Tabela da Normal Padrão'.D31]) &lt; ([$'Tabela da Normal Padrão'.E31] - [.$B$2]); ([.$B30] + [.C$2]); ([.$B30] + [.D$2]) ))))" office:value-type="float" office:value="2.7" calcext:value-type="float">
            <text:p>2,7</text:p>
          </table:table-cell>
          <table:table-cell table:formula="of:= IF([.$B$2] &gt; [$'Tabela da Normal Padrão'.F31]; [.E30]; IF([.$B$2] = [$'Tabela da Normal Padrão'.E31]; ([.$B30] + [.D$2]); IF(([.$B$2] - [$'Tabela da Normal Padrão'.E31]) = ([$'Tabela da Normal Padrão'.F31] - [.$B$2]); AVERAGE(([.$B30] + [.D$2]); ([.$B30] + [.E$2])); IF(([.$B$2] - [$'Tabela da Normal Padrão'.E31]) &lt; ([$'Tabela da Normal Padrão'.F31] - [.$B$2]); ([.$B30] + [.D$2]); ([.$B30] + [.E$2]) ))))" office:value-type="float" office:value="2.71" calcext:value-type="float">
            <text:p>2,71</text:p>
          </table:table-cell>
          <table:table-cell table:formula="of:= IF([.$B$2] &gt; [$'Tabela da Normal Padrão'.G31]; [.F30]; IF([.$B$2] = [$'Tabela da Normal Padrão'.F31]; ([.$B30] + [.E$2]); IF(([.$B$2] - [$'Tabela da Normal Padrão'.F31]) = ([$'Tabela da Normal Padrão'.G31] - [.$B$2]); AVERAGE(([.$B30] + [.E$2]); ([.$B30] + [.F$2])); IF(([.$B$2] - [$'Tabela da Normal Padrão'.F31]) &lt; ([$'Tabela da Normal Padrão'.G31] - [.$B$2]); ([.$B30] + [.E$2]); ([.$B30] + [.F$2]) ))))" office:value-type="float" office:value="2.72" calcext:value-type="float">
            <text:p>2,72</text:p>
          </table:table-cell>
          <table:table-cell table:formula="of:= IF([.$B$2] &gt; [$'Tabela da Normal Padrão'.H31]; [.G30]; IF([.$B$2] = [$'Tabela da Normal Padrão'.G31]; ([.$B30] + [.F$2]); IF(([.$B$2] - [$'Tabela da Normal Padrão'.G31]) = ([$'Tabela da Normal Padrão'.H31] - [.$B$2]); AVERAGE(([.$B30] + [.F$2]); ([.$B30] + [.G$2])); IF(([.$B$2] - [$'Tabela da Normal Padrão'.G31]) &lt; ([$'Tabela da Normal Padrão'.H31] - [.$B$2]); ([.$B30] + [.F$2]); ([.$B30] + [.G$2]) ))))" office:value-type="float" office:value="2.73" calcext:value-type="float">
            <text:p>2,73</text:p>
          </table:table-cell>
          <table:table-cell table:formula="of:= IF([.$B$2] &gt; [$'Tabela da Normal Padrão'.I31]; [.H30]; IF([.$B$2] = [$'Tabela da Normal Padrão'.H31]; ([.$B30] + [.G$2]); IF(([.$B$2] - [$'Tabela da Normal Padrão'.H31]) = ([$'Tabela da Normal Padrão'.I31] - [.$B$2]); AVERAGE(([.$B30] + [.G$2]); ([.$B30] + [.H$2])); IF(([.$B$2] - [$'Tabela da Normal Padrão'.H31]) &lt; ([$'Tabela da Normal Padrão'.I31] - [.$B$2]); ([.$B30] + [.G$2]); ([.$B30] + [.H$2]) ))))" office:value-type="float" office:value="2.74" calcext:value-type="float">
            <text:p>2,74</text:p>
          </table:table-cell>
          <table:table-cell table:formula="of:= IF([.$B$2] &gt; [$'Tabela da Normal Padrão'.J31]; [.I30]; IF([.$B$2] = [$'Tabela da Normal Padrão'.I31]; ([.$B30] + [.H$2]); IF(([.$B$2] - [$'Tabela da Normal Padrão'.I31]) = ([$'Tabela da Normal Padrão'.J31] - [.$B$2]); AVERAGE(([.$B30] + [.H$2]); ([.$B30] + [.I$2])); IF(([.$B$2] - [$'Tabela da Normal Padrão'.I31]) &lt; ([$'Tabela da Normal Padrão'.J31] - [.$B$2]); ([.$B30] + [.H$2]); ([.$B30] + [.I$2]) ))))" office:value-type="float" office:value="2.75" calcext:value-type="float">
            <text:p>2,75</text:p>
          </table:table-cell>
          <table:table-cell table:formula="of:= IF([.$B$2] &gt; [$'Tabela da Normal Padrão'.K31]; [.J30]; IF([.$B$2] = [$'Tabela da Normal Padrão'.J31]; ([.$B30] + [.I$2]); IF(([.$B$2] - [$'Tabela da Normal Padrão'.J31]) = ([$'Tabela da Normal Padrão'.K31] - [.$B$2]); AVERAGE(([.$B30] + [.I$2]); ([.$B30] + [.J$2])); IF(([.$B$2] - [$'Tabela da Normal Padrão'.J31]) &lt; ([$'Tabela da Normal Padrão'.K31] - [.$B$2]); ([.$B30] + [.I$2]); ([.$B30] + [.J$2]) ))))" office:value-type="float" office:value="2.76" calcext:value-type="float">
            <text:p>2,76</text:p>
          </table:table-cell>
          <table:table-cell table:formula="of:= IF([.$B$2] &gt; [$'Tabela da Normal Padrão'.L31]; [.K30]; IF([.$B$2] = [$'Tabela da Normal Padrão'.K31]; ([.$B30] + [.J$2]); IF(([.$B$2] - [$'Tabela da Normal Padrão'.K31]) = ([$'Tabela da Normal Padrão'.L31] - [.$B$2]); AVERAGE(([.$B30] + [.J$2]); ([.$B30] + [.K$2])); IF(([.$B$2] - [$'Tabela da Normal Padrão'.K31]) &lt; ([$'Tabela da Normal Padrão'.L31] - [.$B$2]); ([.$B30] + [.J$2]); ([.$B30] + [.K$2]) ))))" office:value-type="float" office:value="2.77" calcext:value-type="float">
            <text:p>2,77</text:p>
          </table:table-cell>
          <table:table-cell table:formula="of:= IF([.$B$2] &gt; [$'Tabela da Normal Padrão'.M31]; [.L30]; IF([.$B$2] = [$'Tabela da Normal Padrão'.L31]; ([.$B30] + [.K$2]); IF(([.$B$2] - [$'Tabela da Normal Padrão'.L31]) = ([$'Tabela da Normal Padrão'.M31] - [.$B$2]); AVERAGE(([.$B30] + [.K$2]); ([.$B30] + [.L$2])); IF(([.$B$2] - [$'Tabela da Normal Padrão'.L31]) &lt; ([$'Tabela da Normal Padrão'.M31] - [.$B$2]); ([.$B30] + [.K$2]); ([.$B30] + [.L$2]) ))))" office:value-type="float" office:value="2.78" calcext:value-type="float">
            <text:p>2,78</text:p>
          </table:table-cell>
          <table:table-cell table:formula="of:= IF([.$B$2] &gt; [$'Tabela da Normal Padrão'.D32]; [.C31]; IF([.$B$2] = [$'Tabela da Normal Padrão'.M31]; ([.$B30] + [.L$2]); IF(([.$B$2] - [$'Tabela da Normal Padrão'.M31]) = ([$'Tabela da Normal Padrão'.D32] - [.$B$2]); AVERAGE(([.$B30] + [.L$2]); ([.$B30] + [.M$2])); IF(([.$B$2] - [$'Tabela da Normal Padrão'.M31]) &lt; ([$'Tabela da Normal Padrão'.D32] - [.$B$2]); ([.$B30] + [.L$2]); ([.$B30] + [.M$2])))))" office:value-type="float" office:value="2.79" calcext:value-type="float">
            <text:p>2,79</text:p>
          </table:table-cell>
          <table:table-cell/>
        </table:table-row>
        <table:table-row table:style-name="ro2">
          <table:table-cell/>
          <table:table-cell office:value-type="float" office:value="2.8" calcext:value-type="float">
            <text:p>2,8</text:p>
          </table:table-cell>
          <table:table-cell table:formula="of:= IF([.$B$2] &gt; [$'Tabela da Normal Padrão'.E32]; [.D31]; IF([.$B$2] = [$'Tabela da Normal Padrão'.D32]; ([.$B31] + [.C$2]); IF(([.$B$2] - [$'Tabela da Normal Padrão'.D32]) = ([$'Tabela da Normal Padrão'.E32] - [.$B$2]); AVERAGE(([.$B31] + [.C$2]); ([.$B31] + [.D$2])); IF(([.$B$2] - [$'Tabela da Normal Padrão'.D32]) &lt; ([$'Tabela da Normal Padrão'.E32] - [.$B$2]); ([.$B31] + [.C$2]); ([.$B31] + [.D$2]) ))))" office:value-type="float" office:value="2.8" calcext:value-type="float">
            <text:p>2,8</text:p>
          </table:table-cell>
          <table:table-cell table:formula="of:= IF([.$B$2] &gt; [$'Tabela da Normal Padrão'.F32]; [.E31]; IF([.$B$2] = [$'Tabela da Normal Padrão'.E32]; ([.$B31] + [.D$2]); IF(([.$B$2] - [$'Tabela da Normal Padrão'.E32]) = ([$'Tabela da Normal Padrão'.F32] - [.$B$2]); AVERAGE(([.$B31] + [.D$2]); ([.$B31] + [.E$2])); IF(([.$B$2] - [$'Tabela da Normal Padrão'.E32]) &lt; ([$'Tabela da Normal Padrão'.F32] - [.$B$2]); ([.$B31] + [.D$2]); ([.$B31] + [.E$2]) ))))" office:value-type="float" office:value="2.81" calcext:value-type="float">
            <text:p>2,81</text:p>
          </table:table-cell>
          <table:table-cell table:formula="of:= IF([.$B$2] &gt; [$'Tabela da Normal Padrão'.G32]; [.F31]; IF([.$B$2] = [$'Tabela da Normal Padrão'.F32]; ([.$B31] + [.E$2]); IF(([.$B$2] - [$'Tabela da Normal Padrão'.F32]) = ([$'Tabela da Normal Padrão'.G32] - [.$B$2]); AVERAGE(([.$B31] + [.E$2]); ([.$B31] + [.F$2])); IF(([.$B$2] - [$'Tabela da Normal Padrão'.F32]) &lt; ([$'Tabela da Normal Padrão'.G32] - [.$B$2]); ([.$B31] + [.E$2]); ([.$B31] + [.F$2]) ))))" office:value-type="float" office:value="2.82" calcext:value-type="float">
            <text:p>2,82</text:p>
          </table:table-cell>
          <table:table-cell table:formula="of:= IF([.$B$2] &gt; [$'Tabela da Normal Padrão'.H32]; [.G31]; IF([.$B$2] = [$'Tabela da Normal Padrão'.G32]; ([.$B31] + [.F$2]); IF(([.$B$2] - [$'Tabela da Normal Padrão'.G32]) = ([$'Tabela da Normal Padrão'.H32] - [.$B$2]); AVERAGE(([.$B31] + [.F$2]); ([.$B31] + [.G$2])); IF(([.$B$2] - [$'Tabela da Normal Padrão'.G32]) &lt; ([$'Tabela da Normal Padrão'.H32] - [.$B$2]); ([.$B31] + [.F$2]); ([.$B31] + [.G$2]) ))))" office:value-type="float" office:value="2.83" calcext:value-type="float">
            <text:p>2,83</text:p>
          </table:table-cell>
          <table:table-cell table:formula="of:= IF([.$B$2] &gt; [$'Tabela da Normal Padrão'.I32]; [.H31]; IF([.$B$2] = [$'Tabela da Normal Padrão'.H32]; ([.$B31] + [.G$2]); IF(([.$B$2] - [$'Tabela da Normal Padrão'.H32]) = ([$'Tabela da Normal Padrão'.I32] - [.$B$2]); AVERAGE(([.$B31] + [.G$2]); ([.$B31] + [.H$2])); IF(([.$B$2] - [$'Tabela da Normal Padrão'.H32]) &lt; ([$'Tabela da Normal Padrão'.I32] - [.$B$2]); ([.$B31] + [.G$2]); ([.$B31] + [.H$2]) ))))" office:value-type="float" office:value="2.84" calcext:value-type="float">
            <text:p>2,84</text:p>
          </table:table-cell>
          <table:table-cell table:formula="of:= IF([.$B$2] &gt; [$'Tabela da Normal Padrão'.J32]; [.I31]; IF([.$B$2] = [$'Tabela da Normal Padrão'.I32]; ([.$B31] + [.H$2]); IF(([.$B$2] - [$'Tabela da Normal Padrão'.I32]) = ([$'Tabela da Normal Padrão'.J32] - [.$B$2]); AVERAGE(([.$B31] + [.H$2]); ([.$B31] + [.I$2])); IF(([.$B$2] - [$'Tabela da Normal Padrão'.I32]) &lt; ([$'Tabela da Normal Padrão'.J32] - [.$B$2]); ([.$B31] + [.H$2]); ([.$B31] + [.I$2]) ))))" office:value-type="float" office:value="2.85" calcext:value-type="float">
            <text:p>2,85</text:p>
          </table:table-cell>
          <table:table-cell table:formula="of:= IF([.$B$2] &gt; [$'Tabela da Normal Padrão'.K32]; [.J31]; IF([.$B$2] = [$'Tabela da Normal Padrão'.J32]; ([.$B31] + [.I$2]); IF(([.$B$2] - [$'Tabela da Normal Padrão'.J32]) = ([$'Tabela da Normal Padrão'.K32] - [.$B$2]); AVERAGE(([.$B31] + [.I$2]); ([.$B31] + [.J$2])); IF(([.$B$2] - [$'Tabela da Normal Padrão'.J32]) &lt; ([$'Tabela da Normal Padrão'.K32] - [.$B$2]); ([.$B31] + [.I$2]); ([.$B31] + [.J$2]) ))))" office:value-type="float" office:value="2.86" calcext:value-type="float">
            <text:p>2,86</text:p>
          </table:table-cell>
          <table:table-cell table:formula="of:= IF([.$B$2] &gt; [$'Tabela da Normal Padrão'.L32]; [.K31]; IF([.$B$2] = [$'Tabela da Normal Padrão'.K32]; ([.$B31] + [.J$2]); IF(([.$B$2] - [$'Tabela da Normal Padrão'.K32]) = ([$'Tabela da Normal Padrão'.L32] - [.$B$2]); AVERAGE(([.$B31] + [.J$2]); ([.$B31] + [.K$2])); IF(([.$B$2] - [$'Tabela da Normal Padrão'.K32]) &lt; ([$'Tabela da Normal Padrão'.L32] - [.$B$2]); ([.$B31] + [.J$2]); ([.$B31] + [.K$2]) ))))" office:value-type="float" office:value="2.87" calcext:value-type="float">
            <text:p>2,87</text:p>
          </table:table-cell>
          <table:table-cell table:formula="of:= IF([.$B$2] &gt; [$'Tabela da Normal Padrão'.M32]; [.L31]; IF([.$B$2] = [$'Tabela da Normal Padrão'.L32]; ([.$B31] + [.K$2]); IF(([.$B$2] - [$'Tabela da Normal Padrão'.L32]) = ([$'Tabela da Normal Padrão'.M32] - [.$B$2]); AVERAGE(([.$B31] + [.K$2]); ([.$B31] + [.L$2])); IF(([.$B$2] - [$'Tabela da Normal Padrão'.L32]) &lt; ([$'Tabela da Normal Padrão'.M32] - [.$B$2]); ([.$B31] + [.K$2]); ([.$B31] + [.L$2]) ))))" office:value-type="float" office:value="2.88" calcext:value-type="float">
            <text:p>2,88</text:p>
          </table:table-cell>
          <table:table-cell table:formula="of:= IF([.$B$2] &gt; [$'Tabela da Normal Padrão'.D33]; [.C32]; IF([.$B$2] = [$'Tabela da Normal Padrão'.M32]; ([.$B31] + [.L$2]); IF(([.$B$2] - [$'Tabela da Normal Padrão'.M32]) = ([$'Tabela da Normal Padrão'.D33] - [.$B$2]); AVERAGE(([.$B31] + [.L$2]); ([.$B31] + [.M$2])); IF(([.$B$2] - [$'Tabela da Normal Padrão'.M32]) &lt; ([$'Tabela da Normal Padrão'.D33] - [.$B$2]); ([.$B31] + [.L$2]); ([.$B31] + [.M$2])))))" office:value-type="float" office:value="2.89" calcext:value-type="float">
            <text:p>2,89</text:p>
          </table:table-cell>
          <table:table-cell/>
        </table:table-row>
        <table:table-row table:style-name="ro2">
          <table:table-cell/>
          <table:table-cell office:value-type="float" office:value="2.9" calcext:value-type="float">
            <text:p>2,9</text:p>
          </table:table-cell>
          <table:table-cell table:formula="of:= IF([.$B$2] &gt; [$'Tabela da Normal Padrão'.E33]; [.D32]; IF([.$B$2] = [$'Tabela da Normal Padrão'.D33]; ([.$B32] + [.C$2]); IF(([.$B$2] - [$'Tabela da Normal Padrão'.D33]) = ([$'Tabela da Normal Padrão'.E33] - [.$B$2]); AVERAGE(([.$B32] + [.C$2]); ([.$B32] + [.D$2])); IF(([.$B$2] - [$'Tabela da Normal Padrão'.D33]) &lt; ([$'Tabela da Normal Padrão'.E33] - [.$B$2]); ([.$B32] + [.C$2]); ([.$B32] + [.D$2]) ))))" office:value-type="float" office:value="2.9" calcext:value-type="float">
            <text:p>2,9</text:p>
          </table:table-cell>
          <table:table-cell table:formula="of:= IF([.$B$2] &gt; [$'Tabela da Normal Padrão'.F33]; [.E32]; IF([.$B$2] = [$'Tabela da Normal Padrão'.E33]; ([.$B32] + [.D$2]); IF(([.$B$2] - [$'Tabela da Normal Padrão'.E33]) = ([$'Tabela da Normal Padrão'.F33] - [.$B$2]); AVERAGE(([.$B32] + [.D$2]); ([.$B32] + [.E$2])); IF(([.$B$2] - [$'Tabela da Normal Padrão'.E33]) &lt; ([$'Tabela da Normal Padrão'.F33] - [.$B$2]); ([.$B32] + [.D$2]); ([.$B32] + [.E$2]) ))))" office:value-type="float" office:value="2.91" calcext:value-type="float">
            <text:p>2,91</text:p>
          </table:table-cell>
          <table:table-cell table:formula="of:= IF([.$B$2] &gt; [$'Tabela da Normal Padrão'.G33]; [.F32]; IF([.$B$2] = [$'Tabela da Normal Padrão'.F33]; ([.$B32] + [.E$2]); IF(([.$B$2] - [$'Tabela da Normal Padrão'.F33]) = ([$'Tabela da Normal Padrão'.G33] - [.$B$2]); AVERAGE(([.$B32] + [.E$2]); ([.$B32] + [.F$2])); IF(([.$B$2] - [$'Tabela da Normal Padrão'.F33]) &lt; ([$'Tabela da Normal Padrão'.G33] - [.$B$2]); ([.$B32] + [.E$2]); ([.$B32] + [.F$2]) ))))" office:value-type="float" office:value="2.92" calcext:value-type="float">
            <text:p>2,92</text:p>
          </table:table-cell>
          <table:table-cell table:formula="of:= IF([.$B$2] &gt; [$'Tabela da Normal Padrão'.H33]; [.G32]; IF([.$B$2] = [$'Tabela da Normal Padrão'.G33]; ([.$B32] + [.F$2]); IF(([.$B$2] - [$'Tabela da Normal Padrão'.G33]) = ([$'Tabela da Normal Padrão'.H33] - [.$B$2]); AVERAGE(([.$B32] + [.F$2]); ([.$B32] + [.G$2])); IF(([.$B$2] - [$'Tabela da Normal Padrão'.G33]) &lt; ([$'Tabela da Normal Padrão'.H33] - [.$B$2]); ([.$B32] + [.F$2]); ([.$B32] + [.G$2]) ))))" office:value-type="float" office:value="2.93" calcext:value-type="float">
            <text:p>2,93</text:p>
          </table:table-cell>
          <table:table-cell table:formula="of:= IF([.$B$2] &gt; [$'Tabela da Normal Padrão'.I33]; [.H32]; IF([.$B$2] = [$'Tabela da Normal Padrão'.H33]; ([.$B32] + [.G$2]); IF(([.$B$2] - [$'Tabela da Normal Padrão'.H33]) = ([$'Tabela da Normal Padrão'.I33] - [.$B$2]); AVERAGE(([.$B32] + [.G$2]); ([.$B32] + [.H$2])); IF(([.$B$2] - [$'Tabela da Normal Padrão'.H33]) &lt; ([$'Tabela da Normal Padrão'.I33] - [.$B$2]); ([.$B32] + [.G$2]); ([.$B32] + [.H$2]) ))))" office:value-type="float" office:value="2.94" calcext:value-type="float">
            <text:p>2,94</text:p>
          </table:table-cell>
          <table:table-cell table:formula="of:= IF([.$B$2] &gt; [$'Tabela da Normal Padrão'.J33]; [.I32]; IF([.$B$2] = [$'Tabela da Normal Padrão'.I33]; ([.$B32] + [.H$2]); IF(([.$B$2] - [$'Tabela da Normal Padrão'.I33]) = ([$'Tabela da Normal Padrão'.J33] - [.$B$2]); AVERAGE(([.$B32] + [.H$2]); ([.$B32] + [.I$2])); IF(([.$B$2] - [$'Tabela da Normal Padrão'.I33]) &lt; ([$'Tabela da Normal Padrão'.J33] - [.$B$2]); ([.$B32] + [.H$2]); ([.$B32] + [.I$2]) ))))" office:value-type="float" office:value="2.95" calcext:value-type="float">
            <text:p>2,95</text:p>
          </table:table-cell>
          <table:table-cell table:formula="of:= IF([.$B$2] &gt; [$'Tabela da Normal Padrão'.K33]; [.J32]; IF([.$B$2] = [$'Tabela da Normal Padrão'.J33]; ([.$B32] + [.I$2]); IF(([.$B$2] - [$'Tabela da Normal Padrão'.J33]) = ([$'Tabela da Normal Padrão'.K33] - [.$B$2]); AVERAGE(([.$B32] + [.I$2]); ([.$B32] + [.J$2])); IF(([.$B$2] - [$'Tabela da Normal Padrão'.J33]) &lt; ([$'Tabela da Normal Padrão'.K33] - [.$B$2]); ([.$B32] + [.I$2]); ([.$B32] + [.J$2]) ))))" office:value-type="float" office:value="2.96" calcext:value-type="float">
            <text:p>2,96</text:p>
          </table:table-cell>
          <table:table-cell table:formula="of:= IF([.$B$2] &gt; [$'Tabela da Normal Padrão'.L33]; [.K32]; IF([.$B$2] = [$'Tabela da Normal Padrão'.K33]; ([.$B32] + [.J$2]); IF(([.$B$2] - [$'Tabela da Normal Padrão'.K33]) = ([$'Tabela da Normal Padrão'.L33] - [.$B$2]); AVERAGE(([.$B32] + [.J$2]); ([.$B32] + [.K$2])); IF(([.$B$2] - [$'Tabela da Normal Padrão'.K33]) &lt; ([$'Tabela da Normal Padrão'.L33] - [.$B$2]); ([.$B32] + [.J$2]); ([.$B32] + [.K$2]) ))))" office:value-type="float" office:value="2.97" calcext:value-type="float">
            <text:p>2,97</text:p>
          </table:table-cell>
          <table:table-cell table:formula="of:= IF([.$B$2] &gt; [$'Tabela da Normal Padrão'.M33]; [.L32]; IF([.$B$2] = [$'Tabela da Normal Padrão'.L33]; ([.$B32] + [.K$2]); IF(([.$B$2] - [$'Tabela da Normal Padrão'.L33]) = ([$'Tabela da Normal Padrão'.M33] - [.$B$2]); AVERAGE(([.$B32] + [.K$2]); ([.$B32] + [.L$2])); IF(([.$B$2] - [$'Tabela da Normal Padrão'.L33]) &lt; ([$'Tabela da Normal Padrão'.M33] - [.$B$2]); ([.$B32] + [.K$2]); ([.$B32] + [.L$2]) ))))" office:value-type="float" office:value="2.98" calcext:value-type="float">
            <text:p>2,98</text:p>
          </table:table-cell>
          <table:table-cell table:formula="of:= IF([.$B$2] &gt; [$'Tabela da Normal Padrão'.D34]; [.C33]; IF([.$B$2] = [$'Tabela da Normal Padrão'.M33]; ([.$B32] + [.L$2]); IF(([.$B$2] - [$'Tabela da Normal Padrão'.M33]) = ([$'Tabela da Normal Padrão'.D34] - [.$B$2]); AVERAGE(([.$B32] + [.L$2]); ([.$B32] + [.M$2])); IF(([.$B$2] - [$'Tabela da Normal Padrão'.M33]) &lt; ([$'Tabela da Normal Padrão'.D34] - [.$B$2]); ([.$B32] + [.L$2]); ([.$B32] + [.M$2])))))" office:value-type="float" office:value="2.99" calcext:value-type="float">
            <text:p>2,99</text:p>
          </table:table-cell>
          <table:table-cell/>
        </table:table-row>
        <table:table-row table:style-name="ro2">
          <table:table-cell/>
          <table:table-cell table:style-name="ce332" office:value-type="float" office:value="3" calcext:value-type="float">
            <text:p>3,0</text:p>
          </table:table-cell>
          <table:table-cell table:style-name="ce344" table:formula="of:= IF([.$B$2] &gt; [$'Tabela da Normal Padrão'.E34]; [.D33]; IF([.$B$2] = [$'Tabela da Normal Padrão'.D34]; ([.$B33] + [.C$2]); IF(([.$B$2] - [$'Tabela da Normal Padrão'.D34]) = ([$'Tabela da Normal Padrão'.E34] - [.$B$2]); AVERAGE(([.$B33] + [.C$2]); ([.$B33] + [.D$2])); IF(([.$B$2] - [$'Tabela da Normal Padrão'.D34]) &lt; ([$'Tabela da Normal Padrão'.E34] - [.$B$2]); ([.$B33] + [.C$2]); ([.$B33] + [.D$2]) ))))" office:value-type="float" office:value="3" calcext:value-type="float">
            <text:p>3</text:p>
          </table:table-cell>
          <table:table-cell table:style-name="ce347" table:formula="of:= IF([.$B$2] &gt; [$'Tabela da Normal Padrão'.F34]; [.E33]; IF([.$B$2] = [$'Tabela da Normal Padrão'.E34]; ([.$B33] + [.D$2]); IF(([.$B$2] - [$'Tabela da Normal Padrão'.E34]) = ([$'Tabela da Normal Padrão'.F34] - [.$B$2]); AVERAGE(([.$B33] + [.D$2]); ([.$B33] + [.E$2])); IF(([.$B$2] - [$'Tabela da Normal Padrão'.E34]) &lt; ([$'Tabela da Normal Padrão'.F34] - [.$B$2]); ([.$B33] + [.D$2]); ([.$B33] + [.E$2]) ))))" office:value-type="float" office:value="3.01" calcext:value-type="float">
            <text:p>3,01</text:p>
          </table:table-cell>
          <table:table-cell table:style-name="ce347" table:formula="of:= IF([.$B$2] &gt; [$'Tabela da Normal Padrão'.G34]; [.F33]; IF([.$B$2] = [$'Tabela da Normal Padrão'.F34]; ([.$B33] + [.E$2]); IF(([.$B$2] - [$'Tabela da Normal Padrão'.F34]) = ([$'Tabela da Normal Padrão'.G34] - [.$B$2]); AVERAGE(([.$B33] + [.E$2]); ([.$B33] + [.F$2])); IF(([.$B$2] - [$'Tabela da Normal Padrão'.F34]) &lt; ([$'Tabela da Normal Padrão'.G34] - [.$B$2]); ([.$B33] + [.E$2]); ([.$B33] + [.F$2]) ))))" office:value-type="float" office:value="3.02" calcext:value-type="float">
            <text:p>3,02</text:p>
          </table:table-cell>
          <table:table-cell table:style-name="ce347" table:formula="of:= IF([.$B$2] &gt; [$'Tabela da Normal Padrão'.H34]; [.G33]; IF([.$B$2] = [$'Tabela da Normal Padrão'.G34]; ([.$B33] + [.F$2]); IF(([.$B$2] - [$'Tabela da Normal Padrão'.G34]) = ([$'Tabela da Normal Padrão'.H34] - [.$B$2]); AVERAGE(([.$B33] + [.F$2]); ([.$B33] + [.G$2])); IF(([.$B$2] - [$'Tabela da Normal Padrão'.G34]) &lt; ([$'Tabela da Normal Padrão'.H34] - [.$B$2]); ([.$B33] + [.F$2]); ([.$B33] + [.G$2]) ))))" office:value-type="float" office:value="3.03" calcext:value-type="float">
            <text:p>3,03</text:p>
          </table:table-cell>
          <table:table-cell table:style-name="ce347" table:formula="of:= IF([.$B$2] &gt; [$'Tabela da Normal Padrão'.I34]; [.H33]; IF([.$B$2] = [$'Tabela da Normal Padrão'.H34]; ([.$B33] + [.G$2]); IF(([.$B$2] - [$'Tabela da Normal Padrão'.H34]) = ([$'Tabela da Normal Padrão'.I34] - [.$B$2]); AVERAGE(([.$B33] + [.G$2]); ([.$B33] + [.H$2])); IF(([.$B$2] - [$'Tabela da Normal Padrão'.H34]) &lt; ([$'Tabela da Normal Padrão'.I34] - [.$B$2]); ([.$B33] + [.G$2]); ([.$B33] + [.H$2]) ))))" office:value-type="float" office:value="3.04" calcext:value-type="float">
            <text:p>3,04</text:p>
          </table:table-cell>
          <table:table-cell table:style-name="ce347" table:formula="of:= IF([.$B$2] &gt; [$'Tabela da Normal Padrão'.J34]; [.I33]; IF([.$B$2] = [$'Tabela da Normal Padrão'.I34]; ([.$B33] + [.H$2]); IF(([.$B$2] - [$'Tabela da Normal Padrão'.I34]) = ([$'Tabela da Normal Padrão'.J34] - [.$B$2]); AVERAGE(([.$B33] + [.H$2]); ([.$B33] + [.I$2])); IF(([.$B$2] - [$'Tabela da Normal Padrão'.I34]) &lt; ([$'Tabela da Normal Padrão'.J34] - [.$B$2]); ([.$B33] + [.H$2]); ([.$B33] + [.I$2]) ))))" office:value-type="float" office:value="3.05" calcext:value-type="float">
            <text:p>3,05</text:p>
          </table:table-cell>
          <table:table-cell table:style-name="ce347" table:formula="of:= IF([.$B$2] &gt; [$'Tabela da Normal Padrão'.K34]; [.J33]; IF([.$B$2] = [$'Tabela da Normal Padrão'.J34]; ([.$B33] + [.I$2]); IF(([.$B$2] - [$'Tabela da Normal Padrão'.J34]) = ([$'Tabela da Normal Padrão'.K34] - [.$B$2]); AVERAGE(([.$B33] + [.I$2]); ([.$B33] + [.J$2])); IF(([.$B$2] - [$'Tabela da Normal Padrão'.J34]) &lt; ([$'Tabela da Normal Padrão'.K34] - [.$B$2]); ([.$B33] + [.I$2]); ([.$B33] + [.J$2]) ))))" office:value-type="float" office:value="3.06" calcext:value-type="float">
            <text:p>3,06</text:p>
          </table:table-cell>
          <table:table-cell table:style-name="ce347" table:formula="of:= IF([.$B$2] &gt; [$'Tabela da Normal Padrão'.L34]; [.K33]; IF([.$B$2] = [$'Tabela da Normal Padrão'.K34]; ([.$B33] + [.J$2]); IF(([.$B$2] - [$'Tabela da Normal Padrão'.K34]) = ([$'Tabela da Normal Padrão'.L34] - [.$B$2]); AVERAGE(([.$B33] + [.J$2]); ([.$B33] + [.K$2])); IF(([.$B$2] - [$'Tabela da Normal Padrão'.K34]) &lt; ([$'Tabela da Normal Padrão'.L34] - [.$B$2]); ([.$B33] + [.J$2]); ([.$B33] + [.K$2]) ))))" office:value-type="float" office:value="3.07" calcext:value-type="float">
            <text:p>3,07</text:p>
          </table:table-cell>
          <table:table-cell table:style-name="ce347" table:formula="of:= IF([.$B$2] &gt; [$'Tabela da Normal Padrão'.M34]; [.L33]; IF([.$B$2] = [$'Tabela da Normal Padrão'.L34]; ([.$B33] + [.K$2]); IF(([.$B$2] - [$'Tabela da Normal Padrão'.L34]) = ([$'Tabela da Normal Padrão'.M34] - [.$B$2]); AVERAGE(([.$B33] + [.K$2]); ([.$B33] + [.L$2])); IF(([.$B$2] - [$'Tabela da Normal Padrão'.L34]) &lt; ([$'Tabela da Normal Padrão'.M34] - [.$B$2]); ([.$B33] + [.K$2]); ([.$B33] + [.L$2]) ))))" office:value-type="float" office:value="3.08" calcext:value-type="float">
            <text:p>3,08</text:p>
          </table:table-cell>
          <table:table-cell table:style-name="ce350" table:formula="of:= IF([.$B$2] &gt; [$'Tabela da Normal Padrão'.D35]; [.C34]; IF([.$B$2] = [$'Tabela da Normal Padrão'.M34]; ([.$B33] + [.L$2]); IF(([.$B$2] - [$'Tabela da Normal Padrão'.M34]) = ([$'Tabela da Normal Padrão'.D35] - [.$B$2]); AVERAGE(([.$B33] + [.L$2]); ([.$B33] + [.M$2])); IF(([.$B$2] - [$'Tabela da Normal Padrão'.M34]) &lt; ([$'Tabela da Normal Padrão'.D35] - [.$B$2]); ([.$B33] + [.L$2]); ([.$B33] + [.M$2])))))" office:value-type="float" office:value="3.09" calcext:value-type="float">
            <text:p>3,09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340" office:value-type="float" office:value="3.1" calcext:value-type="float">
            <text:p>3,1</text:p>
          </table:table-cell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3" number:min-decimal-places="3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number:percentage-style style:name="N122">
      <number:number number:decimal-places="3" number:min-decimal-places="3" number:min-integer-digits="1"/>
      <number:text>%</number:text>
    </number:percentage-style>
    <number:percentage-style style:name="N123">
      <number:number number:decimal-places="4" number:min-decimal-places="4" number:min-integer-digits="1"/>
      <number:text>%</number:text>
    </number:percentage-style>
    <number:percentage-style style:name="N124">
      <number:number number:decimal-places="5" number:min-decimal-places="5" number:min-integer-digits="1"/>
      <number:text>%</number:text>
    </number:percentage-style>
    <number:percentage-style style:name="N125">
      <number:number number:decimal-places="6" number:min-decimal-places="6" number:min-integer-digits="1"/>
      <number:text>%</number:text>
    </number:percentage-style>
    <number:number-style style:name="N126">
      <number:number number:decimal-places="1" number:min-decimal-places="1" number:min-integer-digits="1"/>
    </number:number-style>
    <number:number-style style:name="N127">
      <number:number number:decimal-places="5" number:min-decimal-places="5" number:min-integer-digits="1" number:grouping="true"/>
    </number:number-style>
    <number:number-style style:name="N128">
      <number:number number:decimal-places="15" number:min-decimal-places="15" number:min-integer-digits="1"/>
    </number:number-style>
    <number:number-style style:name="N129">
      <number:number number:decimal-places="6" number:min-decimal-places="6" number:min-integer-digits="1" number:grouping="true"/>
    </number:number-style>
    <number:number-style style:name="N130">
      <number:number number:decimal-places="7" number:min-decimal-places="7" number:min-integer-digits="1" number:grouping="true"/>
    </number:number-style>
    <number:number-style style:name="N131">
      <number:number number:decimal-places="8" number:min-decimal-places="8" number:min-integer-digits="1" number:grouping="true"/>
    </number:number-style>
    <number:number-style style:name="N132">
      <number:number number:decimal-places="9" number:min-decimal-places="9" number:min-integer-digits="1" number:grouping="true"/>
    </number:number-style>
    <number:number-style style:name="N133">
      <number:number number:decimal-places="10" number:min-decimal-places="10" number:min-integer-digits="1" number:grouping="true"/>
    </number:number-style>
    <number:number-style style:name="N134">
      <number:number number:decimal-places="11" number:min-decimal-places="11" number:min-integer-digits="1" number:grouping="true"/>
    </number:number-style>
    <number:number-style style:name="N135">
      <number:number number:decimal-places="12" number:min-decimal-places="12" number:min-integer-digits="1" number:grouping="true"/>
    </number:number-style>
    <number:number-style style:name="N136">
      <number:number number:decimal-places="13" number:min-decimal-places="13" number:min-integer-digits="1" number:grouping="true"/>
    </number:number-style>
    <number:number-style style:name="N137">
      <number:number number:decimal-places="14" number:min-decimal-places="14" number:min-integer-digits="1" number:grouping="true"/>
    </number:number-style>
    <number:number-style style:name="N138">
      <number:number number:decimal-places="15" number:min-decimal-places="15" number:min-integer-digits="1" number:grouping="true"/>
    </number:number-style>
    <number:number-style style:name="N139">
      <number:number number:decimal-places="16" number:min-decimal-places="16" number:min-integer-digits="1" number:grouping="true"/>
    </number:number-style>
    <number:number-style style:name="N140">
      <number:number number:decimal-places="17" number:min-decimal-places="17" number:min-integer-digits="1" number:grouping="true"/>
    </number:number-style>
    <number:number-style style:name="N141">
      <number:number number:decimal-places="18" number:min-decimal-places="18" number:min-integer-digits="1" number:grouping="true"/>
    </number:number-style>
    <number:number-style style:name="N142">
      <number:number number:decimal-places="19" number:min-decimal-places="19" number:min-integer-digits="1" number:grouping="true"/>
    </number:number-style>
    <number:number-style style:name="N143">
      <number:number number:decimal-places="20" number:min-decimal-places="20" number:min-integer-digits="1" number:grouping="true"/>
    </number:number-style>
    <number:percentage-style style:name="N144">
      <number:number number:decimal-places="7" number:min-decimal-places="7" number:min-integer-digits="1"/>
      <number:text>%</number:text>
    </number:percentage-style>
    <number:percentage-style style:name="N145">
      <number:number number:decimal-places="8" number:min-decimal-places="8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 style:data-style-name="N2" text:time-value="16:06:10.9652998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5T12:32:00.479306167</meta:creation-date>
    <dc:date>2021-08-15T17:39:59.060130303</dc:date>
    <meta:editing-duration>PT3H59M56S</meta:editing-duration>
    <meta:editing-cycles>64</meta:editing-cycles>
    <meta:generator>LibreOffice/7.0.6.2$Linux_X86_64 LibreOffice_project/00$Build-2</meta:generator>
    <meta:document-statistic meta:table-count="5" meta:cell-count="1586" meta:object-count="3"/>
  </office:meta>
</office:document-meta>
</file>